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odeA.senderBCDE.publisherB.network" table:style-name="ta1">
        <table:shapes>
          <draw:frame draw:z-index="0" draw:style-name="gr1" draw:text-style-name="P1" svg:width="1031.53pt" svg:height="599.36pt" svg:x="304.07pt" svg:y="3pt">
            <draw:object draw:notify-on-update-of-ranges="'NodeA.senderBCDE.publisherB.network'.D2:'NodeA.senderBCDE.publisherB.network'.D998 'NodeA.senderBCDE.publisherB.network'.E2:'NodeA.senderBCDE.publisherB.network'.E9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472038.65927" calcext:value-type="float">
            <text:p>1455472038.65927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472038.70853" calcext:value-type="float">
            <text:p>1455472038.70853</text:p>
          </table:table-cell>
          <table:table-cell office:value-type="float" office:value="424" calcext:value-type="float">
            <text:p>424</text:p>
          </table:table-cell>
          <table:table-cell table:formula="of:=[.B3]-[.B$2]" office:value-type="float" office:value="0.0492594242095947" calcext:value-type="float">
            <text:p>0.0492594242</text:p>
          </table:table-cell>
          <table:table-cell table:formula="of:=[.C2]/([.D3]-[.D2])" office:value-type="float" office:value="8769.89544501934" calcext:value-type="float">
            <text:p>8769.8954450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472038.75708" calcext:value-type="float">
            <text:p>1455472038.75708</text:p>
          </table:table-cell>
          <table:table-cell office:value-type="float" office:value="424" calcext:value-type="float">
            <text:p>424</text:p>
          </table:table-cell>
          <table:table-cell table:formula="of:=[.B4]-[.B$2]" office:value-type="float" office:value="0.0978097915649414" calcext:value-type="float">
            <text:p>0.0978097916</text:p>
          </table:table-cell>
          <table:table-cell table:formula="of:=[.C3]/([.D4]-[.D3])" office:value-type="float" office:value="8733.19859552631" calcext:value-type="float">
            <text:p>8733.1985955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472038.81127" calcext:value-type="float">
            <text:p>1455472038.81127</text:p>
          </table:table-cell>
          <table:table-cell office:value-type="float" office:value="416" calcext:value-type="float">
            <text:p>416</text:p>
          </table:table-cell>
          <table:table-cell table:formula="of:=[.B5]-[.B$2]" office:value-type="float" office:value="0.151991128921509" calcext:value-type="float">
            <text:p>0.1519911289</text:p>
          </table:table-cell>
          <table:table-cell table:formula="of:=[.C4]/([.D5]-[.D4])" office:value-type="float" office:value="7825.57280211922" calcext:value-type="float">
            <text:p>7825.5728021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472038.85771" calcext:value-type="float">
            <text:p>1455472038.85771</text:p>
          </table:table-cell>
          <table:table-cell office:value-type="float" office:value="416" calcext:value-type="float">
            <text:p>416</text:p>
          </table:table-cell>
          <table:table-cell table:formula="of:=[.B6]-[.B$2]" office:value-type="float" office:value="0.198436260223389" calcext:value-type="float">
            <text:p>0.1984362602</text:p>
          </table:table-cell>
          <table:table-cell table:formula="of:=[.C5]/([.D6]-[.D5])" office:value-type="float" office:value="8956.80533867201" calcext:value-type="float">
            <text:p>8956.805338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472038.91035" calcext:value-type="float">
            <text:p>1455472038.91035</text:p>
          </table:table-cell>
          <table:table-cell office:value-type="float" office:value="408" calcext:value-type="float">
            <text:p>408</text:p>
          </table:table-cell>
          <table:table-cell table:formula="of:=[.B7]-[.B$2]" office:value-type="float" office:value="0.25107741355896" calcext:value-type="float">
            <text:p>0.2510774136</text:p>
          </table:table-cell>
          <table:table-cell table:formula="of:=[.C6]/([.D7]-[.D6])" office:value-type="float" office:value="7902.56241819261" calcext:value-type="float">
            <text:p>7902.56241819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472038.95774" calcext:value-type="float">
            <text:p>1455472038.95774</text:p>
          </table:table-cell>
          <table:table-cell office:value-type="float" office:value="408" calcext:value-type="float">
            <text:p>408</text:p>
          </table:table-cell>
          <table:table-cell table:formula="of:=[.B8]-[.B$2]" office:value-type="float" office:value="0.298464775085449" calcext:value-type="float">
            <text:p>0.2984647751</text:p>
          </table:table-cell>
          <table:table-cell table:formula="of:=[.C7]/([.D8]-[.D7])" office:value-type="float" office:value="8609.89063026711" calcext:value-type="float">
            <text:p>8609.89063026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472039.008" calcext:value-type="float">
            <text:p>1455472039.008</text:p>
          </table:table-cell>
          <table:table-cell office:value-type="float" office:value="400" calcext:value-type="float">
            <text:p>400</text:p>
          </table:table-cell>
          <table:table-cell table:formula="of:=[.B9]-[.B$2]" office:value-type="float" office:value="0.348729610443115" calcext:value-type="float">
            <text:p>0.3487296104</text:p>
          </table:table-cell>
          <table:table-cell table:formula="of:=[.C8]/([.D9]-[.D8])" office:value-type="float" office:value="8117.0065931147" calcext:value-type="float">
            <text:p>8117.0065931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472039.05769" calcext:value-type="float">
            <text:p>1455472039.05769</text:p>
          </table:table-cell>
          <table:table-cell office:value-type="float" office:value="400" calcext:value-type="float">
            <text:p>400</text:p>
          </table:table-cell>
          <table:table-cell table:formula="of:=[.B10]-[.B$2]" office:value-type="float" office:value="0.398415327072144" calcext:value-type="float">
            <text:p>0.3984153271</text:p>
          </table:table-cell>
          <table:table-cell table:formula="of:=[.C9]/([.D10]-[.D9])" office:value-type="float" office:value="8050.60341559619" calcext:value-type="float">
            <text:p>8050.6034155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472039.10949" calcext:value-type="float">
            <text:p>1455472039.10949</text:p>
          </table:table-cell>
          <table:table-cell office:value-type="float" office:value="392" calcext:value-type="float">
            <text:p>392</text:p>
          </table:table-cell>
          <table:table-cell table:formula="of:=[.B11]-[.B$2]" office:value-type="float" office:value="0.4502112865448" calcext:value-type="float">
            <text:p>0.4502112865</text:p>
          </table:table-cell>
          <table:table-cell table:formula="of:=[.C10]/([.D11]-[.D10])" office:value-type="float" office:value="7722.61010458094" calcext:value-type="float">
            <text:p>7722.61010458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472039.15824" calcext:value-type="float">
            <text:p>1455472039.15824</text:p>
          </table:table-cell>
          <table:table-cell office:value-type="float" office:value="392" calcext:value-type="float">
            <text:p>392</text:p>
          </table:table-cell>
          <table:table-cell table:formula="of:=[.B12]-[.B$2]" office:value-type="float" office:value="0.498961925506592" calcext:value-type="float">
            <text:p>0.4989619255</text:p>
          </table:table-cell>
          <table:table-cell table:formula="of:=[.C11]/([.D12]-[.D11])" office:value-type="float" office:value="8040.92024941924" calcext:value-type="float">
            <text:p>8040.92024941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472039.20868" calcext:value-type="float">
            <text:p>1455472039.20868</text:p>
          </table:table-cell>
          <table:table-cell office:value-type="float" office:value="384" calcext:value-type="float">
            <text:p>384</text:p>
          </table:table-cell>
          <table:table-cell table:formula="of:=[.B13]-[.B$2]" office:value-type="float" office:value="0.549403667449951" calcext:value-type="float">
            <text:p>0.5494036674</text:p>
          </table:table-cell>
          <table:table-cell table:formula="of:=[.C12]/([.D13]-[.D12])" office:value-type="float" office:value="7771.34145050291" calcext:value-type="float">
            <text:p>7771.34145050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472039.2584" calcext:value-type="float">
            <text:p>1455472039.2584</text:p>
          </table:table-cell>
          <table:table-cell office:value-type="float" office:value="384" calcext:value-type="float">
            <text:p>384</text:p>
          </table:table-cell>
          <table:table-cell table:formula="of:=[.B14]-[.B$2]" office:value-type="float" office:value="0.599125862121582" calcext:value-type="float">
            <text:p>0.5991258621</text:p>
          </table:table-cell>
          <table:table-cell table:formula="of:=[.C13]/([.D14]-[.D13])" office:value-type="float" office:value="7722.90930712059" calcext:value-type="float">
            <text:p>7722.90930712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472039.30975" calcext:value-type="float">
            <text:p>1455472039.30975</text:p>
          </table:table-cell>
          <table:table-cell office:value-type="float" office:value="384" calcext:value-type="float">
            <text:p>384</text:p>
          </table:table-cell>
          <table:table-cell table:formula="of:=[.B15]-[.B$2]" office:value-type="float" office:value="0.650473594665527" calcext:value-type="float">
            <text:p>0.6504735947</text:p>
          </table:table-cell>
          <table:table-cell table:formula="of:=[.C14]/([.D15]-[.D14])" office:value-type="float" office:value="7478.4217525352" calcext:value-type="float">
            <text:p>7478.42175253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472039.35729" calcext:value-type="float">
            <text:p>1455472039.35729</text:p>
          </table:table-cell>
          <table:table-cell office:value-type="float" office:value="376" calcext:value-type="float">
            <text:p>376</text:p>
          </table:table-cell>
          <table:table-cell table:formula="of:=[.B16]-[.B$2]" office:value-type="float" office:value="0.698017597198486" calcext:value-type="float">
            <text:p>0.6980175972</text:p>
          </table:table-cell>
          <table:table-cell table:formula="of:=[.C15]/([.D16]-[.D15])" office:value-type="float" office:value="8076.72849448885" calcext:value-type="float">
            <text:p>8076.7284944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472039.40901" calcext:value-type="float">
            <text:p>1455472039.40901</text:p>
          </table:table-cell>
          <table:table-cell office:value-type="float" office:value="376" calcext:value-type="float">
            <text:p>376</text:p>
          </table:table-cell>
          <table:table-cell table:formula="of:=[.B17]-[.B$2]" office:value-type="float" office:value="0.749735593795776" calcext:value-type="float">
            <text:p>0.7497355938</text:p>
          </table:table-cell>
          <table:table-cell table:formula="of:=[.C16]/([.D17]-[.D16])" office:value-type="float" office:value="7270.19654159809" calcext:value-type="float">
            <text:p>7270.19654159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472039.45883" calcext:value-type="float">
            <text:p>1455472039.45883</text:p>
          </table:table-cell>
          <table:table-cell office:value-type="float" office:value="376" calcext:value-type="float">
            <text:p>376</text:p>
          </table:table-cell>
          <table:table-cell table:formula="of:=[.B18]-[.B$2]" office:value-type="float" office:value="0.799556732177734" calcext:value-type="float">
            <text:p>0.7995567322</text:p>
          </table:table-cell>
          <table:table-cell table:formula="of:=[.C17]/([.D18]-[.D17])" office:value-type="float" office:value="7546.99736319479" calcext:value-type="float">
            <text:p>7546.99736319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472039.50739" calcext:value-type="float">
            <text:p>1455472039.50739</text:p>
          </table:table-cell>
          <table:table-cell office:value-type="float" office:value="376" calcext:value-type="float">
            <text:p>376</text:p>
          </table:table-cell>
          <table:table-cell table:formula="of:=[.B19]-[.B$2]" office:value-type="float" office:value="0.848119974136353" calcext:value-type="float">
            <text:p>0.8481199741</text:p>
          </table:table-cell>
          <table:table-cell table:formula="of:=[.C18]/([.D19]-[.D18])" office:value-type="float" office:value="7742.481449661" calcext:value-type="float">
            <text:p>7742.4814496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472039.55711" calcext:value-type="float">
            <text:p>1455472039.55711</text:p>
          </table:table-cell>
          <table:table-cell office:value-type="float" office:value="376" calcext:value-type="float">
            <text:p>376</text:p>
          </table:table-cell>
          <table:table-cell table:formula="of:=[.B20]-[.B$2]" office:value-type="float" office:value="0.89783787727356" calcext:value-type="float">
            <text:p>0.8978378773</text:p>
          </table:table-cell>
          <table:table-cell table:formula="of:=[.C19]/([.D20]-[.D19])" office:value-type="float" office:value="7562.66809890089" calcext:value-type="float">
            <text:p>7562.66809890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472039.60913" calcext:value-type="float">
            <text:p>1455472039.60913</text:p>
          </table:table-cell>
          <table:table-cell office:value-type="float" office:value="376" calcext:value-type="float">
            <text:p>376</text:p>
          </table:table-cell>
          <table:table-cell table:formula="of:=[.B21]-[.B$2]" office:value-type="float" office:value="0.949856519699097" calcext:value-type="float">
            <text:p>0.9498565197</text:p>
          </table:table-cell>
          <table:table-cell table:formula="of:=[.C20]/([.D21]-[.D20])" office:value-type="float" office:value="7228.17786985178" calcext:value-type="float">
            <text:p>7228.1778698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472039.65789" calcext:value-type="float">
            <text:p>1455472039.65789</text:p>
          </table:table-cell>
          <table:table-cell office:value-type="float" office:value="376" calcext:value-type="float">
            <text:p>376</text:p>
          </table:table-cell>
          <table:table-cell table:formula="of:=[.B22]-[.B$2]" office:value-type="float" office:value="0.998615503311157" calcext:value-type="float">
            <text:p>0.9986155033</text:p>
          </table:table-cell>
          <table:table-cell table:formula="of:=[.C21]/([.D22]-[.D21])" office:value-type="float" office:value="7711.39946212899" calcext:value-type="float">
            <text:p>7711.399462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472039.70835" calcext:value-type="float">
            <text:p>1455472039.70835</text:p>
          </table:table-cell>
          <table:table-cell office:value-type="float" office:value="376" calcext:value-type="float">
            <text:p>376</text:p>
          </table:table-cell>
          <table:table-cell table:formula="of:=[.B23]-[.B$2]" office:value-type="float" office:value="1.04907560348511" calcext:value-type="float">
            <text:p>1.0490756035</text:p>
          </table:table-cell>
          <table:table-cell table:formula="of:=[.C22]/([.D23]-[.D22])" office:value-type="float" office:value="7451.43189775331" calcext:value-type="float">
            <text:p>7451.43189775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472039.7575" calcext:value-type="float">
            <text:p>1455472039.7575</text:p>
          </table:table-cell>
          <table:table-cell office:value-type="float" office:value="376" calcext:value-type="float">
            <text:p>376</text:p>
          </table:table-cell>
          <table:table-cell table:formula="of:=[.B24]-[.B$2]" office:value-type="float" office:value="1.09822535514832" calcext:value-type="float">
            <text:p>1.0982253551</text:p>
          </table:table-cell>
          <table:table-cell table:formula="of:=[.C23]/([.D24]-[.D23])" office:value-type="float" office:value="7650.08951777598" calcext:value-type="float">
            <text:p>7650.0895177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472039.808" calcext:value-type="float">
            <text:p>1455472039.808</text:p>
          </table:table-cell>
          <table:table-cell office:value-type="float" office:value="376" calcext:value-type="float">
            <text:p>376</text:p>
          </table:table-cell>
          <table:table-cell table:formula="of:=[.B25]-[.B$2]" office:value-type="float" office:value="1.14872765541077" calcext:value-type="float">
            <text:p>1.1487276554</text:p>
          </table:table-cell>
          <table:table-cell table:formula="of:=[.C24]/([.D25]-[.D24])" office:value-type="float" office:value="7445.20542719831" calcext:value-type="float">
            <text:p>7445.20542719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472039.86016" calcext:value-type="float">
            <text:p>1455472039.86016</text:p>
          </table:table-cell>
          <table:table-cell office:value-type="float" office:value="376" calcext:value-type="float">
            <text:p>376</text:p>
          </table:table-cell>
          <table:table-cell table:formula="of:=[.B26]-[.B$2]" office:value-type="float" office:value="1.20088315010071" calcext:value-type="float">
            <text:p>1.2008831501</text:p>
          </table:table-cell>
          <table:table-cell table:formula="of:=[.C25]/([.D26]-[.D25])" office:value-type="float" office:value="7209.21165133756" calcext:value-type="float">
            <text:p>7209.21165133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472039.90742" calcext:value-type="float">
            <text:p>1455472039.90742</text:p>
          </table:table-cell>
          <table:table-cell office:value-type="float" office:value="376" calcext:value-type="float">
            <text:p>376</text:p>
          </table:table-cell>
          <table:table-cell table:formula="of:=[.B27]-[.B$2]" office:value-type="float" office:value="1.24814414978027" calcext:value-type="float">
            <text:p>1.2481441498</text:p>
          </table:table-cell>
          <table:table-cell table:formula="of:=[.C26]/([.D27]-[.D26])" office:value-type="float" office:value="7955.81986308626" calcext:value-type="float">
            <text:p>7955.81986308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472039.95723" calcext:value-type="float">
            <text:p>1455472039.95723</text:p>
          </table:table-cell>
          <table:table-cell office:value-type="float" office:value="376" calcext:value-type="float">
            <text:p>376</text:p>
          </table:table-cell>
          <table:table-cell table:formula="of:=[.B28]-[.B$2]" office:value-type="float" office:value="1.29795551300049" calcext:value-type="float">
            <text:p>1.297955513</text:p>
          </table:table-cell>
          <table:table-cell table:formula="of:=[.C27]/([.D28]-[.D27])" office:value-type="float" office:value="7548.47841320289" calcext:value-type="float">
            <text:p>7548.47841320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472040.00911" calcext:value-type="float">
            <text:p>1455472040.00911</text:p>
          </table:table-cell>
          <table:table-cell office:value-type="float" office:value="376" calcext:value-type="float">
            <text:p>376</text:p>
          </table:table-cell>
          <table:table-cell table:formula="of:=[.B29]-[.B$2]" office:value-type="float" office:value="1.34983515739441" calcext:value-type="float">
            <text:p>1.3498351574</text:p>
          </table:table-cell>
          <table:table-cell table:formula="of:=[.C28]/([.D29]-[.D28])" office:value-type="float" office:value="7247.54389496275" calcext:value-type="float">
            <text:p>7247.54389496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472040.05781" calcext:value-type="float">
            <text:p>1455472040.05781</text:p>
          </table:table-cell>
          <table:table-cell office:value-type="float" office:value="376" calcext:value-type="float">
            <text:p>376</text:p>
          </table:table-cell>
          <table:table-cell table:formula="of:=[.B30]-[.B$2]" office:value-type="float" office:value="1.39853239059448" calcext:value-type="float">
            <text:p>1.3985323906</text:p>
          </table:table-cell>
          <table:table-cell table:formula="of:=[.C29]/([.D30]-[.D29])" office:value-type="float" office:value="7721.17788407401" calcext:value-type="float">
            <text:p>7721.1778840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472040.10933" calcext:value-type="float">
            <text:p>1455472040.10933</text:p>
          </table:table-cell>
          <table:table-cell office:value-type="float" office:value="384" calcext:value-type="float">
            <text:p>384</text:p>
          </table:table-cell>
          <table:table-cell table:formula="of:=[.B31]-[.B$2]" office:value-type="float" office:value="1.4500527381897" calcext:value-type="float">
            <text:p>1.4500527382</text:p>
          </table:table-cell>
          <table:table-cell table:formula="of:=[.C30]/([.D31]-[.D30])" office:value-type="float" office:value="7298.08740721545" calcext:value-type="float">
            <text:p>7298.08740721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472040.1589" calcext:value-type="float">
            <text:p>1455472040.1589</text:p>
          </table:table-cell>
          <table:table-cell office:value-type="float" office:value="384" calcext:value-type="float">
            <text:p>384</text:p>
          </table:table-cell>
          <table:table-cell table:formula="of:=[.B32]-[.B$2]" office:value-type="float" office:value="1.49962258338928" calcext:value-type="float">
            <text:p>1.4996225834</text:p>
          </table:table-cell>
          <table:table-cell table:formula="of:=[.C31]/([.D32]-[.D31])" office:value-type="float" office:value="7746.64513181121" calcext:value-type="float">
            <text:p>7746.64513181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472040.20855" calcext:value-type="float">
            <text:p>1455472040.20855</text:p>
          </table:table-cell>
          <table:table-cell office:value-type="float" office:value="384" calcext:value-type="float">
            <text:p>384</text:p>
          </table:table-cell>
          <table:table-cell table:formula="of:=[.B33]-[.B$2]" office:value-type="float" office:value="1.54927682876587" calcext:value-type="float">
            <text:p>1.5492768288</text:p>
          </table:table-cell>
          <table:table-cell table:formula="of:=[.C32]/([.D33]-[.D32])" office:value-type="float" office:value="7733.47771349003" calcext:value-type="float">
            <text:p>7733.47771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472040.25774" calcext:value-type="float">
            <text:p>1455472040.25774</text:p>
          </table:table-cell>
          <table:table-cell office:value-type="float" office:value="392" calcext:value-type="float">
            <text:p>392</text:p>
          </table:table-cell>
          <table:table-cell table:formula="of:=[.B34]-[.B$2]" office:value-type="float" office:value="1.59846591949463" calcext:value-type="float">
            <text:p>1.5984659195</text:p>
          </table:table-cell>
          <table:table-cell table:formula="of:=[.C33]/([.D34]-[.D33])" office:value-type="float" office:value="7806.60903283345" calcext:value-type="float">
            <text:p>7806.60903283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472040.30967" calcext:value-type="float">
            <text:p>1455472040.30967</text:p>
          </table:table-cell>
          <table:table-cell office:value-type="float" office:value="392" calcext:value-type="float">
            <text:p>392</text:p>
          </table:table-cell>
          <table:table-cell table:formula="of:=[.B35]-[.B$2]" office:value-type="float" office:value="1.65039944648743" calcext:value-type="float">
            <text:p>1.6503994465</text:p>
          </table:table-cell>
          <table:table-cell table:formula="of:=[.C34]/([.D35]-[.D34])" office:value-type="float" office:value="7548.11049236773" calcext:value-type="float">
            <text:p>7548.11049236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472040.3569" calcext:value-type="float">
            <text:p>1455472040.3569</text:p>
          </table:table-cell>
          <table:table-cell office:value-type="float" office:value="400" calcext:value-type="float">
            <text:p>400</text:p>
          </table:table-cell>
          <table:table-cell table:formula="of:=[.B36]-[.B$2]" office:value-type="float" office:value="1.69762706756592" calcext:value-type="float">
            <text:p>1.6976270676</text:p>
          </table:table-cell>
          <table:table-cell table:formula="of:=[.C35]/([.D36]-[.D35])" office:value-type="float" office:value="8300.22751619238" calcext:value-type="float">
            <text:p>8300.22751619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472040.40752" calcext:value-type="float">
            <text:p>1455472040.40752</text:p>
          </table:table-cell>
          <table:table-cell office:value-type="float" office:value="400" calcext:value-type="float">
            <text:p>400</text:p>
          </table:table-cell>
          <table:table-cell table:formula="of:=[.B37]-[.B$2]" office:value-type="float" office:value="1.74824023246765" calcext:value-type="float">
            <text:p>1.7482402325</text:p>
          </table:table-cell>
          <table:table-cell table:formula="of:=[.C36]/([.D37]-[.D36])" office:value-type="float" office:value="7903.08214822387" calcext:value-type="float">
            <text:p>7903.08214822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472040.45885" calcext:value-type="float">
            <text:p>1455472040.45885</text:p>
          </table:table-cell>
          <table:table-cell office:value-type="float" office:value="400" calcext:value-type="float">
            <text:p>400</text:p>
          </table:table-cell>
          <table:table-cell table:formula="of:=[.B38]-[.B$2]" office:value-type="float" office:value="1.79957342147827" calcext:value-type="float">
            <text:p>1.7995734215</text:p>
          </table:table-cell>
          <table:table-cell table:formula="of:=[.C37]/([.D38]-[.D37])" office:value-type="float" office:value="7792.22969991686" calcext:value-type="float">
            <text:p>7792.22969991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472040.50929" calcext:value-type="float">
            <text:p>1455472040.50929</text:p>
          </table:table-cell>
          <table:table-cell office:value-type="float" office:value="408" calcext:value-type="float">
            <text:p>408</text:p>
          </table:table-cell>
          <table:table-cell table:formula="of:=[.B39]-[.B$2]" office:value-type="float" office:value="1.85001349449158" calcext:value-type="float">
            <text:p>1.8500134945</text:p>
          </table:table-cell>
          <table:table-cell table:formula="of:=[.C38]/([.D39]-[.D38])" office:value-type="float" office:value="7930.20263659181" calcext:value-type="float">
            <text:p>7930.20263659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472040.55743" calcext:value-type="float">
            <text:p>1455472040.55743</text:p>
          </table:table-cell>
          <table:table-cell office:value-type="float" office:value="416" calcext:value-type="float">
            <text:p>416</text:p>
          </table:table-cell>
          <table:table-cell table:formula="of:=[.B40]-[.B$2]" office:value-type="float" office:value="1.89815521240234" calcext:value-type="float">
            <text:p>1.8981552124</text:p>
          </table:table-cell>
          <table:table-cell table:formula="of:=[.C39]/([.D40]-[.D39])" office:value-type="float" office:value="8474.97799634511" calcext:value-type="float">
            <text:p>8474.97799634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472040.60754" calcext:value-type="float">
            <text:p>1455472040.60754</text:p>
          </table:table-cell>
          <table:table-cell office:value-type="float" office:value="416" calcext:value-type="float">
            <text:p>416</text:p>
          </table:table-cell>
          <table:table-cell table:formula="of:=[.B41]-[.B$2]" office:value-type="float" office:value="1.94826436042786" calcext:value-type="float">
            <text:p>1.9482643604</text:p>
          </table:table-cell>
          <table:table-cell table:formula="of:=[.C40]/([.D41]-[.D40])" office:value-type="float" office:value="8301.87732962845" calcext:value-type="float">
            <text:p>8301.87732962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472040.65754" calcext:value-type="float">
            <text:p>1455472040.65754</text:p>
          </table:table-cell>
          <table:table-cell office:value-type="float" office:value="424" calcext:value-type="float">
            <text:p>424</text:p>
          </table:table-cell>
          <table:table-cell table:formula="of:=[.B42]-[.B$2]" office:value-type="float" office:value="1.99826335906982" calcext:value-type="float">
            <text:p>1.9982633591</text:p>
          </table:table-cell>
          <table:table-cell table:formula="of:=[.C41]/([.D42]-[.D41])" office:value-type="float" office:value="8320.16662931368" calcext:value-type="float">
            <text:p>8320.16662931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472040.70771" calcext:value-type="float">
            <text:p>1455472040.70771</text:p>
          </table:table-cell>
          <table:table-cell office:value-type="float" office:value="424" calcext:value-type="float">
            <text:p>424</text:p>
          </table:table-cell>
          <table:table-cell table:formula="of:=[.B43]-[.B$2]" office:value-type="float" office:value="2.04843521118164" calcext:value-type="float">
            <text:p>2.0484352112</text:p>
          </table:table-cell>
          <table:table-cell table:formula="of:=[.C42]/([.D43]-[.D42])" office:value-type="float" office:value="8450.9537151438" calcext:value-type="float">
            <text:p>8450.95371514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472040.75915" calcext:value-type="float">
            <text:p>1455472040.75915</text:p>
          </table:table-cell>
          <table:table-cell office:value-type="float" office:value="432" calcext:value-type="float">
            <text:p>432</text:p>
          </table:table-cell>
          <table:table-cell table:formula="of:=[.B44]-[.B$2]" office:value-type="float" office:value="2.09987378120422" calcext:value-type="float">
            <text:p>2.0998737812</text:p>
          </table:table-cell>
          <table:table-cell table:formula="of:=[.C43]/([.D44]-[.D43])" office:value-type="float" office:value="8242.84189497982" calcext:value-type="float">
            <text:p>8242.84189497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472040.80981" calcext:value-type="float">
            <text:p>1455472040.80981</text:p>
          </table:table-cell>
          <table:table-cell office:value-type="float" office:value="440" calcext:value-type="float">
            <text:p>440</text:p>
          </table:table-cell>
          <table:table-cell table:formula="of:=[.B45]-[.B$2]" office:value-type="float" office:value="2.15053677558899" calcext:value-type="float">
            <text:p>2.1505367756</text:p>
          </table:table-cell>
          <table:table-cell table:formula="of:=[.C44]/([.D45]-[.D44])" office:value-type="float" office:value="8526.93381522476" calcext:value-type="float">
            <text:p>8526.93381522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472040.85737" calcext:value-type="float">
            <text:p>1455472040.85737</text:p>
          </table:table-cell>
          <table:table-cell office:value-type="float" office:value="440" calcext:value-type="float">
            <text:p>440</text:p>
          </table:table-cell>
          <table:table-cell table:formula="of:=[.B46]-[.B$2]" office:value-type="float" office:value="2.1980996131897" calcext:value-type="float">
            <text:p>2.1980996132</text:p>
          </table:table-cell>
          <table:table-cell table:formula="of:=[.C45]/([.D46]-[.D45])" office:value-type="float" office:value="9250.91988190062" calcext:value-type="float">
            <text:p>9250.91988190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472040.90966" calcext:value-type="float">
            <text:p>1455472040.90966</text:p>
          </table:table-cell>
          <table:table-cell office:value-type="float" office:value="448" calcext:value-type="float">
            <text:p>448</text:p>
          </table:table-cell>
          <table:table-cell table:formula="of:=[.B47]-[.B$2]" office:value-type="float" office:value="2.25038552284241" calcext:value-type="float">
            <text:p>2.2503855228</text:p>
          </table:table-cell>
          <table:table-cell table:formula="of:=[.C46]/([.D47]-[.D46])" office:value-type="float" office:value="8415.26910256586" calcext:value-type="float">
            <text:p>8415.26910256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472040.95714" calcext:value-type="float">
            <text:p>1455472040.95714</text:p>
          </table:table-cell>
          <table:table-cell office:value-type="float" office:value="456" calcext:value-type="float">
            <text:p>456</text:p>
          </table:table-cell>
          <table:table-cell table:formula="of:=[.B48]-[.B$2]" office:value-type="float" office:value="2.29786252975464" calcext:value-type="float">
            <text:p>2.2978625298</text:p>
          </table:table-cell>
          <table:table-cell table:formula="of:=[.C47]/([.D48]-[.D47])" office:value-type="float" office:value="9436.14665575269" calcext:value-type="float">
            <text:p>9436.14665575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472041.00797" calcext:value-type="float">
            <text:p>1455472041.00797</text:p>
          </table:table-cell>
          <table:table-cell office:value-type="float" office:value="456" calcext:value-type="float">
            <text:p>456</text:p>
          </table:table-cell>
          <table:table-cell table:formula="of:=[.B49]-[.B$2]" office:value-type="float" office:value="2.34869027137756" calcext:value-type="float">
            <text:p>2.3486902714</text:p>
          </table:table-cell>
          <table:table-cell table:formula="of:=[.C48]/([.D49]-[.D48])" office:value-type="float" office:value="8971.47867365271" calcext:value-type="float">
            <text:p>8971.47867365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472041.05984" calcext:value-type="float">
            <text:p>1455472041.05984</text:p>
          </table:table-cell>
          <table:table-cell office:value-type="float" office:value="464" calcext:value-type="float">
            <text:p>464</text:p>
          </table:table-cell>
          <table:table-cell table:formula="of:=[.B50]-[.B$2]" office:value-type="float" office:value="2.40056014060974" calcext:value-type="float">
            <text:p>2.4005601406</text:p>
          </table:table-cell>
          <table:table-cell table:formula="of:=[.C49]/([.D50]-[.D49])" office:value-type="float" office:value="8791.23095450409" calcext:value-type="float">
            <text:p>8791.23095450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472041.10912" calcext:value-type="float">
            <text:p>1455472041.10912</text:p>
          </table:table-cell>
          <table:table-cell office:value-type="float" office:value="472" calcext:value-type="float">
            <text:p>472</text:p>
          </table:table-cell>
          <table:table-cell table:formula="of:=[.B51]-[.B$2]" office:value-type="float" office:value="2.44984817504883" calcext:value-type="float">
            <text:p>2.449848175</text:p>
          </table:table-cell>
          <table:table-cell table:formula="of:=[.C50]/([.D51]-[.D50])" office:value-type="float" office:value="9414.04958181968" calcext:value-type="float">
            <text:p>9414.04958181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472041.15783" calcext:value-type="float">
            <text:p>1455472041.15783</text:p>
          </table:table-cell>
          <table:table-cell office:value-type="float" office:value="480" calcext:value-type="float">
            <text:p>480</text:p>
          </table:table-cell>
          <table:table-cell table:formula="of:=[.B52]-[.B$2]" office:value-type="float" office:value="2.49855804443359" calcext:value-type="float">
            <text:p>2.4985580444</text:p>
          </table:table-cell>
          <table:table-cell table:formula="of:=[.C51]/([.D52]-[.D51])" office:value-type="float" office:value="9690.02803665127" calcext:value-type="float">
            <text:p>9690.02803665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472041.20959" calcext:value-type="float">
            <text:p>1455472041.20959</text:p>
          </table:table-cell>
          <table:table-cell office:value-type="float" office:value="480" calcext:value-type="float">
            <text:p>480</text:p>
          </table:table-cell>
          <table:table-cell table:formula="of:=[.B53]-[.B$2]" office:value-type="float" office:value="2.55031728744507" calcext:value-type="float">
            <text:p>2.5503172874</text:p>
          </table:table-cell>
          <table:table-cell table:formula="of:=[.C52]/([.D53]-[.D52])" office:value-type="float" office:value="9273.70595226031" calcext:value-type="float">
            <text:p>9273.70595226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472041.25764" calcext:value-type="float">
            <text:p>1455472041.25764</text:p>
          </table:table-cell>
          <table:table-cell office:value-type="float" office:value="488" calcext:value-type="float">
            <text:p>488</text:p>
          </table:table-cell>
          <table:table-cell table:formula="of:=[.B54]-[.B$2]" office:value-type="float" office:value="2.59836196899414" calcext:value-type="float">
            <text:p>2.598361969</text:p>
          </table:table-cell>
          <table:table-cell table:formula="of:=[.C53]/([.D54]-[.D53])" office:value-type="float" office:value="9990.70000099249" calcext:value-type="float">
            <text:p>9990.70000099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472041.30741" calcext:value-type="float">
            <text:p>1455472041.30741</text:p>
          </table:table-cell>
          <table:table-cell office:value-type="float" office:value="496" calcext:value-type="float">
            <text:p>496</text:p>
          </table:table-cell>
          <table:table-cell table:formula="of:=[.B55]-[.B$2]" office:value-type="float" office:value="2.64813733100891" calcext:value-type="float">
            <text:p>2.648137331</text:p>
          </table:table-cell>
          <table:table-cell table:formula="of:=[.C54]/([.D55]-[.D54])" office:value-type="float" office:value="9804.04722832933" calcext:value-type="float">
            <text:p>9804.04722832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472041.35777" calcext:value-type="float">
            <text:p>1455472041.35777</text:p>
          </table:table-cell>
          <table:table-cell office:value-type="float" office:value="504" calcext:value-type="float">
            <text:p>504</text:p>
          </table:table-cell>
          <table:table-cell table:formula="of:=[.B56]-[.B$2]" office:value-type="float" office:value="2.69849324226379" calcext:value-type="float">
            <text:p>2.6984932423</text:p>
          </table:table-cell>
          <table:table-cell table:formula="of:=[.C55]/([.D56]-[.D55])" office:value-type="float" office:value="9849.8862921859" calcext:value-type="float">
            <text:p>9849.88629218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472041.40906" calcext:value-type="float">
            <text:p>1455472041.40906</text:p>
          </table:table-cell>
          <table:table-cell office:value-type="float" office:value="504" calcext:value-type="float">
            <text:p>504</text:p>
          </table:table-cell>
          <table:table-cell table:formula="of:=[.B57]-[.B$2]" office:value-type="float" office:value="2.74978709220886" calcext:value-type="float">
            <text:p>2.7497870922</text:p>
          </table:table-cell>
          <table:table-cell table:formula="of:=[.C56]/([.D57]-[.D56])" office:value-type="float" office:value="9825.73935354324" calcext:value-type="float">
            <text:p>9825.73935354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472041.45682" calcext:value-type="float">
            <text:p>1455472041.45682</text:p>
          </table:table-cell>
          <table:table-cell office:value-type="float" office:value="512" calcext:value-type="float">
            <text:p>512</text:p>
          </table:table-cell>
          <table:table-cell table:formula="of:=[.B58]-[.B$2]" office:value-type="float" office:value="2.79754829406738" calcext:value-type="float">
            <text:p>2.7975482941</text:p>
          </table:table-cell>
          <table:table-cell table:formula="of:=[.C57]/([.D58]-[.D57])" office:value-type="float" office:value="10552.4982703107" calcext:value-type="float">
            <text:p>10552.49827031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472041.50995" calcext:value-type="float">
            <text:p>1455472041.50995</text:p>
          </table:table-cell>
          <table:table-cell office:value-type="float" office:value="520" calcext:value-type="float">
            <text:p>520</text:p>
          </table:table-cell>
          <table:table-cell table:formula="of:=[.B59]-[.B$2]" office:value-type="float" office:value="2.85067677497864" calcext:value-type="float">
            <text:p>2.850676775</text:p>
          </table:table-cell>
          <table:table-cell table:formula="of:=[.C58]/([.D59]-[.D58])" office:value-type="float" office:value="9637.01561230855" calcext:value-type="float">
            <text:p>9637.01561230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472041.55908" calcext:value-type="float">
            <text:p>1455472041.55908</text:p>
          </table:table-cell>
          <table:table-cell office:value-type="float" office:value="528" calcext:value-type="float">
            <text:p>528</text:p>
          </table:table-cell>
          <table:table-cell table:formula="of:=[.B60]-[.B$2]" office:value-type="float" office:value="2.89980053901672" calcext:value-type="float">
            <text:p>2.899800539</text:p>
          </table:table-cell>
          <table:table-cell table:formula="of:=[.C59]/([.D60]-[.D59])" office:value-type="float" office:value="10585.508056688" calcext:value-type="float">
            <text:p>10585.5080566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472041.60925" calcext:value-type="float">
            <text:p>1455472041.60925</text:p>
          </table:table-cell>
          <table:table-cell office:value-type="float" office:value="528" calcext:value-type="float">
            <text:p>528</text:p>
          </table:table-cell>
          <table:table-cell table:formula="of:=[.B61]-[.B$2]" office:value-type="float" office:value="2.9499773979187" calcext:value-type="float">
            <text:p>2.9499773979</text:p>
          </table:table-cell>
          <table:table-cell table:formula="of:=[.C60]/([.D61]-[.D60])" office:value-type="float" office:value="10522.7790570045" calcext:value-type="float">
            <text:p>10522.77905700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472041.65721" calcext:value-type="float">
            <text:p>1455472041.65721</text:p>
          </table:table-cell>
          <table:table-cell office:value-type="float" office:value="536" calcext:value-type="float">
            <text:p>536</text:p>
          </table:table-cell>
          <table:table-cell table:formula="of:=[.B62]-[.B$2]" office:value-type="float" office:value="2.99793815612793" calcext:value-type="float">
            <text:p>2.9979381561</text:p>
          </table:table-cell>
          <table:table-cell table:formula="of:=[.C61]/([.D62]-[.D61])" office:value-type="float" office:value="11009.0002684404" calcext:value-type="float">
            <text:p>11009.00026844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472041.70953" calcext:value-type="float">
            <text:p>1455472041.70953</text:p>
          </table:table-cell>
          <table:table-cell office:value-type="float" office:value="544" calcext:value-type="float">
            <text:p>544</text:p>
          </table:table-cell>
          <table:table-cell table:formula="of:=[.B63]-[.B$2]" office:value-type="float" office:value="3.05025815963745" calcext:value-type="float">
            <text:p>3.0502581596</text:p>
          </table:table-cell>
          <table:table-cell table:formula="of:=[.C62]/([.D63]-[.D62])" office:value-type="float" office:value="10244.6476308522" calcext:value-type="float">
            <text:p>10244.64763085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472041.75733" calcext:value-type="float">
            <text:p>1455472041.75733</text:p>
          </table:table-cell>
          <table:table-cell office:value-type="float" office:value="544" calcext:value-type="float">
            <text:p>544</text:p>
          </table:table-cell>
          <table:table-cell table:formula="of:=[.B64]-[.B$2]" office:value-type="float" office:value="3.09805011749268" calcext:value-type="float">
            <text:p>3.0980501175</text:p>
          </table:table-cell>
          <table:table-cell table:formula="of:=[.C63]/([.D64]-[.D63])" office:value-type="float" office:value="11382.6682231335" calcext:value-type="float">
            <text:p>11382.66822313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472041.80753" calcext:value-type="float">
            <text:p>1455472041.80753</text:p>
          </table:table-cell>
          <table:table-cell office:value-type="float" office:value="552" calcext:value-type="float">
            <text:p>552</text:p>
          </table:table-cell>
          <table:table-cell table:formula="of:=[.B65]-[.B$2]" office:value-type="float" office:value="3.1482560634613" calcext:value-type="float">
            <text:p>3.1482560635</text:p>
          </table:table-cell>
          <table:table-cell table:formula="of:=[.C64]/([.D65]-[.D64])" office:value-type="float" office:value="10835.3699846613" calcext:value-type="float">
            <text:p>10835.36998466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472041.85894" calcext:value-type="float">
            <text:p>1455472041.85894</text:p>
          </table:table-cell>
          <table:table-cell office:value-type="float" office:value="560" calcext:value-type="float">
            <text:p>560</text:p>
          </table:table-cell>
          <table:table-cell table:formula="of:=[.B66]-[.B$2]" office:value-type="float" office:value="3.19966793060303" calcext:value-type="float">
            <text:p>3.1996679306</text:p>
          </table:table-cell>
          <table:table-cell table:formula="of:=[.C65]/([.D66]-[.D65])" office:value-type="float" office:value="10736.8207125864" calcext:value-type="float">
            <text:p>10736.82071258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472041.90731" calcext:value-type="float">
            <text:p>1455472041.90731</text:p>
          </table:table-cell>
          <table:table-cell office:value-type="float" office:value="560" calcext:value-type="float">
            <text:p>560</text:p>
          </table:table-cell>
          <table:table-cell table:formula="of:=[.B67]-[.B$2]" office:value-type="float" office:value="3.24803066253662" calcext:value-type="float">
            <text:p>3.2480306625</text:p>
          </table:table-cell>
          <table:table-cell table:formula="of:=[.C66]/([.D67]-[.D66])" office:value-type="float" office:value="11579.1639059789" calcext:value-type="float">
            <text:p>11579.16390597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472041.95904" calcext:value-type="float">
            <text:p>1455472041.95904</text:p>
          </table:table-cell>
          <table:table-cell office:value-type="float" office:value="568" calcext:value-type="float">
            <text:p>568</text:p>
          </table:table-cell>
          <table:table-cell table:formula="of:=[.B68]-[.B$2]" office:value-type="float" office:value="3.29976677894592" calcext:value-type="float">
            <text:p>3.2997667789</text:p>
          </table:table-cell>
          <table:table-cell table:formula="of:=[.C67]/([.D68]-[.D67])" office:value-type="float" office:value="10824.1599653451" calcext:value-type="float">
            <text:p>10824.15996534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472042.00775" calcext:value-type="float">
            <text:p>1455472042.00775</text:p>
          </table:table-cell>
          <table:table-cell office:value-type="float" office:value="568" calcext:value-type="float">
            <text:p>568</text:p>
          </table:table-cell>
          <table:table-cell table:formula="of:=[.B69]-[.B$2]" office:value-type="float" office:value="3.34847927093506" calcext:value-type="float">
            <text:p>3.3484792709</text:p>
          </table:table-cell>
          <table:table-cell table:formula="of:=[.C68]/([.D69]-[.D68])" office:value-type="float" office:value="11660.2533930451" calcext:value-type="float">
            <text:p>11660.25339304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472042.05805" calcext:value-type="float">
            <text:p>1455472042.05805</text:p>
          </table:table-cell>
          <table:table-cell office:value-type="float" office:value="576" calcext:value-type="float">
            <text:p>576</text:p>
          </table:table-cell>
          <table:table-cell table:formula="of:=[.B70]-[.B$2]" office:value-type="float" office:value="3.39877152442932" calcext:value-type="float">
            <text:p>3.3987715244</text:p>
          </table:table-cell>
          <table:table-cell table:formula="of:=[.C69]/([.D70]-[.D69])" office:value-type="float" office:value="11293.9858633457" calcext:value-type="float">
            <text:p>11293.98586334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472042.10937" calcext:value-type="float">
            <text:p>1455472042.10937</text:p>
          </table:table-cell>
          <table:table-cell office:value-type="float" office:value="584" calcext:value-type="float">
            <text:p>584</text:p>
          </table:table-cell>
          <table:table-cell table:formula="of:=[.B71]-[.B$2]" office:value-type="float" office:value="3.45009016990662" calcext:value-type="float">
            <text:p>3.4500901699</text:p>
          </table:table-cell>
          <table:table-cell table:formula="of:=[.C70]/([.D71]-[.D70])" office:value-type="float" office:value="11223.9907083058" calcext:value-type="float">
            <text:p>11223.99070830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472042.15718" calcext:value-type="float">
            <text:p>1455472042.15718</text:p>
          </table:table-cell>
          <table:table-cell office:value-type="float" office:value="584" calcext:value-type="float">
            <text:p>584</text:p>
          </table:table-cell>
          <table:table-cell table:formula="of:=[.B72]-[.B$2]" office:value-type="float" office:value="3.4979100227356" calcext:value-type="float">
            <text:p>3.4979100227</text:p>
          </table:table-cell>
          <table:table-cell table:formula="of:=[.C71]/([.D72]-[.D71])" office:value-type="float" office:value="12212.5009896745" calcext:value-type="float">
            <text:p>12212.50098967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472042.2077" calcext:value-type="float">
            <text:p>1455472042.2077</text:p>
          </table:table-cell>
          <table:table-cell office:value-type="float" office:value="584" calcext:value-type="float">
            <text:p>584</text:p>
          </table:table-cell>
          <table:table-cell table:formula="of:=[.B73]-[.B$2]" office:value-type="float" office:value="3.54842734336853" calcext:value-type="float">
            <text:p>3.5484273434</text:p>
          </table:table-cell>
          <table:table-cell table:formula="of:=[.C72]/([.D73]-[.D72])" office:value-type="float" office:value="11560.391419874" calcext:value-type="float">
            <text:p>11560.3914198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472042.25865" calcext:value-type="float">
            <text:p>1455472042.25865</text:p>
          </table:table-cell>
          <table:table-cell office:value-type="float" office:value="592" calcext:value-type="float">
            <text:p>592</text:p>
          </table:table-cell>
          <table:table-cell table:formula="of:=[.B74]-[.B$2]" office:value-type="float" office:value="3.59937906265259" calcext:value-type="float">
            <text:p>3.5993790627</text:p>
          </table:table-cell>
          <table:table-cell table:formula="of:=[.C73]/([.D74]-[.D73])" office:value-type="float" office:value="11461.8310864876" calcext:value-type="float">
            <text:p>11461.83108648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472042.30893" calcext:value-type="float">
            <text:p>1455472042.30893</text:p>
          </table:table-cell>
          <table:table-cell office:value-type="float" office:value="592" calcext:value-type="float">
            <text:p>592</text:p>
          </table:table-cell>
          <table:table-cell table:formula="of:=[.B75]-[.B$2]" office:value-type="float" office:value="3.64965176582336" calcext:value-type="float">
            <text:p>3.6496517658</text:p>
          </table:table-cell>
          <table:table-cell table:formula="of:=[.C74]/([.D75]-[.D74])" office:value-type="float" office:value="11775.7741808507" calcext:value-type="float">
            <text:p>11775.77418085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472042.3575" calcext:value-type="float">
            <text:p>1455472042.3575</text:p>
          </table:table-cell>
          <table:table-cell office:value-type="float" office:value="600" calcext:value-type="float">
            <text:p>600</text:p>
          </table:table-cell>
          <table:table-cell table:formula="of:=[.B76]-[.B$2]" office:value-type="float" office:value="3.69822263717651" calcext:value-type="float">
            <text:p>3.6982226372</text:p>
          </table:table-cell>
          <table:table-cell table:formula="of:=[.C75]/([.D76]-[.D75])" office:value-type="float" office:value="12188.3751208761" calcext:value-type="float">
            <text:p>12188.37512087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472042.40706" calcext:value-type="float">
            <text:p>1455472042.40706</text:p>
          </table:table-cell>
          <table:table-cell office:value-type="float" office:value="600" calcext:value-type="float">
            <text:p>600</text:p>
          </table:table-cell>
          <table:table-cell table:formula="of:=[.B77]-[.B$2]" office:value-type="float" office:value="3.74778342247009" calcext:value-type="float">
            <text:p>3.7477834225</text:p>
          </table:table-cell>
          <table:table-cell table:formula="of:=[.C76]/([.D77]-[.D76])" office:value-type="float" office:value="12106.345701462" calcext:value-type="float">
            <text:p>12106.3457014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472042.45888" calcext:value-type="float">
            <text:p>1455472042.45888</text:p>
          </table:table-cell>
          <table:table-cell office:value-type="float" office:value="600" calcext:value-type="float">
            <text:p>600</text:p>
          </table:table-cell>
          <table:table-cell table:formula="of:=[.B78]-[.B$2]" office:value-type="float" office:value="3.79960656166077" calcext:value-type="float">
            <text:p>3.7996065617</text:p>
          </table:table-cell>
          <table:table-cell table:formula="of:=[.C77]/([.D78]-[.D77])" office:value-type="float" office:value="11577.839732796" calcext:value-type="float">
            <text:p>11577.8397327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472042.5074" calcext:value-type="float">
            <text:p>1455472042.5074</text:p>
          </table:table-cell>
          <table:table-cell office:value-type="float" office:value="608" calcext:value-type="float">
            <text:p>608</text:p>
          </table:table-cell>
          <table:table-cell table:formula="of:=[.B79]-[.B$2]" office:value-type="float" office:value="3.84812068939209" calcext:value-type="float">
            <text:p>3.8481206894</text:p>
          </table:table-cell>
          <table:table-cell table:formula="of:=[.C78]/([.D79]-[.D78])" office:value-type="float" office:value="12367.5314399729" calcext:value-type="float">
            <text:p>12367.53143997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472042.55688" calcext:value-type="float">
            <text:p>1455472042.55688</text:p>
          </table:table-cell>
          <table:table-cell office:value-type="float" office:value="608" calcext:value-type="float">
            <text:p>608</text:p>
          </table:table-cell>
          <table:table-cell table:formula="of:=[.B80]-[.B$2]" office:value-type="float" office:value="3.8976092338562" calcext:value-type="float">
            <text:p>3.8976092339</text:p>
          </table:table-cell>
          <table:table-cell table:formula="of:=[.C79]/([.D80]-[.D79])" office:value-type="float" office:value="12285.6714939538" calcext:value-type="float">
            <text:p>12285.67149395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472042.60849" calcext:value-type="float">
            <text:p>1455472042.60849</text:p>
          </table:table-cell>
          <table:table-cell office:value-type="float" office:value="608" calcext:value-type="float">
            <text:p>608</text:p>
          </table:table-cell>
          <table:table-cell table:formula="of:=[.B81]-[.B$2]" office:value-type="float" office:value="3.94921016693115" calcext:value-type="float">
            <text:p>3.9492101669</text:p>
          </table:table-cell>
          <table:table-cell table:formula="of:=[.C80]/([.D81]-[.D80])" office:value-type="float" office:value="11782.7326710715" calcext:value-type="float">
            <text:p>11782.73267107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472042.65797" calcext:value-type="float">
            <text:p>1455472042.65797</text:p>
          </table:table-cell>
          <table:table-cell office:value-type="float" office:value="608" calcext:value-type="float">
            <text:p>608</text:p>
          </table:table-cell>
          <table:table-cell table:formula="of:=[.B82]-[.B$2]" office:value-type="float" office:value="3.99869227409363" calcext:value-type="float">
            <text:p>3.9986922741</text:p>
          </table:table-cell>
          <table:table-cell table:formula="of:=[.C81]/([.D82]-[.D81])" office:value-type="float" office:value="12287.2697802383" calcext:value-type="float">
            <text:p>12287.26978023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472042.70774" calcext:value-type="float">
            <text:p>1455472042.70774</text:p>
          </table:table-cell>
          <table:table-cell office:value-type="float" office:value="608" calcext:value-type="float">
            <text:p>608</text:p>
          </table:table-cell>
          <table:table-cell table:formula="of:=[.B83]-[.B$2]" office:value-type="float" office:value="4.04846739768982" calcext:value-type="float">
            <text:p>4.0484673977</text:p>
          </table:table-cell>
          <table:table-cell table:formula="of:=[.C82]/([.D83]-[.D82])" office:value-type="float" office:value="12214.937022206" calcext:value-type="float">
            <text:p>12214.9370222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472042.75783" calcext:value-type="float">
            <text:p>1455472042.75783</text:p>
          </table:table-cell>
          <table:table-cell office:value-type="float" office:value="608" calcext:value-type="float">
            <text:p>608</text:p>
          </table:table-cell>
          <table:table-cell table:formula="of:=[.B84]-[.B$2]" office:value-type="float" office:value="4.09855699539185" calcext:value-type="float">
            <text:p>4.0985569954</text:p>
          </table:table-cell>
          <table:table-cell table:formula="of:=[.C83]/([.D84]-[.D83])" office:value-type="float" office:value="12138.2488159893" calcext:value-type="float">
            <text:p>12138.24881598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472042.8099" calcext:value-type="float">
            <text:p>1455472042.8099</text:p>
          </table:table-cell>
          <table:table-cell office:value-type="float" office:value="608" calcext:value-type="float">
            <text:p>608</text:p>
          </table:table-cell>
          <table:table-cell table:formula="of:=[.B85]-[.B$2]" office:value-type="float" office:value="4.15062928199768" calcext:value-type="float">
            <text:p>4.150629282</text:p>
          </table:table-cell>
          <table:table-cell table:formula="of:=[.C84]/([.D85]-[.D84])" office:value-type="float" office:value="11676.0764627507" calcext:value-type="float">
            <text:p>11676.07646275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472042.85704" calcext:value-type="float">
            <text:p>1455472042.85704</text:p>
          </table:table-cell>
          <table:table-cell office:value-type="float" office:value="608" calcext:value-type="float">
            <text:p>608</text:p>
          </table:table-cell>
          <table:table-cell table:formula="of:=[.B86]-[.B$2]" office:value-type="float" office:value="4.19776344299316" calcext:value-type="float">
            <text:p>4.197763443</text:p>
          </table:table-cell>
          <table:table-cell table:formula="of:=[.C85]/([.D86]-[.D85])" office:value-type="float" office:value="12899.3491590581" calcext:value-type="float">
            <text:p>12899.34915905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472042.90957" calcext:value-type="float">
            <text:p>1455472042.90957</text:p>
          </table:table-cell>
          <table:table-cell office:value-type="float" office:value="608" calcext:value-type="float">
            <text:p>608</text:p>
          </table:table-cell>
          <table:table-cell table:formula="of:=[.B87]-[.B$2]" office:value-type="float" office:value="4.2502965927124" calcext:value-type="float">
            <text:p>4.2502965927</text:p>
          </table:table-cell>
          <table:table-cell table:formula="of:=[.C86]/([.D87]-[.D86])" office:value-type="float" office:value="11573.6445130253" calcext:value-type="float">
            <text:p>11573.6445130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472042.95739" calcext:value-type="float">
            <text:p>1455472042.95739</text:p>
          </table:table-cell>
          <table:table-cell office:value-type="float" office:value="608" calcext:value-type="float">
            <text:p>608</text:p>
          </table:table-cell>
          <table:table-cell table:formula="of:=[.B88]-[.B$2]" office:value-type="float" office:value="4.29811882972717" calcext:value-type="float">
            <text:p>4.2981188297</text:p>
          </table:table-cell>
          <table:table-cell table:formula="of:=[.C87]/([.D88]-[.D87])" office:value-type="float" office:value="12713.7507141753" calcext:value-type="float">
            <text:p>12713.75071417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472043.0097" calcext:value-type="float">
            <text:p>1455472043.0097</text:p>
          </table:table-cell>
          <table:table-cell office:value-type="float" office:value="608" calcext:value-type="float">
            <text:p>608</text:p>
          </table:table-cell>
          <table:table-cell table:formula="of:=[.B89]-[.B$2]" office:value-type="float" office:value="4.35042572021484" calcext:value-type="float">
            <text:p>4.3504257202</text:p>
          </table:table-cell>
          <table:table-cell table:formula="of:=[.C88]/([.D89]-[.D88])" office:value-type="float" office:value="11623.7075905575" calcext:value-type="float">
            <text:p>11623.70759055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472043.05698" calcext:value-type="float">
            <text:p>1455472043.05698</text:p>
          </table:table-cell>
          <table:table-cell office:value-type="float" office:value="608" calcext:value-type="float">
            <text:p>608</text:p>
          </table:table-cell>
          <table:table-cell table:formula="of:=[.B90]-[.B$2]" office:value-type="float" office:value="4.39770722389221" calcext:value-type="float">
            <text:p>4.3977072239</text:p>
          </table:table-cell>
          <table:table-cell table:formula="of:=[.C89]/([.D90]-[.D89])" office:value-type="float" office:value="12859.1510995245" calcext:value-type="float">
            <text:p>12859.1510995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472043.10724" calcext:value-type="float">
            <text:p>1455472043.10724</text:p>
          </table:table-cell>
          <table:table-cell office:value-type="float" office:value="608" calcext:value-type="float">
            <text:p>608</text:p>
          </table:table-cell>
          <table:table-cell table:formula="of:=[.B91]-[.B$2]" office:value-type="float" office:value="4.44796252250671" calcext:value-type="float">
            <text:p>4.4479625225</text:p>
          </table:table-cell>
          <table:table-cell table:formula="of:=[.C90]/([.D91]-[.D90])" office:value-type="float" office:value="12098.2267892555" calcext:value-type="float">
            <text:p>12098.22678925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472043.15842" calcext:value-type="float">
            <text:p>1455472043.15842</text:p>
          </table:table-cell>
          <table:table-cell office:value-type="float" office:value="608" calcext:value-type="float">
            <text:p>608</text:p>
          </table:table-cell>
          <table:table-cell table:formula="of:=[.B92]-[.B$2]" office:value-type="float" office:value="4.49914884567261" calcext:value-type="float">
            <text:p>4.4991488457</text:p>
          </table:table-cell>
          <table:table-cell table:formula="of:=[.C91]/([.D92]-[.D91])" office:value-type="float" office:value="11878.1729648658" calcext:value-type="float">
            <text:p>11878.17296486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472043.20949" calcext:value-type="float">
            <text:p>1455472043.20949</text:p>
          </table:table-cell>
          <table:table-cell office:value-type="float" office:value="608" calcext:value-type="float">
            <text:p>608</text:p>
          </table:table-cell>
          <table:table-cell table:formula="of:=[.B93]-[.B$2]" office:value-type="float" office:value="4.55021333694458" calcext:value-type="float">
            <text:p>4.5502133369</text:p>
          </table:table-cell>
          <table:table-cell table:formula="of:=[.C92]/([.D93]-[.D92])" office:value-type="float" office:value="11906.5124287982" calcext:value-type="float">
            <text:p>11906.51242879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472043.25736" calcext:value-type="float">
            <text:p>1455472043.25736</text:p>
          </table:table-cell>
          <table:table-cell office:value-type="float" office:value="600" calcext:value-type="float">
            <text:p>600</text:p>
          </table:table-cell>
          <table:table-cell table:formula="of:=[.B94]-[.B$2]" office:value-type="float" office:value="4.59808230400085" calcext:value-type="float">
            <text:p>4.598082304</text:p>
          </table:table-cell>
          <table:table-cell table:formula="of:=[.C93]/([.D94]-[.D93])" office:value-type="float" office:value="12701.3394562126" calcext:value-type="float">
            <text:p>12701.33945621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472043.30881" calcext:value-type="float">
            <text:p>1455472043.30881</text:p>
          </table:table-cell>
          <table:table-cell office:value-type="float" office:value="600" calcext:value-type="float">
            <text:p>600</text:p>
          </table:table-cell>
          <table:table-cell table:formula="of:=[.B95]-[.B$2]" office:value-type="float" office:value="4.64953112602234" calcext:value-type="float">
            <text:p>4.649531126</text:p>
          </table:table-cell>
          <table:table-cell table:formula="of:=[.C94]/([.D95]-[.D94])" office:value-type="float" office:value="11662.0745903463" calcext:value-type="float">
            <text:p>11662.07459034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472043.35744" calcext:value-type="float">
            <text:p>1455472043.35744</text:p>
          </table:table-cell>
          <table:table-cell office:value-type="float" office:value="600" calcext:value-type="float">
            <text:p>600</text:p>
          </table:table-cell>
          <table:table-cell table:formula="of:=[.B96]-[.B$2]" office:value-type="float" office:value="4.698162317276" calcext:value-type="float">
            <text:p>4.6981623173</text:p>
          </table:table-cell>
          <table:table-cell table:formula="of:=[.C95]/([.D96]-[.D95])" office:value-type="float" office:value="12337.7606949905" calcext:value-type="float">
            <text:p>12337.76069499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472043.40753" calcext:value-type="float">
            <text:p>1455472043.40753</text:p>
          </table:table-cell>
          <table:table-cell office:value-type="float" office:value="592" calcext:value-type="float">
            <text:p>592</text:p>
          </table:table-cell>
          <table:table-cell table:formula="of:=[.B97]-[.B$2]" office:value-type="float" office:value="4.7482545375824" calcext:value-type="float">
            <text:p>4.7482545376</text:p>
          </table:table-cell>
          <table:table-cell table:formula="of:=[.C96]/([.D97]-[.D96])" office:value-type="float" office:value="11977.9078733187" calcext:value-type="float">
            <text:p>11977.90787331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472043.45896" calcext:value-type="float">
            <text:p>1455472043.45896</text:p>
          </table:table-cell>
          <table:table-cell office:value-type="float" office:value="592" calcext:value-type="float">
            <text:p>592</text:p>
          </table:table-cell>
          <table:table-cell table:formula="of:=[.B98]-[.B$2]" office:value-type="float" office:value="4.79968428611755" calcext:value-type="float">
            <text:p>4.7996842861</text:p>
          </table:table-cell>
          <table:table-cell table:formula="of:=[.C97]/([.D98]-[.D97])" office:value-type="float" office:value="11510.8476487168" calcext:value-type="float">
            <text:p>11510.84764871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472043.50936" calcext:value-type="float">
            <text:p>1455472043.50936</text:p>
          </table:table-cell>
          <table:table-cell office:value-type="float" office:value="584" calcext:value-type="float">
            <text:p>584</text:p>
          </table:table-cell>
          <table:table-cell table:formula="of:=[.B99]-[.B$2]" office:value-type="float" office:value="4.85008430480957" calcext:value-type="float">
            <text:p>4.8500843048</text:p>
          </table:table-cell>
          <table:table-cell table:formula="of:=[.C98]/([.D99]-[.D98])" office:value-type="float" office:value="11746.0273897433" calcext:value-type="float">
            <text:p>11746.02738974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472043.55863" calcext:value-type="float">
            <text:p>1455472043.55863</text:p>
          </table:table-cell>
          <table:table-cell office:value-type="float" office:value="584" calcext:value-type="float">
            <text:p>584</text:p>
          </table:table-cell>
          <table:table-cell table:formula="of:=[.B100]-[.B$2]" office:value-type="float" office:value="4.89935851097107" calcext:value-type="float">
            <text:p>4.899358511</text:p>
          </table:table-cell>
          <table:table-cell table:formula="of:=[.C99]/([.D100]-[.D99])" office:value-type="float" office:value="11852.0427926511" calcext:value-type="float">
            <text:p>11852.04279265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472043.60914" calcext:value-type="float">
            <text:p>1455472043.60914</text:p>
          </table:table-cell>
          <table:table-cell office:value-type="float" office:value="576" calcext:value-type="float">
            <text:p>576</text:p>
          </table:table-cell>
          <table:table-cell table:formula="of:=[.B101]-[.B$2]" office:value-type="float" office:value="4.94986510276794" calcext:value-type="float">
            <text:p>4.9498651028</text:p>
          </table:table-cell>
          <table:table-cell table:formula="of:=[.C100]/([.D101]-[.D100])" office:value-type="float" office:value="11562.8471299094" calcext:value-type="float">
            <text:p>11562.8471299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472043.65773" calcext:value-type="float">
            <text:p>1455472043.65773</text:p>
          </table:table-cell>
          <table:table-cell office:value-type="float" office:value="576" calcext:value-type="float">
            <text:p>576</text:p>
          </table:table-cell>
          <table:table-cell table:formula="of:=[.B102]-[.B$2]" office:value-type="float" office:value="4.99845242500305" calcext:value-type="float">
            <text:p>4.998452425</text:p>
          </table:table-cell>
          <table:table-cell table:formula="of:=[.C101]/([.D102]-[.D101])" office:value-type="float" office:value="11854.9443250405" calcext:value-type="float">
            <text:p>11854.94432504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472043.70979" calcext:value-type="float">
            <text:p>1455472043.70979</text:p>
          </table:table-cell>
          <table:table-cell office:value-type="float" office:value="568" calcext:value-type="float">
            <text:p>568</text:p>
          </table:table-cell>
          <table:table-cell table:formula="of:=[.B103]-[.B$2]" office:value-type="float" office:value="5.05051302909851" calcext:value-type="float">
            <text:p>5.0505130291</text:p>
          </table:table-cell>
          <table:table-cell table:formula="of:=[.C102]/([.D103]-[.D102])" office:value-type="float" office:value="11064.0283571016" calcext:value-type="float">
            <text:p>11064.02835710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472043.75733" calcext:value-type="float">
            <text:p>1455472043.75733</text:p>
          </table:table-cell>
          <table:table-cell office:value-type="float" office:value="568" calcext:value-type="float">
            <text:p>568</text:p>
          </table:table-cell>
          <table:table-cell table:formula="of:=[.B104]-[.B$2]" office:value-type="float" office:value="5.09805512428284" calcext:value-type="float">
            <text:p>5.0980551243</text:p>
          </table:table-cell>
          <table:table-cell table:formula="of:=[.C103]/([.D104]-[.D103])" office:value-type="float" office:value="11947.3068613783" calcext:value-type="float">
            <text:p>11947.30686137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472043.80975" calcext:value-type="float">
            <text:p>1455472043.80975</text:p>
          </table:table-cell>
          <table:table-cell office:value-type="float" office:value="560" calcext:value-type="float">
            <text:p>560</text:p>
          </table:table-cell>
          <table:table-cell table:formula="of:=[.B105]-[.B$2]" office:value-type="float" office:value="5.15047407150269" calcext:value-type="float">
            <text:p>5.1504740715</text:p>
          </table:table-cell>
          <table:table-cell table:formula="of:=[.C104]/([.D105]-[.D104])" office:value-type="float" office:value="10835.7765679225" calcext:value-type="float">
            <text:p>10835.77656792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472043.85753" calcext:value-type="float">
            <text:p>1455472043.85753</text:p>
          </table:table-cell>
          <table:table-cell office:value-type="float" office:value="560" calcext:value-type="float">
            <text:p>560</text:p>
          </table:table-cell>
          <table:table-cell table:formula="of:=[.B106]-[.B$2]" office:value-type="float" office:value="5.1982536315918" calcext:value-type="float">
            <text:p>5.1982536316</text:p>
          </table:table-cell>
          <table:table-cell table:formula="of:=[.C105]/([.D106]-[.D105])" office:value-type="float" office:value="11720.4930090518" calcext:value-type="float">
            <text:p>11720.49300905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472043.9082" calcext:value-type="float">
            <text:p>1455472043.9082</text:p>
          </table:table-cell>
          <table:table-cell office:value-type="float" office:value="552" calcext:value-type="float">
            <text:p>552</text:p>
          </table:table-cell>
          <table:table-cell table:formula="of:=[.B107]-[.B$2]" office:value-type="float" office:value="5.24892139434814" calcext:value-type="float">
            <text:p>5.2489213943</text:p>
          </table:table-cell>
          <table:table-cell table:formula="of:=[.C106]/([.D107]-[.D106])" office:value-type="float" office:value="11052.392478684" calcext:value-type="float">
            <text:p>11052.3924786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472043.95747" calcext:value-type="float">
            <text:p>1455472043.95747</text:p>
          </table:table-cell>
          <table:table-cell office:value-type="float" office:value="544" calcext:value-type="float">
            <text:p>544</text:p>
          </table:table-cell>
          <table:table-cell table:formula="of:=[.B108]-[.B$2]" office:value-type="float" office:value="5.29819965362549" calcext:value-type="float">
            <text:p>5.2981996536</text:p>
          </table:table-cell>
          <table:table-cell table:formula="of:=[.C107]/([.D108]-[.D107])" office:value-type="float" office:value="11201.694379935" calcext:value-type="float">
            <text:p>11201.6943799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472044.00952" calcext:value-type="float">
            <text:p>1455472044.00952</text:p>
          </table:table-cell>
          <table:table-cell office:value-type="float" office:value="496" calcext:value-type="float">
            <text:p>496</text:p>
          </table:table-cell>
          <table:table-cell table:formula="of:=[.B109]-[.B$2]" office:value-type="float" office:value="5.35024523735046" calcext:value-type="float">
            <text:p>5.3502452374</text:p>
          </table:table-cell>
          <table:table-cell table:formula="of:=[.C108]/([.D109]-[.D108])" office:value-type="float" office:value="10452.3758033853" calcext:value-type="float">
            <text:p>10452.37580338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472044.05822" calcext:value-type="float">
            <text:p>1455472044.05822</text:p>
          </table:table-cell>
          <table:table-cell office:value-type="float" office:value="496" calcext:value-type="float">
            <text:p>496</text:p>
          </table:table-cell>
          <table:table-cell table:formula="of:=[.B110]-[.B$2]" office:value-type="float" office:value="5.39894890785217" calcext:value-type="float">
            <text:p>5.3989489079</text:p>
          </table:table-cell>
          <table:table-cell table:formula="of:=[.C109]/([.D110]-[.D109])" office:value-type="float" office:value="10184.0373608514" calcext:value-type="float">
            <text:p>10184.03736085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472044.10729" calcext:value-type="float">
            <text:p>1455472044.10729</text:p>
          </table:table-cell>
          <table:table-cell office:value-type="float" office:value="504" calcext:value-type="float">
            <text:p>504</text:p>
          </table:table-cell>
          <table:table-cell table:formula="of:=[.B111]-[.B$2]" office:value-type="float" office:value="5.44801473617554" calcext:value-type="float">
            <text:p>5.4480147362</text:p>
          </table:table-cell>
          <table:table-cell table:formula="of:=[.C110]/([.D111]-[.D110])" office:value-type="float" office:value="10108.8683702872" calcext:value-type="float">
            <text:p>10108.86837028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472044.15777" calcext:value-type="float">
            <text:p>1455472044.15777</text:p>
          </table:table-cell>
          <table:table-cell office:value-type="float" office:value="512" calcext:value-type="float">
            <text:p>512</text:p>
          </table:table-cell>
          <table:table-cell table:formula="of:=[.B112]-[.B$2]" office:value-type="float" office:value="5.49849820137024" calcext:value-type="float">
            <text:p>5.4984982014</text:p>
          </table:table-cell>
          <table:table-cell table:formula="of:=[.C111]/([.D112]-[.D111])" office:value-type="float" office:value="9983.4668253496" calcext:value-type="float">
            <text:p>9983.46682534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472044.20932" calcext:value-type="float">
            <text:p>1455472044.20932</text:p>
          </table:table-cell>
          <table:table-cell office:value-type="float" office:value="520" calcext:value-type="float">
            <text:p>520</text:p>
          </table:table-cell>
          <table:table-cell table:formula="of:=[.B113]-[.B$2]" office:value-type="float" office:value="5.55004215240479" calcext:value-type="float">
            <text:p>5.5500421524</text:p>
          </table:table-cell>
          <table:table-cell table:formula="of:=[.C112]/([.D113]-[.D112])" office:value-type="float" office:value="9933.27033965336" calcext:value-type="float">
            <text:p>9933.27033965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472044.2593" calcext:value-type="float">
            <text:p>1455472044.2593</text:p>
          </table:table-cell>
          <table:table-cell office:value-type="float" office:value="520" calcext:value-type="float">
            <text:p>520</text:p>
          </table:table-cell>
          <table:table-cell table:formula="of:=[.B114]-[.B$2]" office:value-type="float" office:value="5.60002660751343" calcext:value-type="float">
            <text:p>5.6000266075</text:p>
          </table:table-cell>
          <table:table-cell table:formula="of:=[.C113]/([.D114]-[.D113])" office:value-type="float" office:value="10403.2343429525" calcext:value-type="float">
            <text:p>10403.23434295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472044.30762" calcext:value-type="float">
            <text:p>1455472044.30762</text:p>
          </table:table-cell>
          <table:table-cell office:value-type="float" office:value="528" calcext:value-type="float">
            <text:p>528</text:p>
          </table:table-cell>
          <table:table-cell table:formula="of:=[.B115]-[.B$2]" office:value-type="float" office:value="5.64834523200989" calcext:value-type="float">
            <text:p>5.648345232</text:p>
          </table:table-cell>
          <table:table-cell table:formula="of:=[.C114]/([.D115]-[.D114])" office:value-type="float" office:value="10761.8957579825" calcext:value-type="float">
            <text:p>10761.89575798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472044.35908" calcext:value-type="float">
            <text:p>1455472044.35908</text:p>
          </table:table-cell>
          <table:table-cell office:value-type="float" office:value="536" calcext:value-type="float">
            <text:p>536</text:p>
          </table:table-cell>
          <table:table-cell table:formula="of:=[.B116]-[.B$2]" office:value-type="float" office:value="5.69980144500732" calcext:value-type="float">
            <text:p>5.699801445</text:p>
          </table:table-cell>
          <table:table-cell table:formula="of:=[.C115]/([.D116]-[.D115])" office:value-type="float" office:value="10261.1515547463" calcext:value-type="float">
            <text:p>10261.15155474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472044.4094" calcext:value-type="float">
            <text:p>1455472044.4094</text:p>
          </table:table-cell>
          <table:table-cell office:value-type="float" office:value="536" calcext:value-type="float">
            <text:p>536</text:p>
          </table:table-cell>
          <table:table-cell table:formula="of:=[.B117]-[.B$2]" office:value-type="float" office:value="5.75012230873108" calcext:value-type="float">
            <text:p>5.7501223087</text:p>
          </table:table-cell>
          <table:table-cell table:formula="of:=[.C116]/([.D117]-[.D116])" office:value-type="float" office:value="10651.6454674241" calcext:value-type="float">
            <text:p>10651.64546742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472044.45708" calcext:value-type="float">
            <text:p>1455472044.45708</text:p>
          </table:table-cell>
          <table:table-cell office:value-type="float" office:value="544" calcext:value-type="float">
            <text:p>544</text:p>
          </table:table-cell>
          <table:table-cell table:formula="of:=[.B118]-[.B$2]" office:value-type="float" office:value="5.79780983924866" calcext:value-type="float">
            <text:p>5.7978098392</text:p>
          </table:table-cell>
          <table:table-cell table:formula="of:=[.C117]/([.D118]-[.D117])" office:value-type="float" office:value="11239.8355331573" calcext:value-type="float">
            <text:p>11239.83553315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472044.50821" calcext:value-type="float">
            <text:p>1455472044.50821</text:p>
          </table:table-cell>
          <table:table-cell office:value-type="float" office:value="552" calcext:value-type="float">
            <text:p>552</text:p>
          </table:table-cell>
          <table:table-cell table:formula="of:=[.B119]-[.B$2]" office:value-type="float" office:value="5.84893608093262" calcext:value-type="float">
            <text:p>5.8489360809</text:p>
          </table:table-cell>
          <table:table-cell table:formula="of:=[.C118]/([.D119]-[.D118])" office:value-type="float" office:value="10640.3283731038" calcext:value-type="float">
            <text:p>10640.32837310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472044.55782" calcext:value-type="float">
            <text:p>1455472044.55782</text:p>
          </table:table-cell>
          <table:table-cell office:value-type="float" office:value="552" calcext:value-type="float">
            <text:p>552</text:p>
          </table:table-cell>
          <table:table-cell table:formula="of:=[.B120]-[.B$2]" office:value-type="float" office:value="5.89854454994202" calcext:value-type="float">
            <text:p>5.8985445499</text:p>
          </table:table-cell>
          <table:table-cell table:formula="of:=[.C119]/([.D120]-[.D119])" office:value-type="float" office:value="11127.1323429758" calcext:value-type="float">
            <text:p>11127.13234297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472044.60778" calcext:value-type="float">
            <text:p>1455472044.60778</text:p>
          </table:table-cell>
          <table:table-cell office:value-type="float" office:value="560" calcext:value-type="float">
            <text:p>560</text:p>
          </table:table-cell>
          <table:table-cell table:formula="of:=[.B121]-[.B$2]" office:value-type="float" office:value="5.94850611686707" calcext:value-type="float">
            <text:p>5.9485061169</text:p>
          </table:table-cell>
          <table:table-cell table:formula="of:=[.C120]/([.D121]-[.D120])" office:value-type="float" office:value="11048.4925508461" calcext:value-type="float">
            <text:p>11048.49255084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472044.65748" calcext:value-type="float">
            <text:p>1455472044.65748</text:p>
          </table:table-cell>
          <table:table-cell office:value-type="float" office:value="568" calcext:value-type="float">
            <text:p>568</text:p>
          </table:table-cell>
          <table:table-cell table:formula="of:=[.B122]-[.B$2]" office:value-type="float" office:value="5.99820876121521" calcext:value-type="float">
            <text:p>5.9982087612</text:p>
          </table:table-cell>
          <table:table-cell table:formula="of:=[.C121]/([.D122]-[.D121])" office:value-type="float" office:value="11267.0061592187" calcext:value-type="float">
            <text:p>11267.00615921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472044.70895" calcext:value-type="float">
            <text:p>1455472044.70895</text:p>
          </table:table-cell>
          <table:table-cell office:value-type="float" office:value="568" calcext:value-type="float">
            <text:p>568</text:p>
          </table:table-cell>
          <table:table-cell table:formula="of:=[.B123]-[.B$2]" office:value-type="float" office:value="6.04967856407166" calcext:value-type="float">
            <text:p>6.0496785641</text:p>
          </table:table-cell>
          <table:table-cell table:formula="of:=[.C122]/([.D123]-[.D122])" office:value-type="float" office:value="11035.5969612748" calcext:value-type="float">
            <text:p>11035.59696127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472044.75711" calcext:value-type="float">
            <text:p>1455472044.75711</text:p>
          </table:table-cell>
          <table:table-cell office:value-type="float" office:value="576" calcext:value-type="float">
            <text:p>576</text:p>
          </table:table-cell>
          <table:table-cell table:formula="of:=[.B124]-[.B$2]" office:value-type="float" office:value="6.0978376865387" calcext:value-type="float">
            <text:p>6.0978376865</text:p>
          </table:table-cell>
          <table:table-cell table:formula="of:=[.C123]/([.D124]-[.D123])" office:value-type="float" office:value="11794.2348386586" calcext:value-type="float">
            <text:p>11794.23483865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472044.80693" calcext:value-type="float">
            <text:p>1455472044.80693</text:p>
          </table:table-cell>
          <table:table-cell office:value-type="float" office:value="576" calcext:value-type="float">
            <text:p>576</text:p>
          </table:table-cell>
          <table:table-cell table:formula="of:=[.B125]-[.B$2]" office:value-type="float" office:value="6.14765906333923" calcext:value-type="float">
            <text:p>6.1476590633</text:p>
          </table:table-cell>
          <table:table-cell table:formula="of:=[.C124]/([.D125]-[.D124])" office:value-type="float" office:value="11561.3023362652" calcext:value-type="float">
            <text:p>11561.30233626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472044.85725" calcext:value-type="float">
            <text:p>1455472044.85725</text:p>
          </table:table-cell>
          <table:table-cell office:value-type="float" office:value="584" calcext:value-type="float">
            <text:p>584</text:p>
          </table:table-cell>
          <table:table-cell table:formula="of:=[.B126]-[.B$2]" office:value-type="float" office:value="6.19797086715698" calcext:value-type="float">
            <text:p>6.1979708672</text:p>
          </table:table-cell>
          <table:table-cell table:formula="of:=[.C125]/([.D126]-[.D125])" office:value-type="float" office:value="11448.6056211882" calcext:value-type="float">
            <text:p>11448.60562118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472044.90754" calcext:value-type="float">
            <text:p>1455472044.90754</text:p>
          </table:table-cell>
          <table:table-cell office:value-type="float" office:value="584" calcext:value-type="float">
            <text:p>584</text:p>
          </table:table-cell>
          <table:table-cell table:formula="of:=[.B127]-[.B$2]" office:value-type="float" office:value="6.2482693195343" calcext:value-type="float">
            <text:p>6.2482693195</text:p>
          </table:table-cell>
          <table:table-cell table:formula="of:=[.C126]/([.D127]-[.D126])" office:value-type="float" office:value="11610.6952082553" calcext:value-type="float">
            <text:p>11610.695208255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472044.95722" calcext:value-type="float">
            <text:p>1455472044.95722</text:p>
          </table:table-cell>
          <table:table-cell office:value-type="float" office:value="592" calcext:value-type="float">
            <text:p>592</text:p>
          </table:table-cell>
          <table:table-cell table:formula="of:=[.B128]-[.B$2]" office:value-type="float" office:value="6.29794931411743" calcext:value-type="float">
            <text:p>6.2979493141</text:p>
          </table:table-cell>
          <table:table-cell table:formula="of:=[.C127]/([.D128]-[.D127])" office:value-type="float" office:value="11755.2347760986" calcext:value-type="float">
            <text:p>11755.23477609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472045.00727" calcext:value-type="float">
            <text:p>1455472045.00727</text:p>
          </table:table-cell>
          <table:table-cell office:value-type="float" office:value="592" calcext:value-type="float">
            <text:p>592</text:p>
          </table:table-cell>
          <table:table-cell table:formula="of:=[.B129]-[.B$2]" office:value-type="float" office:value="6.34799242019653" calcext:value-type="float">
            <text:p>6.3479924202</text:p>
          </table:table-cell>
          <table:table-cell table:formula="of:=[.C128]/([.D129]-[.D128])" office:value-type="float" office:value="11829.8012730114" calcext:value-type="float">
            <text:p>11829.80127301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472045.05756" calcext:value-type="float">
            <text:p>1455472045.05756</text:p>
          </table:table-cell>
          <table:table-cell office:value-type="float" office:value="600" calcext:value-type="float">
            <text:p>600</text:p>
          </table:table-cell>
          <table:table-cell table:formula="of:=[.B130]-[.B$2]" office:value-type="float" office:value="6.39828491210938" calcext:value-type="float">
            <text:p>6.3982849121</text:p>
          </table:table-cell>
          <table:table-cell table:formula="of:=[.C129]/([.D130]-[.D129])" office:value-type="float" office:value="11771.1407306274" calcext:value-type="float">
            <text:p>11771.14073062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472045.10775" calcext:value-type="float">
            <text:p>1455472045.10775</text:p>
          </table:table-cell>
          <table:table-cell office:value-type="float" office:value="600" calcext:value-type="float">
            <text:p>600</text:p>
          </table:table-cell>
          <table:table-cell table:formula="of:=[.B131]-[.B$2]" office:value-type="float" office:value="6.44847679138184" calcext:value-type="float">
            <text:p>6.4484767914</text:p>
          </table:table-cell>
          <table:table-cell table:formula="of:=[.C130]/([.D131]-[.D130])" office:value-type="float" office:value="11954.1250237507" calcext:value-type="float">
            <text:p>11954.12502375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472045.15761" calcext:value-type="float">
            <text:p>1455472045.15761</text:p>
          </table:table-cell>
          <table:table-cell office:value-type="float" office:value="600" calcext:value-type="float">
            <text:p>600</text:p>
          </table:table-cell>
          <table:table-cell table:formula="of:=[.B132]-[.B$2]" office:value-type="float" office:value="6.49833679199219" calcext:value-type="float">
            <text:p>6.498336792</text:p>
          </table:table-cell>
          <table:table-cell table:formula="of:=[.C131]/([.D132]-[.D131])" office:value-type="float" office:value="12033.6941968555" calcext:value-type="float">
            <text:p>12033.69419685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472045.20782" calcext:value-type="float">
            <text:p>1455472045.20782</text:p>
          </table:table-cell>
          <table:table-cell office:value-type="float" office:value="608" calcext:value-type="float">
            <text:p>608</text:p>
          </table:table-cell>
          <table:table-cell table:formula="of:=[.B133]-[.B$2]" office:value-type="float" office:value="6.54854583740234" calcext:value-type="float">
            <text:p>6.5485458374</text:p>
          </table:table-cell>
          <table:table-cell table:formula="of:=[.C132]/([.D133]-[.D132])" office:value-type="float" office:value="11950.0379881477" calcext:value-type="float">
            <text:p>11950.037988147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472045.25802" calcext:value-type="float">
            <text:p>1455472045.25802</text:p>
          </table:table-cell>
          <table:table-cell office:value-type="float" office:value="608" calcext:value-type="float">
            <text:p>608</text:p>
          </table:table-cell>
          <table:table-cell table:formula="of:=[.B134]-[.B$2]" office:value-type="float" office:value="6.59874796867371" calcext:value-type="float">
            <text:p>6.5987479687</text:p>
          </table:table-cell>
          <table:table-cell table:formula="of:=[.C133]/([.D134]-[.D133])" office:value-type="float" office:value="12111.0396033491" calcext:value-type="float">
            <text:p>12111.03960334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472045.30722" calcext:value-type="float">
            <text:p>1455472045.30722</text:p>
          </table:table-cell>
          <table:table-cell office:value-type="float" office:value="608" calcext:value-type="float">
            <text:p>608</text:p>
          </table:table-cell>
          <table:table-cell table:formula="of:=[.B135]-[.B$2]" office:value-type="float" office:value="6.64794206619263" calcext:value-type="float">
            <text:p>6.6479420662</text:p>
          </table:table-cell>
          <table:table-cell table:formula="of:=[.C134]/([.D135]-[.D134])" office:value-type="float" office:value="12359.2063004338" calcext:value-type="float">
            <text:p>12359.20630043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472045.35715" calcext:value-type="float">
            <text:p>1455472045.35715</text:p>
          </table:table-cell>
          <table:table-cell office:value-type="float" office:value="608" calcext:value-type="float">
            <text:p>608</text:p>
          </table:table-cell>
          <table:table-cell table:formula="of:=[.B136]-[.B$2]" office:value-type="float" office:value="6.69787406921387" calcext:value-type="float">
            <text:p>6.6978740692</text:p>
          </table:table-cell>
          <table:table-cell table:formula="of:=[.C135]/([.D136]-[.D135])" office:value-type="float" office:value="12176.5593849974" calcext:value-type="float">
            <text:p>12176.55938499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472045.40832" calcext:value-type="float">
            <text:p>1455472045.40832</text:p>
          </table:table-cell>
          <table:table-cell office:value-type="float" office:value="608" calcext:value-type="float">
            <text:p>608</text:p>
          </table:table-cell>
          <table:table-cell table:formula="of:=[.B137]-[.B$2]" office:value-type="float" office:value="6.74904465675354" calcext:value-type="float">
            <text:p>6.7490446568</text:p>
          </table:table-cell>
          <table:table-cell table:formula="of:=[.C136]/([.D137]-[.D136])" office:value-type="float" office:value="11881.825658707" calcext:value-type="float">
            <text:p>11881.8256587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472045.45684" calcext:value-type="float">
            <text:p>1455472045.45684</text:p>
          </table:table-cell>
          <table:table-cell office:value-type="float" office:value="608" calcext:value-type="float">
            <text:p>608</text:p>
          </table:table-cell>
          <table:table-cell table:formula="of:=[.B138]-[.B$2]" office:value-type="float" office:value="6.79756593704224" calcext:value-type="float">
            <text:p>6.797565937</text:p>
          </table:table-cell>
          <table:table-cell table:formula="of:=[.C137]/([.D138]-[.D137])" office:value-type="float" office:value="12530.584444237" calcext:value-type="float">
            <text:p>12530.5844442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472045.50785" calcext:value-type="float">
            <text:p>1455472045.50785</text:p>
          </table:table-cell>
          <table:table-cell office:value-type="float" office:value="608" calcext:value-type="float">
            <text:p>608</text:p>
          </table:table-cell>
          <table:table-cell table:formula="of:=[.B139]-[.B$2]" office:value-type="float" office:value="6.84857940673828" calcext:value-type="float">
            <text:p>6.8485794067</text:p>
          </table:table-cell>
          <table:table-cell table:formula="of:=[.C138]/([.D139]-[.D138])" office:value-type="float" office:value="11918.4208332165" calcext:value-type="float">
            <text:p>11918.42083321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472045.55756" calcext:value-type="float">
            <text:p>1455472045.55756</text:p>
          </table:table-cell>
          <table:table-cell office:value-type="float" office:value="608" calcext:value-type="float">
            <text:p>608</text:p>
          </table:table-cell>
          <table:table-cell table:formula="of:=[.B140]-[.B$2]" office:value-type="float" office:value="6.89828991889954" calcext:value-type="float">
            <text:p>6.8982899189</text:p>
          </table:table-cell>
          <table:table-cell table:formula="of:=[.C139]/([.D140]-[.D139])" office:value-type="float" office:value="12230.8134349476" calcext:value-type="float">
            <text:p>12230.81343494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472045.60891" calcext:value-type="float">
            <text:p>1455472045.60891</text:p>
          </table:table-cell>
          <table:table-cell office:value-type="float" office:value="608" calcext:value-type="float">
            <text:p>608</text:p>
          </table:table-cell>
          <table:table-cell table:formula="of:=[.B141]-[.B$2]" office:value-type="float" office:value="6.94963598251343" calcext:value-type="float">
            <text:p>6.9496359825</text:p>
          </table:table-cell>
          <table:table-cell table:formula="of:=[.C140]/([.D141]-[.D140])" office:value-type="float" office:value="11841.2193108316" calcext:value-type="float">
            <text:p>11841.21931083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472045.65786" calcext:value-type="float">
            <text:p>1455472045.65786</text:p>
          </table:table-cell>
          <table:table-cell office:value-type="float" office:value="608" calcext:value-type="float">
            <text:p>608</text:p>
          </table:table-cell>
          <table:table-cell table:formula="of:=[.B142]-[.B$2]" office:value-type="float" office:value="6.99858832359314" calcext:value-type="float">
            <text:p>6.9985883236</text:p>
          </table:table-cell>
          <table:table-cell table:formula="of:=[.C141]/([.D142]-[.D141])" office:value-type="float" office:value="12420.2435795657" calcext:value-type="float">
            <text:p>12420.24357956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472045.70748" calcext:value-type="float">
            <text:p>1455472045.70748</text:p>
          </table:table-cell>
          <table:table-cell office:value-type="float" office:value="608" calcext:value-type="float">
            <text:p>608</text:p>
          </table:table-cell>
          <table:table-cell table:formula="of:=[.B143]-[.B$2]" office:value-type="float" office:value="7.0482063293457" calcext:value-type="float">
            <text:p>7.0482063293</text:p>
          </table:table-cell>
          <table:table-cell table:formula="of:=[.C142]/([.D143]-[.D142])" office:value-type="float" office:value="12253.6162181123" calcext:value-type="float">
            <text:p>12253.61621811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472045.75731" calcext:value-type="float">
            <text:p>1455472045.75731</text:p>
          </table:table-cell>
          <table:table-cell office:value-type="float" office:value="608" calcext:value-type="float">
            <text:p>608</text:p>
          </table:table-cell>
          <table:table-cell table:formula="of:=[.B144]-[.B$2]" office:value-type="float" office:value="7.09803557395935" calcext:value-type="float">
            <text:p>7.098035574</text:p>
          </table:table-cell>
          <table:table-cell table:formula="of:=[.C143]/([.D144]-[.D143])" office:value-type="float" office:value="12201.6700175599" calcext:value-type="float">
            <text:p>12201.67001755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472045.80774" calcext:value-type="float">
            <text:p>1455472045.80774</text:p>
          </table:table-cell>
          <table:table-cell office:value-type="float" office:value="608" calcext:value-type="float">
            <text:p>608</text:p>
          </table:table-cell>
          <table:table-cell table:formula="of:=[.B145]-[.B$2]" office:value-type="float" office:value="7.14846062660217" calcext:value-type="float">
            <text:p>7.1484606266</text:p>
          </table:table-cell>
          <table:table-cell table:formula="of:=[.C144]/([.D145]-[.D144])" office:value-type="float" office:value="12057.4985673623" calcext:value-type="float">
            <text:p>12057.49856736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472045.85721" calcext:value-type="float">
            <text:p>1455472045.85721</text:p>
          </table:table-cell>
          <table:table-cell office:value-type="float" office:value="608" calcext:value-type="float">
            <text:p>608</text:p>
          </table:table-cell>
          <table:table-cell table:formula="of:=[.B146]-[.B$2]" office:value-type="float" office:value="7.19793820381165" calcext:value-type="float">
            <text:p>7.1979382038</text:p>
          </table:table-cell>
          <table:table-cell table:formula="of:=[.C145]/([.D146]-[.D145])" office:value-type="float" office:value="12288.3947495229" calcext:value-type="float">
            <text:p>12288.39474952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472045.90711" calcext:value-type="float">
            <text:p>1455472045.90711</text:p>
          </table:table-cell>
          <table:table-cell office:value-type="float" office:value="608" calcext:value-type="float">
            <text:p>608</text:p>
          </table:table-cell>
          <table:table-cell table:formula="of:=[.B147]-[.B$2]" office:value-type="float" office:value="7.24783134460449" calcext:value-type="float">
            <text:p>7.2478313446</text:p>
          </table:table-cell>
          <table:table-cell table:formula="of:=[.C146]/([.D147]-[.D146])" office:value-type="float" office:value="12186.043819618" calcext:value-type="float">
            <text:p>12186.0438196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472045.95712" calcext:value-type="float">
            <text:p>1455472045.95712</text:p>
          </table:table-cell>
          <table:table-cell office:value-type="float" office:value="600" calcext:value-type="float">
            <text:p>600</text:p>
          </table:table-cell>
          <table:table-cell table:formula="of:=[.B148]-[.B$2]" office:value-type="float" office:value="7.29784369468689" calcext:value-type="float">
            <text:p>7.2978436947</text:p>
          </table:table-cell>
          <table:table-cell table:formula="of:=[.C147]/([.D148]-[.D147])" office:value-type="float" office:value="12156.9972016571" calcext:value-type="float">
            <text:p>12156.99720165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472046.00806" calcext:value-type="float">
            <text:p>1455472046.00806</text:p>
          </table:table-cell>
          <table:table-cell office:value-type="float" office:value="600" calcext:value-type="float">
            <text:p>600</text:p>
          </table:table-cell>
          <table:table-cell table:formula="of:=[.B149]-[.B$2]" office:value-type="float" office:value="7.34878635406494" calcext:value-type="float">
            <text:p>7.3487863541</text:p>
          </table:table-cell>
          <table:table-cell table:formula="of:=[.C148]/([.D149]-[.D148])" office:value-type="float" office:value="11777.9481347318" calcext:value-type="float">
            <text:p>11777.94813473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472046.05723" calcext:value-type="float">
            <text:p>1455472046.05723</text:p>
          </table:table-cell>
          <table:table-cell office:value-type="float" office:value="600" calcext:value-type="float">
            <text:p>600</text:p>
          </table:table-cell>
          <table:table-cell table:formula="of:=[.B150]-[.B$2]" office:value-type="float" office:value="7.39795994758606" calcext:value-type="float">
            <text:p>7.3979599476</text:p>
          </table:table-cell>
          <table:table-cell table:formula="of:=[.C149]/([.D150]-[.D149])" office:value-type="float" office:value="12201.6707959796" calcext:value-type="float">
            <text:p>12201.67079597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472046.10751" calcext:value-type="float">
            <text:p>1455472046.10751</text:p>
          </table:table-cell>
          <table:table-cell office:value-type="float" office:value="592" calcext:value-type="float">
            <text:p>592</text:p>
          </table:table-cell>
          <table:table-cell table:formula="of:=[.B151]-[.B$2]" office:value-type="float" office:value="7.44823670387268" calcext:value-type="float">
            <text:p>7.4482367039</text:p>
          </table:table-cell>
          <table:table-cell table:formula="of:=[.C150]/([.D151]-[.D150])" office:value-type="float" office:value="11933.9441188186" calcext:value-type="float">
            <text:p>11933.94411881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472046.15706" calcext:value-type="float">
            <text:p>1455472046.15706</text:p>
          </table:table-cell>
          <table:table-cell office:value-type="float" office:value="592" calcext:value-type="float">
            <text:p>592</text:p>
          </table:table-cell>
          <table:table-cell table:formula="of:=[.B152]-[.B$2]" office:value-type="float" office:value="7.49778962135315" calcext:value-type="float">
            <text:p>7.4977896214</text:p>
          </table:table-cell>
          <table:table-cell table:formula="of:=[.C151]/([.D152]-[.D151])" office:value-type="float" office:value="11946.8243264049" calcext:value-type="float">
            <text:p>11946.82432640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472046.20796" calcext:value-type="float">
            <text:p>1455472046.20796</text:p>
          </table:table-cell>
          <table:table-cell office:value-type="float" office:value="592" calcext:value-type="float">
            <text:p>592</text:p>
          </table:table-cell>
          <table:table-cell table:formula="of:=[.B153]-[.B$2]" office:value-type="float" office:value="7.54868006706238" calcext:value-type="float">
            <text:p>7.5486800671</text:p>
          </table:table-cell>
          <table:table-cell table:formula="of:=[.C152]/([.D153]-[.D152])" office:value-type="float" office:value="11632.8318950574" calcext:value-type="float">
            <text:p>11632.83189505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472046.25791" calcext:value-type="float">
            <text:p>1455472046.25791</text:p>
          </table:table-cell>
          <table:table-cell office:value-type="float" office:value="584" calcext:value-type="float">
            <text:p>584</text:p>
          </table:table-cell>
          <table:table-cell table:formula="of:=[.B154]-[.B$2]" office:value-type="float" office:value="7.59863829612732" calcext:value-type="float">
            <text:p>7.5986382961</text:p>
          </table:table-cell>
          <table:table-cell table:formula="of:=[.C153]/([.D154]-[.D153])" office:value-type="float" office:value="11849.899627756" calcext:value-type="float">
            <text:p>11849.8996277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472046.30807" calcext:value-type="float">
            <text:p>1455472046.30807</text:p>
          </table:table-cell>
          <table:table-cell office:value-type="float" office:value="584" calcext:value-type="float">
            <text:p>584</text:p>
          </table:table-cell>
          <table:table-cell table:formula="of:=[.B155]-[.B$2]" office:value-type="float" office:value="7.64879012107849" calcext:value-type="float">
            <text:p>7.6487901211</text:p>
          </table:table-cell>
          <table:table-cell table:formula="of:=[.C154]/([.D155]-[.D154])" office:value-type="float" office:value="11644.6410587967" calcext:value-type="float">
            <text:p>11644.64105879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472046.3575" calcext:value-type="float">
            <text:p>1455472046.3575</text:p>
          </table:table-cell>
          <table:table-cell office:value-type="float" office:value="576" calcext:value-type="float">
            <text:p>576</text:p>
          </table:table-cell>
          <table:table-cell table:formula="of:=[.B156]-[.B$2]" office:value-type="float" office:value="7.69822859764099" calcext:value-type="float">
            <text:p>7.6982285976</text:p>
          </table:table-cell>
          <table:table-cell table:formula="of:=[.C155]/([.D156]-[.D155])" office:value-type="float" office:value="11812.6617283951" calcext:value-type="float">
            <text:p>11812.66172839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472046.40713" calcext:value-type="float">
            <text:p>1455472046.40713</text:p>
          </table:table-cell>
          <table:table-cell office:value-type="float" office:value="576" calcext:value-type="float">
            <text:p>576</text:p>
          </table:table-cell>
          <table:table-cell table:formula="of:=[.B157]-[.B$2]" office:value-type="float" office:value="7.74785304069519" calcext:value-type="float">
            <text:p>7.7478530407</text:p>
          </table:table-cell>
          <table:table-cell table:formula="of:=[.C156]/([.D157]-[.D156])" office:value-type="float" office:value="11607.1831651773" calcext:value-type="float">
            <text:p>11607.18316517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472046.45833" calcext:value-type="float">
            <text:p>1455472046.45833</text:p>
          </table:table-cell>
          <table:table-cell office:value-type="float" office:value="568" calcext:value-type="float">
            <text:p>568</text:p>
          </table:table-cell>
          <table:table-cell table:formula="of:=[.B158]-[.B$2]" office:value-type="float" office:value="7.79906010627747" calcext:value-type="float">
            <text:p>7.7990601063</text:p>
          </table:table-cell>
          <table:table-cell table:formula="of:=[.C157]/([.D158]-[.D157])" office:value-type="float" office:value="11248.4477181089" calcext:value-type="float">
            <text:p>11248.44771810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472046.50757" calcext:value-type="float">
            <text:p>1455472046.50757</text:p>
          </table:table-cell>
          <table:table-cell office:value-type="float" office:value="560" calcext:value-type="float">
            <text:p>560</text:p>
          </table:table-cell>
          <table:table-cell table:formula="of:=[.B159]-[.B$2]" office:value-type="float" office:value="7.84829926490784" calcext:value-type="float">
            <text:p>7.8482992649</text:p>
          </table:table-cell>
          <table:table-cell table:formula="of:=[.C158]/([.D159]-[.D158])" office:value-type="float" office:value="11535.5342333094" calcext:value-type="float">
            <text:p>11535.53423330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472046.55746" calcext:value-type="float">
            <text:p>1455472046.55746</text:p>
          </table:table-cell>
          <table:table-cell office:value-type="float" office:value="560" calcext:value-type="float">
            <text:p>560</text:p>
          </table:table-cell>
          <table:table-cell table:formula="of:=[.B160]-[.B$2]" office:value-type="float" office:value="7.89818811416626" calcext:value-type="float">
            <text:p>7.8981881142</text:p>
          </table:table-cell>
          <table:table-cell table:formula="of:=[.C159]/([.D160]-[.D159])" office:value-type="float" office:value="11224.9532375304" calcext:value-type="float">
            <text:p>11224.95323753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472046.60753" calcext:value-type="float">
            <text:p>1455472046.60753</text:p>
          </table:table-cell>
          <table:table-cell office:value-type="float" office:value="552" calcext:value-type="float">
            <text:p>552</text:p>
          </table:table-cell>
          <table:table-cell table:formula="of:=[.B161]-[.B$2]" office:value-type="float" office:value="7.94825863838196" calcext:value-type="float">
            <text:p>7.9482586384</text:p>
          </table:table-cell>
          <table:table-cell table:formula="of:=[.C160]/([.D161]-[.D160])" office:value-type="float" office:value="11184.2248263186" calcext:value-type="float">
            <text:p>11184.22482631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472046.65801" calcext:value-type="float">
            <text:p>1455472046.65801</text:p>
          </table:table-cell>
          <table:table-cell office:value-type="float" office:value="544" calcext:value-type="float">
            <text:p>544</text:p>
          </table:table-cell>
          <table:table-cell table:formula="of:=[.B162]-[.B$2]" office:value-type="float" office:value="7.99873399734497" calcext:value-type="float">
            <text:p>7.9987339973</text:p>
          </table:table-cell>
          <table:table-cell table:formula="of:=[.C161]/([.D162]-[.D161])" office:value-type="float" office:value="10936.0292099061" calcext:value-type="float">
            <text:p>10936.02920990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472046.7071" calcext:value-type="float">
            <text:p>1455472046.7071</text:p>
          </table:table-cell>
          <table:table-cell office:value-type="float" office:value="544" calcext:value-type="float">
            <text:p>544</text:p>
          </table:table-cell>
          <table:table-cell table:formula="of:=[.B163]-[.B$2]" office:value-type="float" office:value="8.04782867431641" calcext:value-type="float">
            <text:p>8.0478286743</text:p>
          </table:table-cell>
          <table:table-cell table:formula="of:=[.C162]/([.D163]-[.D162])" office:value-type="float" office:value="11080.6310084597" calcext:value-type="float">
            <text:p>11080.63100845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472046.75792" calcext:value-type="float">
            <text:p>1455472046.75792</text:p>
          </table:table-cell>
          <table:table-cell office:value-type="float" office:value="536" calcext:value-type="float">
            <text:p>536</text:p>
          </table:table-cell>
          <table:table-cell table:formula="of:=[.B164]-[.B$2]" office:value-type="float" office:value="8.09864187240601" calcext:value-type="float">
            <text:p>8.0986418724</text:p>
          </table:table-cell>
          <table:table-cell table:formula="of:=[.C163]/([.D164]-[.D163])" office:value-type="float" office:value="10705.8799771027" calcext:value-type="float">
            <text:p>10705.87997710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472046.80729" calcext:value-type="float">
            <text:p>1455472046.80729</text:p>
          </table:table-cell>
          <table:table-cell office:value-type="float" office:value="528" calcext:value-type="float">
            <text:p>528</text:p>
          </table:table-cell>
          <table:table-cell table:formula="of:=[.B165]-[.B$2]" office:value-type="float" office:value="8.14801979064941" calcext:value-type="float">
            <text:p>8.1480197906</text:p>
          </table:table-cell>
          <table:table-cell table:formula="of:=[.C164]/([.D165]-[.D164])" office:value-type="float" office:value="10855.0546290305" calcext:value-type="float">
            <text:p>10855.05462903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472046.85713" calcext:value-type="float">
            <text:p>1455472046.85713</text:p>
          </table:table-cell>
          <table:table-cell office:value-type="float" office:value="528" calcext:value-type="float">
            <text:p>528</text:p>
          </table:table-cell>
          <table:table-cell table:formula="of:=[.B166]-[.B$2]" office:value-type="float" office:value="8.19785070419312" calcext:value-type="float">
            <text:p>8.1978507042</text:p>
          </table:table-cell>
          <table:table-cell table:formula="of:=[.C165]/([.D166]-[.D165])" office:value-type="float" office:value="10595.8322344813" calcext:value-type="float">
            <text:p>10595.83223448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472046.90783" calcext:value-type="float">
            <text:p>1455472046.90783</text:p>
          </table:table-cell>
          <table:table-cell office:value-type="float" office:value="520" calcext:value-type="float">
            <text:p>520</text:p>
          </table:table-cell>
          <table:table-cell table:formula="of:=[.B167]-[.B$2]" office:value-type="float" office:value="8.24855470657349" calcext:value-type="float">
            <text:p>8.2485547066</text:p>
          </table:table-cell>
          <table:table-cell table:formula="of:=[.C166]/([.D167]-[.D166])" office:value-type="float" office:value="10413.3791261497" calcext:value-type="float">
            <text:p>10413.37912614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472046.95778" calcext:value-type="float">
            <text:p>1455472046.95778</text:p>
          </table:table-cell>
          <table:table-cell office:value-type="float" office:value="512" calcext:value-type="float">
            <text:p>512</text:p>
          </table:table-cell>
          <table:table-cell table:formula="of:=[.B168]-[.B$2]" office:value-type="float" office:value="8.29850387573242" calcext:value-type="float">
            <text:p>8.2985038757</text:p>
          </table:table-cell>
          <table:table-cell table:formula="of:=[.C167]/([.D168]-[.D167])" office:value-type="float" office:value="10410.5835743812" calcext:value-type="float">
            <text:p>10410.58357438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472047.00843" calcext:value-type="float">
            <text:p>1455472047.00843</text:p>
          </table:table-cell>
          <table:table-cell office:value-type="float" office:value="504" calcext:value-type="float">
            <text:p>504</text:p>
          </table:table-cell>
          <table:table-cell table:formula="of:=[.B169]-[.B$2]" office:value-type="float" office:value="8.34915089607239" calcext:value-type="float">
            <text:p>8.3491508961</text:p>
          </table:table-cell>
          <table:table-cell table:formula="of:=[.C168]/([.D169]-[.D168])" office:value-type="float" office:value="10109.1830588102" calcext:value-type="float">
            <text:p>10109.18305881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472047.05714" calcext:value-type="float">
            <text:p>1455472047.05714</text:p>
          </table:table-cell>
          <table:table-cell office:value-type="float" office:value="504" calcext:value-type="float">
            <text:p>504</text:p>
          </table:table-cell>
          <table:table-cell table:formula="of:=[.B170]-[.B$2]" office:value-type="float" office:value="8.39786791801453" calcext:value-type="float">
            <text:p>8.397867918</text:p>
          </table:table-cell>
          <table:table-cell table:formula="of:=[.C169]/([.D170]-[.D169])" office:value-type="float" office:value="10345.4599626102" calcext:value-type="float">
            <text:p>10345.45996261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472047.10741" calcext:value-type="float">
            <text:p>1455472047.10741</text:p>
          </table:table-cell>
          <table:table-cell office:value-type="float" office:value="496" calcext:value-type="float">
            <text:p>496</text:p>
          </table:table-cell>
          <table:table-cell table:formula="of:=[.B171]-[.B$2]" office:value-type="float" office:value="8.44813942909241" calcext:value-type="float">
            <text:p>8.4481394291</text:p>
          </table:table-cell>
          <table:table-cell table:formula="of:=[.C170]/([.D171]-[.D170])" office:value-type="float" office:value="10025.5589934267" calcext:value-type="float">
            <text:p>10025.55899342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472047.15842" calcext:value-type="float">
            <text:p>1455472047.15842</text:p>
          </table:table-cell>
          <table:table-cell office:value-type="float" office:value="488" calcext:value-type="float">
            <text:p>488</text:p>
          </table:table-cell>
          <table:table-cell table:formula="of:=[.B172]-[.B$2]" office:value-type="float" office:value="8.49914383888245" calcext:value-type="float">
            <text:p>8.4991438389</text:p>
          </table:table-cell>
          <table:table-cell table:formula="of:=[.C171]/([.D172]-[.D171])" office:value-type="float" office:value="9724.64933996485" calcext:value-type="float">
            <text:p>9724.64933996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472047.20775" calcext:value-type="float">
            <text:p>1455472047.20775</text:p>
          </table:table-cell>
          <table:table-cell office:value-type="float" office:value="488" calcext:value-type="float">
            <text:p>488</text:p>
          </table:table-cell>
          <table:table-cell table:formula="of:=[.B173]-[.B$2]" office:value-type="float" office:value="8.54847884178162" calcext:value-type="float">
            <text:p>8.5484788418</text:p>
          </table:table-cell>
          <table:table-cell table:formula="of:=[.C172]/([.D173]-[.D172])" office:value-type="float" office:value="9891.55713636759" calcext:value-type="float">
            <text:p>9891.557136367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472047.25701" calcext:value-type="float">
            <text:p>1455472047.25701</text:p>
          </table:table-cell>
          <table:table-cell office:value-type="float" office:value="480" calcext:value-type="float">
            <text:p>480</text:p>
          </table:table-cell>
          <table:table-cell table:formula="of:=[.B174]-[.B$2]" office:value-type="float" office:value="8.59773993492126" calcext:value-type="float">
            <text:p>8.5977399349</text:p>
          </table:table-cell>
          <table:table-cell table:formula="of:=[.C173]/([.D174]-[.D173])" office:value-type="float" office:value="9906.39811050451" calcext:value-type="float">
            <text:p>9906.39811050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472047.30704" calcext:value-type="float">
            <text:p>1455472047.30704</text:p>
          </table:table-cell>
          <table:table-cell office:value-type="float" office:value="472" calcext:value-type="float">
            <text:p>472</text:p>
          </table:table-cell>
          <table:table-cell table:formula="of:=[.B175]-[.B$2]" office:value-type="float" office:value="8.64776515960693" calcext:value-type="float">
            <text:p>8.6477651596</text:p>
          </table:table-cell>
          <table:table-cell table:formula="of:=[.C174]/([.D175]-[.D174])" office:value-type="float" office:value="9595.15930245304" calcext:value-type="float">
            <text:p>9595.15930245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472047.35885" calcext:value-type="float">
            <text:p>1455472047.35885</text:p>
          </table:table-cell>
          <table:table-cell office:value-type="float" office:value="464" calcext:value-type="float">
            <text:p>464</text:p>
          </table:table-cell>
          <table:table-cell table:formula="of:=[.B176]-[.B$2]" office:value-type="float" office:value="8.69957232475281" calcext:value-type="float">
            <text:p>8.6995723248</text:p>
          </table:table-cell>
          <table:table-cell table:formula="of:=[.C175]/([.D176]-[.D175])" office:value-type="float" office:value="9110.70888883775" calcext:value-type="float">
            <text:p>9110.70888883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472047.40983" calcext:value-type="float">
            <text:p>1455472047.40983</text:p>
          </table:table-cell>
          <table:table-cell office:value-type="float" office:value="464" calcext:value-type="float">
            <text:p>464</text:p>
          </table:table-cell>
          <table:table-cell table:formula="of:=[.B177]-[.B$2]" office:value-type="float" office:value="8.7505578994751" calcext:value-type="float">
            <text:p>8.7505578995</text:p>
          </table:table-cell>
          <table:table-cell table:formula="of:=[.C176]/([.D177]-[.D176])" office:value-type="float" office:value="9100.61331126168" calcext:value-type="float">
            <text:p>9100.61331126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472047.45721" calcext:value-type="float">
            <text:p>1455472047.45721</text:p>
          </table:table-cell>
          <table:table-cell office:value-type="float" office:value="456" calcext:value-type="float">
            <text:p>456</text:p>
          </table:table-cell>
          <table:table-cell table:formula="of:=[.B178]-[.B$2]" office:value-type="float" office:value="8.79793548583984" calcext:value-type="float">
            <text:p>8.7979354858</text:p>
          </table:table-cell>
          <table:table-cell table:formula="of:=[.C177]/([.D178]-[.D177])" office:value-type="float" office:value="9793.66058092957" calcext:value-type="float">
            <text:p>9793.66058092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472047.5096" calcext:value-type="float">
            <text:p>1455472047.5096</text:p>
          </table:table-cell>
          <table:table-cell office:value-type="float" office:value="448" calcext:value-type="float">
            <text:p>448</text:p>
          </table:table-cell>
          <table:table-cell table:formula="of:=[.B179]-[.B$2]" office:value-type="float" office:value="8.85032415390015" calcext:value-type="float">
            <text:p>8.8503241539</text:p>
          </table:table-cell>
          <table:table-cell table:formula="of:=[.C178]/([.D179]-[.D178])" office:value-type="float" office:value="8704.17242666133" calcext:value-type="float">
            <text:p>8704.17242666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472047.55687" calcext:value-type="float">
            <text:p>1455472047.55687</text:p>
          </table:table-cell>
          <table:table-cell office:value-type="float" office:value="440" calcext:value-type="float">
            <text:p>440</text:p>
          </table:table-cell>
          <table:table-cell table:formula="of:=[.B180]-[.B$2]" office:value-type="float" office:value="8.89759540557861" calcext:value-type="float">
            <text:p>8.8975954056</text:p>
          </table:table-cell>
          <table:table-cell table:formula="of:=[.C179]/([.D180]-[.D179])" office:value-type="float" office:value="9477.21890351541" calcext:value-type="float">
            <text:p>9477.21890351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472047.60788" calcext:value-type="float">
            <text:p>1455472047.60788</text:p>
          </table:table-cell>
          <table:table-cell office:value-type="float" office:value="440" calcext:value-type="float">
            <text:p>440</text:p>
          </table:table-cell>
          <table:table-cell table:formula="of:=[.B181]-[.B$2]" office:value-type="float" office:value="8.94860982894897" calcext:value-type="float">
            <text:p>8.9486098289</text:p>
          </table:table-cell>
          <table:table-cell table:formula="of:=[.C180]/([.D181]-[.D180])" office:value-type="float" office:value="8625.01173061644" calcext:value-type="float">
            <text:p>8625.01173061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472047.65752" calcext:value-type="float">
            <text:p>1455472047.65752</text:p>
          </table:table-cell>
          <table:table-cell office:value-type="float" office:value="432" calcext:value-type="float">
            <text:p>432</text:p>
          </table:table-cell>
          <table:table-cell table:formula="of:=[.B182]-[.B$2]" office:value-type="float" office:value="8.9982442855835" calcext:value-type="float">
            <text:p>8.9982442856</text:p>
          </table:table-cell>
          <table:table-cell table:formula="of:=[.C181]/([.D182]-[.D181])" office:value-type="float" office:value="8864.80944558127" calcext:value-type="float">
            <text:p>8864.80944558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472047.70744" calcext:value-type="float">
            <text:p>1455472047.70744</text:p>
          </table:table-cell>
          <table:table-cell office:value-type="float" office:value="424" calcext:value-type="float">
            <text:p>424</text:p>
          </table:table-cell>
          <table:table-cell table:formula="of:=[.B183]-[.B$2]" office:value-type="float" office:value="9.04816555976868" calcext:value-type="float">
            <text:p>9.0481655598</text:p>
          </table:table-cell>
          <table:table-cell table:formula="of:=[.C182]/([.D183]-[.D182])" office:value-type="float" office:value="8653.62527401676" calcext:value-type="float">
            <text:p>8653.62527401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472047.75751" calcext:value-type="float">
            <text:p>1455472047.75751</text:p>
          </table:table-cell>
          <table:table-cell office:value-type="float" office:value="424" calcext:value-type="float">
            <text:p>424</text:p>
          </table:table-cell>
          <table:table-cell table:formula="of:=[.B184]-[.B$2]" office:value-type="float" office:value="9.09823632240295" calcext:value-type="float">
            <text:p>9.0982363224</text:p>
          </table:table-cell>
          <table:table-cell table:formula="of:=[.C183]/([.D184]-[.D183])" office:value-type="float" office:value="8468.01561815515" calcext:value-type="float">
            <text:p>8468.01561815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472047.80776" calcext:value-type="float">
            <text:p>1455472047.80776</text:p>
          </table:table-cell>
          <table:table-cell office:value-type="float" office:value="416" calcext:value-type="float">
            <text:p>416</text:p>
          </table:table-cell>
          <table:table-cell table:formula="of:=[.B185]-[.B$2]" office:value-type="float" office:value="9.14848947525024" calcext:value-type="float">
            <text:p>9.1484894753</text:p>
          </table:table-cell>
          <table:table-cell table:formula="of:=[.C184]/([.D185]-[.D184])" office:value-type="float" office:value="8437.28156297888" calcext:value-type="float">
            <text:p>8437.28156297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472047.85768" calcext:value-type="float">
            <text:p>1455472047.85768</text:p>
          </table:table-cell>
          <table:table-cell office:value-type="float" office:value="416" calcext:value-type="float">
            <text:p>416</text:p>
          </table:table-cell>
          <table:table-cell table:formula="of:=[.B186]-[.B$2]" office:value-type="float" office:value="9.19840908050537" calcext:value-type="float">
            <text:p>9.1984090805</text:p>
          </table:table-cell>
          <table:table-cell table:formula="of:=[.C185]/([.D186]-[.D185])" office:value-type="float" office:value="8333.39923010058" calcext:value-type="float">
            <text:p>8333.39923010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472047.90787" calcext:value-type="float">
            <text:p>1455472047.90787</text:p>
          </table:table-cell>
          <table:table-cell office:value-type="float" office:value="408" calcext:value-type="float">
            <text:p>408</text:p>
          </table:table-cell>
          <table:table-cell table:formula="of:=[.B187]-[.B$2]" office:value-type="float" office:value="9.24859976768494" calcext:value-type="float">
            <text:p>9.2485997677</text:p>
          </table:table-cell>
          <table:table-cell table:formula="of:=[.C186]/([.D187]-[.D186])" office:value-type="float" office:value="8288.39020497352" calcext:value-type="float">
            <text:p>8288.39020497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472047.95907" calcext:value-type="float">
            <text:p>1455472047.95907</text:p>
          </table:table-cell>
          <table:table-cell office:value-type="float" office:value="408" calcext:value-type="float">
            <text:p>408</text:p>
          </table:table-cell>
          <table:table-cell table:formula="of:=[.B188]-[.B$2]" office:value-type="float" office:value="9.29979372024536" calcext:value-type="float">
            <text:p>9.2997937202</text:p>
          </table:table-cell>
          <table:table-cell table:formula="of:=[.C187]/([.D188]-[.D187])" office:value-type="float" office:value="7969.69133255403" calcext:value-type="float">
            <text:p>7969.69133255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472048.00713" calcext:value-type="float">
            <text:p>1455472048.00713</text:p>
          </table:table-cell>
          <table:table-cell office:value-type="float" office:value="400" calcext:value-type="float">
            <text:p>400</text:p>
          </table:table-cell>
          <table:table-cell table:formula="of:=[.B189]-[.B$2]" office:value-type="float" office:value="9.34785270690918" calcext:value-type="float">
            <text:p>9.3478527069</text:p>
          </table:table-cell>
          <table:table-cell table:formula="of:=[.C188]/([.D189]-[.D188])" office:value-type="float" office:value="8489.56726561958" calcext:value-type="float">
            <text:p>8489.56726561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472048.05805" calcext:value-type="float">
            <text:p>1455472048.05805</text:p>
          </table:table-cell>
          <table:table-cell office:value-type="float" office:value="400" calcext:value-type="float">
            <text:p>400</text:p>
          </table:table-cell>
          <table:table-cell table:formula="of:=[.B190]-[.B$2]" office:value-type="float" office:value="9.39877367019653" calcext:value-type="float">
            <text:p>9.3987736702</text:p>
          </table:table-cell>
          <table:table-cell table:formula="of:=[.C189]/([.D190]-[.D189])" office:value-type="float" office:value="7855.31094026538" calcext:value-type="float">
            <text:p>7855.31094026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472048.10716" calcext:value-type="float">
            <text:p>1455472048.10716</text:p>
          </table:table-cell>
          <table:table-cell office:value-type="float" office:value="392" calcext:value-type="float">
            <text:p>392</text:p>
          </table:table-cell>
          <table:table-cell table:formula="of:=[.B191]-[.B$2]" office:value-type="float" office:value="9.44788885116577" calcext:value-type="float">
            <text:p>9.4478888512</text:p>
          </table:table-cell>
          <table:table-cell table:formula="of:=[.C190]/([.D191]-[.D190])" office:value-type="float" office:value="8144.12147336945" calcext:value-type="float">
            <text:p>8144.12147336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472048.15758" calcext:value-type="float">
            <text:p>1455472048.15758</text:p>
          </table:table-cell>
          <table:table-cell office:value-type="float" office:value="392" calcext:value-type="float">
            <text:p>392</text:p>
          </table:table-cell>
          <table:table-cell table:formula="of:=[.B192]-[.B$2]" office:value-type="float" office:value="9.49830675125122" calcext:value-type="float">
            <text:p>9.4983067513</text:p>
          </table:table-cell>
          <table:table-cell table:formula="of:=[.C191]/([.D192]-[.D191])" office:value-type="float" office:value="7775.01639964439" calcext:value-type="float">
            <text:p>7775.01639964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472048.20778" calcext:value-type="float">
            <text:p>1455472048.20778</text:p>
          </table:table-cell>
          <table:table-cell office:value-type="float" office:value="384" calcext:value-type="float">
            <text:p>384</text:p>
          </table:table-cell>
          <table:table-cell table:formula="of:=[.B193]-[.B$2]" office:value-type="float" office:value="9.54850172996521" calcext:value-type="float">
            <text:p>9.54850173</text:p>
          </table:table-cell>
          <table:table-cell table:formula="of:=[.C192]/([.D193]-[.D192])" office:value-type="float" office:value="7809.54609491149" calcext:value-type="float">
            <text:p>7809.54609491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472048.25894" calcext:value-type="float">
            <text:p>1455472048.25894</text:p>
          </table:table-cell>
          <table:table-cell office:value-type="float" office:value="384" calcext:value-type="float">
            <text:p>384</text:p>
          </table:table-cell>
          <table:table-cell table:formula="of:=[.B194]-[.B$2]" office:value-type="float" office:value="9.59966683387756" calcext:value-type="float">
            <text:p>9.5996668339</text:p>
          </table:table-cell>
          <table:table-cell table:formula="of:=[.C193]/([.D194]-[.D193])" office:value-type="float" office:value="7505.11521793832" calcext:value-type="float">
            <text:p>7505.11521793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472048.30855" calcext:value-type="float">
            <text:p>1455472048.30855</text:p>
          </table:table-cell>
          <table:table-cell office:value-type="float" office:value="384" calcext:value-type="float">
            <text:p>384</text:p>
          </table:table-cell>
          <table:table-cell table:formula="of:=[.B195]-[.B$2]" office:value-type="float" office:value="9.64927387237549" calcext:value-type="float">
            <text:p>9.6492738724</text:p>
          </table:table-cell>
          <table:table-cell table:formula="of:=[.C194]/([.D195]-[.D194])" office:value-type="float" office:value="7740.83701884489" calcext:value-type="float">
            <text:p>7740.83701884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472048.35764" calcext:value-type="float">
            <text:p>1455472048.35764</text:p>
          </table:table-cell>
          <table:table-cell office:value-type="float" office:value="376" calcext:value-type="float">
            <text:p>376</text:p>
          </table:table-cell>
          <table:table-cell table:formula="of:=[.B196]-[.B$2]" office:value-type="float" office:value="9.69836950302124" calcext:value-type="float">
            <text:p>9.698369503</text:p>
          </table:table-cell>
          <table:table-cell table:formula="of:=[.C195]/([.D196]-[.D195])" office:value-type="float" office:value="7821.46995464302" calcext:value-type="float">
            <text:p>7821.4699546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472048.40932" calcext:value-type="float">
            <text:p>1455472048.40932</text:p>
          </table:table-cell>
          <table:table-cell office:value-type="float" office:value="376" calcext:value-type="float">
            <text:p>376</text:p>
          </table:table-cell>
          <table:table-cell table:formula="of:=[.B197]-[.B$2]" office:value-type="float" office:value="9.75004744529724" calcext:value-type="float">
            <text:p>9.7500474453</text:p>
          </table:table-cell>
          <table:table-cell table:formula="of:=[.C196]/([.D197]-[.D196])" office:value-type="float" office:value="7275.83149483514" calcext:value-type="float">
            <text:p>7275.83149483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472048.45761" calcext:value-type="float">
            <text:p>1455472048.45761</text:p>
          </table:table-cell>
          <table:table-cell office:value-type="float" office:value="376" calcext:value-type="float">
            <text:p>376</text:p>
          </table:table-cell>
          <table:table-cell table:formula="of:=[.B198]-[.B$2]" office:value-type="float" office:value="9.79833054542542" calcext:value-type="float">
            <text:p>9.7983305454</text:p>
          </table:table-cell>
          <table:table-cell table:formula="of:=[.C197]/([.D198]-[.D197])" office:value-type="float" office:value="7787.40385356074" calcext:value-type="float">
            <text:p>7787.40385356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472048.50765" calcext:value-type="float">
            <text:p>1455472048.50765</text:p>
          </table:table-cell>
          <table:table-cell office:value-type="float" office:value="376" calcext:value-type="float">
            <text:p>376</text:p>
          </table:table-cell>
          <table:table-cell table:formula="of:=[.B199]-[.B$2]" office:value-type="float" office:value="9.84837198257446" calcext:value-type="float">
            <text:p>9.8483719826</text:p>
          </table:table-cell>
          <table:table-cell table:formula="of:=[.C198]/([.D199]-[.D198])" office:value-type="float" office:value="7513.77301335468" calcext:value-type="float">
            <text:p>7513.77301335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472048.55784" calcext:value-type="float">
            <text:p>1455472048.55784</text:p>
          </table:table-cell>
          <table:table-cell office:value-type="float" office:value="376" calcext:value-type="float">
            <text:p>376</text:p>
          </table:table-cell>
          <table:table-cell table:formula="of:=[.B200]-[.B$2]" office:value-type="float" office:value="9.89856576919556" calcext:value-type="float">
            <text:p>9.8985657692</text:p>
          </table:table-cell>
          <table:table-cell table:formula="of:=[.C199]/([.D200]-[.D199])" office:value-type="float" office:value="7490.96701626387" calcext:value-type="float">
            <text:p>7490.96701626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472048.60958" calcext:value-type="float">
            <text:p>1455472048.60958</text:p>
          </table:table-cell>
          <table:table-cell office:value-type="float" office:value="376" calcext:value-type="float">
            <text:p>376</text:p>
          </table:table-cell>
          <table:table-cell table:formula="of:=[.B201]-[.B$2]" office:value-type="float" office:value="9.95030069351196" calcext:value-type="float">
            <text:p>9.9503006935</text:p>
          </table:table-cell>
          <table:table-cell table:formula="of:=[.C200]/([.D201]-[.D200])" office:value-type="float" office:value="7267.81772599912" calcext:value-type="float">
            <text:p>7267.81772599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472048.65715" calcext:value-type="float">
            <text:p>1455472048.65715</text:p>
          </table:table-cell>
          <table:table-cell office:value-type="float" office:value="376" calcext:value-type="float">
            <text:p>376</text:p>
          </table:table-cell>
          <table:table-cell table:formula="of:=[.B202]-[.B$2]" office:value-type="float" office:value="9.99787330627441" calcext:value-type="float">
            <text:p>9.9978733063</text:p>
          </table:table-cell>
          <table:table-cell table:formula="of:=[.C201]/([.D202]-[.D201])" office:value-type="float" office:value="7903.70715767739" calcext:value-type="float">
            <text:p>7903.70715767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472048.70691" calcext:value-type="float">
            <text:p>1455472048.70691</text:p>
          </table:table-cell>
          <table:table-cell office:value-type="float" office:value="376" calcext:value-type="float">
            <text:p>376</text:p>
          </table:table-cell>
          <table:table-cell table:formula="of:=[.B203]-[.B$2]" office:value-type="float" office:value="10.047637462616" calcext:value-type="float">
            <text:p>10.0476374626</text:p>
          </table:table-cell>
          <table:table-cell table:formula="of:=[.C202]/([.D203]-[.D202])" office:value-type="float" office:value="7555.63899083008" calcext:value-type="float">
            <text:p>7555.63899083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472048.75782" calcext:value-type="float">
            <text:p>1455472048.75782</text:p>
          </table:table-cell>
          <table:table-cell office:value-type="float" office:value="376" calcext:value-type="float">
            <text:p>376</text:p>
          </table:table-cell>
          <table:table-cell table:formula="of:=[.B204]-[.B$2]" office:value-type="float" office:value="10.0985441207886" calcext:value-type="float">
            <text:p>10.0985441208</text:p>
          </table:table-cell>
          <table:table-cell table:formula="of:=[.C203]/([.D204]-[.D203])" office:value-type="float" office:value="7386.06723554923" calcext:value-type="float">
            <text:p>7386.06723554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472048.80807" calcext:value-type="float">
            <text:p>1455472048.80807</text:p>
          </table:table-cell>
          <table:table-cell office:value-type="float" office:value="376" calcext:value-type="float">
            <text:p>376</text:p>
          </table:table-cell>
          <table:table-cell table:formula="of:=[.B205]-[.B$2]" office:value-type="float" office:value="10.1487982273102" calcext:value-type="float">
            <text:p>10.1487982273</text:p>
          </table:table-cell>
          <table:table-cell table:formula="of:=[.C204]/([.D205]-[.D204])" office:value-type="float" office:value="7481.97562398888" calcext:value-type="float">
            <text:p>7481.975623988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472048.85703" calcext:value-type="float">
            <text:p>1455472048.85703</text:p>
          </table:table-cell>
          <table:table-cell office:value-type="float" office:value="376" calcext:value-type="float">
            <text:p>376</text:p>
          </table:table-cell>
          <table:table-cell table:formula="of:=[.B206]-[.B$2]" office:value-type="float" office:value="10.1977522373199" calcext:value-type="float">
            <text:p>10.1977522373</text:p>
          </table:table-cell>
          <table:table-cell table:formula="of:=[.C205]/([.D206]-[.D205])" office:value-type="float" office:value="7680.67825138315" calcext:value-type="float">
            <text:p>7680.67825138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472048.90708" calcext:value-type="float">
            <text:p>1455472048.90708</text:p>
          </table:table-cell>
          <table:table-cell office:value-type="float" office:value="376" calcext:value-type="float">
            <text:p>376</text:p>
          </table:table-cell>
          <table:table-cell table:formula="of:=[.B207]-[.B$2]" office:value-type="float" office:value="10.247807264328" calcext:value-type="float">
            <text:p>10.2478072643</text:p>
          </table:table-cell>
          <table:table-cell table:formula="of:=[.C206]/([.D207]-[.D206])" office:value-type="float" office:value="7511.73303611405" calcext:value-type="float">
            <text:p>7511.73303611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472048.95777" calcext:value-type="float">
            <text:p>1455472048.95777</text:p>
          </table:table-cell>
          <table:table-cell office:value-type="float" office:value="376" calcext:value-type="float">
            <text:p>376</text:p>
          </table:table-cell>
          <table:table-cell table:formula="of:=[.B208]-[.B$2]" office:value-type="float" office:value="10.298495054245" calcext:value-type="float">
            <text:p>10.2984950542</text:p>
          </table:table-cell>
          <table:table-cell table:formula="of:=[.C207]/([.D208]-[.D207])" office:value-type="float" office:value="7417.96003762935" calcext:value-type="float">
            <text:p>7417.96003762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472049.00898" calcext:value-type="float">
            <text:p>1455472049.00898</text:p>
          </table:table-cell>
          <table:table-cell office:value-type="float" office:value="376" calcext:value-type="float">
            <text:p>376</text:p>
          </table:table-cell>
          <table:table-cell table:formula="of:=[.B209]-[.B$2]" office:value-type="float" office:value="10.3497099876404" calcext:value-type="float">
            <text:p>10.3497099876</text:p>
          </table:table-cell>
          <table:table-cell table:formula="of:=[.C208]/([.D209]-[.D208])" office:value-type="float" office:value="7341.60868856809" calcext:value-type="float">
            <text:p>7341.608688568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472049.05844" calcext:value-type="float">
            <text:p>1455472049.05844</text:p>
          </table:table-cell>
          <table:table-cell office:value-type="float" office:value="376" calcext:value-type="float">
            <text:p>376</text:p>
          </table:table-cell>
          <table:table-cell table:formula="of:=[.B210]-[.B$2]" office:value-type="float" office:value="10.3991646766663" calcext:value-type="float">
            <text:p>10.3991646767</text:p>
          </table:table-cell>
          <table:table-cell table:formula="of:=[.C209]/([.D210]-[.D209])" office:value-type="float" office:value="7602.91910446034" calcext:value-type="float">
            <text:p>7602.91910446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472049.10828" calcext:value-type="float">
            <text:p>1455472049.10828</text:p>
          </table:table-cell>
          <table:table-cell office:value-type="float" office:value="384" calcext:value-type="float">
            <text:p>384</text:p>
          </table:table-cell>
          <table:table-cell table:formula="of:=[.B211]-[.B$2]" office:value-type="float" office:value="10.4490058422089" calcext:value-type="float">
            <text:p>10.4490058422</text:p>
          </table:table-cell>
          <table:table-cell table:formula="of:=[.C210]/([.D211]-[.D210])" office:value-type="float" office:value="7543.96483121182" calcext:value-type="float">
            <text:p>7543.96483121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472049.15895" calcext:value-type="float">
            <text:p>1455472049.15895</text:p>
          </table:table-cell>
          <table:table-cell office:value-type="float" office:value="384" calcext:value-type="float">
            <text:p>384</text:p>
          </table:table-cell>
          <table:table-cell table:formula="of:=[.B212]-[.B$2]" office:value-type="float" office:value="10.4996733665466" calcext:value-type="float">
            <text:p>10.4996733665</text:p>
          </table:table-cell>
          <table:table-cell table:formula="of:=[.C211]/([.D212]-[.D211])" office:value-type="float" office:value="7578.8190763005" calcext:value-type="float">
            <text:p>7578.81907630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472049.20925" calcext:value-type="float">
            <text:p>1455472049.20925</text:p>
          </table:table-cell>
          <table:table-cell office:value-type="float" office:value="384" calcext:value-type="float">
            <text:p>384</text:p>
          </table:table-cell>
          <table:table-cell table:formula="of:=[.B213]-[.B$2]" office:value-type="float" office:value="10.5499789714813" calcext:value-type="float">
            <text:p>10.5499789715</text:p>
          </table:table-cell>
          <table:table-cell table:formula="of:=[.C212]/([.D213]-[.D212])" office:value-type="float" office:value="7633.34424660066" calcext:value-type="float">
            <text:p>7633.34424660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472049.25718" calcext:value-type="float">
            <text:p>1455472049.25718</text:p>
          </table:table-cell>
          <table:table-cell office:value-type="float" office:value="392" calcext:value-type="float">
            <text:p>392</text:p>
          </table:table-cell>
          <table:table-cell table:formula="of:=[.B214]-[.B$2]" office:value-type="float" office:value="10.5979046821594" calcext:value-type="float">
            <text:p>10.5979046822</text:p>
          </table:table-cell>
          <table:table-cell table:formula="of:=[.C213]/([.D214]-[.D213])" office:value-type="float" office:value="8012.40074621297" calcext:value-type="float">
            <text:p>8012.4007462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472049.30914" calcext:value-type="float">
            <text:p>1455472049.30914</text:p>
          </table:table-cell>
          <table:table-cell office:value-type="float" office:value="392" calcext:value-type="float">
            <text:p>392</text:p>
          </table:table-cell>
          <table:table-cell table:formula="of:=[.B215]-[.B$2]" office:value-type="float" office:value="10.6498608589172" calcext:value-type="float">
            <text:p>10.6498608589</text:p>
          </table:table-cell>
          <table:table-cell table:formula="of:=[.C214]/([.D215]-[.D214])" office:value-type="float" office:value="7544.81997063142" calcext:value-type="float">
            <text:p>7544.81997063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472049.35798" calcext:value-type="float">
            <text:p>1455472049.35798</text:p>
          </table:table-cell>
          <table:table-cell office:value-type="float" office:value="400" calcext:value-type="float">
            <text:p>400</text:p>
          </table:table-cell>
          <table:table-cell table:formula="of:=[.B216]-[.B$2]" office:value-type="float" office:value="10.6987092494965" calcext:value-type="float">
            <text:p>10.6987092495</text:p>
          </table:table-cell>
          <table:table-cell table:formula="of:=[.C215]/([.D216]-[.D215])" office:value-type="float" office:value="8024.82938233643" calcext:value-type="float">
            <text:p>8024.829382336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472049.40752" calcext:value-type="float">
            <text:p>1455472049.40752</text:p>
          </table:table-cell>
          <table:table-cell office:value-type="float" office:value="400" calcext:value-type="float">
            <text:p>400</text:p>
          </table:table-cell>
          <table:table-cell table:formula="of:=[.B217]-[.B$2]" office:value-type="float" office:value="10.7482461929321" calcext:value-type="float">
            <text:p>10.7482461929</text:p>
          </table:table-cell>
          <table:table-cell table:formula="of:=[.C216]/([.D217]-[.D216])" office:value-type="float" office:value="8074.78161262532" calcext:value-type="float">
            <text:p>8074.78161262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472049.45859" calcext:value-type="float">
            <text:p>1455472049.45859</text:p>
          </table:table-cell>
          <table:table-cell office:value-type="float" office:value="400" calcext:value-type="float">
            <text:p>400</text:p>
          </table:table-cell>
          <table:table-cell table:formula="of:=[.B218]-[.B$2]" office:value-type="float" office:value="10.7993195056915" calcext:value-type="float">
            <text:p>10.7993195057</text:p>
          </table:table-cell>
          <table:table-cell table:formula="of:=[.C217]/([.D218]-[.D217])" office:value-type="float" office:value="7831.87888916379" calcext:value-type="float">
            <text:p>7831.87888916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472049.50915" calcext:value-type="float">
            <text:p>1455472049.50915</text:p>
          </table:table-cell>
          <table:table-cell office:value-type="float" office:value="408" calcext:value-type="float">
            <text:p>408</text:p>
          </table:table-cell>
          <table:table-cell table:formula="of:=[.B219]-[.B$2]" office:value-type="float" office:value="10.8498730659485" calcext:value-type="float">
            <text:p>10.8498730659</text:p>
          </table:table-cell>
          <table:table-cell table:formula="of:=[.C218]/([.D219]-[.D218])" office:value-type="float" office:value="7912.40019430571" calcext:value-type="float">
            <text:p>7912.40019430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472049.5576" calcext:value-type="float">
            <text:p>1455472049.5576</text:p>
          </table:table-cell>
          <table:table-cell office:value-type="float" office:value="416" calcext:value-type="float">
            <text:p>416</text:p>
          </table:table-cell>
          <table:table-cell table:formula="of:=[.B220]-[.B$2]" office:value-type="float" office:value="10.8983297348022" calcext:value-type="float">
            <text:p>10.8983297348</text:p>
          </table:table-cell>
          <table:table-cell table:formula="of:=[.C219]/([.D220]-[.D219])" office:value-type="float" office:value="8419.89368339221" calcext:value-type="float">
            <text:p>8419.89368339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472049.6097" calcext:value-type="float">
            <text:p>1455472049.6097</text:p>
          </table:table-cell>
          <table:table-cell office:value-type="float" office:value="416" calcext:value-type="float">
            <text:p>416</text:p>
          </table:table-cell>
          <table:table-cell table:formula="of:=[.B221]-[.B$2]" office:value-type="float" office:value="10.9504272937775" calcext:value-type="float">
            <text:p>10.9504272938</text:p>
          </table:table-cell>
          <table:table-cell table:formula="of:=[.C220]/([.D221]-[.D220])" office:value-type="float" office:value="7985.01903319253" calcext:value-type="float">
            <text:p>7985.01903319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472049.65765" calcext:value-type="float">
            <text:p>1455472049.65765</text:p>
          </table:table-cell>
          <table:table-cell office:value-type="float" office:value="424" calcext:value-type="float">
            <text:p>424</text:p>
          </table:table-cell>
          <table:table-cell table:formula="of:=[.B222]-[.B$2]" office:value-type="float" office:value="10.9983789920807" calcext:value-type="float">
            <text:p>10.9983789921</text:p>
          </table:table-cell>
          <table:table-cell table:formula="of:=[.C221]/([.D222]-[.D221])" office:value-type="float" office:value="8675.39659115769" calcext:value-type="float">
            <text:p>8675.39659115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472049.7072" calcext:value-type="float">
            <text:p>1455472049.7072</text:p>
          </table:table-cell>
          <table:table-cell office:value-type="float" office:value="424" calcext:value-type="float">
            <text:p>424</text:p>
          </table:table-cell>
          <table:table-cell table:formula="of:=[.B223]-[.B$2]" office:value-type="float" office:value="11.0479216575623" calcext:value-type="float">
            <text:p>11.0479216576</text:p>
          </table:table-cell>
          <table:table-cell table:formula="of:=[.C222]/([.D223]-[.D222])" office:value-type="float" office:value="8558.27993666896" calcext:value-type="float">
            <text:p>8558.2799366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472049.75766" calcext:value-type="float">
            <text:p>1455472049.75766</text:p>
          </table:table-cell>
          <table:table-cell office:value-type="float" office:value="432" calcext:value-type="float">
            <text:p>432</text:p>
          </table:table-cell>
          <table:table-cell table:formula="of:=[.B224]-[.B$2]" office:value-type="float" office:value="11.0983872413635" calcext:value-type="float">
            <text:p>11.0983872414</text:p>
          </table:table-cell>
          <table:table-cell table:formula="of:=[.C223]/([.D224]-[.D223])" office:value-type="float" office:value="8401.76548179224" calcext:value-type="float">
            <text:p>8401.76548179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472049.80968" calcext:value-type="float">
            <text:p>1455472049.80968</text:p>
          </table:table-cell>
          <table:table-cell office:value-type="float" office:value="440" calcext:value-type="float">
            <text:p>440</text:p>
          </table:table-cell>
          <table:table-cell table:formula="of:=[.B225]-[.B$2]" office:value-type="float" office:value="11.1504085063934" calcext:value-type="float">
            <text:p>11.1504085064</text:p>
          </table:table-cell>
          <table:table-cell table:formula="of:=[.C224]/([.D225]-[.D224])" office:value-type="float" office:value="8304.29632481335" calcext:value-type="float">
            <text:p>8304.296324813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472049.85795" calcext:value-type="float">
            <text:p>1455472049.85795</text:p>
          </table:table-cell>
          <table:table-cell office:value-type="float" office:value="440" calcext:value-type="float">
            <text:p>440</text:p>
          </table:table-cell>
          <table:table-cell table:formula="of:=[.B226]-[.B$2]" office:value-type="float" office:value="11.1986792087555" calcext:value-type="float">
            <text:p>11.1986792088</text:p>
          </table:table-cell>
          <table:table-cell table:formula="of:=[.C225]/([.D226]-[.D225])" office:value-type="float" office:value="9115.25995001531" calcext:value-type="float">
            <text:p>9115.259950015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472049.90892" calcext:value-type="float">
            <text:p>1455472049.90892</text:p>
          </table:table-cell>
          <table:table-cell office:value-type="float" office:value="448" calcext:value-type="float">
            <text:p>448</text:p>
          </table:table-cell>
          <table:table-cell table:formula="of:=[.B227]-[.B$2]" office:value-type="float" office:value="11.2496447563171" calcext:value-type="float">
            <text:p>11.2496447563</text:p>
          </table:table-cell>
          <table:table-cell table:formula="of:=[.C226]/([.D227]-[.D226])" office:value-type="float" office:value="8633.28309124506" calcext:value-type="float">
            <text:p>8633.28309124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472049.95759" calcext:value-type="float">
            <text:p>1455472049.95759</text:p>
          </table:table-cell>
          <table:table-cell office:value-type="float" office:value="456" calcext:value-type="float">
            <text:p>456</text:p>
          </table:table-cell>
          <table:table-cell table:formula="of:=[.B228]-[.B$2]" office:value-type="float" office:value="11.2983136177063" calcext:value-type="float">
            <text:p>11.2983136177</text:p>
          </table:table-cell>
          <table:table-cell table:formula="of:=[.C227]/([.D228]-[.D227])" office:value-type="float" office:value="9205.06433092313" calcext:value-type="float">
            <text:p>9205.06433092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472050.01046" calcext:value-type="float">
            <text:p>1455472050.01046</text:p>
          </table:table-cell>
          <table:table-cell office:value-type="float" office:value="456" calcext:value-type="float">
            <text:p>456</text:p>
          </table:table-cell>
          <table:table-cell table:formula="of:=[.B229]-[.B$2]" office:value-type="float" office:value="11.3511803150177" calcext:value-type="float">
            <text:p>11.351180315</text:p>
          </table:table-cell>
          <table:table-cell table:formula="of:=[.C228]/([.D229]-[.D228])" office:value-type="float" office:value="8625.46788792229" calcext:value-type="float">
            <text:p>8625.467887922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472050.05808" calcext:value-type="float">
            <text:p>1455472050.05808</text:p>
          </table:table-cell>
          <table:table-cell office:value-type="float" office:value="464" calcext:value-type="float">
            <text:p>464</text:p>
          </table:table-cell>
          <table:table-cell table:formula="of:=[.B230]-[.B$2]" office:value-type="float" office:value="11.3988070487976" calcext:value-type="float">
            <text:p>11.3988070488</text:p>
          </table:table-cell>
          <table:table-cell table:formula="of:=[.C229]/([.D230]-[.D229])" office:value-type="float" office:value="9574.45459323892" calcext:value-type="float">
            <text:p>9574.45459323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472050.109" calcext:value-type="float">
            <text:p>1455472050.109</text:p>
          </table:table-cell>
          <table:table-cell office:value-type="float" office:value="472" calcext:value-type="float">
            <text:p>472</text:p>
          </table:table-cell>
          <table:table-cell table:formula="of:=[.B231]-[.B$2]" office:value-type="float" office:value="11.4497225284576" calcext:value-type="float">
            <text:p>11.4497225285</text:p>
          </table:table-cell>
          <table:table-cell table:formula="of:=[.C230]/([.D231]-[.D230])" office:value-type="float" office:value="9113.14207581185" calcext:value-type="float">
            <text:p>9113.14207581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472050.15769" calcext:value-type="float">
            <text:p>1455472050.15769</text:p>
          </table:table-cell>
          <table:table-cell office:value-type="float" office:value="480" calcext:value-type="float">
            <text:p>480</text:p>
          </table:table-cell>
          <table:table-cell table:formula="of:=[.B232]-[.B$2]" office:value-type="float" office:value="11.4984178543091" calcext:value-type="float">
            <text:p>11.4984178543</text:p>
          </table:table-cell>
          <table:table-cell table:formula="of:=[.C231]/([.D232]-[.D231])" office:value-type="float" office:value="9692.92209769735" calcext:value-type="float">
            <text:p>9692.92209769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472050.20796" calcext:value-type="float">
            <text:p>1455472050.20796</text:p>
          </table:table-cell>
          <table:table-cell office:value-type="float" office:value="480" calcext:value-type="float">
            <text:p>480</text:p>
          </table:table-cell>
          <table:table-cell table:formula="of:=[.B233]-[.B$2]" office:value-type="float" office:value="11.5486824512482" calcext:value-type="float">
            <text:p>11.5486824512</text:p>
          </table:table-cell>
          <table:table-cell table:formula="of:=[.C232]/([.D233]-[.D232])" office:value-type="float" office:value="9549.46481679118" calcext:value-type="float">
            <text:p>9549.46481679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472050.25703" calcext:value-type="float">
            <text:p>1455472050.25703</text:p>
          </table:table-cell>
          <table:table-cell office:value-type="float" office:value="488" calcext:value-type="float">
            <text:p>488</text:p>
          </table:table-cell>
          <table:table-cell table:formula="of:=[.B234]-[.B$2]" office:value-type="float" office:value="11.5977594852448" calcext:value-type="float">
            <text:p>11.5977594852</text:p>
          </table:table-cell>
          <table:table-cell table:formula="of:=[.C233]/([.D234]-[.D233])" office:value-type="float" office:value="9780.54215813917" calcext:value-type="float">
            <text:p>9780.542158139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472050.30797" calcext:value-type="float">
            <text:p>1455472050.30797</text:p>
          </table:table-cell>
          <table:table-cell office:value-type="float" office:value="496" calcext:value-type="float">
            <text:p>496</text:p>
          </table:table-cell>
          <table:table-cell table:formula="of:=[.B235]-[.B$2]" office:value-type="float" office:value="11.6486942768097" calcext:value-type="float">
            <text:p>11.6486942768</text:p>
          </table:table-cell>
          <table:table-cell table:formula="of:=[.C234]/([.D235]-[.D234])" office:value-type="float" office:value="9580.87753000431" calcext:value-type="float">
            <text:p>9580.87753000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472050.35956" calcext:value-type="float">
            <text:p>1455472050.35956</text:p>
          </table:table-cell>
          <table:table-cell office:value-type="float" office:value="504" calcext:value-type="float">
            <text:p>504</text:p>
          </table:table-cell>
          <table:table-cell table:formula="of:=[.B236]-[.B$2]" office:value-type="float" office:value="11.7002823352814" calcext:value-type="float">
            <text:p>11.7002823353</text:p>
          </table:table-cell>
          <table:table-cell table:formula="of:=[.C235]/([.D236]-[.D235])" office:value-type="float" office:value="9614.62816578548" calcext:value-type="float">
            <text:p>9614.62816578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472050.40684" calcext:value-type="float">
            <text:p>1455472050.40684</text:p>
          </table:table-cell>
          <table:table-cell office:value-type="float" office:value="504" calcext:value-type="float">
            <text:p>504</text:p>
          </table:table-cell>
          <table:table-cell table:formula="of:=[.B237]-[.B$2]" office:value-type="float" office:value="11.747567653656" calcext:value-type="float">
            <text:p>11.7475676537</text:p>
          </table:table-cell>
          <table:table-cell table:formula="of:=[.C236]/([.D237]-[.D236])" office:value-type="float" office:value="10658.6995144432" calcext:value-type="float">
            <text:p>10658.69951444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472050.45689" calcext:value-type="float">
            <text:p>1455472050.45689</text:p>
          </table:table-cell>
          <table:table-cell office:value-type="float" office:value="512" calcext:value-type="float">
            <text:p>512</text:p>
          </table:table-cell>
          <table:table-cell table:formula="of:=[.B238]-[.B$2]" office:value-type="float" office:value="11.7976124286652" calcext:value-type="float">
            <text:p>11.7976124287</text:p>
          </table:table-cell>
          <table:table-cell table:formula="of:=[.C237]/([.D238]-[.D237])" office:value-type="float" office:value="10070.9814342816" calcext:value-type="float">
            <text:p>10070.98143428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472050.50864" calcext:value-type="float">
            <text:p>1455472050.50864</text:p>
          </table:table-cell>
          <table:table-cell office:value-type="float" office:value="520" calcext:value-type="float">
            <text:p>520</text:p>
          </table:table-cell>
          <table:table-cell table:formula="of:=[.B239]-[.B$2]" office:value-type="float" office:value="11.8493645191193" calcext:value-type="float">
            <text:p>11.8493645191</text:p>
          </table:table-cell>
          <table:table-cell table:formula="of:=[.C238]/([.D239]-[.D238])" office:value-type="float" office:value="9893.32016363838" calcext:value-type="float">
            <text:p>9893.320163638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472050.55726" calcext:value-type="float">
            <text:p>1455472050.55726</text:p>
          </table:table-cell>
          <table:table-cell office:value-type="float" office:value="528" calcext:value-type="float">
            <text:p>528</text:p>
          </table:table-cell>
          <table:table-cell table:formula="of:=[.B240]-[.B$2]" office:value-type="float" office:value="11.897988319397" calcext:value-type="float">
            <text:p>11.8979883194</text:p>
          </table:table-cell>
          <table:table-cell table:formula="of:=[.C239]/([.D240]-[.D239])" office:value-type="float" office:value="10694.3512648142" calcext:value-type="float">
            <text:p>10694.35126481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472050.60976" calcext:value-type="float">
            <text:p>1455472050.60976</text:p>
          </table:table-cell>
          <table:table-cell office:value-type="float" office:value="528" calcext:value-type="float">
            <text:p>528</text:p>
          </table:table-cell>
          <table:table-cell table:formula="of:=[.B241]-[.B$2]" office:value-type="float" office:value="11.9504840373993" calcext:value-type="float">
            <text:p>11.9504840374</text:p>
          </table:table-cell>
          <table:table-cell table:formula="of:=[.C240]/([.D241]-[.D240])" office:value-type="float" office:value="10057.9632033354" calcext:value-type="float">
            <text:p>10057.96320333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472050.6572" calcext:value-type="float">
            <text:p>1455472050.6572</text:p>
          </table:table-cell>
          <table:table-cell office:value-type="float" office:value="536" calcext:value-type="float">
            <text:p>536</text:p>
          </table:table-cell>
          <table:table-cell table:formula="of:=[.B242]-[.B$2]" office:value-type="float" office:value="11.9979209899902" calcext:value-type="float">
            <text:p>11.99792099</text:p>
          </table:table-cell>
          <table:table-cell table:formula="of:=[.C241]/([.D242]-[.D241])" office:value-type="float" office:value="11130.5632246878" calcext:value-type="float">
            <text:p>11130.56322468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472050.70893" calcext:value-type="float">
            <text:p>1455472050.70893</text:p>
          </table:table-cell>
          <table:table-cell office:value-type="float" office:value="544" calcext:value-type="float">
            <text:p>544</text:p>
          </table:table-cell>
          <table:table-cell table:formula="of:=[.B243]-[.B$2]" office:value-type="float" office:value="12.0496578216553" calcext:value-type="float">
            <text:p>12.0496578217</text:p>
          </table:table-cell>
          <table:table-cell table:formula="of:=[.C242]/([.D243]-[.D242])" office:value-type="float" office:value="10360.1241658986" calcext:value-type="float">
            <text:p>10360.124165898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472050.75749" calcext:value-type="float">
            <text:p>1455472050.75749</text:p>
          </table:table-cell>
          <table:table-cell office:value-type="float" office:value="544" calcext:value-type="float">
            <text:p>544</text:p>
          </table:table-cell>
          <table:table-cell table:formula="of:=[.B244]-[.B$2]" office:value-type="float" office:value="12.0982115268707" calcext:value-type="float">
            <text:p>12.0982115269</text:p>
          </table:table-cell>
          <table:table-cell table:formula="of:=[.C243]/([.D244]-[.D243])" office:value-type="float" office:value="11204.0882891642" calcext:value-type="float">
            <text:p>11204.08828916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472050.80861" calcext:value-type="float">
            <text:p>1455472050.80861</text:p>
          </table:table-cell>
          <table:table-cell office:value-type="float" office:value="552" calcext:value-type="float">
            <text:p>552</text:p>
          </table:table-cell>
          <table:table-cell table:formula="of:=[.B245]-[.B$2]" office:value-type="float" office:value="12.1493382453918" calcext:value-type="float">
            <text:p>12.1493382454</text:p>
          </table:table-cell>
          <table:table-cell table:formula="of:=[.C244]/([.D245]-[.D244])" office:value-type="float" office:value="10640.2291352866" calcext:value-type="float">
            <text:p>10640.229135286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472050.85755" calcext:value-type="float">
            <text:p>1455472050.85755</text:p>
          </table:table-cell>
          <table:table-cell office:value-type="float" office:value="560" calcext:value-type="float">
            <text:p>560</text:p>
          </table:table-cell>
          <table:table-cell table:formula="of:=[.B246]-[.B$2]" office:value-type="float" office:value="12.1982710361481" calcext:value-type="float">
            <text:p>12.1982710361</text:p>
          </table:table-cell>
          <table:table-cell table:formula="of:=[.C245]/([.D246]-[.D245])" office:value-type="float" office:value="11280.7790332247" calcext:value-type="float">
            <text:p>11280.77903322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472050.90783" calcext:value-type="float">
            <text:p>1455472050.90783</text:p>
          </table:table-cell>
          <table:table-cell office:value-type="float" office:value="560" calcext:value-type="float">
            <text:p>560</text:p>
          </table:table-cell>
          <table:table-cell table:formula="of:=[.B247]-[.B$2]" office:value-type="float" office:value="12.2485575675964" calcext:value-type="float">
            <text:p>12.2485575676</text:p>
          </table:table-cell>
          <table:table-cell table:formula="of:=[.C246]/([.D247]-[.D246])" office:value-type="float" office:value="11136.182669012" calcext:value-type="float">
            <text:p>11136.1826690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472050.95807" calcext:value-type="float">
            <text:p>1455472050.95807</text:p>
          </table:table-cell>
          <table:table-cell office:value-type="float" office:value="568" calcext:value-type="float">
            <text:p>568</text:p>
          </table:table-cell>
          <table:table-cell table:formula="of:=[.B248]-[.B$2]" office:value-type="float" office:value="12.298798084259" calcext:value-type="float">
            <text:p>12.2987980843</text:p>
          </table:table-cell>
          <table:table-cell table:formula="of:=[.C247]/([.D248]-[.D247])" office:value-type="float" office:value="11146.3821871263" calcext:value-type="float">
            <text:p>11146.38218712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472051.00749" calcext:value-type="float">
            <text:p>1455472051.00749</text:p>
          </table:table-cell>
          <table:table-cell office:value-type="float" office:value="568" calcext:value-type="float">
            <text:p>568</text:p>
          </table:table-cell>
          <table:table-cell table:formula="of:=[.B249]-[.B$2]" office:value-type="float" office:value="12.348212480545" calcext:value-type="float">
            <text:p>12.3482124805</text:p>
          </table:table-cell>
          <table:table-cell table:formula="of:=[.C248]/([.D249]-[.D248])" office:value-type="float" office:value="11494.6259125056" calcext:value-type="float">
            <text:p>11494.625912505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472051.05708" calcext:value-type="float">
            <text:p>1455472051.05708</text:p>
          </table:table-cell>
          <table:table-cell office:value-type="float" office:value="576" calcext:value-type="float">
            <text:p>576</text:p>
          </table:table-cell>
          <table:table-cell table:formula="of:=[.B250]-[.B$2]" office:value-type="float" office:value="12.397801399231" calcext:value-type="float">
            <text:p>12.3978013992</text:p>
          </table:table-cell>
          <table:table-cell table:formula="of:=[.C249]/([.D250]-[.D249])" office:value-type="float" office:value="11454.1719209004" calcext:value-type="float">
            <text:p>11454.17192090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472051.10772" calcext:value-type="float">
            <text:p>1455472051.10772</text:p>
          </table:table-cell>
          <table:table-cell office:value-type="float" office:value="584" calcext:value-type="float">
            <text:p>584</text:p>
          </table:table-cell>
          <table:table-cell table:formula="of:=[.B251]-[.B$2]" office:value-type="float" office:value="12.4484462738037" calcext:value-type="float">
            <text:p>12.4484462738</text:p>
          </table:table-cell>
          <table:table-cell table:formula="of:=[.C250]/([.D251]-[.D250])" office:value-type="float" office:value="11373.3127954053" calcext:value-type="float">
            <text:p>11373.31279540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472051.15742" calcext:value-type="float">
            <text:p>1455472051.15742</text:p>
          </table:table-cell>
          <table:table-cell office:value-type="float" office:value="584" calcext:value-type="float">
            <text:p>584</text:p>
          </table:table-cell>
          <table:table-cell table:formula="of:=[.B252]-[.B$2]" office:value-type="float" office:value="12.4981458187103" calcext:value-type="float">
            <text:p>12.4981458187</text:p>
          </table:table-cell>
          <table:table-cell table:formula="of:=[.C251]/([.D252]-[.D251])" office:value-type="float" office:value="11750.6106162001" calcext:value-type="float">
            <text:p>11750.6106162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472051.20945" calcext:value-type="float">
            <text:p>1455472051.20945</text:p>
          </table:table-cell>
          <table:table-cell office:value-type="float" office:value="584" calcext:value-type="float">
            <text:p>584</text:p>
          </table:table-cell>
          <table:table-cell table:formula="of:=[.B253]-[.B$2]" office:value-type="float" office:value="12.5501770973206" calcext:value-type="float">
            <text:p>12.5501770973</text:p>
          </table:table-cell>
          <table:table-cell table:formula="of:=[.C252]/([.D253]-[.D252])" office:value-type="float" office:value="11224.0178523152" calcext:value-type="float">
            <text:p>11224.01785231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472051.25934" calcext:value-type="float">
            <text:p>1455472051.25934</text:p>
          </table:table-cell>
          <table:table-cell office:value-type="float" office:value="592" calcext:value-type="float">
            <text:p>592</text:p>
          </table:table-cell>
          <table:table-cell table:formula="of:=[.B254]-[.B$2]" office:value-type="float" office:value="12.600061416626" calcext:value-type="float">
            <text:p>12.6000614166</text:p>
          </table:table-cell>
          <table:table-cell table:formula="of:=[.C253]/([.D254]-[.D253])" office:value-type="float" office:value="11707.0856760503" calcext:value-type="float">
            <text:p>11707.085676050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472051.3089" calcext:value-type="float">
            <text:p>1455472051.3089</text:p>
          </table:table-cell>
          <table:table-cell office:value-type="float" office:value="592" calcext:value-type="float">
            <text:p>592</text:p>
          </table:table-cell>
          <table:table-cell table:formula="of:=[.B255]-[.B$2]" office:value-type="float" office:value="12.6496222019196" calcext:value-type="float">
            <text:p>12.6496222019</text:p>
          </table:table-cell>
          <table:table-cell table:formula="of:=[.C254]/([.D255]-[.D254])" office:value-type="float" office:value="11944.9277587758" calcext:value-type="float">
            <text:p>11944.92775877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472051.35782" calcext:value-type="float">
            <text:p>1455472051.35782</text:p>
          </table:table-cell>
          <table:table-cell office:value-type="float" office:value="600" calcext:value-type="float">
            <text:p>600</text:p>
          </table:table-cell>
          <table:table-cell table:formula="of:=[.B256]-[.B$2]" office:value-type="float" office:value="12.6985456943512" calcext:value-type="float">
            <text:p>12.6985456944</text:p>
          </table:table-cell>
          <table:table-cell table:formula="of:=[.C255]/([.D256]-[.D255])" office:value-type="float" office:value="12100.5261598441" calcext:value-type="float">
            <text:p>12100.52615984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472051.41002" calcext:value-type="float">
            <text:p>1455472051.41002</text:p>
          </table:table-cell>
          <table:table-cell office:value-type="float" office:value="600" calcext:value-type="float">
            <text:p>600</text:p>
          </table:table-cell>
          <table:table-cell table:formula="of:=[.B257]-[.B$2]" office:value-type="float" office:value="12.7507405281067" calcext:value-type="float">
            <text:p>12.7507405281</text:p>
          </table:table-cell>
          <table:table-cell table:formula="of:=[.C256]/([.D257]-[.D256])" office:value-type="float" office:value="11495.3905746822" calcext:value-type="float">
            <text:p>11495.39057468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472051.45717" calcext:value-type="float">
            <text:p>1455472051.45717</text:p>
          </table:table-cell>
          <table:table-cell office:value-type="float" office:value="600" calcext:value-type="float">
            <text:p>600</text:p>
          </table:table-cell>
          <table:table-cell table:formula="of:=[.B258]-[.B$2]" office:value-type="float" office:value="12.7978901863098" calcext:value-type="float">
            <text:p>12.7978901863</text:p>
          </table:table-cell>
          <table:table-cell table:formula="of:=[.C257]/([.D258]-[.D257])" office:value-type="float" office:value="12725.4368932039" calcext:value-type="float">
            <text:p>12725.436893203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472051.50758" calcext:value-type="float">
            <text:p>1455472051.50758</text:p>
          </table:table-cell>
          <table:table-cell office:value-type="float" office:value="608" calcext:value-type="float">
            <text:p>608</text:p>
          </table:table-cell>
          <table:table-cell table:formula="of:=[.B259]-[.B$2]" office:value-type="float" office:value="12.8483090400696" calcext:value-type="float">
            <text:p>12.8483090401</text:p>
          </table:table-cell>
          <table:table-cell table:formula="of:=[.C258]/([.D259]-[.D258])" office:value-type="float" office:value="11900.3102065522" calcext:value-type="float">
            <text:p>11900.31020655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472051.55912" calcext:value-type="float">
            <text:p>1455472051.55912</text:p>
          </table:table-cell>
          <table:table-cell office:value-type="float" office:value="608" calcext:value-type="float">
            <text:p>608</text:p>
          </table:table-cell>
          <table:table-cell table:formula="of:=[.B260]-[.B$2]" office:value-type="float" office:value="12.8998420238495" calcext:value-type="float">
            <text:p>12.8998420238</text:p>
          </table:table-cell>
          <table:table-cell table:formula="of:=[.C259]/([.D260]-[.D259])" office:value-type="float" office:value="11798.2689028199" calcext:value-type="float">
            <text:p>11798.268902819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472051.60916" calcext:value-type="float">
            <text:p>1455472051.60916</text:p>
          </table:table-cell>
          <table:table-cell office:value-type="float" office:value="608" calcext:value-type="float">
            <text:p>608</text:p>
          </table:table-cell>
          <table:table-cell table:formula="of:=[.B261]-[.B$2]" office:value-type="float" office:value="12.9498887062073" calcext:value-type="float">
            <text:p>12.9498887062</text:p>
          </table:table-cell>
          <table:table-cell table:formula="of:=[.C260]/([.D261]-[.D260])" office:value-type="float" office:value="12148.6574405343" calcext:value-type="float">
            <text:p>12148.65744053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472051.65713" calcext:value-type="float">
            <text:p>1455472051.65713</text:p>
          </table:table-cell>
          <table:table-cell office:value-type="float" office:value="608" calcext:value-type="float">
            <text:p>608</text:p>
          </table:table-cell>
          <table:table-cell table:formula="of:=[.B262]-[.B$2]" office:value-type="float" office:value="12.9978513717651" calcext:value-type="float">
            <text:p>12.9978513718</text:p>
          </table:table-cell>
          <table:table-cell table:formula="of:=[.C261]/([.D262]-[.D261])" office:value-type="float" office:value="12676.5264800915" calcext:value-type="float">
            <text:p>12676.52648009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472051.7086" calcext:value-type="float">
            <text:p>1455472051.7086</text:p>
          </table:table-cell>
          <table:table-cell office:value-type="float" office:value="608" calcext:value-type="float">
            <text:p>608</text:p>
          </table:table-cell>
          <table:table-cell table:formula="of:=[.B263]-[.B$2]" office:value-type="float" office:value="13.0493264198303" calcext:value-type="float">
            <text:p>13.0493264198</text:p>
          </table:table-cell>
          <table:table-cell table:formula="of:=[.C262]/([.D263]-[.D262])" office:value-type="float" office:value="11811.5479801021" calcext:value-type="float">
            <text:p>11811.54798010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472051.75705" calcext:value-type="float">
            <text:p>1455472051.75705</text:p>
          </table:table-cell>
          <table:table-cell office:value-type="float" office:value="608" calcext:value-type="float">
            <text:p>608</text:p>
          </table:table-cell>
          <table:table-cell table:formula="of:=[.B264]-[.B$2]" office:value-type="float" office:value="13.0977799892426" calcext:value-type="float">
            <text:p>13.0977799892</text:p>
          </table:table-cell>
          <table:table-cell table:formula="of:=[.C263]/([.D264]-[.D263])" office:value-type="float" office:value="12548.0951635839" calcext:value-type="float">
            <text:p>12548.09516358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472051.80739" calcext:value-type="float">
            <text:p>1455472051.80739</text:p>
          </table:table-cell>
          <table:table-cell office:value-type="float" office:value="608" calcext:value-type="float">
            <text:p>608</text:p>
          </table:table-cell>
          <table:table-cell table:formula="of:=[.B265]-[.B$2]" office:value-type="float" office:value="13.1481115818024" calcext:value-type="float">
            <text:p>13.1481115818</text:p>
          </table:table-cell>
          <table:table-cell table:formula="of:=[.C264]/([.D265]-[.D264])" office:value-type="float" office:value="12079.8879804458" calcext:value-type="float">
            <text:p>12079.88798044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472051.85952" calcext:value-type="float">
            <text:p>1455472051.85952</text:p>
          </table:table-cell>
          <table:table-cell office:value-type="float" office:value="608" calcext:value-type="float">
            <text:p>608</text:p>
          </table:table-cell>
          <table:table-cell table:formula="of:=[.B266]-[.B$2]" office:value-type="float" office:value="13.2002432346344" calcext:value-type="float">
            <text:p>13.2002432346</text:p>
          </table:table-cell>
          <table:table-cell table:formula="of:=[.C265]/([.D266]-[.D265])" office:value-type="float" office:value="11662.7800380506" calcext:value-type="float">
            <text:p>11662.78003805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472051.90854" calcext:value-type="float">
            <text:p>1455472051.90854</text:p>
          </table:table-cell>
          <table:table-cell office:value-type="float" office:value="608" calcext:value-type="float">
            <text:p>608</text:p>
          </table:table-cell>
          <table:table-cell table:formula="of:=[.B267]-[.B$2]" office:value-type="float" office:value="13.2492685317993" calcext:value-type="float">
            <text:p>13.2492685318</text:p>
          </table:table-cell>
          <table:table-cell table:formula="of:=[.C266]/([.D267]-[.D266])" office:value-type="float" office:value="12401.7606248207" calcext:value-type="float">
            <text:p>12401.76062482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472051.95901" calcext:value-type="float">
            <text:p>1455472051.95901</text:p>
          </table:table-cell>
          <table:table-cell office:value-type="float" office:value="608" calcext:value-type="float">
            <text:p>608</text:p>
          </table:table-cell>
          <table:table-cell table:formula="of:=[.B268]-[.B$2]" office:value-type="float" office:value="13.299733877182" calcext:value-type="float">
            <text:p>13.2997338772</text:p>
          </table:table-cell>
          <table:table-cell table:formula="of:=[.C267]/([.D268]-[.D267])" office:value-type="float" office:value="12047.8715718558" calcext:value-type="float">
            <text:p>12047.87157185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472052.00949" calcext:value-type="float">
            <text:p>1455472052.00949</text:p>
          </table:table-cell>
          <table:table-cell office:value-type="float" office:value="608" calcext:value-type="float">
            <text:p>608</text:p>
          </table:table-cell>
          <table:table-cell table:formula="of:=[.B269]-[.B$2]" office:value-type="float" office:value="13.3502187728882" calcext:value-type="float">
            <text:p>13.3502187729</text:p>
          </table:table-cell>
          <table:table-cell table:formula="of:=[.C268]/([.D269]-[.D268])" office:value-type="float" office:value="12043.2060222244" calcext:value-type="float">
            <text:p>12043.20602222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472052.05818" calcext:value-type="float">
            <text:p>1455472052.05818</text:p>
          </table:table-cell>
          <table:table-cell office:value-type="float" office:value="608" calcext:value-type="float">
            <text:p>608</text:p>
          </table:table-cell>
          <table:table-cell table:formula="of:=[.B270]-[.B$2]" office:value-type="float" office:value="13.3989043235779" calcext:value-type="float">
            <text:p>13.3989043236</text:p>
          </table:table-cell>
          <table:table-cell table:formula="of:=[.C269]/([.D270]-[.D269])" office:value-type="float" office:value="12488.304874585" calcext:value-type="float">
            <text:p>12488.30487458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472052.10757" calcext:value-type="float">
            <text:p>1455472052.10757</text:p>
          </table:table-cell>
          <table:table-cell office:value-type="float" office:value="608" calcext:value-type="float">
            <text:p>608</text:p>
          </table:table-cell>
          <table:table-cell table:formula="of:=[.B271]-[.B$2]" office:value-type="float" office:value="13.4482951164246" calcext:value-type="float">
            <text:p>13.4482951164</text:p>
          </table:table-cell>
          <table:table-cell table:formula="of:=[.C270]/([.D271]-[.D270])" office:value-type="float" office:value="12309.9866383472" calcext:value-type="float">
            <text:p>12309.98663834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472052.15741" calcext:value-type="float">
            <text:p>1455472052.15741</text:p>
          </table:table-cell>
          <table:table-cell office:value-type="float" office:value="608" calcext:value-type="float">
            <text:p>608</text:p>
          </table:table-cell>
          <table:table-cell table:formula="of:=[.B272]-[.B$2]" office:value-type="float" office:value="13.4981322288513" calcext:value-type="float">
            <text:p>13.4981322289</text:p>
          </table:table-cell>
          <table:table-cell table:formula="of:=[.C271]/([.D272]-[.D271])" office:value-type="float" office:value="12199.743733017" calcext:value-type="float">
            <text:p>12199.7437330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472052.20872" calcext:value-type="float">
            <text:p>1455472052.20872</text:p>
          </table:table-cell>
          <table:table-cell office:value-type="float" office:value="608" calcext:value-type="float">
            <text:p>608</text:p>
          </table:table-cell>
          <table:table-cell table:formula="of:=[.B273]-[.B$2]" office:value-type="float" office:value="13.5494499206543" calcext:value-type="float">
            <text:p>13.5494499207</text:p>
          </table:table-cell>
          <table:table-cell table:formula="of:=[.C272]/([.D273]-[.D272])" office:value-type="float" office:value="11847.7659192908" calcext:value-type="float">
            <text:p>11847.76591929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472052.25813" calcext:value-type="float">
            <text:p>1455472052.25813</text:p>
          </table:table-cell>
          <table:table-cell office:value-type="float" office:value="600" calcext:value-type="float">
            <text:p>600</text:p>
          </table:table-cell>
          <table:table-cell table:formula="of:=[.B274]-[.B$2]" office:value-type="float" office:value="13.5988597869873" calcext:value-type="float">
            <text:p>13.598859787</text:p>
          </table:table-cell>
          <table:table-cell table:formula="of:=[.C273]/([.D274]-[.D273])" office:value-type="float" office:value="12305.2346651226" calcext:value-type="float">
            <text:p>12305.23466512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472052.30925" calcext:value-type="float">
            <text:p>1455472052.30925</text:p>
          </table:table-cell>
          <table:table-cell office:value-type="float" office:value="600" calcext:value-type="float">
            <text:p>600</text:p>
          </table:table-cell>
          <table:table-cell table:formula="of:=[.B275]-[.B$2]" office:value-type="float" office:value="13.6499736309052" calcext:value-type="float">
            <text:p>13.6499736309</text:p>
          </table:table-cell>
          <table:table-cell table:formula="of:=[.C274]/([.D275]-[.D274])" office:value-type="float" office:value="11738.5028010094" calcext:value-type="float">
            <text:p>11738.502801009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472052.35785" calcext:value-type="float">
            <text:p>1455472052.35785</text:p>
          </table:table-cell>
          <table:table-cell office:value-type="float" office:value="600" calcext:value-type="float">
            <text:p>600</text:p>
          </table:table-cell>
          <table:table-cell table:formula="of:=[.B276]-[.B$2]" office:value-type="float" office:value="13.698579788208" calcext:value-type="float">
            <text:p>13.6985797882</text:p>
          </table:table-cell>
          <table:table-cell table:formula="of:=[.C275]/([.D276]-[.D275])" office:value-type="float" office:value="12344.1150935159" calcext:value-type="float">
            <text:p>12344.11509351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472052.40718" calcext:value-type="float">
            <text:p>1455472052.40718</text:p>
          </table:table-cell>
          <table:table-cell office:value-type="float" office:value="592" calcext:value-type="float">
            <text:p>592</text:p>
          </table:table-cell>
          <table:table-cell table:formula="of:=[.B277]-[.B$2]" office:value-type="float" office:value="13.7479009628296" calcext:value-type="float">
            <text:p>13.7479009628</text:p>
          </table:table-cell>
          <table:table-cell table:formula="of:=[.C276]/([.D277]-[.D276])" office:value-type="float" office:value="12165.1603921341" calcext:value-type="float">
            <text:p>12165.160392134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472052.45833" calcext:value-type="float">
            <text:p>1455472052.45833</text:p>
          </table:table-cell>
          <table:table-cell office:value-type="float" office:value="592" calcext:value-type="float">
            <text:p>592</text:p>
          </table:table-cell>
          <table:table-cell table:formula="of:=[.B278]-[.B$2]" office:value-type="float" office:value="13.7990505695343" calcext:value-type="float">
            <text:p>13.7990505695</text:p>
          </table:table-cell>
          <table:table-cell table:formula="of:=[.C277]/([.D278]-[.D277])" office:value-type="float" office:value="11573.8915338613" calcext:value-type="float">
            <text:p>11573.89153386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472052.50704" calcext:value-type="float">
            <text:p>1455472052.50704</text:p>
          </table:table-cell>
          <table:table-cell office:value-type="float" office:value="584" calcext:value-type="float">
            <text:p>584</text:p>
          </table:table-cell>
          <table:table-cell table:formula="of:=[.B279]-[.B$2]" office:value-type="float" office:value="13.8477652072907" calcext:value-type="float">
            <text:p>13.8477652073</text:p>
          </table:table-cell>
          <table:table-cell table:formula="of:=[.C278]/([.D279]-[.D278])" office:value-type="float" office:value="12152.4048472035" calcext:value-type="float">
            <text:p>12152.40484720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472052.55742" calcext:value-type="float">
            <text:p>1455472052.55742</text:p>
          </table:table-cell>
          <table:table-cell office:value-type="float" office:value="584" calcext:value-type="float">
            <text:p>584</text:p>
          </table:table-cell>
          <table:table-cell table:formula="of:=[.B280]-[.B$2]" office:value-type="float" office:value="13.8981420993805" calcext:value-type="float">
            <text:p>13.8981420994</text:p>
          </table:table-cell>
          <table:table-cell table:formula="of:=[.C279]/([.D280]-[.D279])" office:value-type="float" office:value="11592.6166893836" calcext:value-type="float">
            <text:p>11592.61668938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472052.60745" calcext:value-type="float">
            <text:p>1455472052.60745</text:p>
          </table:table-cell>
          <table:table-cell office:value-type="float" office:value="576" calcext:value-type="float">
            <text:p>576</text:p>
          </table:table-cell>
          <table:table-cell table:formula="of:=[.B281]-[.B$2]" office:value-type="float" office:value="13.9481785297394" calcext:value-type="float">
            <text:p>13.9481785297</text:p>
          </table:table-cell>
          <table:table-cell table:formula="of:=[.C280]/([.D281]-[.D280])" office:value-type="float" office:value="11671.4960641927" calcext:value-type="float">
            <text:p>11671.49606419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472052.65779" calcext:value-type="float">
            <text:p>1455472052.65779</text:p>
          </table:table-cell>
          <table:table-cell office:value-type="float" office:value="576" calcext:value-type="float">
            <text:p>576</text:p>
          </table:table-cell>
          <table:table-cell table:formula="of:=[.B282]-[.B$2]" office:value-type="float" office:value="13.9985194206238" calcext:value-type="float">
            <text:p>13.9985194206</text:p>
          </table:table-cell>
          <table:table-cell table:formula="of:=[.C281]/([.D282]-[.D281])" office:value-type="float" office:value="11441.9905941415" calcext:value-type="float">
            <text:p>11441.99059414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472052.70797" calcext:value-type="float">
            <text:p>1455472052.70797</text:p>
          </table:table-cell>
          <table:table-cell office:value-type="float" office:value="568" calcext:value-type="float">
            <text:p>568</text:p>
          </table:table-cell>
          <table:table-cell table:formula="of:=[.B283]-[.B$2]" office:value-type="float" office:value="14.0486912727356" calcext:value-type="float">
            <text:p>14.0486912727</text:p>
          </table:table-cell>
          <table:table-cell table:formula="of:=[.C282]/([.D283]-[.D282])" office:value-type="float" office:value="11480.5408960444" calcext:value-type="float">
            <text:p>11480.54089604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472052.75879" calcext:value-type="float">
            <text:p>1455472052.75879</text:p>
          </table:table-cell>
          <table:table-cell office:value-type="float" office:value="568" calcext:value-type="float">
            <text:p>568</text:p>
          </table:table-cell>
          <table:table-cell table:formula="of:=[.B284]-[.B$2]" office:value-type="float" office:value="14.0995173454285" calcext:value-type="float">
            <text:p>14.0995173454</text:p>
          </table:table-cell>
          <table:table-cell table:formula="of:=[.C283]/([.D284]-[.D283])" office:value-type="float" office:value="11175.3666948119" calcext:value-type="float">
            <text:p>11175.36669481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472052.8093" calcext:value-type="float">
            <text:p>1455472052.8093</text:p>
          </table:table-cell>
          <table:table-cell office:value-type="float" office:value="560" calcext:value-type="float">
            <text:p>560</text:p>
          </table:table-cell>
          <table:table-cell table:formula="of:=[.B285]-[.B$2]" office:value-type="float" office:value="14.1500208377838" calcext:value-type="float">
            <text:p>14.1500208378</text:p>
          </table:table-cell>
          <table:table-cell table:formula="of:=[.C284]/([.D285]-[.D284])" office:value-type="float" office:value="11246.7469774863" calcext:value-type="float">
            <text:p>11246.74697748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472052.85706" calcext:value-type="float">
            <text:p>1455472052.85706</text:p>
          </table:table-cell>
          <table:table-cell office:value-type="float" office:value="560" calcext:value-type="float">
            <text:p>560</text:p>
          </table:table-cell>
          <table:table-cell table:formula="of:=[.B286]-[.B$2]" office:value-type="float" office:value="14.197783946991" calcext:value-type="float">
            <text:p>14.197783947</text:p>
          </table:table-cell>
          <table:table-cell table:formula="of:=[.C285]/([.D286]-[.D285])" office:value-type="float" office:value="11724.5298577868" calcext:value-type="float">
            <text:p>11724.52985778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472052.90955" calcext:value-type="float">
            <text:p>1455472052.90955</text:p>
          </table:table-cell>
          <table:table-cell office:value-type="float" office:value="552" calcext:value-type="float">
            <text:p>552</text:p>
          </table:table-cell>
          <table:table-cell table:formula="of:=[.B287]-[.B$2]" office:value-type="float" office:value="14.2502770423889" calcext:value-type="float">
            <text:p>14.2502770424</text:p>
          </table:table-cell>
          <table:table-cell table:formula="of:=[.C286]/([.D287]-[.D286])" office:value-type="float" office:value="10668.0696909689" calcext:value-type="float">
            <text:p>10668.069690968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472052.95743" calcext:value-type="float">
            <text:p>1455472052.95743</text:p>
          </table:table-cell>
          <table:table-cell office:value-type="float" office:value="544" calcext:value-type="float">
            <text:p>544</text:p>
          </table:table-cell>
          <table:table-cell table:formula="of:=[.B288]-[.B$2]" office:value-type="float" office:value="14.2981569766998" calcext:value-type="float">
            <text:p>14.2981569767</text:p>
          </table:table-cell>
          <table:table-cell table:formula="of:=[.C287]/([.D288]-[.D287])" office:value-type="float" office:value="11528.8378721561" calcext:value-type="float">
            <text:p>11528.837872156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472053.00939" calcext:value-type="float">
            <text:p>1455472053.00939</text:p>
          </table:table-cell>
          <table:table-cell office:value-type="float" office:value="496" calcext:value-type="float">
            <text:p>496</text:p>
          </table:table-cell>
          <table:table-cell table:formula="of:=[.B289]-[.B$2]" office:value-type="float" office:value="14.3501114845276" calcext:value-type="float">
            <text:p>14.3501114845</text:p>
          </table:table-cell>
          <table:table-cell table:formula="of:=[.C288]/([.D289]-[.D288])" office:value-type="float" office:value="10470.6987467476" calcext:value-type="float">
            <text:p>10470.698746747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472053.05896" calcext:value-type="float">
            <text:p>1455472053.05896</text:p>
          </table:table-cell>
          <table:table-cell office:value-type="float" office:value="496" calcext:value-type="float">
            <text:p>496</text:p>
          </table:table-cell>
          <table:table-cell table:formula="of:=[.B290]-[.B$2]" office:value-type="float" office:value="14.3996875286102" calcext:value-type="float">
            <text:p>14.3996875286</text:p>
          </table:table-cell>
          <table:table-cell table:formula="of:=[.C289]/([.D290]-[.D289])" office:value-type="float" office:value="10004.8321558934" calcext:value-type="float">
            <text:p>10004.832155893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472053.10956" calcext:value-type="float">
            <text:p>1455472053.10956</text:p>
          </table:table-cell>
          <table:table-cell office:value-type="float" office:value="504" calcext:value-type="float">
            <text:p>504</text:p>
          </table:table-cell>
          <table:table-cell table:formula="of:=[.B291]-[.B$2]" office:value-type="float" office:value="14.4502859115601" calcext:value-type="float">
            <text:p>14.4502859116</text:p>
          </table:table-cell>
          <table:table-cell table:formula="of:=[.C290]/([.D291]-[.D290])" office:value-type="float" office:value="9802.68481093179" calcext:value-type="float">
            <text:p>9802.68481093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472053.15914" calcext:value-type="float">
            <text:p>1455472053.15914</text:p>
          </table:table-cell>
          <table:table-cell office:value-type="float" office:value="512" calcext:value-type="float">
            <text:p>512</text:p>
          </table:table-cell>
          <table:table-cell table:formula="of:=[.B292]-[.B$2]" office:value-type="float" office:value="14.4998631477356" calcext:value-type="float">
            <text:p>14.4998631477</text:p>
          </table:table-cell>
          <table:table-cell table:formula="of:=[.C291]/([.D292]-[.D291])" office:value-type="float" office:value="10165.9559684912" calcext:value-type="float">
            <text:p>10165.95596849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472053.2079" calcext:value-type="float">
            <text:p>1455472053.2079</text:p>
          </table:table-cell>
          <table:table-cell office:value-type="float" office:value="520" calcext:value-type="float">
            <text:p>520</text:p>
          </table:table-cell>
          <table:table-cell table:formula="of:=[.B293]-[.B$2]" office:value-type="float" office:value="14.548623085022" calcext:value-type="float">
            <text:p>14.548623085</text:p>
          </table:table-cell>
          <table:table-cell table:formula="of:=[.C292]/([.D293]-[.D292])" office:value-type="float" office:value="10500.4236775966" calcext:value-type="float">
            <text:p>10500.423677596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472053.25725" calcext:value-type="float">
            <text:p>1455472053.25725</text:p>
          </table:table-cell>
          <table:table-cell office:value-type="float" office:value="520" calcext:value-type="float">
            <text:p>520</text:p>
          </table:table-cell>
          <table:table-cell table:formula="of:=[.B294]-[.B$2]" office:value-type="float" office:value="14.5979721546173" calcext:value-type="float">
            <text:p>14.5979721546</text:p>
          </table:table-cell>
          <table:table-cell table:formula="of:=[.C293]/([.D294]-[.D293])" office:value-type="float" office:value="10537.1794091359" calcext:value-type="float">
            <text:p>10537.179409135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472053.3075" calcext:value-type="float">
            <text:p>1455472053.3075</text:p>
          </table:table-cell>
          <table:table-cell office:value-type="float" office:value="528" calcext:value-type="float">
            <text:p>528</text:p>
          </table:table-cell>
          <table:table-cell table:formula="of:=[.B295]-[.B$2]" office:value-type="float" office:value="14.6482200622559" calcext:value-type="float">
            <text:p>14.6482200623</text:p>
          </table:table-cell>
          <table:table-cell table:formula="of:=[.C294]/([.D295]-[.D294])" office:value-type="float" office:value="10348.6896159047" calcext:value-type="float">
            <text:p>10348.68961590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472053.35739" calcext:value-type="float">
            <text:p>1455472053.35739</text:p>
          </table:table-cell>
          <table:table-cell office:value-type="float" office:value="536" calcext:value-type="float">
            <text:p>536</text:p>
          </table:table-cell>
          <table:table-cell table:formula="of:=[.B296]-[.B$2]" office:value-type="float" office:value="14.6981153488159" calcext:value-type="float">
            <text:p>14.6981153488</text:p>
          </table:table-cell>
          <table:table-cell table:formula="of:=[.C295]/([.D296]-[.D295])" office:value-type="float" office:value="10582.1618914735" calcext:value-type="float">
            <text:p>10582.161891473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472053.40933" calcext:value-type="float">
            <text:p>1455472053.40933</text:p>
          </table:table-cell>
          <table:table-cell office:value-type="float" office:value="536" calcext:value-type="float">
            <text:p>536</text:p>
          </table:table-cell>
          <table:table-cell table:formula="of:=[.B297]-[.B$2]" office:value-type="float" office:value="14.7500557899475" calcext:value-type="float">
            <text:p>14.7500557899</text:p>
          </table:table-cell>
          <table:table-cell table:formula="of:=[.C296]/([.D297]-[.D296])" office:value-type="float" office:value="10319.5118932863" calcext:value-type="float">
            <text:p>10319.511893286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472053.45863" calcext:value-type="float">
            <text:p>1455472053.45863</text:p>
          </table:table-cell>
          <table:table-cell office:value-type="float" office:value="544" calcext:value-type="float">
            <text:p>544</text:p>
          </table:table-cell>
          <table:table-cell table:formula="of:=[.B298]-[.B$2]" office:value-type="float" office:value="14.7993559837341" calcext:value-type="float">
            <text:p>14.7993559837</text:p>
          </table:table-cell>
          <table:table-cell table:formula="of:=[.C297]/([.D298]-[.D297])" office:value-type="float" office:value="10872.1682174292" calcext:value-type="float">
            <text:p>10872.168217429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472053.50829" calcext:value-type="float">
            <text:p>1455472053.50829</text:p>
          </table:table-cell>
          <table:table-cell office:value-type="float" office:value="552" calcext:value-type="float">
            <text:p>552</text:p>
          </table:table-cell>
          <table:table-cell table:formula="of:=[.B299]-[.B$2]" office:value-type="float" office:value="14.8490164279938" calcext:value-type="float">
            <text:p>14.849016428</text:p>
          </table:table-cell>
          <table:table-cell table:formula="of:=[.C298]/([.D299]-[.D298])" office:value-type="float" office:value="10954.3925373636" calcext:value-type="float">
            <text:p>10954.392537363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472053.55686" calcext:value-type="float">
            <text:p>1455472053.55686</text:p>
          </table:table-cell>
          <table:table-cell office:value-type="float" office:value="552" calcext:value-type="float">
            <text:p>552</text:p>
          </table:table-cell>
          <table:table-cell table:formula="of:=[.B300]-[.B$2]" office:value-type="float" office:value="14.8975880146027" calcext:value-type="float">
            <text:p>14.8975880146</text:p>
          </table:table-cell>
          <table:table-cell table:formula="of:=[.C299]/([.D300]-[.D299])" office:value-type="float" office:value="11364.6689049891" calcext:value-type="float">
            <text:p>11364.668904989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472053.6081" calcext:value-type="float">
            <text:p>1455472053.6081</text:p>
          </table:table-cell>
          <table:table-cell office:value-type="float" office:value="560" calcext:value-type="float">
            <text:p>560</text:p>
          </table:table-cell>
          <table:table-cell table:formula="of:=[.B301]-[.B$2]" office:value-type="float" office:value="14.9488298892975" calcext:value-type="float">
            <text:p>14.9488298893</text:p>
          </table:table-cell>
          <table:table-cell table:formula="of:=[.C300]/([.D301]-[.D300])" office:value-type="float" office:value="10772.439597253" calcext:value-type="float">
            <text:p>10772.4395972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472053.65975" calcext:value-type="float">
            <text:p>1455472053.65975</text:p>
          </table:table-cell>
          <table:table-cell office:value-type="float" office:value="568" calcext:value-type="float">
            <text:p>568</text:p>
          </table:table-cell>
          <table:table-cell table:formula="of:=[.B302]-[.B$2]" office:value-type="float" office:value="15.0004756450653" calcext:value-type="float">
            <text:p>15.0004756451</text:p>
          </table:table-cell>
          <table:table-cell table:formula="of:=[.C301]/([.D302]-[.D301])" office:value-type="float" office:value="10843.0981728204" calcext:value-type="float">
            <text:p>10843.09817282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472053.70916" calcext:value-type="float">
            <text:p>1455472053.70916</text:p>
          </table:table-cell>
          <table:table-cell office:value-type="float" office:value="568" calcext:value-type="float">
            <text:p>568</text:p>
          </table:table-cell>
          <table:table-cell table:formula="of:=[.B303]-[.B$2]" office:value-type="float" office:value="15.0498831272125" calcext:value-type="float">
            <text:p>15.0498831272</text:p>
          </table:table-cell>
          <table:table-cell table:formula="of:=[.C302]/([.D303]-[.D302])" office:value-type="float" office:value="11496.2344834242" calcext:value-type="float">
            <text:p>11496.234483424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472053.75832" calcext:value-type="float">
            <text:p>1455472053.75832</text:p>
          </table:table-cell>
          <table:table-cell office:value-type="float" office:value="576" calcext:value-type="float">
            <text:p>576</text:p>
          </table:table-cell>
          <table:table-cell table:formula="of:=[.B304]-[.B$2]" office:value-type="float" office:value="15.0990409851074" calcext:value-type="float">
            <text:p>15.0990409851</text:p>
          </table:table-cell>
          <table:table-cell table:formula="of:=[.C303]/([.D304]-[.D303])" office:value-type="float" office:value="11554.6125141258" calcext:value-type="float">
            <text:p>11554.612514125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472053.80729" calcext:value-type="float">
            <text:p>1455472053.80729</text:p>
          </table:table-cell>
          <table:table-cell office:value-type="float" office:value="576" calcext:value-type="float">
            <text:p>576</text:p>
          </table:table-cell>
          <table:table-cell table:formula="of:=[.B305]-[.B$2]" office:value-type="float" office:value="15.1480197906494" calcext:value-type="float">
            <text:p>15.1480197906</text:p>
          </table:table-cell>
          <table:table-cell table:formula="of:=[.C304]/([.D305]-[.D304])" office:value-type="float" office:value="11760.1887923985" calcext:value-type="float">
            <text:p>11760.188792398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472053.85725" calcext:value-type="float">
            <text:p>1455472053.85725</text:p>
          </table:table-cell>
          <table:table-cell office:value-type="float" office:value="584" calcext:value-type="float">
            <text:p>584</text:p>
          </table:table-cell>
          <table:table-cell table:formula="of:=[.B306]-[.B$2]" office:value-type="float" office:value="15.1979792118073" calcext:value-type="float">
            <text:p>15.1979792118</text:p>
          </table:table-cell>
          <table:table-cell table:formula="of:=[.C305]/([.D306]-[.D305])" office:value-type="float" office:value="11529.3569591257" calcext:value-type="float">
            <text:p>11529.35695912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472053.90754" calcext:value-type="float">
            <text:p>1455472053.90754</text:p>
          </table:table-cell>
          <table:table-cell office:value-type="float" office:value="584" calcext:value-type="float">
            <text:p>584</text:p>
          </table:table-cell>
          <table:table-cell table:formula="of:=[.B307]-[.B$2]" office:value-type="float" office:value="15.2482602596283" calcext:value-type="float">
            <text:p>15.2482602596</text:p>
          </table:table-cell>
          <table:table-cell table:formula="of:=[.C306]/([.D307]-[.D306])" office:value-type="float" office:value="11614.7141976538" calcext:value-type="float">
            <text:p>11614.714197653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472053.95743" calcext:value-type="float">
            <text:p>1455472053.95743</text:p>
          </table:table-cell>
          <table:table-cell office:value-type="float" office:value="592" calcext:value-type="float">
            <text:p>592</text:p>
          </table:table-cell>
          <table:table-cell table:formula="of:=[.B308]-[.B$2]" office:value-type="float" office:value="15.2981510162354" calcext:value-type="float">
            <text:p>15.2981510162</text:p>
          </table:table-cell>
          <table:table-cell table:formula="of:=[.C307]/([.D308]-[.D307])" office:value-type="float" office:value="11705.575134882" calcext:value-type="float">
            <text:p>11705.57513488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472054.0082" calcext:value-type="float">
            <text:p>1455472054.0082</text:p>
          </table:table-cell>
          <table:table-cell office:value-type="float" office:value="592" calcext:value-type="float">
            <text:p>592</text:p>
          </table:table-cell>
          <table:table-cell table:formula="of:=[.B309]-[.B$2]" office:value-type="float" office:value="15.3489215373993" calcext:value-type="float">
            <text:p>15.3489215374</text:p>
          </table:table-cell>
          <table:table-cell table:formula="of:=[.C308]/([.D309]-[.D308])" office:value-type="float" office:value="11660.309692083" calcext:value-type="float">
            <text:p>11660.3096920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472054.05744" calcext:value-type="float">
            <text:p>1455472054.05744</text:p>
          </table:table-cell>
          <table:table-cell office:value-type="float" office:value="600" calcext:value-type="float">
            <text:p>600</text:p>
          </table:table-cell>
          <table:table-cell table:formula="of:=[.B310]-[.B$2]" office:value-type="float" office:value="15.3981640338898" calcext:value-type="float">
            <text:p>15.3981640339</text:p>
          </table:table-cell>
          <table:table-cell table:formula="of:=[.C309]/([.D310]-[.D309])" office:value-type="float" office:value="12022.1362073807" calcext:value-type="float">
            <text:p>12022.13620738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472054.10739" calcext:value-type="float">
            <text:p>1455472054.10739</text:p>
          </table:table-cell>
          <table:table-cell office:value-type="float" office:value="600" calcext:value-type="float">
            <text:p>600</text:p>
          </table:table-cell>
          <table:table-cell table:formula="of:=[.B311]-[.B$2]" office:value-type="float" office:value="15.4481148719788" calcext:value-type="float">
            <text:p>15.448114872</text:p>
          </table:table-cell>
          <table:table-cell table:formula="of:=[.C310]/([.D311]-[.D310])" office:value-type="float" office:value="12011.8104711492" calcext:value-type="float">
            <text:p>12011.810471149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472054.15755" calcext:value-type="float">
            <text:p>1455472054.15755</text:p>
          </table:table-cell>
          <table:table-cell office:value-type="float" office:value="600" calcext:value-type="float">
            <text:p>600</text:p>
          </table:table-cell>
          <table:table-cell table:formula="of:=[.B312]-[.B$2]" office:value-type="float" office:value="15.4982717037201" calcext:value-type="float">
            <text:p>15.4982717037</text:p>
          </table:table-cell>
          <table:table-cell table:formula="of:=[.C311]/([.D312]-[.D311])" office:value-type="float" office:value="11962.4780746579" calcext:value-type="float">
            <text:p>11962.47807465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472054.20792" calcext:value-type="float">
            <text:p>1455472054.20792</text:p>
          </table:table-cell>
          <table:table-cell office:value-type="float" office:value="608" calcext:value-type="float">
            <text:p>608</text:p>
          </table:table-cell>
          <table:table-cell table:formula="of:=[.B313]-[.B$2]" office:value-type="float" office:value="15.5486464500427" calcext:value-type="float">
            <text:p>15.54864645</text:p>
          </table:table-cell>
          <table:table-cell table:formula="of:=[.C312]/([.D313]-[.D312])" office:value-type="float" office:value="11910.7299549901" calcext:value-type="float">
            <text:p>11910.72995499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472054.25762" calcext:value-type="float">
            <text:p>1455472054.25762</text:p>
          </table:table-cell>
          <table:table-cell office:value-type="float" office:value="608" calcext:value-type="float">
            <text:p>608</text:p>
          </table:table-cell>
          <table:table-cell table:formula="of:=[.B314]-[.B$2]" office:value-type="float" office:value="15.598349571228" calcext:value-type="float">
            <text:p>15.5983495712</text:p>
          </table:table-cell>
          <table:table-cell table:formula="of:=[.C313]/([.D314]-[.D313])" office:value-type="float" office:value="12232.6321868854" calcext:value-type="float">
            <text:p>12232.632186885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472054.30719" calcext:value-type="float">
            <text:p>1455472054.30719</text:p>
          </table:table-cell>
          <table:table-cell office:value-type="float" office:value="608" calcext:value-type="float">
            <text:p>608</text:p>
          </table:table-cell>
          <table:table-cell table:formula="of:=[.B315]-[.B$2]" office:value-type="float" office:value="15.6479108333588" calcext:value-type="float">
            <text:p>15.6479108334</text:p>
          </table:table-cell>
          <table:table-cell table:formula="of:=[.C314]/([.D315]-[.D314])" office:value-type="float" office:value="12267.6456139507" calcext:value-type="float">
            <text:p>12267.645613950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472054.35744" calcext:value-type="float">
            <text:p>1455472054.35744</text:p>
          </table:table-cell>
          <table:table-cell office:value-type="float" office:value="608" calcext:value-type="float">
            <text:p>608</text:p>
          </table:table-cell>
          <table:table-cell table:formula="of:=[.B316]-[.B$2]" office:value-type="float" office:value="15.6981630325317" calcext:value-type="float">
            <text:p>15.6981630325</text:p>
          </table:table-cell>
          <table:table-cell table:formula="of:=[.C315]/([.D316]-[.D315])" office:value-type="float" office:value="12098.9729804102" calcext:value-type="float">
            <text:p>12098.972980410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472054.40776" calcext:value-type="float">
            <text:p>1455472054.40776</text:p>
          </table:table-cell>
          <table:table-cell office:value-type="float" office:value="608" calcext:value-type="float">
            <text:p>608</text:p>
          </table:table-cell>
          <table:table-cell table:formula="of:=[.B317]-[.B$2]" office:value-type="float" office:value="15.7484819889069" calcext:value-type="float">
            <text:p>15.7484819889</text:p>
          </table:table-cell>
          <table:table-cell table:formula="of:=[.C316]/([.D317]-[.D316])" office:value-type="float" office:value="12082.9215031295" calcext:value-type="float">
            <text:p>12082.921503129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472054.45974" calcext:value-type="float">
            <text:p>1455472054.45974</text:p>
          </table:table-cell>
          <table:table-cell office:value-type="float" office:value="608" calcext:value-type="float">
            <text:p>608</text:p>
          </table:table-cell>
          <table:table-cell table:formula="of:=[.B318]-[.B$2]" office:value-type="float" office:value="15.8004648685455" calcext:value-type="float">
            <text:p>15.8004648685</text:p>
          </table:table-cell>
          <table:table-cell table:formula="of:=[.C317]/([.D318]-[.D317])" office:value-type="float" office:value="11696.1585088427" calcext:value-type="float">
            <text:p>11696.15850884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472054.508" calcext:value-type="float">
            <text:p>1455472054.508</text:p>
          </table:table-cell>
          <table:table-cell office:value-type="float" office:value="608" calcext:value-type="float">
            <text:p>608</text:p>
          </table:table-cell>
          <table:table-cell table:formula="of:=[.B319]-[.B$2]" office:value-type="float" office:value="15.8487253189087" calcext:value-type="float">
            <text:p>15.8487253189</text:p>
          </table:table-cell>
          <table:table-cell table:formula="of:=[.C318]/([.D319]-[.D318])" office:value-type="float" office:value="12598.3076292245" calcext:value-type="float">
            <text:p>12598.30762922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472054.5578" calcext:value-type="float">
            <text:p>1455472054.5578</text:p>
          </table:table-cell>
          <table:table-cell office:value-type="float" office:value="608" calcext:value-type="float">
            <text:p>608</text:p>
          </table:table-cell>
          <table:table-cell table:formula="of:=[.B320]-[.B$2]" office:value-type="float" office:value="15.8985226154327" calcext:value-type="float">
            <text:p>15.8985226154</text:p>
          </table:table-cell>
          <table:table-cell table:formula="of:=[.C319]/([.D320]-[.D319])" office:value-type="float" office:value="12209.4981543102" calcext:value-type="float">
            <text:p>12209.49815431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472054.6078" calcext:value-type="float">
            <text:p>1455472054.6078</text:p>
          </table:table-cell>
          <table:table-cell office:value-type="float" office:value="608" calcext:value-type="float">
            <text:p>608</text:p>
          </table:table-cell>
          <table:table-cell table:formula="of:=[.B321]-[.B$2]" office:value-type="float" office:value="15.9485261440277" calcext:value-type="float">
            <text:p>15.948526144</text:p>
          </table:table-cell>
          <table:table-cell table:formula="of:=[.C320]/([.D321]-[.D320])" office:value-type="float" office:value="12159.1419062604" calcext:value-type="float">
            <text:p>12159.14190626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472054.65747" calcext:value-type="float">
            <text:p>1455472054.65747</text:p>
          </table:table-cell>
          <table:table-cell office:value-type="float" office:value="608" calcext:value-type="float">
            <text:p>608</text:p>
          </table:table-cell>
          <table:table-cell table:formula="of:=[.B322]-[.B$2]" office:value-type="float" office:value="15.9981982707977" calcext:value-type="float">
            <text:p>15.9981982708</text:p>
          </table:table-cell>
          <table:table-cell table:formula="of:=[.C321]/([.D322]-[.D321])" office:value-type="float" office:value="12240.2651051166" calcext:value-type="float">
            <text:p>12240.26510511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472054.70744" calcext:value-type="float">
            <text:p>1455472054.70744</text:p>
          </table:table-cell>
          <table:table-cell office:value-type="float" office:value="608" calcext:value-type="float">
            <text:p>608</text:p>
          </table:table-cell>
          <table:table-cell table:formula="of:=[.B323]-[.B$2]" office:value-type="float" office:value="16.0481612682343" calcext:value-type="float">
            <text:p>16.0481612682</text:p>
          </table:table-cell>
          <table:table-cell table:formula="of:=[.C322]/([.D323]-[.D322])" office:value-type="float" office:value="12169.0056881084" calcext:value-type="float">
            <text:p>12169.005688108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472054.75696" calcext:value-type="float">
            <text:p>1455472054.75696</text:p>
          </table:table-cell>
          <table:table-cell office:value-type="float" office:value="608" calcext:value-type="float">
            <text:p>608</text:p>
          </table:table-cell>
          <table:table-cell table:formula="of:=[.B324]-[.B$2]" office:value-type="float" office:value="16.097681760788" calcext:value-type="float">
            <text:p>16.0976817608</text:p>
          </table:table-cell>
          <table:table-cell table:formula="of:=[.C323]/([.D324]-[.D323])" office:value-type="float" office:value="12277.7454069252" calcext:value-type="float">
            <text:p>12277.74540692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472054.80894" calcext:value-type="float">
            <text:p>1455472054.80894</text:p>
          </table:table-cell>
          <table:table-cell office:value-type="float" office:value="608" calcext:value-type="float">
            <text:p>608</text:p>
          </table:table-cell>
          <table:table-cell table:formula="of:=[.B325]-[.B$2]" office:value-type="float" office:value="16.1496686935425" calcext:value-type="float">
            <text:p>16.1496686935</text:p>
          </table:table-cell>
          <table:table-cell table:formula="of:=[.C324]/([.D325]-[.D324])" office:value-type="float" office:value="11695.2466280515" calcext:value-type="float">
            <text:p>11695.24662805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472054.85777" calcext:value-type="float">
            <text:p>1455472054.85777</text:p>
          </table:table-cell>
          <table:table-cell office:value-type="float" office:value="608" calcext:value-type="float">
            <text:p>608</text:p>
          </table:table-cell>
          <table:table-cell table:formula="of:=[.B326]-[.B$2]" office:value-type="float" office:value="16.1984992027283" calcext:value-type="float">
            <text:p>16.1984992027</text:p>
          </table:table-cell>
          <table:table-cell table:formula="of:=[.C325]/([.D326]-[.D325])" office:value-type="float" office:value="12451.2320296861" calcext:value-type="float">
            <text:p>12451.23202968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472054.90775" calcext:value-type="float">
            <text:p>1455472054.90775</text:p>
          </table:table-cell>
          <table:table-cell office:value-type="float" office:value="608" calcext:value-type="float">
            <text:p>608</text:p>
          </table:table-cell>
          <table:table-cell table:formula="of:=[.B327]-[.B$2]" office:value-type="float" office:value="16.2484753131866" calcext:value-type="float">
            <text:p>16.2484753132</text:p>
          </table:table-cell>
          <table:table-cell table:formula="of:=[.C326]/([.D327]-[.D326])" office:value-type="float" office:value="12165.8127137848" calcext:value-type="float">
            <text:p>12165.81271378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472054.9569" calcext:value-type="float">
            <text:p>1455472054.9569</text:p>
          </table:table-cell>
          <table:table-cell office:value-type="float" office:value="600" calcext:value-type="float">
            <text:p>600</text:p>
          </table:table-cell>
          <table:table-cell table:formula="of:=[.B328]-[.B$2]" office:value-type="float" office:value="16.2976257801056" calcext:value-type="float">
            <text:p>16.2976257801</text:p>
          </table:table-cell>
          <table:table-cell table:formula="of:=[.C327]/([.D328]-[.D327])" office:value-type="float" office:value="12370.177500097" calcext:value-type="float">
            <text:p>12370.17750009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472055.00878" calcext:value-type="float">
            <text:p>1455472055.00878</text:p>
          </table:table-cell>
          <table:table-cell office:value-type="float" office:value="600" calcext:value-type="float">
            <text:p>600</text:p>
          </table:table-cell>
          <table:table-cell table:formula="of:=[.B329]-[.B$2]" office:value-type="float" office:value="16.3495090007782" calcext:value-type="float">
            <text:p>16.3495090008</text:p>
          </table:table-cell>
          <table:table-cell table:formula="of:=[.C328]/([.D329]-[.D328])" office:value-type="float" office:value="11564.4324354132" calcext:value-type="float">
            <text:p>11564.432435413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472055.05864" calcext:value-type="float">
            <text:p>1455472055.05864</text:p>
          </table:table-cell>
          <table:table-cell office:value-type="float" office:value="600" calcext:value-type="float">
            <text:p>600</text:p>
          </table:table-cell>
          <table:table-cell table:formula="of:=[.B330]-[.B$2]" office:value-type="float" office:value="16.3993670940399" calcext:value-type="float">
            <text:p>16.399367094</text:p>
          </table:table-cell>
          <table:table-cell table:formula="of:=[.C329]/([.D330]-[.D329])" office:value-type="float" office:value="12034.1545524101" calcext:value-type="float">
            <text:p>12034.15455241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472055.10772" calcext:value-type="float">
            <text:p>1455472055.10772</text:p>
          </table:table-cell>
          <table:table-cell office:value-type="float" office:value="592" calcext:value-type="float">
            <text:p>592</text:p>
          </table:table-cell>
          <table:table-cell table:formula="of:=[.B331]-[.B$2]" office:value-type="float" office:value="16.4484429359436" calcext:value-type="float">
            <text:p>16.4484429359</text:p>
          </table:table-cell>
          <table:table-cell table:formula="of:=[.C330]/([.D331]-[.D330])" office:value-type="float" office:value="12225.9746695233" calcext:value-type="float">
            <text:p>12225.97466952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472055.1579" calcext:value-type="float">
            <text:p>1455472055.1579</text:p>
          </table:table-cell>
          <table:table-cell office:value-type="float" office:value="592" calcext:value-type="float">
            <text:p>592</text:p>
          </table:table-cell>
          <table:table-cell table:formula="of:=[.B332]-[.B$2]" office:value-type="float" office:value="16.4986290931702" calcext:value-type="float">
            <text:p>16.4986290932</text:p>
          </table:table-cell>
          <table:table-cell table:formula="of:=[.C331]/([.D332]-[.D331])" office:value-type="float" office:value="11796.0814837337" calcext:value-type="float">
            <text:p>11796.081483733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472055.20801" calcext:value-type="float">
            <text:p>1455472055.20801</text:p>
          </table:table-cell>
          <table:table-cell office:value-type="float" office:value="592" calcext:value-type="float">
            <text:p>592</text:p>
          </table:table-cell>
          <table:table-cell table:formula="of:=[.B333]-[.B$2]" office:value-type="float" office:value="16.54873919487" calcext:value-type="float">
            <text:p>16.5487391949</text:p>
          </table:table-cell>
          <table:table-cell table:formula="of:=[.C332]/([.D333]-[.D332])" office:value-type="float" office:value="11813.985202948" calcext:value-type="float">
            <text:p>11813.9852029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472055.25725" calcext:value-type="float">
            <text:p>1455472055.25725</text:p>
          </table:table-cell>
          <table:table-cell office:value-type="float" office:value="584" calcext:value-type="float">
            <text:p>584</text:p>
          </table:table-cell>
          <table:table-cell table:formula="of:=[.B334]-[.B$2]" office:value-type="float" office:value="16.5979723930359" calcext:value-type="float">
            <text:p>16.597972393</text:p>
          </table:table-cell>
          <table:table-cell table:formula="of:=[.C333]/([.D334]-[.D333])" office:value-type="float" office:value="12024.4067428898" calcext:value-type="float">
            <text:p>12024.40674288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472055.3081" calcext:value-type="float">
            <text:p>1455472055.3081</text:p>
          </table:table-cell>
          <table:table-cell office:value-type="float" office:value="584" calcext:value-type="float">
            <text:p>584</text:p>
          </table:table-cell>
          <table:table-cell table:formula="of:=[.B335]-[.B$2]" office:value-type="float" office:value="16.6488265991211" calcext:value-type="float">
            <text:p>16.6488265991</text:p>
          </table:table-cell>
          <table:table-cell table:formula="of:=[.C334]/([.D335]-[.D334])" office:value-type="float" office:value="11483.8092058997" calcext:value-type="float">
            <text:p>11483.809205899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472055.3586" calcext:value-type="float">
            <text:p>1455472055.3586</text:p>
          </table:table-cell>
          <table:table-cell office:value-type="float" office:value="576" calcext:value-type="float">
            <text:p>576</text:p>
          </table:table-cell>
          <table:table-cell table:formula="of:=[.B336]-[.B$2]" office:value-type="float" office:value="16.6993274688721" calcext:value-type="float">
            <text:p>16.6993274689</text:p>
          </table:table-cell>
          <table:table-cell table:formula="of:=[.C335]/([.D336]-[.D335])" office:value-type="float" office:value="11564.1572685727" calcext:value-type="float">
            <text:p>11564.157268572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472055.40799" calcext:value-type="float">
            <text:p>1455472055.40799</text:p>
          </table:table-cell>
          <table:table-cell office:value-type="float" office:value="576" calcext:value-type="float">
            <text:p>576</text:p>
          </table:table-cell>
          <table:table-cell table:formula="of:=[.B337]-[.B$2]" office:value-type="float" office:value="16.7487134933472" calcext:value-type="float">
            <text:p>16.7487134933</text:p>
          </table:table-cell>
          <table:table-cell table:formula="of:=[.C336]/([.D337]-[.D336])" office:value-type="float" office:value="11663.2186154292" calcext:value-type="float">
            <text:p>11663.21861542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472055.4579" calcext:value-type="float">
            <text:p>1455472055.4579</text:p>
          </table:table-cell>
          <table:table-cell office:value-type="float" office:value="568" calcext:value-type="float">
            <text:p>568</text:p>
          </table:table-cell>
          <table:table-cell table:formula="of:=[.B338]-[.B$2]" office:value-type="float" office:value="16.7986235618591" calcext:value-type="float">
            <text:p>16.7986235619</text:p>
          </table:table-cell>
          <table:table-cell table:formula="of:=[.C337]/([.D338]-[.D337])" office:value-type="float" office:value="11540.7575499909" calcext:value-type="float">
            <text:p>11540.757549990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472055.50684" calcext:value-type="float">
            <text:p>1455472055.50684</text:p>
          </table:table-cell>
          <table:table-cell office:value-type="float" office:value="560" calcext:value-type="float">
            <text:p>560</text:p>
          </table:table-cell>
          <table:table-cell table:formula="of:=[.B339]-[.B$2]" office:value-type="float" office:value="16.8475606441498" calcext:value-type="float">
            <text:p>16.8475606441</text:p>
          </table:table-cell>
          <table:table-cell table:formula="of:=[.C338]/([.D339]-[.D338])" office:value-type="float" office:value="11606.7401940007" calcext:value-type="float">
            <text:p>11606.74019400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472055.55783" calcext:value-type="float">
            <text:p>1455472055.55783</text:p>
          </table:table-cell>
          <table:table-cell office:value-type="float" office:value="560" calcext:value-type="float">
            <text:p>560</text:p>
          </table:table-cell>
          <table:table-cell table:formula="of:=[.B340]-[.B$2]" office:value-type="float" office:value="16.8985517024994" calcext:value-type="float">
            <text:p>16.8985517025</text:p>
          </table:table-cell>
          <table:table-cell table:formula="of:=[.C339]/([.D340]-[.D339])" office:value-type="float" office:value="10982.317647939" calcext:value-type="float">
            <text:p>10982.3176479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472055.60739" calcext:value-type="float">
            <text:p>1455472055.60739</text:p>
          </table:table-cell>
          <table:table-cell office:value-type="float" office:value="552" calcext:value-type="float">
            <text:p>552</text:p>
          </table:table-cell>
          <table:table-cell table:formula="of:=[.B341]-[.B$2]" office:value-type="float" office:value="16.9481165409088" calcext:value-type="float">
            <text:p>16.9481165409</text:p>
          </table:table-cell>
          <table:table-cell table:formula="of:=[.C340]/([.D341]-[.D340])" office:value-type="float" office:value="11298.3320025013" calcext:value-type="float">
            <text:p>11298.33200250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472055.65712" calcext:value-type="float">
            <text:p>1455472055.65712</text:p>
          </table:table-cell>
          <table:table-cell office:value-type="float" office:value="544" calcext:value-type="float">
            <text:p>544</text:p>
          </table:table-cell>
          <table:table-cell table:formula="of:=[.B342]-[.B$2]" office:value-type="float" office:value="16.9978456497192" calcext:value-type="float">
            <text:p>16.9978456497</text:p>
          </table:table-cell>
          <table:table-cell table:formula="of:=[.C341]/([.D342]-[.D341])" office:value-type="float" office:value="11100.1385949688" calcext:value-type="float">
            <text:p>11100.13859496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472055.70738" calcext:value-type="float">
            <text:p>1455472055.70738</text:p>
          </table:table-cell>
          <table:table-cell office:value-type="float" office:value="544" calcext:value-type="float">
            <text:p>544</text:p>
          </table:table-cell>
          <table:table-cell table:formula="of:=[.B343]-[.B$2]" office:value-type="float" office:value="17.0481038093567" calcext:value-type="float">
            <text:p>17.0481038094</text:p>
          </table:table-cell>
          <table:table-cell table:formula="of:=[.C342]/([.D343]-[.D342])" office:value-type="float" office:value="10824.1130181501" calcext:value-type="float">
            <text:p>10824.11301815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472055.75767" calcext:value-type="float">
            <text:p>1455472055.75767</text:p>
          </table:table-cell>
          <table:table-cell office:value-type="float" office:value="536" calcext:value-type="float">
            <text:p>536</text:p>
          </table:table-cell>
          <table:table-cell table:formula="of:=[.B344]-[.B$2]" office:value-type="float" office:value="17.0983998775482" calcext:value-type="float">
            <text:p>17.0983998775</text:p>
          </table:table-cell>
          <table:table-cell table:formula="of:=[.C343]/([.D344]-[.D343])" office:value-type="float" office:value="10815.9547964751" calcext:value-type="float">
            <text:p>10815.95479647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472055.8079" calcext:value-type="float">
            <text:p>1455472055.8079</text:p>
          </table:table-cell>
          <table:table-cell office:value-type="float" office:value="528" calcext:value-type="float">
            <text:p>528</text:p>
          </table:table-cell>
          <table:table-cell table:formula="of:=[.B345]-[.B$2]" office:value-type="float" office:value="17.1486220359802" calcext:value-type="float">
            <text:p>17.148622036</text:p>
          </table:table-cell>
          <table:table-cell table:formula="of:=[.C344]/([.D345]-[.D344])" office:value-type="float" office:value="10672.5799275565" calcext:value-type="float">
            <text:p>10672.579927556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472055.85779" calcext:value-type="float">
            <text:p>1455472055.85779</text:p>
          </table:table-cell>
          <table:table-cell office:value-type="float" office:value="528" calcext:value-type="float">
            <text:p>528</text:p>
          </table:table-cell>
          <table:table-cell table:formula="of:=[.B346]-[.B$2]" office:value-type="float" office:value="17.1985120773315" calcext:value-type="float">
            <text:p>17.1985120773</text:p>
          </table:table-cell>
          <table:table-cell table:formula="of:=[.C345]/([.D346]-[.D345])" office:value-type="float" office:value="10583.2744511455" calcext:value-type="float">
            <text:p>10583.274451145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472055.90704" calcext:value-type="float">
            <text:p>1455472055.90704</text:p>
          </table:table-cell>
          <table:table-cell office:value-type="float" office:value="520" calcext:value-type="float">
            <text:p>520</text:p>
          </table:table-cell>
          <table:table-cell table:formula="of:=[.B347]-[.B$2]" office:value-type="float" office:value="17.2477676868439" calcext:value-type="float">
            <text:p>17.2477676868</text:p>
          </table:table-cell>
          <table:table-cell table:formula="of:=[.C346]/([.D347]-[.D346])" office:value-type="float" office:value="10719.5912349402" calcext:value-type="float">
            <text:p>10719.59123494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472055.95711" calcext:value-type="float">
            <text:p>1455472055.95711</text:p>
          </table:table-cell>
          <table:table-cell office:value-type="float" office:value="512" calcext:value-type="float">
            <text:p>512</text:p>
          </table:table-cell>
          <table:table-cell table:formula="of:=[.B348]-[.B$2]" office:value-type="float" office:value="17.297837972641" calcext:value-type="float">
            <text:p>17.2978379726</text:p>
          </table:table-cell>
          <table:table-cell table:formula="of:=[.C347]/([.D348]-[.D347])" office:value-type="float" office:value="10385.4010761392" calcext:value-type="float">
            <text:p>10385.401076139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472056.00836" calcext:value-type="float">
            <text:p>1455472056.00836</text:p>
          </table:table-cell>
          <table:table-cell office:value-type="float" office:value="504" calcext:value-type="float">
            <text:p>504</text:p>
          </table:table-cell>
          <table:table-cell table:formula="of:=[.B349]-[.B$2]" office:value-type="float" office:value="17.3490850925446" calcext:value-type="float">
            <text:p>17.3490850925</text:p>
          </table:table-cell>
          <table:table-cell table:formula="of:=[.C348]/([.D349]-[.D348])" office:value-type="float" office:value="9990.80535576377" calcext:value-type="float">
            <text:p>9990.805355763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472056.05747" calcext:value-type="float">
            <text:p>1455472056.05747</text:p>
          </table:table-cell>
          <table:table-cell office:value-type="float" office:value="504" calcext:value-type="float">
            <text:p>504</text:p>
          </table:table-cell>
          <table:table-cell table:formula="of:=[.B350]-[.B$2]" office:value-type="float" office:value="17.3981952667236" calcext:value-type="float">
            <text:p>17.3981952667</text:p>
          </table:table-cell>
          <table:table-cell table:formula="of:=[.C349]/([.D350]-[.D349])" office:value-type="float" office:value="10262.6392275091" calcext:value-type="float">
            <text:p>10262.639227509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472056.10781" calcext:value-type="float">
            <text:p>1455472056.10781</text:p>
          </table:table-cell>
          <table:table-cell office:value-type="float" office:value="496" calcext:value-type="float">
            <text:p>496</text:p>
          </table:table-cell>
          <table:table-cell table:formula="of:=[.B351]-[.B$2]" office:value-type="float" office:value="17.448539018631" calcext:value-type="float">
            <text:p>17.4485390186</text:p>
          </table:table-cell>
          <table:table-cell table:formula="of:=[.C350]/([.D351]-[.D350])" office:value-type="float" office:value="10011.1728050692" calcext:value-type="float">
            <text:p>10011.17280506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472056.15786" calcext:value-type="float">
            <text:p>1455472056.15786</text:p>
          </table:table-cell>
          <table:table-cell office:value-type="float" office:value="488" calcext:value-type="float">
            <text:p>488</text:p>
          </table:table-cell>
          <table:table-cell table:formula="of:=[.B352]-[.B$2]" office:value-type="float" office:value="17.4985883235931" calcext:value-type="float">
            <text:p>17.4985883236</text:p>
          </table:table-cell>
          <table:table-cell table:formula="of:=[.C351]/([.D352]-[.D351])" office:value-type="float" office:value="9910.22753213098" calcext:value-type="float">
            <text:p>9910.22753213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472056.20788" calcext:value-type="float">
            <text:p>1455472056.20788</text:p>
          </table:table-cell>
          <table:table-cell office:value-type="float" office:value="488" calcext:value-type="float">
            <text:p>488</text:p>
          </table:table-cell>
          <table:table-cell table:formula="of:=[.B353]-[.B$2]" office:value-type="float" office:value="17.548609495163" calcext:value-type="float">
            <text:p>17.5486094952</text:p>
          </table:table-cell>
          <table:table-cell table:formula="of:=[.C352]/([.D353]-[.D352])" office:value-type="float" office:value="9755.86905874054" calcext:value-type="float">
            <text:p>9755.869058740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472056.25869" calcext:value-type="float">
            <text:p>1455472056.25869</text:p>
          </table:table-cell>
          <table:table-cell office:value-type="float" office:value="480" calcext:value-type="float">
            <text:p>480</text:p>
          </table:table-cell>
          <table:table-cell table:formula="of:=[.B354]-[.B$2]" office:value-type="float" office:value="17.5994155406952" calcext:value-type="float">
            <text:p>17.5994155407</text:p>
          </table:table-cell>
          <table:table-cell table:formula="of:=[.C353]/([.D354]-[.D353])" office:value-type="float" office:value="9605.15613620152" calcext:value-type="float">
            <text:p>9605.15613620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472056.30724" calcext:value-type="float">
            <text:p>1455472056.30724</text:p>
          </table:table-cell>
          <table:table-cell office:value-type="float" office:value="472" calcext:value-type="float">
            <text:p>472</text:p>
          </table:table-cell>
          <table:table-cell table:formula="of:=[.B355]-[.B$2]" office:value-type="float" office:value="17.6479616165161" calcext:value-type="float">
            <text:p>17.6479616165</text:p>
          </table:table-cell>
          <table:table-cell table:formula="of:=[.C354]/([.D355]-[.D354])" office:value-type="float" office:value="9887.51391092099" calcext:value-type="float">
            <text:p>9887.5139109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472056.35974" calcext:value-type="float">
            <text:p>1455472056.35974</text:p>
          </table:table-cell>
          <table:table-cell office:value-type="float" office:value="464" calcext:value-type="float">
            <text:p>464</text:p>
          </table:table-cell>
          <table:table-cell table:formula="of:=[.B356]-[.B$2]" office:value-type="float" office:value="17.7004635334015" calcext:value-type="float">
            <text:p>17.7004635334</text:p>
          </table:table-cell>
          <table:table-cell table:formula="of:=[.C355]/([.D356]-[.D355])" office:value-type="float" office:value="8990.14794127397" calcext:value-type="float">
            <text:p>8990.1479412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472056.40957" calcext:value-type="float">
            <text:p>1455472056.40957</text:p>
          </table:table-cell>
          <table:table-cell office:value-type="float" office:value="464" calcext:value-type="float">
            <text:p>464</text:p>
          </table:table-cell>
          <table:table-cell table:formula="of:=[.B357]-[.B$2]" office:value-type="float" office:value="17.7502915859222" calcext:value-type="float">
            <text:p>17.7502915859</text:p>
          </table:table-cell>
          <table:table-cell table:formula="of:=[.C356]/([.D357]-[.D356])" office:value-type="float" office:value="9312.0235796243" calcext:value-type="float">
            <text:p>9312.023579624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472056.45877" calcext:value-type="float">
            <text:p>1455472056.45877</text:p>
          </table:table-cell>
          <table:table-cell office:value-type="float" office:value="456" calcext:value-type="float">
            <text:p>456</text:p>
          </table:table-cell>
          <table:table-cell table:formula="of:=[.B358]-[.B$2]" office:value-type="float" office:value="17.7994980812073" calcext:value-type="float">
            <text:p>17.7994980812</text:p>
          </table:table-cell>
          <table:table-cell table:formula="of:=[.C357]/([.D358]-[.D357])" office:value-type="float" office:value="9429.64942559367" calcext:value-type="float">
            <text:p>9429.649425593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472056.50936" calcext:value-type="float">
            <text:p>1455472056.50936</text:p>
          </table:table-cell>
          <table:table-cell office:value-type="float" office:value="448" calcext:value-type="float">
            <text:p>448</text:p>
          </table:table-cell>
          <table:table-cell table:formula="of:=[.B359]-[.B$2]" office:value-type="float" office:value="17.8500819206238" calcext:value-type="float">
            <text:p>17.8500819206</text:p>
          </table:table-cell>
          <table:table-cell table:formula="of:=[.C358]/([.D359]-[.D358])" office:value-type="float" office:value="9014.73682622877" calcext:value-type="float">
            <text:p>9014.736826228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472056.5577" calcext:value-type="float">
            <text:p>1455472056.5577</text:p>
          </table:table-cell>
          <table:table-cell office:value-type="float" office:value="440" calcext:value-type="float">
            <text:p>440</text:p>
          </table:table-cell>
          <table:table-cell table:formula="of:=[.B360]-[.B$2]" office:value-type="float" office:value="17.8984246253967" calcext:value-type="float">
            <text:p>17.8984246254</text:p>
          </table:table-cell>
          <table:table-cell table:formula="of:=[.C359]/([.D360]-[.D359])" office:value-type="float" office:value="9267.16868872186" calcext:value-type="float">
            <text:p>9267.16868872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472056.60891" calcext:value-type="float">
            <text:p>1455472056.60891</text:p>
          </table:table-cell>
          <table:table-cell office:value-type="float" office:value="440" calcext:value-type="float">
            <text:p>440</text:p>
          </table:table-cell>
          <table:table-cell table:formula="of:=[.B361]-[.B$2]" office:value-type="float" office:value="17.9496350288391" calcext:value-type="float">
            <text:p>17.9496350288</text:p>
          </table:table-cell>
          <table:table-cell table:formula="of:=[.C360]/([.D361]-[.D360])" office:value-type="float" office:value="8592.00417147752" calcext:value-type="float">
            <text:p>8592.00417147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472056.65775" calcext:value-type="float">
            <text:p>1455472056.65775</text:p>
          </table:table-cell>
          <table:table-cell office:value-type="float" office:value="432" calcext:value-type="float">
            <text:p>432</text:p>
          </table:table-cell>
          <table:table-cell table:formula="of:=[.B362]-[.B$2]" office:value-type="float" office:value="17.9984776973724" calcext:value-type="float">
            <text:p>17.9984776974</text:p>
          </table:table-cell>
          <table:table-cell table:formula="of:=[.C361]/([.D362]-[.D361])" office:value-type="float" office:value="9008.51679919555" calcext:value-type="float">
            <text:p>9008.51679919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472056.70786" calcext:value-type="float">
            <text:p>1455472056.70786</text:p>
          </table:table-cell>
          <table:table-cell office:value-type="float" office:value="424" calcext:value-type="float">
            <text:p>424</text:p>
          </table:table-cell>
          <table:table-cell table:formula="of:=[.B363]-[.B$2]" office:value-type="float" office:value="18.0485825538635" calcext:value-type="float">
            <text:p>18.0485825539</text:p>
          </table:table-cell>
          <table:table-cell table:formula="of:=[.C362]/([.D363]-[.D362])" office:value-type="float" office:value="8621.91871713735" calcext:value-type="float">
            <text:p>8621.918717137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472056.7581" calcext:value-type="float">
            <text:p>1455472056.7581</text:p>
          </table:table-cell>
          <table:table-cell office:value-type="float" office:value="424" calcext:value-type="float">
            <text:p>424</text:p>
          </table:table-cell>
          <table:table-cell table:formula="of:=[.B364]-[.B$2]" office:value-type="float" office:value="18.0988230705261" calcext:value-type="float">
            <text:p>18.0988230705</text:p>
          </table:table-cell>
          <table:table-cell table:formula="of:=[.C363]/([.D364]-[.D363])" office:value-type="float" office:value="8439.40365596705" calcext:value-type="float">
            <text:p>8439.403655967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472056.80819" calcext:value-type="float">
            <text:p>1455472056.80819</text:p>
          </table:table-cell>
          <table:table-cell office:value-type="float" office:value="416" calcext:value-type="float">
            <text:p>416</text:p>
          </table:table-cell>
          <table:table-cell table:formula="of:=[.B365]-[.B$2]" office:value-type="float" office:value="18.1489193439484" calcext:value-type="float">
            <text:p>18.1489193439</text:p>
          </table:table-cell>
          <table:table-cell table:formula="of:=[.C364]/([.D365]-[.D364])" office:value-type="float" office:value="8463.70340616508" calcext:value-type="float">
            <text:p>8463.703406165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472056.85721" calcext:value-type="float">
            <text:p>1455472056.85721</text:p>
          </table:table-cell>
          <table:table-cell office:value-type="float" office:value="416" calcext:value-type="float">
            <text:p>416</text:p>
          </table:table-cell>
          <table:table-cell table:formula="of:=[.B366]-[.B$2]" office:value-type="float" office:value="18.1979372501373" calcext:value-type="float">
            <text:p>18.1979372501</text:p>
          </table:table-cell>
          <table:table-cell table:formula="of:=[.C365]/([.D366]-[.D365])" office:value-type="float" office:value="8486.6946049534" calcext:value-type="float">
            <text:p>8486.694604953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472056.90711" calcext:value-type="float">
            <text:p>1455472056.90711</text:p>
          </table:table-cell>
          <table:table-cell office:value-type="float" office:value="408" calcext:value-type="float">
            <text:p>408</text:p>
          </table:table-cell>
          <table:table-cell table:formula="of:=[.B367]-[.B$2]" office:value-type="float" office:value="18.2478301525116" calcext:value-type="float">
            <text:p>18.2478301525</text:p>
          </table:table-cell>
          <table:table-cell table:formula="of:=[.C366]/([.D367]-[.D366])" office:value-type="float" office:value="8337.85929869162" calcext:value-type="float">
            <text:p>8337.85929869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472056.95736" calcext:value-type="float">
            <text:p>1455472056.95736</text:p>
          </table:table-cell>
          <table:table-cell office:value-type="float" office:value="408" calcext:value-type="float">
            <text:p>408</text:p>
          </table:table-cell>
          <table:table-cell table:formula="of:=[.B368]-[.B$2]" office:value-type="float" office:value="18.2980880737305" calcext:value-type="float">
            <text:p>18.2980880737</text:p>
          </table:table-cell>
          <table:table-cell table:formula="of:=[.C367]/([.D368]-[.D367])" office:value-type="float" office:value="8118.12327499917" calcext:value-type="float">
            <text:p>8118.123274999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472057.00795" calcext:value-type="float">
            <text:p>1455472057.00795</text:p>
          </table:table-cell>
          <table:table-cell office:value-type="float" office:value="400" calcext:value-type="float">
            <text:p>400</text:p>
          </table:table-cell>
          <table:table-cell table:formula="of:=[.B369]-[.B$2]" office:value-type="float" office:value="18.3486745357513" calcext:value-type="float">
            <text:p>18.3486745358</text:p>
          </table:table-cell>
          <table:table-cell table:formula="of:=[.C368]/([.D369]-[.D368])" office:value-type="float" office:value="8065.3989961117" calcext:value-type="float">
            <text:p>8065.39899611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472057.05714" calcext:value-type="float">
            <text:p>1455472057.05714</text:p>
          </table:table-cell>
          <table:table-cell office:value-type="float" office:value="400" calcext:value-type="float">
            <text:p>400</text:p>
          </table:table-cell>
          <table:table-cell table:formula="of:=[.B370]-[.B$2]" office:value-type="float" office:value="18.3978662490845" calcext:value-type="float">
            <text:p>18.3978662491</text:p>
          </table:table-cell>
          <table:table-cell table:formula="of:=[.C369]/([.D370]-[.D369])" office:value-type="float" office:value="8131.45086635163" calcext:value-type="float">
            <text:p>8131.45086635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472057.10759" calcext:value-type="float">
            <text:p>1455472057.10759</text:p>
          </table:table-cell>
          <table:table-cell office:value-type="float" office:value="392" calcext:value-type="float">
            <text:p>392</text:p>
          </table:table-cell>
          <table:table-cell table:formula="of:=[.B371]-[.B$2]" office:value-type="float" office:value="18.4483108520508" calcext:value-type="float">
            <text:p>18.4483108521</text:p>
          </table:table-cell>
          <table:table-cell table:formula="of:=[.C370]/([.D371]-[.D370])" office:value-type="float" office:value="7929.49050004726" calcext:value-type="float">
            <text:p>7929.49050004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472057.15797" calcext:value-type="float">
            <text:p>1455472057.15797</text:p>
          </table:table-cell>
          <table:table-cell office:value-type="float" office:value="392" calcext:value-type="float">
            <text:p>392</text:p>
          </table:table-cell>
          <table:table-cell table:formula="of:=[.B372]-[.B$2]" office:value-type="float" office:value="18.4986977577209" calcext:value-type="float">
            <text:p>18.4986977577</text:p>
          </table:table-cell>
          <table:table-cell table:formula="of:=[.C371]/([.D372]-[.D371])" office:value-type="float" office:value="7779.79903282893" calcext:value-type="float">
            <text:p>7779.799032828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472057.20813" calcext:value-type="float">
            <text:p>1455472057.20813</text:p>
          </table:table-cell>
          <table:table-cell office:value-type="float" office:value="384" calcext:value-type="float">
            <text:p>384</text:p>
          </table:table-cell>
          <table:table-cell table:formula="of:=[.B373]-[.B$2]" office:value-type="float" office:value="18.5488538742065" calcext:value-type="float">
            <text:p>18.5488538742</text:p>
          </table:table-cell>
          <table:table-cell table:formula="of:=[.C372]/([.D373]-[.D372])" office:value-type="float" office:value="7815.59712886819" calcext:value-type="float">
            <text:p>7815.597128868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472057.25853" calcext:value-type="float">
            <text:p>1455472057.25853</text:p>
          </table:table-cell>
          <table:table-cell office:value-type="float" office:value="384" calcext:value-type="float">
            <text:p>384</text:p>
          </table:table-cell>
          <table:table-cell table:formula="of:=[.B374]-[.B$2]" office:value-type="float" office:value="18.599250793457" calcext:value-type="float">
            <text:p>18.5992507935</text:p>
          </table:table-cell>
          <table:table-cell table:formula="of:=[.C373]/([.D374]-[.D373])" office:value-type="float" office:value="7619.51336928754" calcext:value-type="float">
            <text:p>7619.513369287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472057.30913" calcext:value-type="float">
            <text:p>1455472057.30913</text:p>
          </table:table-cell>
          <table:table-cell office:value-type="float" office:value="384" calcext:value-type="float">
            <text:p>384</text:p>
          </table:table-cell>
          <table:table-cell table:formula="of:=[.B375]-[.B$2]" office:value-type="float" office:value="18.64985704422" calcext:value-type="float">
            <text:p>18.6498570442</text:p>
          </table:table-cell>
          <table:table-cell table:formula="of:=[.C374]/([.D375]-[.D374])" office:value-type="float" office:value="7587.99543951229" calcext:value-type="float">
            <text:p>7587.99543951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472057.35751" calcext:value-type="float">
            <text:p>1455472057.35751</text:p>
          </table:table-cell>
          <table:table-cell office:value-type="float" office:value="376" calcext:value-type="float">
            <text:p>376</text:p>
          </table:table-cell>
          <table:table-cell table:formula="of:=[.B376]-[.B$2]" office:value-type="float" office:value="18.6982307434082" calcext:value-type="float">
            <text:p>18.6982307434</text:p>
          </table:table-cell>
          <table:table-cell table:formula="of:=[.C375]/([.D376]-[.D375])" office:value-type="float" office:value="7938.19795558272" calcext:value-type="float">
            <text:p>7938.19795558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472057.40764" calcext:value-type="float">
            <text:p>1455472057.40764</text:p>
          </table:table-cell>
          <table:table-cell office:value-type="float" office:value="376" calcext:value-type="float">
            <text:p>376</text:p>
          </table:table-cell>
          <table:table-cell table:formula="of:=[.B377]-[.B$2]" office:value-type="float" office:value="18.7483646869659" calcext:value-type="float">
            <text:p>18.748364687</text:p>
          </table:table-cell>
          <table:table-cell table:formula="of:=[.C376]/([.D377]-[.D376])" office:value-type="float" office:value="7499.90871089087" calcext:value-type="float">
            <text:p>7499.90871089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472057.45754" calcext:value-type="float">
            <text:p>1455472057.45754</text:p>
          </table:table-cell>
          <table:table-cell office:value-type="float" office:value="376" calcext:value-type="float">
            <text:p>376</text:p>
          </table:table-cell>
          <table:table-cell table:formula="of:=[.B378]-[.B$2]" office:value-type="float" office:value="18.7982685565948" calcext:value-type="float">
            <text:p>18.7982685566</text:p>
          </table:table-cell>
          <table:table-cell table:formula="of:=[.C377]/([.D378]-[.D377])" office:value-type="float" office:value="7534.48585843143" calcext:value-type="float">
            <text:p>7534.485858431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472057.50773" calcext:value-type="float">
            <text:p>1455472057.50773</text:p>
          </table:table-cell>
          <table:table-cell office:value-type="float" office:value="376" calcext:value-type="float">
            <text:p>376</text:p>
          </table:table-cell>
          <table:table-cell table:formula="of:=[.B379]-[.B$2]" office:value-type="float" office:value="18.8484590053558" calcext:value-type="float">
            <text:p>18.8484590054</text:p>
          </table:table-cell>
          <table:table-cell table:formula="of:=[.C378]/([.D379]-[.D378])" office:value-type="float" office:value="7491.46519471389" calcext:value-type="float">
            <text:p>7491.46519471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472057.55895" calcext:value-type="float">
            <text:p>1455472057.55895</text:p>
          </table:table-cell>
          <table:table-cell office:value-type="float" office:value="376" calcext:value-type="float">
            <text:p>376</text:p>
          </table:table-cell>
          <table:table-cell table:formula="of:=[.B380]-[.B$2]" office:value-type="float" office:value="18.899671792984" calcext:value-type="float">
            <text:p>18.899671793</text:p>
          </table:table-cell>
          <table:table-cell table:formula="of:=[.C379]/([.D380]-[.D379])" office:value-type="float" office:value="7341.91629500656" calcext:value-type="float">
            <text:p>7341.916295006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472057.60835" calcext:value-type="float">
            <text:p>1455472057.60835</text:p>
          </table:table-cell>
          <table:table-cell office:value-type="float" office:value="376" calcext:value-type="float">
            <text:p>376</text:p>
          </table:table-cell>
          <table:table-cell table:formula="of:=[.B381]-[.B$2]" office:value-type="float" office:value="18.9490759372711" calcext:value-type="float">
            <text:p>18.9490759373</text:p>
          </table:table-cell>
          <table:table-cell table:formula="of:=[.C380]/([.D381]-[.D380])" office:value-type="float" office:value="7610.69755231256" calcext:value-type="float">
            <text:p>7610.69755231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472057.65759" calcext:value-type="float">
            <text:p>1455472057.65759</text:p>
          </table:table-cell>
          <table:table-cell office:value-type="float" office:value="376" calcext:value-type="float">
            <text:p>376</text:p>
          </table:table-cell>
          <table:table-cell table:formula="of:=[.B382]-[.B$2]" office:value-type="float" office:value="18.9983108043671" calcext:value-type="float">
            <text:p>18.9983108044</text:p>
          </table:table-cell>
          <table:table-cell table:formula="of:=[.C381]/([.D382]-[.D381])" office:value-type="float" office:value="7636.86432355476" calcext:value-type="float">
            <text:p>7636.864323554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472057.70763" calcext:value-type="float">
            <text:p>1455472057.70763</text:p>
          </table:table-cell>
          <table:table-cell office:value-type="float" office:value="376" calcext:value-type="float">
            <text:p>376</text:p>
          </table:table-cell>
          <table:table-cell table:formula="of:=[.B383]-[.B$2]" office:value-type="float" office:value="19.0483510494232" calcext:value-type="float">
            <text:p>19.0483510494</text:p>
          </table:table-cell>
          <table:table-cell table:formula="of:=[.C382]/([.D383]-[.D382])" office:value-type="float" office:value="7513.95201158735" calcext:value-type="float">
            <text:p>7513.952011587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472057.75932" calcext:value-type="float">
            <text:p>1455472057.75932</text:p>
          </table:table-cell>
          <table:table-cell office:value-type="float" office:value="376" calcext:value-type="float">
            <text:p>376</text:p>
          </table:table-cell>
          <table:table-cell table:formula="of:=[.B384]-[.B$2]" office:value-type="float" office:value="19.1000473499298" calcext:value-type="float">
            <text:p>19.1000473499</text:p>
          </table:table-cell>
          <table:table-cell table:formula="of:=[.C383]/([.D384]-[.D383])" office:value-type="float" office:value="7273.24772402343" calcext:value-type="float">
            <text:p>7273.247724023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472057.8079" calcext:value-type="float">
            <text:p>1455472057.8079</text:p>
          </table:table-cell>
          <table:table-cell office:value-type="float" office:value="376" calcext:value-type="float">
            <text:p>376</text:p>
          </table:table-cell>
          <table:table-cell table:formula="of:=[.B385]-[.B$2]" office:value-type="float" office:value="19.1486263275146" calcext:value-type="float">
            <text:p>19.1486263275</text:p>
          </table:table-cell>
          <table:table-cell table:formula="of:=[.C384]/([.D385]-[.D384])" office:value-type="float" office:value="7739.9735172143" calcext:value-type="float">
            <text:p>7739.973517214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472057.85746" calcext:value-type="float">
            <text:p>1455472057.85746</text:p>
          </table:table-cell>
          <table:table-cell office:value-type="float" office:value="376" calcext:value-type="float">
            <text:p>376</text:p>
          </table:table-cell>
          <table:table-cell table:formula="of:=[.B386]-[.B$2]" office:value-type="float" office:value="19.1981821060181" calcext:value-type="float">
            <text:p>19.198182106</text:p>
          </table:table-cell>
          <table:table-cell table:formula="of:=[.C385]/([.D386]-[.D385])" office:value-type="float" office:value="7587.40981082693" calcext:value-type="float">
            <text:p>7587.40981082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472057.90705" calcext:value-type="float">
            <text:p>1455472057.90705</text:p>
          </table:table-cell>
          <table:table-cell office:value-type="float" office:value="376" calcext:value-type="float">
            <text:p>376</text:p>
          </table:table-cell>
          <table:table-cell table:formula="of:=[.B387]-[.B$2]" office:value-type="float" office:value="19.2477705478668" calcext:value-type="float">
            <text:p>19.2477705479</text:p>
          </table:table-cell>
          <table:table-cell table:formula="of:=[.C386]/([.D387]-[.D386])" office:value-type="float" office:value="7582.41206986908" calcext:value-type="float">
            <text:p>7582.412069869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472057.95735" calcext:value-type="float">
            <text:p>1455472057.95735</text:p>
          </table:table-cell>
          <table:table-cell office:value-type="float" office:value="376" calcext:value-type="float">
            <text:p>376</text:p>
          </table:table-cell>
          <table:table-cell table:formula="of:=[.B388]-[.B$2]" office:value-type="float" office:value="19.2980763912201" calcext:value-type="float">
            <text:p>19.2980763912</text:p>
          </table:table-cell>
          <table:table-cell table:formula="of:=[.C387]/([.D388]-[.D387])" office:value-type="float" office:value="7474.28081782766" calcext:value-type="float">
            <text:p>7474.280817827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472058.00711" calcext:value-type="float">
            <text:p>1455472058.00711</text:p>
          </table:table-cell>
          <table:table-cell office:value-type="float" office:value="376" calcext:value-type="float">
            <text:p>376</text:p>
          </table:table-cell>
          <table:table-cell table:formula="of:=[.B389]-[.B$2]" office:value-type="float" office:value="19.3478302955627" calcext:value-type="float">
            <text:p>19.3478302956</text:p>
          </table:table-cell>
          <table:table-cell table:formula="of:=[.C388]/([.D389]-[.D388])" office:value-type="float" office:value="7557.19586166578" calcext:value-type="float">
            <text:p>7557.195861665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472058.05754" calcext:value-type="float">
            <text:p>1455472058.05754</text:p>
          </table:table-cell>
          <table:table-cell office:value-type="float" office:value="376" calcext:value-type="float">
            <text:p>376</text:p>
          </table:table-cell>
          <table:table-cell table:formula="of:=[.B390]-[.B$2]" office:value-type="float" office:value="19.3982651233673" calcext:value-type="float">
            <text:p>19.3982651234</text:p>
          </table:table-cell>
          <table:table-cell table:formula="of:=[.C389]/([.D390]-[.D389])" office:value-type="float" office:value="7455.16573303268" calcext:value-type="float">
            <text:p>7455.16573303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472058.10761" calcext:value-type="float">
            <text:p>1455472058.10761</text:p>
          </table:table-cell>
          <table:table-cell office:value-type="float" office:value="384" calcext:value-type="float">
            <text:p>384</text:p>
          </table:table-cell>
          <table:table-cell table:formula="of:=[.B391]-[.B$2]" office:value-type="float" office:value="19.4483370780945" calcext:value-type="float">
            <text:p>19.4483370781</text:p>
          </table:table-cell>
          <table:table-cell table:formula="of:=[.C390]/([.D391]-[.D390])" office:value-type="float" office:value="7509.19356052129" calcext:value-type="float">
            <text:p>7509.19356052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472058.15899" calcext:value-type="float">
            <text:p>1455472058.15899</text:p>
          </table:table-cell>
          <table:table-cell office:value-type="float" office:value="384" calcext:value-type="float">
            <text:p>384</text:p>
          </table:table-cell>
          <table:table-cell table:formula="of:=[.B392]-[.B$2]" office:value-type="float" office:value="19.4997146129608" calcext:value-type="float">
            <text:p>19.499714613</text:p>
          </table:table-cell>
          <table:table-cell table:formula="of:=[.C391]/([.D392]-[.D391])" office:value-type="float" office:value="7474.08377998357" calcext:value-type="float">
            <text:p>7474.083779983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472058.2088" calcext:value-type="float">
            <text:p>1455472058.2088</text:p>
          </table:table-cell>
          <table:table-cell office:value-type="float" office:value="384" calcext:value-type="float">
            <text:p>384</text:p>
          </table:table-cell>
          <table:table-cell table:formula="of:=[.B393]-[.B$2]" office:value-type="float" office:value="19.549525976181" calcext:value-type="float">
            <text:p>19.5495259762</text:p>
          </table:table-cell>
          <table:table-cell table:formula="of:=[.C392]/([.D393]-[.D392])" office:value-type="float" office:value="7709.08433688806" calcext:value-type="float">
            <text:p>7709.084336888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472058.25798" calcext:value-type="float">
            <text:p>1455472058.25798</text:p>
          </table:table-cell>
          <table:table-cell office:value-type="float" office:value="392" calcext:value-type="float">
            <text:p>392</text:p>
          </table:table-cell>
          <table:table-cell table:formula="of:=[.B394]-[.B$2]" office:value-type="float" office:value="19.5987005233765" calcext:value-type="float">
            <text:p>19.5987005234</text:p>
          </table:table-cell>
          <table:table-cell table:formula="of:=[.C393]/([.D394]-[.D393])" office:value-type="float" office:value="7808.9178630129" calcext:value-type="float">
            <text:p>7808.917863012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472058.30851" calcext:value-type="float">
            <text:p>1455472058.30851</text:p>
          </table:table-cell>
          <table:table-cell office:value-type="float" office:value="392" calcext:value-type="float">
            <text:p>392</text:p>
          </table:table-cell>
          <table:table-cell table:formula="of:=[.B395]-[.B$2]" office:value-type="float" office:value="19.6492321491241" calcext:value-type="float">
            <text:p>19.6492321491</text:p>
          </table:table-cell>
          <table:table-cell table:formula="of:=[.C394]/([.D395]-[.D394])" office:value-type="float" office:value="7757.518073085" calcext:value-type="float">
            <text:p>7757.51807308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472058.35733" calcext:value-type="float">
            <text:p>1455472058.35733</text:p>
          </table:table-cell>
          <table:table-cell office:value-type="float" office:value="400" calcext:value-type="float">
            <text:p>400</text:p>
          </table:table-cell>
          <table:table-cell table:formula="of:=[.B396]-[.B$2]" office:value-type="float" office:value="19.6980555057526" calcext:value-type="float">
            <text:p>19.6980555058</text:p>
          </table:table-cell>
          <table:table-cell table:formula="of:=[.C395]/([.D396]-[.D395])" office:value-type="float" office:value="8028.94407656998" calcext:value-type="float">
            <text:p>8028.9440765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472058.40707" calcext:value-type="float">
            <text:p>1455472058.40707</text:p>
          </table:table-cell>
          <table:table-cell office:value-type="float" office:value="400" calcext:value-type="float">
            <text:p>400</text:p>
          </table:table-cell>
          <table:table-cell table:formula="of:=[.B397]-[.B$2]" office:value-type="float" office:value="19.7477986812592" calcext:value-type="float">
            <text:p>19.7477986813</text:p>
          </table:table-cell>
          <table:table-cell table:formula="of:=[.C396]/([.D397]-[.D396])" office:value-type="float" office:value="8041.30407691792" calcext:value-type="float">
            <text:p>8041.304076917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472058.45802" calcext:value-type="float">
            <text:p>1455472058.45802</text:p>
          </table:table-cell>
          <table:table-cell office:value-type="float" office:value="400" calcext:value-type="float">
            <text:p>400</text:p>
          </table:table-cell>
          <table:table-cell table:formula="of:=[.B398]-[.B$2]" office:value-type="float" office:value="19.7987444400787" calcext:value-type="float">
            <text:p>19.7987444401</text:p>
          </table:table-cell>
          <table:table-cell table:formula="of:=[.C397]/([.D398]-[.D397])" office:value-type="float" office:value="7851.48772474986" calcext:value-type="float">
            <text:p>7851.487724749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472058.50918" calcext:value-type="float">
            <text:p>1455472058.50918</text:p>
          </table:table-cell>
          <table:table-cell office:value-type="float" office:value="408" calcext:value-type="float">
            <text:p>408</text:p>
          </table:table-cell>
          <table:table-cell table:formula="of:=[.B399]-[.B$2]" office:value-type="float" office:value="19.8499085903168" calcext:value-type="float">
            <text:p>19.8499085903</text:p>
          </table:table-cell>
          <table:table-cell table:formula="of:=[.C398]/([.D399]-[.D398])" office:value-type="float" office:value="7817.97407245175" calcext:value-type="float">
            <text:p>7817.97407245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472058.558" calcext:value-type="float">
            <text:p>1455472058.558</text:p>
          </table:table-cell>
          <table:table-cell office:value-type="float" office:value="416" calcext:value-type="float">
            <text:p>416</text:p>
          </table:table-cell>
          <table:table-cell table:formula="of:=[.B400]-[.B$2]" office:value-type="float" office:value="19.8987274169922" calcext:value-type="float">
            <text:p>19.898727417</text:p>
          </table:table-cell>
          <table:table-cell table:formula="of:=[.C399]/([.D400]-[.D399])" office:value-type="float" office:value="8357.43150306943" calcext:value-type="float">
            <text:p>8357.431503069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472058.60909" calcext:value-type="float">
            <text:p>1455472058.60909</text:p>
          </table:table-cell>
          <table:table-cell office:value-type="float" office:value="416" calcext:value-type="float">
            <text:p>416</text:p>
          </table:table-cell>
          <table:table-cell table:formula="of:=[.B401]-[.B$2]" office:value-type="float" office:value="19.949814081192" calcext:value-type="float">
            <text:p>19.9498140812</text:p>
          </table:table-cell>
          <table:table-cell table:formula="of:=[.C400]/([.D401]-[.D400])" office:value-type="float" office:value="8143.02531816888" calcext:value-type="float">
            <text:p>8143.02531816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472058.65771" calcext:value-type="float">
            <text:p>1455472058.65771</text:p>
          </table:table-cell>
          <table:table-cell office:value-type="float" office:value="424" calcext:value-type="float">
            <text:p>424</text:p>
          </table:table-cell>
          <table:table-cell table:formula="of:=[.B402]-[.B$2]" office:value-type="float" office:value="19.9984340667725" calcext:value-type="float">
            <text:p>19.9984340668</text:p>
          </table:table-cell>
          <table:table-cell table:formula="of:=[.C401]/([.D402]-[.D401])" office:value-type="float" office:value="8556.15227017511" calcext:value-type="float">
            <text:p>8556.152270175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472058.708" calcext:value-type="float">
            <text:p>1455472058.708</text:p>
          </table:table-cell>
          <table:table-cell office:value-type="float" office:value="424" calcext:value-type="float">
            <text:p>424</text:p>
          </table:table-cell>
          <table:table-cell table:formula="of:=[.B403]-[.B$2]" office:value-type="float" office:value="20.0487298965454" calcext:value-type="float">
            <text:p>20.0487298965</text:p>
          </table:table-cell>
          <table:table-cell table:formula="of:=[.C402]/([.D403]-[.D402])" office:value-type="float" office:value="8430.12237623011" calcext:value-type="float">
            <text:p>8430.12237623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472058.75936" calcext:value-type="float">
            <text:p>1455472058.75936</text:p>
          </table:table-cell>
          <table:table-cell office:value-type="float" office:value="432" calcext:value-type="float">
            <text:p>432</text:p>
          </table:table-cell>
          <table:table-cell table:formula="of:=[.B404]-[.B$2]" office:value-type="float" office:value="20.1000874042511" calcext:value-type="float">
            <text:p>20.1000874043</text:p>
          </table:table-cell>
          <table:table-cell table:formula="of:=[.C403]/([.D404]-[.D403])" office:value-type="float" office:value="8255.85233671759" calcext:value-type="float">
            <text:p>8255.852336717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472058.80797" calcext:value-type="float">
            <text:p>1455472058.80797</text:p>
          </table:table-cell>
          <table:table-cell office:value-type="float" office:value="440" calcext:value-type="float">
            <text:p>440</text:p>
          </table:table-cell>
          <table:table-cell table:formula="of:=[.B405]-[.B$2]" office:value-type="float" office:value="20.148690700531" calcext:value-type="float">
            <text:p>20.1486907005</text:p>
          </table:table-cell>
          <table:table-cell table:formula="of:=[.C404]/([.D405]-[.D404])" office:value-type="float" office:value="8888.28604364825" calcext:value-type="float">
            <text:p>8888.286043648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472058.85796" calcext:value-type="float">
            <text:p>1455472058.85796</text:p>
          </table:table-cell>
          <table:table-cell office:value-type="float" office:value="440" calcext:value-type="float">
            <text:p>440</text:p>
          </table:table-cell>
          <table:table-cell table:formula="of:=[.B406]-[.B$2]" office:value-type="float" office:value="20.1986813545227" calcext:value-type="float">
            <text:p>20.1986813545</text:p>
          </table:table-cell>
          <table:table-cell table:formula="of:=[.C405]/([.D406]-[.D405])" office:value-type="float" office:value="8801.64520498293" calcext:value-type="float">
            <text:p>8801.645204982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472058.90953" calcext:value-type="float">
            <text:p>1455472058.90953</text:p>
          </table:table-cell>
          <table:table-cell office:value-type="float" office:value="448" calcext:value-type="float">
            <text:p>448</text:p>
          </table:table-cell>
          <table:table-cell table:formula="of:=[.B407]-[.B$2]" office:value-type="float" office:value="20.2502512931824" calcext:value-type="float">
            <text:p>20.2502512932</text:p>
          </table:table-cell>
          <table:table-cell table:formula="of:=[.C406]/([.D407]-[.D406])" office:value-type="float" office:value="8532.10245030051" calcext:value-type="float">
            <text:p>8532.10245030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472058.95766" calcext:value-type="float">
            <text:p>1455472058.95766</text:p>
          </table:table-cell>
          <table:table-cell office:value-type="float" office:value="456" calcext:value-type="float">
            <text:p>456</text:p>
          </table:table-cell>
          <table:table-cell table:formula="of:=[.B408]-[.B$2]" office:value-type="float" office:value="20.2983870506287" calcext:value-type="float">
            <text:p>20.2983870506</text:p>
          </table:table-cell>
          <table:table-cell table:formula="of:=[.C407]/([.D408]-[.D407])" office:value-type="float" office:value="9307.01050045568" calcext:value-type="float">
            <text:p>9307.010500455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472059.00757" calcext:value-type="float">
            <text:p>1455472059.00757</text:p>
          </table:table-cell>
          <table:table-cell office:value-type="float" office:value="456" calcext:value-type="float">
            <text:p>456</text:p>
          </table:table-cell>
          <table:table-cell table:formula="of:=[.B409]-[.B$2]" office:value-type="float" office:value="20.3482964038849" calcext:value-type="float">
            <text:p>20.3482964039</text:p>
          </table:table-cell>
          <table:table-cell table:formula="of:=[.C408]/([.D409]-[.D408])" office:value-type="float" office:value="9136.56399550959" calcext:value-type="float">
            <text:p>9136.563995509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472059.05907" calcext:value-type="float">
            <text:p>1455472059.05907</text:p>
          </table:table-cell>
          <table:table-cell office:value-type="float" office:value="464" calcext:value-type="float">
            <text:p>464</text:p>
          </table:table-cell>
          <table:table-cell table:formula="of:=[.B410]-[.B$2]" office:value-type="float" office:value="20.399792432785" calcext:value-type="float">
            <text:p>20.3997924328</text:p>
          </table:table-cell>
          <table:table-cell table:formula="of:=[.C409]/([.D410]-[.D409])" office:value-type="float" office:value="8855.05173387657" calcext:value-type="float">
            <text:p>8855.05173387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472059.10951" calcext:value-type="float">
            <text:p>1455472059.10951</text:p>
          </table:table-cell>
          <table:table-cell office:value-type="float" office:value="472" calcext:value-type="float">
            <text:p>472</text:p>
          </table:table-cell>
          <table:table-cell table:formula="of:=[.B411]-[.B$2]" office:value-type="float" office:value="20.4502339363098" calcext:value-type="float">
            <text:p>20.4502339363</text:p>
          </table:table-cell>
          <table:table-cell table:formula="of:=[.C410]/([.D411]-[.D410])" office:value-type="float" office:value="9198.77417555668" calcext:value-type="float">
            <text:p>9198.774175556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472059.15772" calcext:value-type="float">
            <text:p>1455472059.15772</text:p>
          </table:table-cell>
          <table:table-cell office:value-type="float" office:value="480" calcext:value-type="float">
            <text:p>480</text:p>
          </table:table-cell>
          <table:table-cell table:formula="of:=[.B412]-[.B$2]" office:value-type="float" office:value="20.4984407424927" calcext:value-type="float">
            <text:p>20.4984407425</text:p>
          </table:table-cell>
          <table:table-cell table:formula="of:=[.C411]/([.D412]-[.D411])" office:value-type="float" office:value="9791.1485405106" calcext:value-type="float">
            <text:p>9791.148540510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472059.20915" calcext:value-type="float">
            <text:p>1455472059.20915</text:p>
          </table:table-cell>
          <table:table-cell office:value-type="float" office:value="480" calcext:value-type="float">
            <text:p>480</text:p>
          </table:table-cell>
          <table:table-cell table:formula="of:=[.B413]-[.B$2]" office:value-type="float" office:value="20.5498790740967" calcext:value-type="float">
            <text:p>20.5498790741</text:p>
          </table:table-cell>
          <table:table-cell table:formula="of:=[.C412]/([.D413]-[.D412])" office:value-type="float" office:value="9331.56237833027" calcext:value-type="float">
            <text:p>9331.562378330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472059.25786" calcext:value-type="float">
            <text:p>1455472059.25786</text:p>
          </table:table-cell>
          <table:table-cell office:value-type="float" office:value="488" calcext:value-type="float">
            <text:p>488</text:p>
          </table:table-cell>
          <table:table-cell table:formula="of:=[.B414]-[.B$2]" office:value-type="float" office:value="20.5985898971558" calcext:value-type="float">
            <text:p>20.5985898972</text:p>
          </table:table-cell>
          <table:table-cell table:formula="of:=[.C413]/([.D414]-[.D413])" office:value-type="float" office:value="9854.07287037218" calcext:value-type="float">
            <text:p>9854.072870372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472059.30924" calcext:value-type="float">
            <text:p>1455472059.30924</text:p>
          </table:table-cell>
          <table:table-cell office:value-type="float" office:value="496" calcext:value-type="float">
            <text:p>496</text:p>
          </table:table-cell>
          <table:table-cell table:formula="of:=[.B415]-[.B$2]" office:value-type="float" office:value="20.6499626636505" calcext:value-type="float">
            <text:p>20.6499626637</text:p>
          </table:table-cell>
          <table:table-cell table:formula="of:=[.C414]/([.D415]-[.D414])" office:value-type="float" office:value="9499.19642832281" calcext:value-type="float">
            <text:p>9499.19642832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472059.35802" calcext:value-type="float">
            <text:p>1455472059.35802</text:p>
          </table:table-cell>
          <table:table-cell office:value-type="float" office:value="504" calcext:value-type="float">
            <text:p>504</text:p>
          </table:table-cell>
          <table:table-cell table:formula="of:=[.B416]-[.B$2]" office:value-type="float" office:value="20.6987488269806" calcext:value-type="float">
            <text:p>20.698748827</text:p>
          </table:table-cell>
          <table:table-cell table:formula="of:=[.C415]/([.D416]-[.D415])" office:value-type="float" office:value="10166.8171084526" calcext:value-type="float">
            <text:p>10166.81710845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472059.407" calcext:value-type="float">
            <text:p>1455472059.407</text:p>
          </table:table-cell>
          <table:table-cell office:value-type="float" office:value="504" calcext:value-type="float">
            <text:p>504</text:p>
          </table:table-cell>
          <table:table-cell table:formula="of:=[.B417]-[.B$2]" office:value-type="float" office:value="20.7477238178253" calcext:value-type="float">
            <text:p>20.7477238178</text:p>
          </table:table-cell>
          <table:table-cell table:formula="of:=[.C416]/([.D417]-[.D416])" office:value-type="float" office:value="10290.9667017175" calcext:value-type="float">
            <text:p>10290.96670171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472059.45716" calcext:value-type="float">
            <text:p>1455472059.45716</text:p>
          </table:table-cell>
          <table:table-cell office:value-type="float" office:value="512" calcext:value-type="float">
            <text:p>512</text:p>
          </table:table-cell>
          <table:table-cell table:formula="of:=[.B418]-[.B$2]" office:value-type="float" office:value="20.797883272171" calcext:value-type="float">
            <text:p>20.7978832722</text:p>
          </table:table-cell>
          <table:table-cell table:formula="of:=[.C417]/([.D418]-[.D417])" office:value-type="float" office:value="10047.9561943874" calcext:value-type="float">
            <text:p>10047.956194387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472059.50719" calcext:value-type="float">
            <text:p>1455472059.50719</text:p>
          </table:table-cell>
          <table:table-cell office:value-type="float" office:value="520" calcext:value-type="float">
            <text:p>520</text:p>
          </table:table-cell>
          <table:table-cell table:formula="of:=[.B419]-[.B$2]" office:value-type="float" office:value="20.8479173183441" calcext:value-type="float">
            <text:p>20.8479173183</text:p>
          </table:table-cell>
          <table:table-cell table:formula="of:=[.C418]/([.D419]-[.D418])" office:value-type="float" office:value="10233.0320883645" calcext:value-type="float">
            <text:p>10233.032088364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472059.55726" calcext:value-type="float">
            <text:p>1455472059.55726</text:p>
          </table:table-cell>
          <table:table-cell office:value-type="float" office:value="528" calcext:value-type="float">
            <text:p>528</text:p>
          </table:table-cell>
          <table:table-cell table:formula="of:=[.B420]-[.B$2]" office:value-type="float" office:value="20.8979828357697" calcext:value-type="float">
            <text:p>20.8979828358</text:p>
          </table:table-cell>
          <table:table-cell table:formula="of:=[.C419]/([.D420]-[.D419])" office:value-type="float" office:value="10386.3902090576" calcext:value-type="float">
            <text:p>10386.390209057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472059.60941" calcext:value-type="float">
            <text:p>1455472059.60941</text:p>
          </table:table-cell>
          <table:table-cell office:value-type="float" office:value="528" calcext:value-type="float">
            <text:p>528</text:p>
          </table:table-cell>
          <table:table-cell table:formula="of:=[.B421]-[.B$2]" office:value-type="float" office:value="20.9501373767853" calcext:value-type="float">
            <text:p>20.9501373768</text:p>
          </table:table-cell>
          <table:table-cell table:formula="of:=[.C420]/([.D421]-[.D420])" office:value-type="float" office:value="10123.758923347" calcext:value-type="float">
            <text:p>10123.7589233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472059.65941" calcext:value-type="float">
            <text:p>1455472059.65941</text:p>
          </table:table-cell>
          <table:table-cell office:value-type="float" office:value="536" calcext:value-type="float">
            <text:p>536</text:p>
          </table:table-cell>
          <table:table-cell table:formula="of:=[.B422]-[.B$2]" office:value-type="float" office:value="21.0001306533813" calcext:value-type="float">
            <text:p>21.0001306534</text:p>
          </table:table-cell>
          <table:table-cell table:formula="of:=[.C421]/([.D422]-[.D421])" office:value-type="float" office:value="10561.4201738782" calcext:value-type="float">
            <text:p>10561.42017387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472059.70714" calcext:value-type="float">
            <text:p>1455472059.70714</text:p>
          </table:table-cell>
          <table:table-cell office:value-type="float" office:value="544" calcext:value-type="float">
            <text:p>544</text:p>
          </table:table-cell>
          <table:table-cell table:formula="of:=[.B423]-[.B$2]" office:value-type="float" office:value="21.0478622913361" calcext:value-type="float">
            <text:p>21.0478622913</text:p>
          </table:table-cell>
          <table:table-cell table:formula="of:=[.C422]/([.D423]-[.D422])" office:value-type="float" office:value="11229.4491236308" calcext:value-type="float">
            <text:p>11229.44912363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472059.7575" calcext:value-type="float">
            <text:p>1455472059.7575</text:p>
          </table:table-cell>
          <table:table-cell office:value-type="float" office:value="544" calcext:value-type="float">
            <text:p>544</text:p>
          </table:table-cell>
          <table:table-cell table:formula="of:=[.B424]-[.B$2]" office:value-type="float" office:value="21.0982213020325" calcext:value-type="float">
            <text:p>21.098221302</text:p>
          </table:table-cell>
          <table:table-cell table:formula="of:=[.C423]/([.D424]-[.D423])" office:value-type="float" office:value="10802.4361971584" calcext:value-type="float">
            <text:p>10802.436197158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472059.80923" calcext:value-type="float">
            <text:p>1455472059.80923</text:p>
          </table:table-cell>
          <table:table-cell office:value-type="float" office:value="552" calcext:value-type="float">
            <text:p>552</text:p>
          </table:table-cell>
          <table:table-cell table:formula="of:=[.B425]-[.B$2]" office:value-type="float" office:value="21.1499588489532" calcext:value-type="float">
            <text:p>21.149958849</text:p>
          </table:table-cell>
          <table:table-cell table:formula="of:=[.C424]/([.D425]-[.D424])" office:value-type="float" office:value="10514.607521555" calcext:value-type="float">
            <text:p>10514.60752155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472059.85732" calcext:value-type="float">
            <text:p>1455472059.85732</text:p>
          </table:table-cell>
          <table:table-cell office:value-type="float" office:value="560" calcext:value-type="float">
            <text:p>560</text:p>
          </table:table-cell>
          <table:table-cell table:formula="of:=[.B426]-[.B$2]" office:value-type="float" office:value="21.198047876358" calcext:value-type="float">
            <text:p>21.1980478764</text:p>
          </table:table-cell>
          <table:table-cell table:formula="of:=[.C425]/([.D426]-[.D425])" office:value-type="float" office:value="11478.7100049579" calcext:value-type="float">
            <text:p>11478.710004957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472059.90886" calcext:value-type="float">
            <text:p>1455472059.90886</text:p>
          </table:table-cell>
          <table:table-cell office:value-type="float" office:value="560" calcext:value-type="float">
            <text:p>560</text:p>
          </table:table-cell>
          <table:table-cell table:formula="of:=[.B427]-[.B$2]" office:value-type="float" office:value="21.249587059021" calcext:value-type="float">
            <text:p>21.249587059</text:p>
          </table:table-cell>
          <table:table-cell table:formula="of:=[.C426]/([.D427]-[.D426])" office:value-type="float" office:value="10865.5196117888" calcext:value-type="float">
            <text:p>10865.51961178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472059.95715" calcext:value-type="float">
            <text:p>1455472059.95715</text:p>
          </table:table-cell>
          <table:table-cell office:value-type="float" office:value="568" calcext:value-type="float">
            <text:p>568</text:p>
          </table:table-cell>
          <table:table-cell table:formula="of:=[.B428]-[.B$2]" office:value-type="float" office:value="21.2978718280792" calcext:value-type="float">
            <text:p>21.2978718281</text:p>
          </table:table-cell>
          <table:table-cell table:formula="of:=[.C427]/([.D428]-[.D427])" office:value-type="float" office:value="11597.8601725253" calcext:value-type="float">
            <text:p>11597.86017252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472060.00751" calcext:value-type="float">
            <text:p>1455472060.00751</text:p>
          </table:table-cell>
          <table:table-cell office:value-type="float" office:value="568" calcext:value-type="float">
            <text:p>568</text:p>
          </table:table-cell>
          <table:table-cell table:formula="of:=[.B429]-[.B$2]" office:value-type="float" office:value="21.3482313156128" calcext:value-type="float">
            <text:p>21.3482313156</text:p>
          </table:table-cell>
          <table:table-cell table:formula="of:=[.C428]/([.D429]-[.D428])" office:value-type="float" office:value="11278.9074674633" calcext:value-type="float">
            <text:p>11278.907467463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472060.05719" calcext:value-type="float">
            <text:p>1455472060.05719</text:p>
          </table:table-cell>
          <table:table-cell office:value-type="float" office:value="576" calcext:value-type="float">
            <text:p>576</text:p>
          </table:table-cell>
          <table:table-cell table:formula="of:=[.B430]-[.B$2]" office:value-type="float" office:value="21.3979167938232" calcext:value-type="float">
            <text:p>21.3979167938</text:p>
          </table:table-cell>
          <table:table-cell table:formula="of:=[.C429]/([.D430]-[.D429])" office:value-type="float" office:value="11431.9117065587" calcext:value-type="float">
            <text:p>11431.911706558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472060.10727" calcext:value-type="float">
            <text:p>1455472060.10727</text:p>
          </table:table-cell>
          <table:table-cell office:value-type="float" office:value="584" calcext:value-type="float">
            <text:p>584</text:p>
          </table:table-cell>
          <table:table-cell table:formula="of:=[.B431]-[.B$2]" office:value-type="float" office:value="21.4479949474335" calcext:value-type="float">
            <text:p>21.4479949474</text:p>
          </table:table-cell>
          <table:table-cell table:formula="of:=[.C430]/([.D431]-[.D430])" office:value-type="float" office:value="11502.0215098813" calcext:value-type="float">
            <text:p>11502.02150988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472060.15764" calcext:value-type="float">
            <text:p>1455472060.15764</text:p>
          </table:table-cell>
          <table:table-cell office:value-type="float" office:value="584" calcext:value-type="float">
            <text:p>584</text:p>
          </table:table-cell>
          <table:table-cell table:formula="of:=[.B432]-[.B$2]" office:value-type="float" office:value="21.4983668327332" calcext:value-type="float">
            <text:p>21.4983668327</text:p>
          </table:table-cell>
          <table:table-cell table:formula="of:=[.C431]/([.D432]-[.D431])" office:value-type="float" office:value="11593.7689551532" calcext:value-type="float">
            <text:p>11593.76895515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472060.20798" calcext:value-type="float">
            <text:p>1455472060.20798</text:p>
          </table:table-cell>
          <table:table-cell office:value-type="float" office:value="584" calcext:value-type="float">
            <text:p>584</text:p>
          </table:table-cell>
          <table:table-cell table:formula="of:=[.B433]-[.B$2]" office:value-type="float" office:value="21.5487053394318" calcext:value-type="float">
            <text:p>21.5487053394</text:p>
          </table:table-cell>
          <table:table-cell table:formula="of:=[.C432]/([.D433]-[.D432])" office:value-type="float" office:value="11601.4565846496" calcext:value-type="float">
            <text:p>11601.45658464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472060.25724" calcext:value-type="float">
            <text:p>1455472060.25724</text:p>
          </table:table-cell>
          <table:table-cell office:value-type="float" office:value="592" calcext:value-type="float">
            <text:p>592</text:p>
          </table:table-cell>
          <table:table-cell table:formula="of:=[.B434]-[.B$2]" office:value-type="float" office:value="21.5979654788971" calcext:value-type="float">
            <text:p>21.5979654789</text:p>
          </table:table-cell>
          <table:table-cell table:formula="of:=[.C433]/([.D434]-[.D433])" office:value-type="float" office:value="11855.4272549513" calcext:value-type="float">
            <text:p>11855.42725495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472060.3079" calcext:value-type="float">
            <text:p>1455472060.3079</text:p>
          </table:table-cell>
          <table:table-cell office:value-type="float" office:value="592" calcext:value-type="float">
            <text:p>592</text:p>
          </table:table-cell>
          <table:table-cell table:formula="of:=[.B435]-[.B$2]" office:value-type="float" office:value="21.6486208438873" calcext:value-type="float">
            <text:p>21.6486208439</text:p>
          </table:table-cell>
          <table:table-cell table:formula="of:=[.C434]/([.D435]-[.D434])" office:value-type="float" office:value="11686.8173808269" calcext:value-type="float">
            <text:p>11686.817380826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472060.357" calcext:value-type="float">
            <text:p>1455472060.357</text:p>
          </table:table-cell>
          <table:table-cell office:value-type="float" office:value="600" calcext:value-type="float">
            <text:p>600</text:p>
          </table:table-cell>
          <table:table-cell table:formula="of:=[.B436]-[.B$2]" office:value-type="float" office:value="21.6977226734161" calcext:value-type="float">
            <text:p>21.6977226734</text:p>
          </table:table-cell>
          <table:table-cell table:formula="of:=[.C435]/([.D436]-[.D435])" office:value-type="float" office:value="12056.577233088" calcext:value-type="float">
            <text:p>12056.57723308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472060.40759" calcext:value-type="float">
            <text:p>1455472060.40759</text:p>
          </table:table-cell>
          <table:table-cell office:value-type="float" office:value="600" calcext:value-type="float">
            <text:p>600</text:p>
          </table:table-cell>
          <table:table-cell table:formula="of:=[.B437]-[.B$2]" office:value-type="float" office:value="21.7483143806457" calcext:value-type="float">
            <text:p>21.7483143806</text:p>
          </table:table-cell>
          <table:table-cell table:formula="of:=[.C436]/([.D437]-[.D436])" office:value-type="float" office:value="11859.6511732023" calcext:value-type="float">
            <text:p>11859.651173202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472060.45686" calcext:value-type="float">
            <text:p>1455472060.45686</text:p>
          </table:table-cell>
          <table:table-cell office:value-type="float" office:value="600" calcext:value-type="float">
            <text:p>600</text:p>
          </table:table-cell>
          <table:table-cell table:formula="of:=[.B438]-[.B$2]" office:value-type="float" office:value="21.7975859642029" calcext:value-type="float">
            <text:p>21.7975859642</text:p>
          </table:table-cell>
          <table:table-cell table:formula="of:=[.C437]/([.D438]-[.D437])" office:value-type="float" office:value="12177.404432401" calcext:value-type="float">
            <text:p>12177.40443240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472060.50803" calcext:value-type="float">
            <text:p>1455472060.50803</text:p>
          </table:table-cell>
          <table:table-cell office:value-type="float" office:value="608" calcext:value-type="float">
            <text:p>608</text:p>
          </table:table-cell>
          <table:table-cell table:formula="of:=[.B439]-[.B$2]" office:value-type="float" office:value="21.8487589359283" calcext:value-type="float">
            <text:p>21.8487589359</text:p>
          </table:table-cell>
          <table:table-cell table:formula="of:=[.C438]/([.D439]-[.D438])" office:value-type="float" office:value="11724.9395485359" calcext:value-type="float">
            <text:p>11724.93954853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472060.55748" calcext:value-type="float">
            <text:p>1455472060.55748</text:p>
          </table:table-cell>
          <table:table-cell office:value-type="float" office:value="608" calcext:value-type="float">
            <text:p>608</text:p>
          </table:table-cell>
          <table:table-cell table:formula="of:=[.B440]-[.B$2]" office:value-type="float" office:value="21.8982050418854" calcext:value-type="float">
            <text:p>21.8982050419</text:p>
          </table:table-cell>
          <table:table-cell table:formula="of:=[.C439]/([.D440]-[.D439])" office:value-type="float" office:value="12296.2160160469" calcext:value-type="float">
            <text:p>12296.216016046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472060.60764" calcext:value-type="float">
            <text:p>1455472060.60764</text:p>
          </table:table-cell>
          <table:table-cell office:value-type="float" office:value="608" calcext:value-type="float">
            <text:p>608</text:p>
          </table:table-cell>
          <table:table-cell table:formula="of:=[.B441]-[.B$2]" office:value-type="float" office:value="21.9483647346497" calcext:value-type="float">
            <text:p>21.9483647346</text:p>
          </table:table-cell>
          <table:table-cell table:formula="of:=[.C440]/([.D441]-[.D440])" office:value-type="float" office:value="12121.2863654728" calcext:value-type="float">
            <text:p>12121.286365472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472060.65809" calcext:value-type="float">
            <text:p>1455472060.65809</text:p>
          </table:table-cell>
          <table:table-cell office:value-type="float" office:value="608" calcext:value-type="float">
            <text:p>608</text:p>
          </table:table-cell>
          <table:table-cell table:formula="of:=[.B442]-[.B$2]" office:value-type="float" office:value="21.9988107681274" calcext:value-type="float">
            <text:p>21.9988107681</text:p>
          </table:table-cell>
          <table:table-cell table:formula="of:=[.C441]/([.D442]-[.D441])" office:value-type="float" office:value="12052.4837749189" calcext:value-type="float">
            <text:p>12052.483774918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472060.70753" calcext:value-type="float">
            <text:p>1455472060.70753</text:p>
          </table:table-cell>
          <table:table-cell office:value-type="float" office:value="608" calcext:value-type="float">
            <text:p>608</text:p>
          </table:table-cell>
          <table:table-cell table:formula="of:=[.B443]-[.B$2]" office:value-type="float" office:value="22.0482578277588" calcext:value-type="float">
            <text:p>22.0482578278</text:p>
          </table:table-cell>
          <table:table-cell table:formula="of:=[.C442]/([.D443]-[.D442])" office:value-type="float" office:value="12295.9788616945" calcext:value-type="float">
            <text:p>12295.97886169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472060.75699" calcext:value-type="float">
            <text:p>1455472060.75699</text:p>
          </table:table-cell>
          <table:table-cell office:value-type="float" office:value="608" calcext:value-type="float">
            <text:p>608</text:p>
          </table:table-cell>
          <table:table-cell table:formula="of:=[.B444]-[.B$2]" office:value-type="float" office:value="22.0977187156677" calcext:value-type="float">
            <text:p>22.0977187157</text:p>
          </table:table-cell>
          <table:table-cell table:formula="of:=[.C443]/([.D444]-[.D443])" office:value-type="float" office:value="12292.5411512914" calcext:value-type="float">
            <text:p>12292.54115129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472060.80813" calcext:value-type="float">
            <text:p>1455472060.80813</text:p>
          </table:table-cell>
          <table:table-cell office:value-type="float" office:value="608" calcext:value-type="float">
            <text:p>608</text:p>
          </table:table-cell>
          <table:table-cell table:formula="of:=[.B445]-[.B$2]" office:value-type="float" office:value="22.1488502025604" calcext:value-type="float">
            <text:p>22.1488502026</text:p>
          </table:table-cell>
          <table:table-cell table:formula="of:=[.C444]/([.D445]-[.D444])" office:value-type="float" office:value="11890.9117834944" calcext:value-type="float">
            <text:p>11890.911783494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472060.85702" calcext:value-type="float">
            <text:p>1455472060.85702</text:p>
          </table:table-cell>
          <table:table-cell office:value-type="float" office:value="608" calcext:value-type="float">
            <text:p>608</text:p>
          </table:table-cell>
          <table:table-cell table:formula="of:=[.B446]-[.B$2]" office:value-type="float" office:value="22.1977472305298" calcext:value-type="float">
            <text:p>22.1977472305</text:p>
          </table:table-cell>
          <table:table-cell table:formula="of:=[.C445]/([.D446]-[.D445])" office:value-type="float" office:value="12434.2935603567" calcext:value-type="float">
            <text:p>12434.29356035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472060.90764" calcext:value-type="float">
            <text:p>1455472060.90764</text:p>
          </table:table-cell>
          <table:table-cell office:value-type="float" office:value="608" calcext:value-type="float">
            <text:p>608</text:p>
          </table:table-cell>
          <table:table-cell table:formula="of:=[.B447]-[.B$2]" office:value-type="float" office:value="22.2483644485474" calcext:value-type="float">
            <text:p>22.2483644485</text:p>
          </table:table-cell>
          <table:table-cell table:formula="of:=[.C446]/([.D447]-[.D446])" office:value-type="float" office:value="12011.7229632979" calcext:value-type="float">
            <text:p>12011.722963297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472060.95713" calcext:value-type="float">
            <text:p>1455472060.95713</text:p>
          </table:table-cell>
          <table:table-cell office:value-type="float" office:value="608" calcext:value-type="float">
            <text:p>608</text:p>
          </table:table-cell>
          <table:table-cell table:formula="of:=[.B448]-[.B$2]" office:value-type="float" office:value="22.2978553771973" calcext:value-type="float">
            <text:p>22.2978553772</text:p>
          </table:table-cell>
          <table:table-cell table:formula="of:=[.C447]/([.D448]-[.D447])" office:value-type="float" office:value="12285.079641584" calcext:value-type="float">
            <text:p>12285.0796415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472061.00761" calcext:value-type="float">
            <text:p>1455472061.00761</text:p>
          </table:table-cell>
          <table:table-cell office:value-type="float" office:value="608" calcext:value-type="float">
            <text:p>608</text:p>
          </table:table-cell>
          <table:table-cell table:formula="of:=[.B449]-[.B$2]" office:value-type="float" office:value="22.3483390808105" calcext:value-type="float">
            <text:p>22.3483390808</text:p>
          </table:table-cell>
          <table:table-cell table:formula="of:=[.C448]/([.D449]-[.D448])" office:value-type="float" office:value="12043.4904035061" calcext:value-type="float">
            <text:p>12043.490403506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472061.05783" calcext:value-type="float">
            <text:p>1455472061.05783</text:p>
          </table:table-cell>
          <table:table-cell office:value-type="float" office:value="608" calcext:value-type="float">
            <text:p>608</text:p>
          </table:table-cell>
          <table:table-cell table:formula="of:=[.B450]-[.B$2]" office:value-type="float" office:value="22.398558139801" calcext:value-type="float">
            <text:p>22.3985581398</text:p>
          </table:table-cell>
          <table:table-cell table:formula="of:=[.C449]/([.D450]-[.D449])" office:value-type="float" office:value="12106.95724337" calcext:value-type="float">
            <text:p>12106.9572433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472061.10804" calcext:value-type="float">
            <text:p>1455472061.10804</text:p>
          </table:table-cell>
          <table:table-cell office:value-type="float" office:value="608" calcext:value-type="float">
            <text:p>608</text:p>
          </table:table-cell>
          <table:table-cell table:formula="of:=[.B451]-[.B$2]" office:value-type="float" office:value="22.4487626552582" calcext:value-type="float">
            <text:p>22.4487626553</text:p>
          </table:table-cell>
          <table:table-cell table:formula="of:=[.C450]/([.D451]-[.D450])" office:value-type="float" office:value="12110.4644565068" calcext:value-type="float">
            <text:p>12110.46445650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472061.15734" calcext:value-type="float">
            <text:p>1455472061.15734</text:p>
          </table:table-cell>
          <table:table-cell office:value-type="float" office:value="608" calcext:value-type="float">
            <text:p>608</text:p>
          </table:table-cell>
          <table:table-cell table:formula="of:=[.B452]-[.B$2]" office:value-type="float" office:value="22.4980654716492" calcext:value-type="float">
            <text:p>22.4980654716</text:p>
          </table:table-cell>
          <table:table-cell table:formula="of:=[.C451]/([.D452]-[.D451])" office:value-type="float" office:value="12331.9527058721" calcext:value-type="float">
            <text:p>12331.95270587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472061.2071" calcext:value-type="float">
            <text:p>1455472061.2071</text:p>
          </table:table-cell>
          <table:table-cell office:value-type="float" office:value="608" calcext:value-type="float">
            <text:p>608</text:p>
          </table:table-cell>
          <table:table-cell table:formula="of:=[.B453]-[.B$2]" office:value-type="float" office:value="22.5478234291077" calcext:value-type="float">
            <text:p>22.5478234291</text:p>
          </table:table-cell>
          <table:table-cell table:formula="of:=[.C452]/([.D453]-[.D452])" office:value-type="float" office:value="12219.1510876857" calcext:value-type="float">
            <text:p>12219.151087685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472061.25753" calcext:value-type="float">
            <text:p>1455472061.25753</text:p>
          </table:table-cell>
          <table:table-cell office:value-type="float" office:value="600" calcext:value-type="float">
            <text:p>600</text:p>
          </table:table-cell>
          <table:table-cell table:formula="of:=[.B454]-[.B$2]" office:value-type="float" office:value="22.5982508659363" calcext:value-type="float">
            <text:p>22.5982508659</text:p>
          </table:table-cell>
          <table:table-cell table:formula="of:=[.C453]/([.D454]-[.D453])" office:value-type="float" office:value="12056.9284944305" calcext:value-type="float">
            <text:p>12056.928494430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472061.30693" calcext:value-type="float">
            <text:p>1455472061.30693</text:p>
          </table:table-cell>
          <table:table-cell office:value-type="float" office:value="600" calcext:value-type="float">
            <text:p>600</text:p>
          </table:table-cell>
          <table:table-cell table:formula="of:=[.B455]-[.B$2]" office:value-type="float" office:value="22.6476583480835" calcext:value-type="float">
            <text:p>22.6476583481</text:p>
          </table:table-cell>
          <table:table-cell table:formula="of:=[.C454]/([.D455]-[.D454])" office:value-type="float" office:value="12143.909665589" calcext:value-type="float">
            <text:p>12143.90966558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472061.35736" calcext:value-type="float">
            <text:p>1455472061.35736</text:p>
          </table:table-cell>
          <table:table-cell office:value-type="float" office:value="600" calcext:value-type="float">
            <text:p>600</text:p>
          </table:table-cell>
          <table:table-cell table:formula="of:=[.B456]-[.B$2]" office:value-type="float" office:value="22.6980848312378" calcext:value-type="float">
            <text:p>22.6980848312</text:p>
          </table:table-cell>
          <table:table-cell table:formula="of:=[.C455]/([.D456]-[.D455])" office:value-type="float" office:value="11898.5097208563" calcext:value-type="float">
            <text:p>11898.509720856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472061.40772" calcext:value-type="float">
            <text:p>1455472061.40772</text:p>
          </table:table-cell>
          <table:table-cell office:value-type="float" office:value="592" calcext:value-type="float">
            <text:p>592</text:p>
          </table:table-cell>
          <table:table-cell table:formula="of:=[.B457]-[.B$2]" office:value-type="float" office:value="22.7484471797943" calcext:value-type="float">
            <text:p>22.7484471798</text:p>
          </table:table-cell>
          <table:table-cell table:formula="of:=[.C456]/([.D457]-[.D456])" office:value-type="float" office:value="11913.6620351741" calcext:value-type="float">
            <text:p>11913.662035174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472061.45809" calcext:value-type="float">
            <text:p>1455472061.45809</text:p>
          </table:table-cell>
          <table:table-cell office:value-type="float" office:value="592" calcext:value-type="float">
            <text:p>592</text:p>
          </table:table-cell>
          <table:table-cell table:formula="of:=[.B458]-[.B$2]" office:value-type="float" office:value="22.7988135814667" calcext:value-type="float">
            <text:p>22.7988135815</text:p>
          </table:table-cell>
          <table:table-cell table:formula="of:=[.C457]/([.D458]-[.D457])" office:value-type="float" office:value="11753.8672675288" calcext:value-type="float">
            <text:p>11753.867267528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472061.50858" calcext:value-type="float">
            <text:p>1455472061.50858</text:p>
          </table:table-cell>
          <table:table-cell office:value-type="float" office:value="584" calcext:value-type="float">
            <text:p>584</text:p>
          </table:table-cell>
          <table:table-cell table:formula="of:=[.B459]-[.B$2]" office:value-type="float" office:value="22.8493032455444" calcext:value-type="float">
            <text:p>22.8493032455</text:p>
          </table:table-cell>
          <table:table-cell table:formula="of:=[.C458]/([.D459]-[.D458])" office:value-type="float" office:value="11725.1720884549" calcext:value-type="float">
            <text:p>11725.172088454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472061.55713" calcext:value-type="float">
            <text:p>1455472061.55713</text:p>
          </table:table-cell>
          <table:table-cell office:value-type="float" office:value="584" calcext:value-type="float">
            <text:p>584</text:p>
          </table:table-cell>
          <table:table-cell table:formula="of:=[.B460]-[.B$2]" office:value-type="float" office:value="22.8978555202484" calcext:value-type="float">
            <text:p>22.8978555202</text:p>
          </table:table-cell>
          <table:table-cell table:formula="of:=[.C459]/([.D460]-[.D459])" office:value-type="float" office:value="12028.2726928988" calcext:value-type="float">
            <text:p>12028.272692898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472061.60734" calcext:value-type="float">
            <text:p>1455472061.60734</text:p>
          </table:table-cell>
          <table:table-cell office:value-type="float" office:value="576" calcext:value-type="float">
            <text:p>576</text:p>
          </table:table-cell>
          <table:table-cell table:formula="of:=[.B461]-[.B$2]" office:value-type="float" office:value="22.9480650424957" calcext:value-type="float">
            <text:p>22.9480650425</text:p>
          </table:table-cell>
          <table:table-cell table:formula="of:=[.C460]/([.D461]-[.D460])" office:value-type="float" office:value="11631.2598459595" calcext:value-type="float">
            <text:p>11631.259845959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472061.65848" calcext:value-type="float">
            <text:p>1455472061.65848</text:p>
          </table:table-cell>
          <table:table-cell office:value-type="float" office:value="576" calcext:value-type="float">
            <text:p>576</text:p>
          </table:table-cell>
          <table:table-cell table:formula="of:=[.B462]-[.B$2]" office:value-type="float" office:value="22.999208688736" calcext:value-type="float">
            <text:p>22.9992086887</text:p>
          </table:table-cell>
          <table:table-cell table:formula="of:=[.C461]/([.D462]-[.D461])" office:value-type="float" office:value="11262.3960617588" calcext:value-type="float">
            <text:p>11262.396061758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472061.70808" calcext:value-type="float">
            <text:p>1455472061.70808</text:p>
          </table:table-cell>
          <table:table-cell office:value-type="float" office:value="568" calcext:value-type="float">
            <text:p>568</text:p>
          </table:table-cell>
          <table:table-cell table:formula="of:=[.B463]-[.B$2]" office:value-type="float" office:value="23.0488083362579" calcext:value-type="float">
            <text:p>23.0488083363</text:p>
          </table:table-cell>
          <table:table-cell table:formula="of:=[.C462]/([.D463]-[.D462])" office:value-type="float" office:value="11612.9857524659" calcext:value-type="float">
            <text:p>11612.98575246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472061.75696" calcext:value-type="float">
            <text:p>1455472061.75696</text:p>
          </table:table-cell>
          <table:table-cell office:value-type="float" office:value="568" calcext:value-type="float">
            <text:p>568</text:p>
          </table:table-cell>
          <table:table-cell table:formula="of:=[.B464]-[.B$2]" office:value-type="float" office:value="23.097686290741" calcext:value-type="float">
            <text:p>23.0976862907</text:p>
          </table:table-cell>
          <table:table-cell table:formula="of:=[.C463]/([.D464]-[.D463])" office:value-type="float" office:value="11620.7809023019" calcext:value-type="float">
            <text:p>11620.780902301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472061.80864" calcext:value-type="float">
            <text:p>1455472061.80864</text:p>
          </table:table-cell>
          <table:table-cell office:value-type="float" office:value="560" calcext:value-type="float">
            <text:p>560</text:p>
          </table:table-cell>
          <table:table-cell table:formula="of:=[.B465]-[.B$2]" office:value-type="float" office:value="23.1493647098541" calcext:value-type="float">
            <text:p>23.1493647099</text:p>
          </table:table-cell>
          <table:table-cell table:formula="of:=[.C464]/([.D465]-[.D464])" office:value-type="float" office:value="10991.0482895435" calcext:value-type="float">
            <text:p>10991.048289543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472061.85726" calcext:value-type="float">
            <text:p>1455472061.85726</text:p>
          </table:table-cell>
          <table:table-cell office:value-type="float" office:value="560" calcext:value-type="float">
            <text:p>560</text:p>
          </table:table-cell>
          <table:table-cell table:formula="of:=[.B466]-[.B$2]" office:value-type="float" office:value="23.1979851722717" calcext:value-type="float">
            <text:p>23.1979851723</text:p>
          </table:table-cell>
          <table:table-cell table:formula="of:=[.C465]/([.D466]-[.D465])" office:value-type="float" office:value="11517.7843268981" calcext:value-type="float">
            <text:p>11517.78432689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472061.90935" calcext:value-type="float">
            <text:p>1455472061.90935</text:p>
          </table:table-cell>
          <table:table-cell office:value-type="float" office:value="552" calcext:value-type="float">
            <text:p>552</text:p>
          </table:table-cell>
          <table:table-cell table:formula="of:=[.B467]-[.B$2]" office:value-type="float" office:value="23.2500703334808" calcext:value-type="float">
            <text:p>23.2500703335</text:p>
          </table:table-cell>
          <table:table-cell table:formula="of:=[.C466]/([.D467]-[.D466])" office:value-type="float" office:value="10751.6226694925" calcext:value-type="float">
            <text:p>10751.62266949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472061.95894" calcext:value-type="float">
            <text:p>1455472061.95894</text:p>
          </table:table-cell>
          <table:table-cell office:value-type="float" office:value="544" calcext:value-type="float">
            <text:p>544</text:p>
          </table:table-cell>
          <table:table-cell table:formula="of:=[.B468]-[.B$2]" office:value-type="float" office:value="23.2996642589569" calcext:value-type="float">
            <text:p>23.299664259</text:p>
          </table:table-cell>
          <table:table-cell table:formula="of:=[.C467]/([.D468]-[.D467])" office:value-type="float" office:value="11130.3954002654" calcext:value-type="float">
            <text:p>11130.395400265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472062.00802" calcext:value-type="float">
            <text:p>1455472062.00802</text:p>
          </table:table-cell>
          <table:table-cell office:value-type="float" office:value="496" calcext:value-type="float">
            <text:p>496</text:p>
          </table:table-cell>
          <table:table-cell table:formula="of:=[.B469]-[.B$2]" office:value-type="float" office:value="23.3487439155579" calcext:value-type="float">
            <text:p>23.3487439156</text:p>
          </table:table-cell>
          <table:table-cell table:formula="of:=[.C468]/([.D469]-[.D468])" office:value-type="float" office:value="11084.0221320833" calcext:value-type="float">
            <text:p>11084.022132083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472062.05858" calcext:value-type="float">
            <text:p>1455472062.05858</text:p>
          </table:table-cell>
          <table:table-cell office:value-type="float" office:value="496" calcext:value-type="float">
            <text:p>496</text:p>
          </table:table-cell>
          <table:table-cell table:formula="of:=[.B470]-[.B$2]" office:value-type="float" office:value="23.3993096351624" calcext:value-type="float">
            <text:p>23.3993096352</text:p>
          </table:table-cell>
          <table:table-cell table:formula="of:=[.C469]/([.D470]-[.D469])" office:value-type="float" office:value="9809.01693636604" calcext:value-type="float">
            <text:p>9809.01693636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472062.10923" calcext:value-type="float">
            <text:p>1455472062.10923</text:p>
          </table:table-cell>
          <table:table-cell office:value-type="float" office:value="504" calcext:value-type="float">
            <text:p>504</text:p>
          </table:table-cell>
          <table:table-cell table:formula="of:=[.B471]-[.B$2]" office:value-type="float" office:value="23.4499506950378" calcext:value-type="float">
            <text:p>23.449950695</text:p>
          </table:table-cell>
          <table:table-cell table:formula="of:=[.C470]/([.D471]-[.D470])" office:value-type="float" office:value="9794.42375849796" calcext:value-type="float">
            <text:p>9794.42375849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472062.15762" calcext:value-type="float">
            <text:p>1455472062.15762</text:p>
          </table:table-cell>
          <table:table-cell office:value-type="float" office:value="512" calcext:value-type="float">
            <text:p>512</text:p>
          </table:table-cell>
          <table:table-cell table:formula="of:=[.B472]-[.B$2]" office:value-type="float" office:value="23.4983460903168" calcext:value-type="float">
            <text:p>23.4983460903</text:p>
          </table:table-cell>
          <table:table-cell table:formula="of:=[.C471]/([.D472]-[.D471])" office:value-type="float" office:value="10414.2139369904" calcext:value-type="float">
            <text:p>10414.21393699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472062.20994" calcext:value-type="float">
            <text:p>1455472062.20994</text:p>
          </table:table-cell>
          <table:table-cell office:value-type="float" office:value="520" calcext:value-type="float">
            <text:p>520</text:p>
          </table:table-cell>
          <table:table-cell table:formula="of:=[.B473]-[.B$2]" office:value-type="float" office:value="23.5506632328033" calcext:value-type="float">
            <text:p>23.5506632328</text:p>
          </table:table-cell>
          <table:table-cell table:formula="of:=[.C472]/([.D473]-[.D472])" office:value-type="float" office:value="9786.467220212" calcext:value-type="float">
            <text:p>9786.4672202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472062.25746" calcext:value-type="float">
            <text:p>1455472062.25746</text:p>
          </table:table-cell>
          <table:table-cell office:value-type="float" office:value="520" calcext:value-type="float">
            <text:p>520</text:p>
          </table:table-cell>
          <table:table-cell table:formula="of:=[.B474]-[.B$2]" office:value-type="float" office:value="23.5981886386871" calcext:value-type="float">
            <text:p>23.5981886387</text:p>
          </table:table-cell>
          <table:table-cell table:formula="of:=[.C473]/([.D474]-[.D473])" office:value-type="float" office:value="10941.5162338965" calcext:value-type="float">
            <text:p>10941.516233896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472062.30783" calcext:value-type="float">
            <text:p>1455472062.30783</text:p>
          </table:table-cell>
          <table:table-cell office:value-type="float" office:value="528" calcext:value-type="float">
            <text:p>528</text:p>
          </table:table-cell>
          <table:table-cell table:formula="of:=[.B475]-[.B$2]" office:value-type="float" office:value="23.6485579013824" calcext:value-type="float">
            <text:p>23.6485579014</text:p>
          </table:table-cell>
          <table:table-cell table:formula="of:=[.C474]/([.D475]-[.D474])" office:value-type="float" office:value="10323.7564374432" calcext:value-type="float">
            <text:p>10323.756437443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472062.35872" calcext:value-type="float">
            <text:p>1455472062.35872</text:p>
          </table:table-cell>
          <table:table-cell office:value-type="float" office:value="536" calcext:value-type="float">
            <text:p>536</text:p>
          </table:table-cell>
          <table:table-cell table:formula="of:=[.B476]-[.B$2]" office:value-type="float" office:value="23.6994421482086" calcext:value-type="float">
            <text:p>23.6994421482</text:p>
          </table:table-cell>
          <table:table-cell table:formula="of:=[.C475]/([.D476]-[.D475])" office:value-type="float" office:value="10376.4923907339" calcext:value-type="float">
            <text:p>10376.492390733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472062.40962" calcext:value-type="float">
            <text:p>1455472062.40962</text:p>
          </table:table-cell>
          <table:table-cell office:value-type="float" office:value="536" calcext:value-type="float">
            <text:p>536</text:p>
          </table:table-cell>
          <table:table-cell table:formula="of:=[.B477]-[.B$2]" office:value-type="float" office:value="23.7503488063812" calcext:value-type="float">
            <text:p>23.7503488064</text:p>
          </table:table-cell>
          <table:table-cell table:formula="of:=[.C476]/([.D477]-[.D476])" office:value-type="float" office:value="10529.0745698255" calcext:value-type="float">
            <text:p>10529.074569825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472062.45786" calcext:value-type="float">
            <text:p>1455472062.45786</text:p>
          </table:table-cell>
          <table:table-cell office:value-type="float" office:value="544" calcext:value-type="float">
            <text:p>544</text:p>
          </table:table-cell>
          <table:table-cell table:formula="of:=[.B478]-[.B$2]" office:value-type="float" office:value="23.7985844612122" calcext:value-type="float">
            <text:p>23.7985844612</text:p>
          </table:table-cell>
          <table:table-cell table:formula="of:=[.C477]/([.D478]-[.D477])" office:value-type="float" office:value="11112.11202333" calcext:value-type="float">
            <text:p>11112.1120233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472062.50923" calcext:value-type="float">
            <text:p>1455472062.50923</text:p>
          </table:table-cell>
          <table:table-cell office:value-type="float" office:value="552" calcext:value-type="float">
            <text:p>552</text:p>
          </table:table-cell>
          <table:table-cell table:formula="of:=[.B479]-[.B$2]" office:value-type="float" office:value="23.8499593734741" calcext:value-type="float">
            <text:p>23.8499593735</text:p>
          </table:table-cell>
          <table:table-cell table:formula="of:=[.C478]/([.D479]-[.D478])" office:value-type="float" office:value="10588.8258694462" calcext:value-type="float">
            <text:p>10588.825869446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472062.55787" calcext:value-type="float">
            <text:p>1455472062.55787</text:p>
          </table:table-cell>
          <table:table-cell office:value-type="float" office:value="552" calcext:value-type="float">
            <text:p>552</text:p>
          </table:table-cell>
          <table:table-cell table:formula="of:=[.B480]-[.B$2]" office:value-type="float" office:value="23.8985915184021" calcext:value-type="float">
            <text:p>23.8985915184</text:p>
          </table:table-cell>
          <table:table-cell table:formula="of:=[.C479]/([.D480]-[.D479])" office:value-type="float" office:value="11350.5172518605" calcext:value-type="float">
            <text:p>11350.517251860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472062.6091" calcext:value-type="float">
            <text:p>1455472062.6091</text:p>
          </table:table-cell>
          <table:table-cell office:value-type="float" office:value="560" calcext:value-type="float">
            <text:p>560</text:p>
          </table:table-cell>
          <table:table-cell table:formula="of:=[.B481]-[.B$2]" office:value-type="float" office:value="23.9498293399811" calcext:value-type="float">
            <text:p>23.94982934</text:p>
          </table:table-cell>
          <table:table-cell table:formula="of:=[.C480]/([.D481]-[.D480])" office:value-type="float" office:value="10773.2917401481" calcext:value-type="float">
            <text:p>10773.29174014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472062.65899" calcext:value-type="float">
            <text:p>1455472062.65899</text:p>
          </table:table-cell>
          <table:table-cell office:value-type="float" office:value="568" calcext:value-type="float">
            <text:p>568</text:p>
          </table:table-cell>
          <table:table-cell table:formula="of:=[.B482]-[.B$2]" office:value-type="float" office:value="23.9997129440308" calcext:value-type="float">
            <text:p>23.999712944</text:p>
          </table:table-cell>
          <table:table-cell table:formula="of:=[.C481]/([.D482]-[.D481])" office:value-type="float" office:value="11226.1335296114" calcext:value-type="float">
            <text:p>11226.13352961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472062.70727" calcext:value-type="float">
            <text:p>1455472062.70727</text:p>
          </table:table-cell>
          <table:table-cell office:value-type="float" office:value="568" calcext:value-type="float">
            <text:p>568</text:p>
          </table:table-cell>
          <table:table-cell table:formula="of:=[.B483]-[.B$2]" office:value-type="float" office:value="24.047990322113" calcext:value-type="float">
            <text:p>24.0479903221</text:p>
          </table:table-cell>
          <table:table-cell table:formula="of:=[.C482]/([.D483]-[.D482])" office:value-type="float" office:value="11765.344817028" calcext:value-type="float">
            <text:p>11765.34481702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472062.75809" calcext:value-type="float">
            <text:p>1455472062.75809</text:p>
          </table:table-cell>
          <table:table-cell office:value-type="float" office:value="576" calcext:value-type="float">
            <text:p>576</text:p>
          </table:table-cell>
          <table:table-cell table:formula="of:=[.B484]-[.B$2]" office:value-type="float" office:value="24.0988125801086" calcext:value-type="float">
            <text:p>24.0988125801</text:p>
          </table:table-cell>
          <table:table-cell table:formula="of:=[.C483]/([.D484]-[.D483])" office:value-type="float" office:value="11176.205513126" calcext:value-type="float">
            <text:p>11176.20551312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472062.80692" calcext:value-type="float">
            <text:p>1455472062.80692</text:p>
          </table:table-cell>
          <table:table-cell office:value-type="float" office:value="576" calcext:value-type="float">
            <text:p>576</text:p>
          </table:table-cell>
          <table:table-cell table:formula="of:=[.B485]-[.B$2]" office:value-type="float" office:value="24.1476464271545" calcext:value-type="float">
            <text:p>24.1476464272</text:p>
          </table:table-cell>
          <table:table-cell table:formula="of:=[.C484]/([.D485]-[.D484])" office:value-type="float" office:value="11795.097761981" calcext:value-type="float">
            <text:p>11795.09776198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472062.85753" calcext:value-type="float">
            <text:p>1455472062.85753</text:p>
          </table:table-cell>
          <table:table-cell office:value-type="float" office:value="584" calcext:value-type="float">
            <text:p>584</text:p>
          </table:table-cell>
          <table:table-cell table:formula="of:=[.B486]-[.B$2]" office:value-type="float" office:value="24.1982567310333" calcext:value-type="float">
            <text:p>24.198256731</text:p>
          </table:table-cell>
          <table:table-cell table:formula="of:=[.C485]/([.D486]-[.D485])" office:value-type="float" office:value="11381.081634672" calcext:value-type="float">
            <text:p>11381.0816346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472062.90757" calcext:value-type="float">
            <text:p>1455472062.90757</text:p>
          </table:table-cell>
          <table:table-cell office:value-type="float" office:value="584" calcext:value-type="float">
            <text:p>584</text:p>
          </table:table-cell>
          <table:table-cell table:formula="of:=[.B487]-[.B$2]" office:value-type="float" office:value="24.2482981681824" calcext:value-type="float">
            <text:p>24.2482981682</text:p>
          </table:table-cell>
          <table:table-cell table:formula="of:=[.C486]/([.D487]-[.D486])" office:value-type="float" office:value="11670.3282973381" calcext:value-type="float">
            <text:p>11670.328297338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472062.95767" calcext:value-type="float">
            <text:p>1455472062.95767</text:p>
          </table:table-cell>
          <table:table-cell office:value-type="float" office:value="592" calcext:value-type="float">
            <text:p>592</text:p>
          </table:table-cell>
          <table:table-cell table:formula="of:=[.B488]-[.B$2]" office:value-type="float" office:value="24.2983915805817" calcext:value-type="float">
            <text:p>24.2983915806</text:p>
          </table:table-cell>
          <table:table-cell table:formula="of:=[.C487]/([.D488]-[.D487])" office:value-type="float" office:value="11658.2195547983" calcext:value-type="float">
            <text:p>11658.219554798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472063.008" calcext:value-type="float">
            <text:p>1455472063.008</text:p>
          </table:table-cell>
          <table:table-cell office:value-type="float" office:value="592" calcext:value-type="float">
            <text:p>592</text:p>
          </table:table-cell>
          <table:table-cell table:formula="of:=[.B489]-[.B$2]" office:value-type="float" office:value="24.3487277030945" calcext:value-type="float">
            <text:p>24.3487277031</text:p>
          </table:table-cell>
          <table:table-cell table:formula="of:=[.C488]/([.D489]-[.D488])" office:value-type="float" office:value="11760.9376814683" calcext:value-type="float">
            <text:p>11760.937681468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472063.05712" calcext:value-type="float">
            <text:p>1455472063.05712</text:p>
          </table:table-cell>
          <table:table-cell office:value-type="float" office:value="600" calcext:value-type="float">
            <text:p>600</text:p>
          </table:table-cell>
          <table:table-cell table:formula="of:=[.B490]-[.B$2]" office:value-type="float" office:value="24.3978459835052" calcext:value-type="float">
            <text:p>24.3978459835</text:p>
          </table:table-cell>
          <table:table-cell table:formula="of:=[.C489]/([.D490]-[.D489])" office:value-type="float" office:value="12052.5391982215" calcext:value-type="float">
            <text:p>12052.53919822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472063.10776" calcext:value-type="float">
            <text:p>1455472063.10776</text:p>
          </table:table-cell>
          <table:table-cell office:value-type="float" office:value="600" calcext:value-type="float">
            <text:p>600</text:p>
          </table:table-cell>
          <table:table-cell table:formula="of:=[.B491]-[.B$2]" office:value-type="float" office:value="24.4484858512878" calcext:value-type="float">
            <text:p>24.4484858513</text:p>
          </table:table-cell>
          <table:table-cell table:formula="of:=[.C490]/([.D491]-[.D490])" office:value-type="float" office:value="11848.3721674772" calcext:value-type="float">
            <text:p>11848.372167477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472063.15779" calcext:value-type="float">
            <text:p>1455472063.15779</text:p>
          </table:table-cell>
          <table:table-cell office:value-type="float" office:value="600" calcext:value-type="float">
            <text:p>600</text:p>
          </table:table-cell>
          <table:table-cell table:formula="of:=[.B492]-[.B$2]" office:value-type="float" office:value="24.498514175415" calcext:value-type="float">
            <text:p>24.4985141754</text:p>
          </table:table-cell>
          <table:table-cell table:formula="of:=[.C491]/([.D492]-[.D491])" office:value-type="float" office:value="11993.2060581221" calcext:value-type="float">
            <text:p>11993.20605812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472063.2076" calcext:value-type="float">
            <text:p>1455472063.2076</text:p>
          </table:table-cell>
          <table:table-cell office:value-type="float" office:value="608" calcext:value-type="float">
            <text:p>608</text:p>
          </table:table-cell>
          <table:table-cell table:formula="of:=[.B493]-[.B$2]" office:value-type="float" office:value="24.5483219623566" calcext:value-type="float">
            <text:p>24.5483219624</text:p>
          </table:table-cell>
          <table:table-cell table:formula="of:=[.C492]/([.D493]-[.D492])" office:value-type="float" office:value="12046.3091585331" calcext:value-type="float">
            <text:p>12046.309158533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472063.25779" calcext:value-type="float">
            <text:p>1455472063.25779</text:p>
          </table:table-cell>
          <table:table-cell office:value-type="float" office:value="608" calcext:value-type="float">
            <text:p>608</text:p>
          </table:table-cell>
          <table:table-cell table:formula="of:=[.B494]-[.B$2]" office:value-type="float" office:value="24.5985150337219" calcext:value-type="float">
            <text:p>24.5985150337</text:p>
          </table:table-cell>
          <table:table-cell table:formula="of:=[.C493]/([.D494]-[.D493])" office:value-type="float" office:value="12113.2256596604" calcext:value-type="float">
            <text:p>12113.225659660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472063.30713" calcext:value-type="float">
            <text:p>1455472063.30713</text:p>
          </table:table-cell>
          <table:table-cell office:value-type="float" office:value="608" calcext:value-type="float">
            <text:p>608</text:p>
          </table:table-cell>
          <table:table-cell table:formula="of:=[.B495]-[.B$2]" office:value-type="float" office:value="24.6478509902954" calcext:value-type="float">
            <text:p>24.6478509903</text:p>
          </table:table-cell>
          <table:table-cell table:formula="of:=[.C494]/([.D495]-[.D494])" office:value-type="float" office:value="12323.6690281738" calcext:value-type="float">
            <text:p>12323.669028173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472063.3572" calcext:value-type="float">
            <text:p>1455472063.3572</text:p>
          </table:table-cell>
          <table:table-cell office:value-type="float" office:value="608" calcext:value-type="float">
            <text:p>608</text:p>
          </table:table-cell>
          <table:table-cell table:formula="of:=[.B496]-[.B$2]" office:value-type="float" office:value="24.6979265213013" calcext:value-type="float">
            <text:p>24.6979265213</text:p>
          </table:table-cell>
          <table:table-cell table:formula="of:=[.C495]/([.D496]-[.D495])" office:value-type="float" office:value="12141.6585663137" calcext:value-type="float">
            <text:p>12141.658566313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472063.40749" calcext:value-type="float">
            <text:p>1455472063.40749</text:p>
          </table:table-cell>
          <table:table-cell office:value-type="float" office:value="608" calcext:value-type="float">
            <text:p>608</text:p>
          </table:table-cell>
          <table:table-cell table:formula="of:=[.B497]-[.B$2]" office:value-type="float" office:value="24.7482190132141" calcext:value-type="float">
            <text:p>24.7482190132</text:p>
          </table:table-cell>
          <table:table-cell table:formula="of:=[.C496]/([.D497]-[.D496])" office:value-type="float" office:value="12089.279669293" calcext:value-type="float">
            <text:p>12089.27966929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472063.45784" calcext:value-type="float">
            <text:p>1455472063.45784</text:p>
          </table:table-cell>
          <table:table-cell office:value-type="float" office:value="608" calcext:value-type="float">
            <text:p>608</text:p>
          </table:table-cell>
          <table:table-cell table:formula="of:=[.B498]-[.B$2]" office:value-type="float" office:value="24.7985620498657" calcext:value-type="float">
            <text:p>24.7985620499</text:p>
          </table:table-cell>
          <table:table-cell table:formula="of:=[.C497]/([.D498]-[.D497])" office:value-type="float" office:value="12077.1419532663" calcext:value-type="float">
            <text:p>12077.14195326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472063.50799" calcext:value-type="float">
            <text:p>1455472063.50799</text:p>
          </table:table-cell>
          <table:table-cell office:value-type="float" office:value="608" calcext:value-type="float">
            <text:p>608</text:p>
          </table:table-cell>
          <table:table-cell table:formula="of:=[.B499]-[.B$2]" office:value-type="float" office:value="24.8487148284912" calcext:value-type="float">
            <text:p>24.8487148285</text:p>
          </table:table-cell>
          <table:table-cell table:formula="of:=[.C498]/([.D499]-[.D498])" office:value-type="float" office:value="12122.9574245565" calcext:value-type="float">
            <text:p>12122.957424556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472063.55813" calcext:value-type="float">
            <text:p>1455472063.55813</text:p>
          </table:table-cell>
          <table:table-cell office:value-type="float" office:value="608" calcext:value-type="float">
            <text:p>608</text:p>
          </table:table-cell>
          <table:table-cell table:formula="of:=[.B500]-[.B$2]" office:value-type="float" office:value="24.8988518714905" calcext:value-type="float">
            <text:p>24.8988518715</text:p>
          </table:table-cell>
          <table:table-cell table:formula="of:=[.C499]/([.D500]-[.D499])" office:value-type="float" office:value="12126.7622426173" calcext:value-type="float">
            <text:p>12126.762242617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472063.60896" calcext:value-type="float">
            <text:p>1455472063.60896</text:p>
          </table:table-cell>
          <table:table-cell office:value-type="float" office:value="608" calcext:value-type="float">
            <text:p>608</text:p>
          </table:table-cell>
          <table:table-cell table:formula="of:=[.B501]-[.B$2]" office:value-type="float" office:value="24.949684381485" calcext:value-type="float">
            <text:p>24.9496843815</text:p>
          </table:table-cell>
          <table:table-cell table:formula="of:=[.C500]/([.D501]-[.D500])" office:value-type="float" office:value="11960.8494655429" calcext:value-type="float">
            <text:p>11960.84946554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472063.65694" calcext:value-type="float">
            <text:p>1455472063.65694</text:p>
          </table:table-cell>
          <table:table-cell office:value-type="float" office:value="608" calcext:value-type="float">
            <text:p>608</text:p>
          </table:table-cell>
          <table:table-cell table:formula="of:=[.B502]-[.B$2]" office:value-type="float" office:value="24.9976668357849" calcext:value-type="float">
            <text:p>24.9976668358</text:p>
          </table:table-cell>
          <table:table-cell table:formula="of:=[.C501]/([.D502]-[.D501])" office:value-type="float" office:value="12671.2984750538" calcext:value-type="float">
            <text:p>12671.298475053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472063.70762" calcext:value-type="float">
            <text:p>1455472063.70762</text:p>
          </table:table-cell>
          <table:table-cell office:value-type="float" office:value="608" calcext:value-type="float">
            <text:p>608</text:p>
          </table:table-cell>
          <table:table-cell table:formula="of:=[.B503]-[.B$2]" office:value-type="float" office:value="25.0483479499817" calcext:value-type="float">
            <text:p>25.04834795</text:p>
          </table:table-cell>
          <table:table-cell table:formula="of:=[.C502]/([.D503]-[.D502])" office:value-type="float" office:value="11996.5791919914" calcext:value-type="float">
            <text:p>11996.57919199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472063.75765" calcext:value-type="float">
            <text:p>1455472063.75765</text:p>
          </table:table-cell>
          <table:table-cell office:value-type="float" office:value="608" calcext:value-type="float">
            <text:p>608</text:p>
          </table:table-cell>
          <table:table-cell table:formula="of:=[.B504]-[.B$2]" office:value-type="float" office:value="25.0983760356903" calcext:value-type="float">
            <text:p>25.0983760357</text:p>
          </table:table-cell>
          <table:table-cell table:formula="of:=[.C503]/([.D504]-[.D503])" office:value-type="float" office:value="12153.1733902675" calcext:value-type="float">
            <text:p>12153.17339026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472063.80884" calcext:value-type="float">
            <text:p>1455472063.80884</text:p>
          </table:table-cell>
          <table:table-cell office:value-type="float" office:value="608" calcext:value-type="float">
            <text:p>608</text:p>
          </table:table-cell>
          <table:table-cell table:formula="of:=[.B505]-[.B$2]" office:value-type="float" office:value="25.149564743042" calcext:value-type="float">
            <text:p>25.149564743</text:p>
          </table:table-cell>
          <table:table-cell table:formula="of:=[.C504]/([.D505]-[.D504])" office:value-type="float" office:value="11877.6197223115" calcext:value-type="float">
            <text:p>11877.61972231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472063.85721" calcext:value-type="float">
            <text:p>1455472063.85721</text:p>
          </table:table-cell>
          <table:table-cell office:value-type="float" office:value="608" calcext:value-type="float">
            <text:p>608</text:p>
          </table:table-cell>
          <table:table-cell table:formula="of:=[.B506]-[.B$2]" office:value-type="float" office:value="25.1979389190674" calcext:value-type="float">
            <text:p>25.1979389191</text:p>
          </table:table-cell>
          <table:table-cell table:formula="of:=[.C505]/([.D506]-[.D505])" office:value-type="float" office:value="12568.6895355256" calcext:value-type="float">
            <text:p>12568.689535525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472063.90773" calcext:value-type="float">
            <text:p>1455472063.90773</text:p>
          </table:table-cell>
          <table:table-cell office:value-type="float" office:value="608" calcext:value-type="float">
            <text:p>608</text:p>
          </table:table-cell>
          <table:table-cell table:formula="of:=[.B507]-[.B$2]" office:value-type="float" office:value="25.2484531402588" calcext:value-type="float">
            <text:p>25.2484531403</text:p>
          </table:table-cell>
          <table:table-cell table:formula="of:=[.C506]/([.D507]-[.D506])" office:value-type="float" office:value="12036.2144691134" calcext:value-type="float">
            <text:p>12036.214469113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472063.95763" calcext:value-type="float">
            <text:p>1455472063.95763</text:p>
          </table:table-cell>
          <table:table-cell office:value-type="float" office:value="600" calcext:value-type="float">
            <text:p>600</text:p>
          </table:table-cell>
          <table:table-cell table:formula="of:=[.B508]-[.B$2]" office:value-type="float" office:value="25.2983536720276" calcext:value-type="float">
            <text:p>25.298353672</text:p>
          </table:table-cell>
          <table:table-cell table:formula="of:=[.C507]/([.D508]-[.D507])" office:value-type="float" office:value="12184.238893826" calcext:value-type="float">
            <text:p>12184.23889382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472064.00818" calcext:value-type="float">
            <text:p>1455472064.00818</text:p>
          </table:table-cell>
          <table:table-cell office:value-type="float" office:value="600" calcext:value-type="float">
            <text:p>600</text:p>
          </table:table-cell>
          <table:table-cell table:formula="of:=[.B509]-[.B$2]" office:value-type="float" office:value="25.3489036560059" calcext:value-type="float">
            <text:p>25.348903656</text:p>
          </table:table-cell>
          <table:table-cell table:formula="of:=[.C508]/([.D509]-[.D508])" office:value-type="float" office:value="11869.4399637773" calcext:value-type="float">
            <text:p>11869.439963777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472064.05717" calcext:value-type="float">
            <text:p>1455472064.05717</text:p>
          </table:table-cell>
          <table:table-cell office:value-type="float" office:value="600" calcext:value-type="float">
            <text:p>600</text:p>
          </table:table-cell>
          <table:table-cell table:formula="of:=[.B510]-[.B$2]" office:value-type="float" office:value="25.3978960514069" calcext:value-type="float">
            <text:p>25.3978960514</text:p>
          </table:table-cell>
          <table:table-cell table:formula="of:=[.C509]/([.D510]-[.D509])" office:value-type="float" office:value="12246.7986120912" calcext:value-type="float">
            <text:p>12246.798612091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472064.10872" calcext:value-type="float">
            <text:p>1455472064.10872</text:p>
          </table:table-cell>
          <table:table-cell office:value-type="float" office:value="592" calcext:value-type="float">
            <text:p>592</text:p>
          </table:table-cell>
          <table:table-cell table:formula="of:=[.B511]-[.B$2]" office:value-type="float" office:value="25.4494426250458" calcext:value-type="float">
            <text:p>25.449442625</text:p>
          </table:table-cell>
          <table:table-cell table:formula="of:=[.C510]/([.D511]-[.D510])" office:value-type="float" office:value="11639.9589272995" calcext:value-type="float">
            <text:p>11639.958927299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472064.15785" calcext:value-type="float">
            <text:p>1455472064.15785</text:p>
          </table:table-cell>
          <table:table-cell office:value-type="float" office:value="592" calcext:value-type="float">
            <text:p>592</text:p>
          </table:table-cell>
          <table:table-cell table:formula="of:=[.B512]-[.B$2]" office:value-type="float" office:value="25.4985773563385" calcext:value-type="float">
            <text:p>25.4985773563</text:p>
          </table:table-cell>
          <table:table-cell table:formula="of:=[.C511]/([.D512]-[.D511])" office:value-type="float" office:value="12048.5038673175" calcext:value-type="float">
            <text:p>12048.503867317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472064.20784" calcext:value-type="float">
            <text:p>1455472064.20784</text:p>
          </table:table-cell>
          <table:table-cell office:value-type="float" office:value="592" calcext:value-type="float">
            <text:p>592</text:p>
          </table:table-cell>
          <table:table-cell table:formula="of:=[.B513]-[.B$2]" office:value-type="float" office:value="25.5485651493073" calcext:value-type="float">
            <text:p>25.5485651493</text:p>
          </table:table-cell>
          <table:table-cell table:formula="of:=[.C512]/([.D513]-[.D512])" office:value-type="float" office:value="11842.8913308913" calcext:value-type="float">
            <text:p>11842.89133089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472064.25762" calcext:value-type="float">
            <text:p>1455472064.25762</text:p>
          </table:table-cell>
          <table:table-cell office:value-type="float" office:value="584" calcext:value-type="float">
            <text:p>584</text:p>
          </table:table-cell>
          <table:table-cell table:formula="of:=[.B514]-[.B$2]" office:value-type="float" office:value="25.5983474254608" calcext:value-type="float">
            <text:p>25.5983474255</text:p>
          </table:table-cell>
          <table:table-cell table:formula="of:=[.C513]/([.D514]-[.D513])" office:value-type="float" office:value="11891.7824925049" calcext:value-type="float">
            <text:p>11891.782492504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472064.30775" calcext:value-type="float">
            <text:p>1455472064.30775</text:p>
          </table:table-cell>
          <table:table-cell office:value-type="float" office:value="584" calcext:value-type="float">
            <text:p>584</text:p>
          </table:table-cell>
          <table:table-cell table:formula="of:=[.B515]-[.B$2]" office:value-type="float" office:value="25.6484799385071" calcext:value-type="float">
            <text:p>25.6484799385</text:p>
          </table:table-cell>
          <table:table-cell table:formula="of:=[.C514]/([.D515]-[.D514])" office:value-type="float" office:value="11649.1267744958" calcext:value-type="float">
            <text:p>11649.126774495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472064.35783" calcext:value-type="float">
            <text:p>1455472064.35783</text:p>
          </table:table-cell>
          <table:table-cell office:value-type="float" office:value="576" calcext:value-type="float">
            <text:p>576</text:p>
          </table:table-cell>
          <table:table-cell table:formula="of:=[.B516]-[.B$2]" office:value-type="float" office:value="25.6985549926758" calcext:value-type="float">
            <text:p>25.6985549927</text:p>
          </table:table-cell>
          <table:table-cell table:formula="of:=[.C515]/([.D516]-[.D515])" office:value-type="float" office:value="11662.4936247203" calcext:value-type="float">
            <text:p>11662.493624720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472064.40805" calcext:value-type="float">
            <text:p>1455472064.40805</text:p>
          </table:table-cell>
          <table:table-cell office:value-type="float" office:value="576" calcext:value-type="float">
            <text:p>576</text:p>
          </table:table-cell>
          <table:table-cell table:formula="of:=[.B517]-[.B$2]" office:value-type="float" office:value="25.7487716674805" calcext:value-type="float">
            <text:p>25.7487716675</text:p>
          </table:table-cell>
          <table:table-cell table:formula="of:=[.C516]/([.D517]-[.D516])" office:value-type="float" office:value="11470.2935278031" calcext:value-type="float">
            <text:p>11470.293527803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472064.45686" calcext:value-type="float">
            <text:p>1455472064.45686</text:p>
          </table:table-cell>
          <table:table-cell office:value-type="float" office:value="568" calcext:value-type="float">
            <text:p>568</text:p>
          </table:table-cell>
          <table:table-cell table:formula="of:=[.B518]-[.B$2]" office:value-type="float" office:value="25.797581911087" calcext:value-type="float">
            <text:p>25.7975819111</text:p>
          </table:table-cell>
          <table:table-cell table:formula="of:=[.C517]/([.D518]-[.D517])" office:value-type="float" office:value="11800.8015826108" calcext:value-type="float">
            <text:p>11800.801582610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472064.50806" calcext:value-type="float">
            <text:p>1455472064.50806</text:p>
          </table:table-cell>
          <table:table-cell office:value-type="float" office:value="560" calcext:value-type="float">
            <text:p>560</text:p>
          </table:table-cell>
          <table:table-cell table:formula="of:=[.B519]-[.B$2]" office:value-type="float" office:value="25.8487899303436" calcext:value-type="float">
            <text:p>25.8487899303</text:p>
          </table:table-cell>
          <table:table-cell table:formula="of:=[.C518]/([.D519]-[.D518])" office:value-type="float" office:value="11092.0127012506" calcext:value-type="float">
            <text:p>11092.01270125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472064.55792" calcext:value-type="float">
            <text:p>1455472064.55792</text:p>
          </table:table-cell>
          <table:table-cell office:value-type="float" office:value="560" calcext:value-type="float">
            <text:p>560</text:p>
          </table:table-cell>
          <table:table-cell table:formula="of:=[.B520]-[.B$2]" office:value-type="float" office:value="25.8986413478851" calcext:value-type="float">
            <text:p>25.8986413479</text:p>
          </table:table-cell>
          <table:table-cell table:formula="of:=[.C519]/([.D520]-[.D519])" office:value-type="float" office:value="11233.381669313" calcext:value-type="float">
            <text:p>11233.38166931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472064.60809" calcext:value-type="float">
            <text:p>1455472064.60809</text:p>
          </table:table-cell>
          <table:table-cell office:value-type="float" office:value="552" calcext:value-type="float">
            <text:p>552</text:p>
          </table:table-cell>
          <table:table-cell table:formula="of:=[.B521]-[.B$2]" office:value-type="float" office:value="25.948810338974" calcext:value-type="float">
            <text:p>25.948810339</text:p>
          </table:table-cell>
          <table:table-cell table:formula="of:=[.C520]/([.D521]-[.D520])" office:value-type="float" office:value="11162.2735049234" calcext:value-type="float">
            <text:p>11162.273504923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472064.65704" calcext:value-type="float">
            <text:p>1455472064.65704</text:p>
          </table:table-cell>
          <table:table-cell office:value-type="float" office:value="544" calcext:value-type="float">
            <text:p>544</text:p>
          </table:table-cell>
          <table:table-cell table:formula="of:=[.B522]-[.B$2]" office:value-type="float" office:value="25.9977660179138" calcext:value-type="float">
            <text:p>25.9977660179</text:p>
          </table:table-cell>
          <table:table-cell table:formula="of:=[.C521]/([.D522]-[.D521])" office:value-type="float" office:value="11275.5049455767" calcext:value-type="float">
            <text:p>11275.504945576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472064.7071" calcext:value-type="float">
            <text:p>1455472064.7071</text:p>
          </table:table-cell>
          <table:table-cell office:value-type="float" office:value="544" calcext:value-type="float">
            <text:p>544</text:p>
          </table:table-cell>
          <table:table-cell table:formula="of:=[.B523]-[.B$2]" office:value-type="float" office:value="26.047826051712" calcext:value-type="float">
            <text:p>26.0478260517</text:p>
          </table:table-cell>
          <table:table-cell table:formula="of:=[.C522]/([.D523]-[.D522])" office:value-type="float" office:value="10866.9523115537" calcext:value-type="float">
            <text:p>10866.952311553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472064.75748" calcext:value-type="float">
            <text:p>1455472064.75748</text:p>
          </table:table-cell>
          <table:table-cell office:value-type="float" office:value="536" calcext:value-type="float">
            <text:p>536</text:p>
          </table:table-cell>
          <table:table-cell table:formula="of:=[.B524]-[.B$2]" office:value-type="float" office:value="26.0982036590576" calcext:value-type="float">
            <text:p>26.0982036591</text:p>
          </table:table-cell>
          <table:table-cell table:formula="of:=[.C523]/([.D524]-[.D523])" office:value-type="float" office:value="10798.4485302817" calcext:value-type="float">
            <text:p>10798.44853028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472064.8081" calcext:value-type="float">
            <text:p>1455472064.8081</text:p>
          </table:table-cell>
          <table:table-cell office:value-type="float" office:value="528" calcext:value-type="float">
            <text:p>528</text:p>
          </table:table-cell>
          <table:table-cell table:formula="of:=[.B525]-[.B$2]" office:value-type="float" office:value="26.1488201618195" calcext:value-type="float">
            <text:p>26.1488201618</text:p>
          </table:table-cell>
          <table:table-cell table:formula="of:=[.C524]/([.D525]-[.D524])" office:value-type="float" office:value="10589.431721942" calcext:value-type="float">
            <text:p>10589.43172194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472064.8578" calcext:value-type="float">
            <text:p>1455472064.8578</text:p>
          </table:table-cell>
          <table:table-cell office:value-type="float" office:value="528" calcext:value-type="float">
            <text:p>528</text:p>
          </table:table-cell>
          <table:table-cell table:formula="of:=[.B526]-[.B$2]" office:value-type="float" office:value="26.1985220909119" calcext:value-type="float">
            <text:p>26.1985220909</text:p>
          </table:table-cell>
          <table:table-cell table:formula="of:=[.C525]/([.D526]-[.D525])" office:value-type="float" office:value="10623.3301129686" calcext:value-type="float">
            <text:p>10623.330112968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472064.90722" calcext:value-type="float">
            <text:p>1455472064.90722</text:p>
          </table:table-cell>
          <table:table-cell office:value-type="float" office:value="520" calcext:value-type="float">
            <text:p>520</text:p>
          </table:table-cell>
          <table:table-cell table:formula="of:=[.B527]-[.B$2]" office:value-type="float" office:value="26.2479486465454" calcext:value-type="float">
            <text:p>26.2479486465</text:p>
          </table:table-cell>
          <table:table-cell table:formula="of:=[.C526]/([.D527]-[.D526])" office:value-type="float" office:value="10682.5165790362" calcext:value-type="float">
            <text:p>10682.516579036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472064.95754" calcext:value-type="float">
            <text:p>1455472064.95754</text:p>
          </table:table-cell>
          <table:table-cell office:value-type="float" office:value="512" calcext:value-type="float">
            <text:p>512</text:p>
          </table:table-cell>
          <table:table-cell table:formula="of:=[.B528]-[.B$2]" office:value-type="float" office:value="26.2982687950134" calcext:value-type="float">
            <text:p>26.298268795</text:p>
          </table:table-cell>
          <table:table-cell table:formula="of:=[.C527]/([.D528]-[.D527])" office:value-type="float" office:value="10333.8327853007" calcext:value-type="float">
            <text:p>10333.83278530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472065.00821" calcext:value-type="float">
            <text:p>1455472065.00821</text:p>
          </table:table-cell>
          <table:table-cell office:value-type="float" office:value="504" calcext:value-type="float">
            <text:p>504</text:p>
          </table:table-cell>
          <table:table-cell table:formula="of:=[.B529]-[.B$2]" office:value-type="float" office:value="26.3489346504211" calcext:value-type="float">
            <text:p>26.3489346504</text:p>
          </table:table-cell>
          <table:table-cell table:formula="of:=[.C528]/([.D529]-[.D528])" office:value-type="float" office:value="10105.4249628249" calcext:value-type="float">
            <text:p>10105.424962824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472065.05757" calcext:value-type="float">
            <text:p>1455472065.05757</text:p>
          </table:table-cell>
          <table:table-cell office:value-type="float" office:value="504" calcext:value-type="float">
            <text:p>504</text:p>
          </table:table-cell>
          <table:table-cell table:formula="of:=[.B530]-[.B$2]" office:value-type="float" office:value="26.3982961177826" calcext:value-type="float">
            <text:p>26.3982961178</text:p>
          </table:table-cell>
          <table:table-cell table:formula="of:=[.C529]/([.D530]-[.D529])" office:value-type="float" office:value="10210.3933886214" calcext:value-type="float">
            <text:p>10210.39338862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472065.10939" calcext:value-type="float">
            <text:p>1455472065.10939</text:p>
          </table:table-cell>
          <table:table-cell office:value-type="float" office:value="496" calcext:value-type="float">
            <text:p>496</text:p>
          </table:table-cell>
          <table:table-cell table:formula="of:=[.B531]-[.B$2]" office:value-type="float" office:value="26.4501175880432" calcext:value-type="float">
            <text:p>26.450117588</text:p>
          </table:table-cell>
          <table:table-cell table:formula="of:=[.C530]/([.D531]-[.D530])" office:value-type="float" office:value="9725.69858526374" calcext:value-type="float">
            <text:p>9725.698585263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472065.15776" calcext:value-type="float">
            <text:p>1455472065.15776</text:p>
          </table:table-cell>
          <table:table-cell office:value-type="float" office:value="488" calcext:value-type="float">
            <text:p>488</text:p>
          </table:table-cell>
          <table:table-cell table:formula="of:=[.B532]-[.B$2]" office:value-type="float" office:value="26.4984841346741" calcext:value-type="float">
            <text:p>26.4984841347</text:p>
          </table:table-cell>
          <table:table-cell table:formula="of:=[.C531]/([.D532]-[.D531])" office:value-type="float" office:value="10255.02200489" calcext:value-type="float">
            <text:p>10255.0220048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472065.20754" calcext:value-type="float">
            <text:p>1455472065.20754</text:p>
          </table:table-cell>
          <table:table-cell office:value-type="float" office:value="488" calcext:value-type="float">
            <text:p>488</text:p>
          </table:table-cell>
          <table:table-cell table:formula="of:=[.B533]-[.B$2]" office:value-type="float" office:value="26.5482642650604" calcext:value-type="float">
            <text:p>26.5482642651</text:p>
          </table:table-cell>
          <table:table-cell table:formula="of:=[.C532]/([.D533]-[.D532])" office:value-type="float" office:value="9803.10811186199" calcext:value-type="float">
            <text:p>9803.10811186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472065.25708" calcext:value-type="float">
            <text:p>1455472065.25708</text:p>
          </table:table-cell>
          <table:table-cell office:value-type="float" office:value="480" calcext:value-type="float">
            <text:p>480</text:p>
          </table:table-cell>
          <table:table-cell table:formula="of:=[.B534]-[.B$2]" office:value-type="float" office:value="26.5978050231934" calcext:value-type="float">
            <text:p>26.5978050232</text:p>
          </table:table-cell>
          <table:table-cell table:formula="of:=[.C533]/([.D534]-[.D533])" office:value-type="float" office:value="9850.47501070798" calcext:value-type="float">
            <text:p>9850.47501070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472065.30798" calcext:value-type="float">
            <text:p>1455472065.30798</text:p>
          </table:table-cell>
          <table:table-cell office:value-type="float" office:value="472" calcext:value-type="float">
            <text:p>472</text:p>
          </table:table-cell>
          <table:table-cell table:formula="of:=[.B535]-[.B$2]" office:value-type="float" office:value="26.6487019062042" calcext:value-type="float">
            <text:p>26.6487019062</text:p>
          </table:table-cell>
          <table:table-cell table:formula="of:=[.C534]/([.D535]-[.D534])" office:value-type="float" office:value="9430.83292345311" calcext:value-type="float">
            <text:p>9430.832923453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472065.35714" calcext:value-type="float">
            <text:p>1455472065.35714</text:p>
          </table:table-cell>
          <table:table-cell office:value-type="float" office:value="464" calcext:value-type="float">
            <text:p>464</text:p>
          </table:table-cell>
          <table:table-cell table:formula="of:=[.B536]-[.B$2]" office:value-type="float" office:value="26.6978640556335" calcext:value-type="float">
            <text:p>26.6978640556</text:p>
          </table:table-cell>
          <table:table-cell table:formula="of:=[.C535]/([.D536]-[.D535])" office:value-type="float" office:value="9600.88209077551" calcext:value-type="float">
            <text:p>9600.882090775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472065.40915" calcext:value-type="float">
            <text:p>1455472065.40915</text:p>
          </table:table-cell>
          <table:table-cell office:value-type="float" office:value="464" calcext:value-type="float">
            <text:p>464</text:p>
          </table:table-cell>
          <table:table-cell table:formula="of:=[.B537]-[.B$2]" office:value-type="float" office:value="26.7498779296875" calcext:value-type="float">
            <text:p>26.7498779297</text:p>
          </table:table-cell>
          <table:table-cell table:formula="of:=[.C536]/([.D537]-[.D536])" office:value-type="float" office:value="8920.69680329297" calcext:value-type="float">
            <text:p>8920.69680329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472065.45748" calcext:value-type="float">
            <text:p>1455472065.45748</text:p>
          </table:table-cell>
          <table:table-cell office:value-type="float" office:value="456" calcext:value-type="float">
            <text:p>456</text:p>
          </table:table-cell>
          <table:table-cell table:formula="of:=[.B538]-[.B$2]" office:value-type="float" office:value="26.7982044219971" calcext:value-type="float">
            <text:p>26.798204422</text:p>
          </table:table-cell>
          <table:table-cell table:formula="of:=[.C537]/([.D538]-[.D537])" office:value-type="float" office:value="9601.35896120299" calcext:value-type="float">
            <text:p>9601.3589612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472065.50856" calcext:value-type="float">
            <text:p>1455472065.50856</text:p>
          </table:table-cell>
          <table:table-cell office:value-type="float" office:value="448" calcext:value-type="float">
            <text:p>448</text:p>
          </table:table-cell>
          <table:table-cell table:formula="of:=[.B539]-[.B$2]" office:value-type="float" office:value="26.8492884635925" calcext:value-type="float">
            <text:p>26.8492884636</text:p>
          </table:table-cell>
          <table:table-cell table:formula="of:=[.C538]/([.D539]-[.D538])" office:value-type="float" office:value="8926.46677432303" calcext:value-type="float">
            <text:p>8926.46677432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472065.559" calcext:value-type="float">
            <text:p>1455472065.559</text:p>
          </table:table-cell>
          <table:table-cell office:value-type="float" office:value="440" calcext:value-type="float">
            <text:p>440</text:p>
          </table:table-cell>
          <table:table-cell table:formula="of:=[.B540]-[.B$2]" office:value-type="float" office:value="26.8997230529785" calcext:value-type="float">
            <text:p>26.899723053</text:p>
          </table:table-cell>
          <table:table-cell table:formula="of:=[.C539]/([.D540]-[.D539])" office:value-type="float" office:value="8882.79265191124" calcext:value-type="float">
            <text:p>8882.792651911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472065.60801" calcext:value-type="float">
            <text:p>1455472065.60801</text:p>
          </table:table-cell>
          <table:table-cell office:value-type="float" office:value="440" calcext:value-type="float">
            <text:p>440</text:p>
          </table:table-cell>
          <table:table-cell table:formula="of:=[.B541]-[.B$2]" office:value-type="float" office:value="26.948734998703" calcext:value-type="float">
            <text:p>26.9487349987</text:p>
          </table:table-cell>
          <table:table-cell table:formula="of:=[.C540]/([.D541]-[.D540])" office:value-type="float" office:value="8977.40323294628" calcext:value-type="float">
            <text:p>8977.403232946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472065.6596" calcext:value-type="float">
            <text:p>1455472065.6596</text:p>
          </table:table-cell>
          <table:table-cell office:value-type="float" office:value="432" calcext:value-type="float">
            <text:p>432</text:p>
          </table:table-cell>
          <table:table-cell table:formula="of:=[.B542]-[.B$2]" office:value-type="float" office:value="27.0003216266632" calcext:value-type="float">
            <text:p>27.0003216267</text:p>
          </table:table-cell>
          <table:table-cell table:formula="of:=[.C541]/([.D542]-[.D541])" office:value-type="float" office:value="8529.34214539908" calcext:value-type="float">
            <text:p>8529.342145399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472065.70731" calcext:value-type="float">
            <text:p>1455472065.70731</text:p>
          </table:table-cell>
          <table:table-cell office:value-type="float" office:value="424" calcext:value-type="float">
            <text:p>424</text:p>
          </table:table-cell>
          <table:table-cell table:formula="of:=[.B543]-[.B$2]" office:value-type="float" office:value="27.0480329990387" calcext:value-type="float">
            <text:p>27.048032999</text:p>
          </table:table-cell>
          <table:table-cell table:formula="of:=[.C542]/([.D543]-[.D542])" office:value-type="float" office:value="9054.44506186412" calcext:value-type="float">
            <text:p>9054.44506186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472065.75748" calcext:value-type="float">
            <text:p>1455472065.75748</text:p>
          </table:table-cell>
          <table:table-cell office:value-type="float" office:value="424" calcext:value-type="float">
            <text:p>424</text:p>
          </table:table-cell>
          <table:table-cell table:formula="of:=[.B544]-[.B$2]" office:value-type="float" office:value="27.0982077121735" calcext:value-type="float">
            <text:p>27.0982077122</text:p>
          </table:table-cell>
          <table:table-cell table:formula="of:=[.C543]/([.D544]-[.D543])" office:value-type="float" office:value="8450.47183152133" calcext:value-type="float">
            <text:p>8450.471831521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472065.80829" calcext:value-type="float">
            <text:p>1455472065.80829</text:p>
          </table:table-cell>
          <table:table-cell office:value-type="float" office:value="416" calcext:value-type="float">
            <text:p>416</text:p>
          </table:table-cell>
          <table:table-cell table:formula="of:=[.B545]-[.B$2]" office:value-type="float" office:value="27.1490170955658" calcext:value-type="float">
            <text:p>27.1490170956</text:p>
          </table:table-cell>
          <table:table-cell table:formula="of:=[.C544]/([.D545]-[.D544])" office:value-type="float" office:value="8344.91528318709" calcext:value-type="float">
            <text:p>8344.915283187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472065.85689" calcext:value-type="float">
            <text:p>1455472065.85689</text:p>
          </table:table-cell>
          <table:table-cell office:value-type="float" office:value="416" calcext:value-type="float">
            <text:p>416</text:p>
          </table:table-cell>
          <table:table-cell table:formula="of:=[.B546]-[.B$2]" office:value-type="float" office:value="27.1976130008697" calcext:value-type="float">
            <text:p>27.1976130009</text:p>
          </table:table-cell>
          <table:table-cell table:formula="of:=[.C545]/([.D546]-[.D545])" office:value-type="float" office:value="8560.39202064506" calcext:value-type="float">
            <text:p>8560.392020645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472065.9083" calcext:value-type="float">
            <text:p>1455472065.9083</text:p>
          </table:table-cell>
          <table:table-cell office:value-type="float" office:value="408" calcext:value-type="float">
            <text:p>408</text:p>
          </table:table-cell>
          <table:table-cell table:formula="of:=[.B547]-[.B$2]" office:value-type="float" office:value="27.2490284442902" calcext:value-type="float">
            <text:p>27.2490284443</text:p>
          </table:table-cell>
          <table:table-cell table:formula="of:=[.C546]/([.D547]-[.D546])" office:value-type="float" office:value="8090.95424109213" calcext:value-type="float">
            <text:p>8090.954241092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472065.95692" calcext:value-type="float">
            <text:p>1455472065.95692</text:p>
          </table:table-cell>
          <table:table-cell office:value-type="float" office:value="408" calcext:value-type="float">
            <text:p>408</text:p>
          </table:table-cell>
          <table:table-cell table:formula="of:=[.B548]-[.B$2]" office:value-type="float" office:value="27.297641992569" calcext:value-type="float">
            <text:p>27.2976419926</text:p>
          </table:table-cell>
          <table:table-cell table:formula="of:=[.C547]/([.D548]-[.D547])" office:value-type="float" office:value="8392.72207945071" calcext:value-type="float">
            <text:p>8392.722079450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472066.00801" calcext:value-type="float">
            <text:p>1455472066.00801</text:p>
          </table:table-cell>
          <table:table-cell office:value-type="float" office:value="400" calcext:value-type="float">
            <text:p>400</text:p>
          </table:table-cell>
          <table:table-cell table:formula="of:=[.B549]-[.B$2]" office:value-type="float" office:value="27.3487367630005" calcext:value-type="float">
            <text:p>27.348736763</text:p>
          </table:table-cell>
          <table:table-cell table:formula="of:=[.C548]/([.D549]-[.D548])" office:value-type="float" office:value="7985.16162327875" calcext:value-type="float">
            <text:p>7985.161623278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472066.05795" calcext:value-type="float">
            <text:p>1455472066.05795</text:p>
          </table:table-cell>
          <table:table-cell office:value-type="float" office:value="400" calcext:value-type="float">
            <text:p>400</text:p>
          </table:table-cell>
          <table:table-cell table:formula="of:=[.B550]-[.B$2]" office:value-type="float" office:value="27.3986785411835" calcext:value-type="float">
            <text:p>27.3986785412</text:p>
          </table:table-cell>
          <table:table-cell table:formula="of:=[.C549]/([.D550]-[.D549])" office:value-type="float" office:value="8009.32635066429" calcext:value-type="float">
            <text:p>8009.326350664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472066.10749" calcext:value-type="float">
            <text:p>1455472066.10749</text:p>
          </table:table-cell>
          <table:table-cell office:value-type="float" office:value="392" calcext:value-type="float">
            <text:p>392</text:p>
          </table:table-cell>
          <table:table-cell table:formula="of:=[.B551]-[.B$2]" office:value-type="float" office:value="27.4482192993164" calcext:value-type="float">
            <text:p>27.4482192993</text:p>
          </table:table-cell>
          <table:table-cell table:formula="of:=[.C550]/([.D551]-[.D550])" office:value-type="float" office:value="8074.1598448426" calcext:value-type="float">
            <text:p>8074.159844842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472066.15736" calcext:value-type="float">
            <text:p>1455472066.15736</text:p>
          </table:table-cell>
          <table:table-cell office:value-type="float" office:value="392" calcext:value-type="float">
            <text:p>392</text:p>
          </table:table-cell>
          <table:table-cell table:formula="of:=[.B552]-[.B$2]" office:value-type="float" office:value="27.4980826377869" calcext:value-type="float">
            <text:p>27.4980826378</text:p>
          </table:table-cell>
          <table:table-cell table:formula="of:=[.C551]/([.D552]-[.D551])" office:value-type="float" office:value="7861.48725746144" calcext:value-type="float">
            <text:p>7861.48725746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472066.20792" calcext:value-type="float">
            <text:p>1455472066.20792</text:p>
          </table:table-cell>
          <table:table-cell office:value-type="float" office:value="384" calcext:value-type="float">
            <text:p>384</text:p>
          </table:table-cell>
          <table:table-cell table:formula="of:=[.B553]-[.B$2]" office:value-type="float" office:value="27.5486464500427" calcext:value-type="float">
            <text:p>27.54864645</text:p>
          </table:table-cell>
          <table:table-cell table:formula="of:=[.C552]/([.D553]-[.D552])" office:value-type="float" office:value="7752.58000754432" calcext:value-type="float">
            <text:p>7752.580007544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472066.25972" calcext:value-type="float">
            <text:p>1455472066.25972</text:p>
          </table:table-cell>
          <table:table-cell office:value-type="float" office:value="384" calcext:value-type="float">
            <text:p>384</text:p>
          </table:table-cell>
          <table:table-cell table:formula="of:=[.B554]-[.B$2]" office:value-type="float" office:value="27.6004407405853" calcext:value-type="float">
            <text:p>27.6004407406</text:p>
          </table:table-cell>
          <table:table-cell table:formula="of:=[.C553]/([.D554]-[.D553])" office:value-type="float" office:value="7413.94458688737" calcext:value-type="float">
            <text:p>7413.944586887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472066.3089" calcext:value-type="float">
            <text:p>1455472066.3089</text:p>
          </table:table-cell>
          <table:table-cell office:value-type="float" office:value="384" calcext:value-type="float">
            <text:p>384</text:p>
          </table:table-cell>
          <table:table-cell table:formula="of:=[.B555]-[.B$2]" office:value-type="float" office:value="27.6496262550354" calcext:value-type="float">
            <text:p>27.649626255</text:p>
          </table:table-cell>
          <table:table-cell table:formula="of:=[.C554]/([.D555]-[.D554])" office:value-type="float" office:value="7807.17665136525" calcext:value-type="float">
            <text:p>7807.17665136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472066.35722" calcext:value-type="float">
            <text:p>1455472066.35722</text:p>
          </table:table-cell>
          <table:table-cell office:value-type="float" office:value="376" calcext:value-type="float">
            <text:p>376</text:p>
          </table:table-cell>
          <table:table-cell table:formula="of:=[.B556]-[.B$2]" office:value-type="float" office:value="27.6979446411133" calcext:value-type="float">
            <text:p>27.6979446411</text:p>
          </table:table-cell>
          <table:table-cell table:formula="of:=[.C555]/([.D556]-[.D555])" office:value-type="float" office:value="7947.28531249075" calcext:value-type="float">
            <text:p>7947.285312490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472066.4072" calcext:value-type="float">
            <text:p>1455472066.4072</text:p>
          </table:table-cell>
          <table:table-cell office:value-type="float" office:value="376" calcext:value-type="float">
            <text:p>376</text:p>
          </table:table-cell>
          <table:table-cell table:formula="of:=[.B557]-[.B$2]" office:value-type="float" office:value="27.7479224205017" calcext:value-type="float">
            <text:p>27.7479224205</text:p>
          </table:table-cell>
          <table:table-cell table:formula="of:=[.C556]/([.D557]-[.D556])" office:value-type="float" office:value="7523.34346585759" calcext:value-type="float">
            <text:p>7523.343465857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472066.45711" calcext:value-type="float">
            <text:p>1455472066.45711</text:p>
          </table:table-cell>
          <table:table-cell office:value-type="float" office:value="376" calcext:value-type="float">
            <text:p>376</text:p>
          </table:table-cell>
          <table:table-cell table:formula="of:=[.B558]-[.B$2]" office:value-type="float" office:value="27.7978317737579" calcext:value-type="float">
            <text:p>27.7978317738</text:p>
          </table:table-cell>
          <table:table-cell table:formula="of:=[.C557]/([.D558]-[.D557])" office:value-type="float" office:value="7533.6580313851" calcext:value-type="float">
            <text:p>7533.658031385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472066.50796" calcext:value-type="float">
            <text:p>1455472066.50796</text:p>
          </table:table-cell>
          <table:table-cell office:value-type="float" office:value="376" calcext:value-type="float">
            <text:p>376</text:p>
          </table:table-cell>
          <table:table-cell table:formula="of:=[.B559]-[.B$2]" office:value-type="float" office:value="27.8486866950989" calcext:value-type="float">
            <text:p>27.8486866951</text:p>
          </table:table-cell>
          <table:table-cell table:formula="of:=[.C558]/([.D559]-[.D558])" office:value-type="float" office:value="7393.58138967937" calcext:value-type="float">
            <text:p>7393.581389679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472066.557" calcext:value-type="float">
            <text:p>1455472066.557</text:p>
          </table:table-cell>
          <table:table-cell office:value-type="float" office:value="376" calcext:value-type="float">
            <text:p>376</text:p>
          </table:table-cell>
          <table:table-cell table:formula="of:=[.B560]-[.B$2]" office:value-type="float" office:value="27.8977243900299" calcext:value-type="float">
            <text:p>27.89772439</text:p>
          </table:table-cell>
          <table:table-cell table:formula="of:=[.C559]/([.D560]-[.D559])" office:value-type="float" office:value="7667.57084583258" calcext:value-type="float">
            <text:p>7667.570845832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472066.60989" calcext:value-type="float">
            <text:p>1455472066.60989</text:p>
          </table:table-cell>
          <table:table-cell office:value-type="float" office:value="376" calcext:value-type="float">
            <text:p>376</text:p>
          </table:table-cell>
          <table:table-cell table:formula="of:=[.B561]-[.B$2]" office:value-type="float" office:value="27.9506132602692" calcext:value-type="float">
            <text:p>27.9506132603</text:p>
          </table:table-cell>
          <table:table-cell table:formula="of:=[.C560]/([.D561]-[.D560])" office:value-type="float" office:value="7109.24620433481" calcext:value-type="float">
            <text:p>7109.24620433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472066.65758" calcext:value-type="float">
            <text:p>1455472066.65758</text:p>
          </table:table-cell>
          <table:table-cell office:value-type="float" office:value="376" calcext:value-type="float">
            <text:p>376</text:p>
          </table:table-cell>
          <table:table-cell table:formula="of:=[.B562]-[.B$2]" office:value-type="float" office:value="27.998307466507" calcext:value-type="float">
            <text:p>27.9983074665</text:p>
          </table:table-cell>
          <table:table-cell table:formula="of:=[.C561]/([.D562]-[.D561])" office:value-type="float" office:value="7883.55713742977" calcext:value-type="float">
            <text:p>7883.557137429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472066.70888" calcext:value-type="float">
            <text:p>1455472066.70888</text:p>
          </table:table-cell>
          <table:table-cell office:value-type="float" office:value="376" calcext:value-type="float">
            <text:p>376</text:p>
          </table:table-cell>
          <table:table-cell table:formula="of:=[.B563]-[.B$2]" office:value-type="float" office:value="28.0496032238007" calcext:value-type="float">
            <text:p>28.0496032238</text:p>
          </table:table-cell>
          <table:table-cell table:formula="of:=[.C562]/([.D563]-[.D562])" office:value-type="float" office:value="7330.04092028817" calcext:value-type="float">
            <text:p>7330.040920288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472066.7578" calcext:value-type="float">
            <text:p>1455472066.7578</text:p>
          </table:table-cell>
          <table:table-cell office:value-type="float" office:value="376" calcext:value-type="float">
            <text:p>376</text:p>
          </table:table-cell>
          <table:table-cell table:formula="of:=[.B564]-[.B$2]" office:value-type="float" office:value="28.0985291004181" calcext:value-type="float">
            <text:p>28.0985291004</text:p>
          </table:table-cell>
          <table:table-cell table:formula="of:=[.C563]/([.D564]-[.D563])" office:value-type="float" office:value="7685.09480044832" calcext:value-type="float">
            <text:p>7685.094800448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472066.80748" calcext:value-type="float">
            <text:p>1455472066.80748</text:p>
          </table:table-cell>
          <table:table-cell office:value-type="float" office:value="376" calcext:value-type="float">
            <text:p>376</text:p>
          </table:table-cell>
          <table:table-cell table:formula="of:=[.B565]-[.B$2]" office:value-type="float" office:value="28.1482081413269" calcext:value-type="float">
            <text:p>28.1482081413</text:p>
          </table:table-cell>
          <table:table-cell table:formula="of:=[.C564]/([.D565]-[.D564])" office:value-type="float" office:value="7568.58411759907" calcext:value-type="float">
            <text:p>7568.584117599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472066.85765" calcext:value-type="float">
            <text:p>1455472066.85765</text:p>
          </table:table-cell>
          <table:table-cell office:value-type="float" office:value="376" calcext:value-type="float">
            <text:p>376</text:p>
          </table:table-cell>
          <table:table-cell table:formula="of:=[.B566]-[.B$2]" office:value-type="float" office:value="28.1983737945557" calcext:value-type="float">
            <text:p>28.1983737946</text:p>
          </table:table-cell>
          <table:table-cell table:formula="of:=[.C565]/([.D566]-[.D565])" office:value-type="float" office:value="7495.16802433344" calcext:value-type="float">
            <text:p>7495.168024333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472066.90843" calcext:value-type="float">
            <text:p>1455472066.90843</text:p>
          </table:table-cell>
          <table:table-cell office:value-type="float" office:value="376" calcext:value-type="float">
            <text:p>376</text:p>
          </table:table-cell>
          <table:table-cell table:formula="of:=[.B567]-[.B$2]" office:value-type="float" office:value="28.2491590976715" calcext:value-type="float">
            <text:p>28.2491590977</text:p>
          </table:table-cell>
          <table:table-cell table:formula="of:=[.C566]/([.D567]-[.D566])" office:value-type="float" office:value="7403.71676314146" calcext:value-type="float">
            <text:p>7403.71676314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472066.95807" calcext:value-type="float">
            <text:p>1455472066.95807</text:p>
          </table:table-cell>
          <table:table-cell office:value-type="float" office:value="376" calcext:value-type="float">
            <text:p>376</text:p>
          </table:table-cell>
          <table:table-cell table:formula="of:=[.B568]-[.B$2]" office:value-type="float" office:value="28.2987983226776" calcext:value-type="float">
            <text:p>28.2987983227</text:p>
          </table:table-cell>
          <table:table-cell table:formula="of:=[.C567]/([.D568]-[.D567])" office:value-type="float" office:value="7574.65492166262" calcext:value-type="float">
            <text:p>7574.654921662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472067.00847" calcext:value-type="float">
            <text:p>1455472067.00847</text:p>
          </table:table-cell>
          <table:table-cell office:value-type="float" office:value="376" calcext:value-type="float">
            <text:p>376</text:p>
          </table:table-cell>
          <table:table-cell table:formula="of:=[.B569]-[.B$2]" office:value-type="float" office:value="28.3491976261139" calcext:value-type="float">
            <text:p>28.3491976261</text:p>
          </table:table-cell>
          <table:table-cell table:formula="of:=[.C568]/([.D569]-[.D568])" office:value-type="float" office:value="7460.42056861725" calcext:value-type="float">
            <text:p>7460.420568617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472067.05781" calcext:value-type="float">
            <text:p>1455472067.05781</text:p>
          </table:table-cell>
          <table:table-cell office:value-type="float" office:value="376" calcext:value-type="float">
            <text:p>376</text:p>
          </table:table-cell>
          <table:table-cell table:formula="of:=[.B570]-[.B$2]" office:value-type="float" office:value="28.3985340595245" calcext:value-type="float">
            <text:p>28.3985340595</text:p>
          </table:table-cell>
          <table:table-cell table:formula="of:=[.C569]/([.D570]-[.D569])" office:value-type="float" office:value="7621.14271354841" calcext:value-type="float">
            <text:p>7621.142713548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472067.10713" calcext:value-type="float">
            <text:p>1455472067.10713</text:p>
          </table:table-cell>
          <table:table-cell office:value-type="float" office:value="384" calcext:value-type="float">
            <text:p>384</text:p>
          </table:table-cell>
          <table:table-cell table:formula="of:=[.B571]-[.B$2]" office:value-type="float" office:value="28.4478569030762" calcext:value-type="float">
            <text:p>28.4478569031</text:p>
          </table:table-cell>
          <table:table-cell table:formula="of:=[.C570]/([.D571]-[.D570])" office:value-type="float" office:value="7623.2425570997" calcext:value-type="float">
            <text:p>7623.242557099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472067.15891" calcext:value-type="float">
            <text:p>1455472067.15891</text:p>
          </table:table-cell>
          <table:table-cell office:value-type="float" office:value="384" calcext:value-type="float">
            <text:p>384</text:p>
          </table:table-cell>
          <table:table-cell table:formula="of:=[.B572]-[.B$2]" office:value-type="float" office:value="28.4996371269226" calcext:value-type="float">
            <text:p>28.4996371269</text:p>
          </table:table-cell>
          <table:table-cell table:formula="of:=[.C571]/([.D572]-[.D571])" office:value-type="float" office:value="7415.95867060806" calcext:value-type="float">
            <text:p>7415.958670608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472067.20751" calcext:value-type="float">
            <text:p>1455472067.20751</text:p>
          </table:table-cell>
          <table:table-cell office:value-type="float" office:value="384" calcext:value-type="float">
            <text:p>384</text:p>
          </table:table-cell>
          <table:table-cell table:formula="of:=[.B573]-[.B$2]" office:value-type="float" office:value="28.5482358932495" calcext:value-type="float">
            <text:p>28.5482358932</text:p>
          </table:table-cell>
          <table:table-cell table:formula="of:=[.C572]/([.D573]-[.D572])" office:value-type="float" office:value="7901.43513966974" calcext:value-type="float">
            <text:p>7901.435139669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472067.25701" calcext:value-type="float">
            <text:p>1455472067.25701</text:p>
          </table:table-cell>
          <table:table-cell office:value-type="float" office:value="392" calcext:value-type="float">
            <text:p>392</text:p>
          </table:table-cell>
          <table:table-cell table:formula="of:=[.B574]-[.B$2]" office:value-type="float" office:value="28.5977356433868" calcext:value-type="float">
            <text:p>28.5977356434</text:p>
          </table:table-cell>
          <table:table-cell table:formula="of:=[.C573]/([.D574]-[.D573])" office:value-type="float" office:value="7757.61491592692" calcext:value-type="float">
            <text:p>7757.614915926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472067.30915" calcext:value-type="float">
            <text:p>1455472067.30915</text:p>
          </table:table-cell>
          <table:table-cell office:value-type="float" office:value="392" calcext:value-type="float">
            <text:p>392</text:p>
          </table:table-cell>
          <table:table-cell table:formula="of:=[.B575]-[.B$2]" office:value-type="float" office:value="28.6498775482178" calcext:value-type="float">
            <text:p>28.6498775482</text:p>
          </table:table-cell>
          <table:table-cell table:formula="of:=[.C574]/([.D575]-[.D574])" office:value-type="float" office:value="7517.94552329915" calcext:value-type="float">
            <text:p>7517.945523299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472067.35791" calcext:value-type="float">
            <text:p>1455472067.35791</text:p>
          </table:table-cell>
          <table:table-cell office:value-type="float" office:value="400" calcext:value-type="float">
            <text:p>400</text:p>
          </table:table-cell>
          <table:table-cell table:formula="of:=[.B576]-[.B$2]" office:value-type="float" office:value="28.6986336708069" calcext:value-type="float">
            <text:p>28.6986336708</text:p>
          </table:table-cell>
          <table:table-cell table:formula="of:=[.C575]/([.D576]-[.D575])" office:value-type="float" office:value="8040.01588279592" calcext:value-type="float">
            <text:p>8040.015882795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472067.40778" calcext:value-type="float">
            <text:p>1455472067.40778</text:p>
          </table:table-cell>
          <table:table-cell office:value-type="float" office:value="400" calcext:value-type="float">
            <text:p>400</text:p>
          </table:table-cell>
          <table:table-cell table:formula="of:=[.B577]-[.B$2]" office:value-type="float" office:value="28.7485008239746" calcext:value-type="float">
            <text:p>28.748500824</text:p>
          </table:table-cell>
          <table:table-cell table:formula="of:=[.C576]/([.D577]-[.D576])" office:value-type="float" office:value="8021.31211811167" calcext:value-type="float">
            <text:p>8021.312118111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472067.45891" calcext:value-type="float">
            <text:p>1455472067.45891</text:p>
          </table:table-cell>
          <table:table-cell office:value-type="float" office:value="400" calcext:value-type="float">
            <text:p>400</text:p>
          </table:table-cell>
          <table:table-cell table:formula="of:=[.B578]-[.B$2]" office:value-type="float" office:value="28.799635887146" calcext:value-type="float">
            <text:p>28.7996358871</text:p>
          </table:table-cell>
          <table:table-cell table:formula="of:=[.C577]/([.D578]-[.D577])" office:value-type="float" office:value="7822.42115667954" calcext:value-type="float">
            <text:p>7822.421156679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472067.50923" calcext:value-type="float">
            <text:p>1455472067.50923</text:p>
          </table:table-cell>
          <table:table-cell office:value-type="float" office:value="408" calcext:value-type="float">
            <text:p>408</text:p>
          </table:table-cell>
          <table:table-cell table:formula="of:=[.B579]-[.B$2]" office:value-type="float" office:value="28.8499567508698" calcext:value-type="float">
            <text:p>28.8499567509</text:p>
          </table:table-cell>
          <table:table-cell table:formula="of:=[.C578]/([.D579]-[.D578])" office:value-type="float" office:value="7948.98915479411" calcext:value-type="float">
            <text:p>7948.989154794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472067.5573" calcext:value-type="float">
            <text:p>1455472067.5573</text:p>
          </table:table-cell>
          <table:table-cell office:value-type="float" office:value="416" calcext:value-type="float">
            <text:p>416</text:p>
          </table:table-cell>
          <table:table-cell table:formula="of:=[.B580]-[.B$2]" office:value-type="float" office:value="28.8980214595795" calcext:value-type="float">
            <text:p>28.8980214596</text:p>
          </table:table-cell>
          <table:table-cell table:formula="of:=[.C579]/([.D580]-[.D579])" office:value-type="float" office:value="8488.55659282334" calcext:value-type="float">
            <text:p>8488.556592823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472067.60839" calcext:value-type="float">
            <text:p>1455472067.60839</text:p>
          </table:table-cell>
          <table:table-cell office:value-type="float" office:value="416" calcext:value-type="float">
            <text:p>416</text:p>
          </table:table-cell>
          <table:table-cell table:formula="of:=[.B581]-[.B$2]" office:value-type="float" office:value="28.949117898941" calcext:value-type="float">
            <text:p>28.9491178989</text:p>
          </table:table-cell>
          <table:table-cell table:formula="of:=[.C580]/([.D581]-[.D580])" office:value-type="float" office:value="8141.46749162444" calcext:value-type="float">
            <text:p>8141.46749162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472067.65707" calcext:value-type="float">
            <text:p>1455472067.65707</text:p>
          </table:table-cell>
          <table:table-cell office:value-type="float" office:value="424" calcext:value-type="float">
            <text:p>424</text:p>
          </table:table-cell>
          <table:table-cell table:formula="of:=[.B582]-[.B$2]" office:value-type="float" office:value="28.9977903366089" calcext:value-type="float">
            <text:p>28.9977903366</text:p>
          </table:table-cell>
          <table:table-cell table:formula="of:=[.C581]/([.D582]-[.D581])" office:value-type="float" office:value="8546.93169137925" calcext:value-type="float">
            <text:p>8546.931691379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472067.70924" calcext:value-type="float">
            <text:p>1455472067.70924</text:p>
          </table:table-cell>
          <table:table-cell office:value-type="float" office:value="424" calcext:value-type="float">
            <text:p>424</text:p>
          </table:table-cell>
          <table:table-cell table:formula="of:=[.B583]-[.B$2]" office:value-type="float" office:value="29.0499603748322" calcext:value-type="float">
            <text:p>29.0499603748</text:p>
          </table:table-cell>
          <table:table-cell table:formula="of:=[.C582]/([.D583]-[.D582])" office:value-type="float" office:value="8127.27025779533" calcext:value-type="float">
            <text:p>8127.270257795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472067.75771" calcext:value-type="float">
            <text:p>1455472067.75771</text:p>
          </table:table-cell>
          <table:table-cell office:value-type="float" office:value="432" calcext:value-type="float">
            <text:p>432</text:p>
          </table:table-cell>
          <table:table-cell table:formula="of:=[.B584]-[.B$2]" office:value-type="float" office:value="29.0984363555908" calcext:value-type="float">
            <text:p>29.0984363556</text:p>
          </table:table-cell>
          <table:table-cell table:formula="of:=[.C583]/([.D584]-[.D583])" office:value-type="float" office:value="8746.59972555982" calcext:value-type="float">
            <text:p>8746.599725559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472067.8094" calcext:value-type="float">
            <text:p>1455472067.8094</text:p>
          </table:table-cell>
          <table:table-cell office:value-type="float" office:value="440" calcext:value-type="float">
            <text:p>440</text:p>
          </table:table-cell>
          <table:table-cell table:formula="of:=[.B585]-[.B$2]" office:value-type="float" office:value="29.1501235961914" calcext:value-type="float">
            <text:p>29.1501235962</text:p>
          </table:table-cell>
          <table:table-cell table:formula="of:=[.C584]/([.D585]-[.D584])" office:value-type="float" office:value="8357.96213882431" calcext:value-type="float">
            <text:p>8357.962138824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472067.85764" calcext:value-type="float">
            <text:p>1455472067.85764</text:p>
          </table:table-cell>
          <table:table-cell office:value-type="float" office:value="440" calcext:value-type="float">
            <text:p>440</text:p>
          </table:table-cell>
          <table:table-cell table:formula="of:=[.B586]-[.B$2]" office:value-type="float" office:value="29.1983621120453" calcext:value-type="float">
            <text:p>29.198362112</text:p>
          </table:table-cell>
          <table:table-cell table:formula="of:=[.C585]/([.D586]-[.D585])" office:value-type="float" office:value="9121.34198599297" calcext:value-type="float">
            <text:p>9121.34198599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472067.90705" calcext:value-type="float">
            <text:p>1455472067.90705</text:p>
          </table:table-cell>
          <table:table-cell office:value-type="float" office:value="448" calcext:value-type="float">
            <text:p>448</text:p>
          </table:table-cell>
          <table:table-cell table:formula="of:=[.B587]-[.B$2]" office:value-type="float" office:value="29.247777223587" calcext:value-type="float">
            <text:p>29.2477772236</text:p>
          </table:table-cell>
          <table:table-cell table:formula="of:=[.C586]/([.D587]-[.D586])" office:value-type="float" office:value="8904.15879418321" calcext:value-type="float">
            <text:p>8904.158794183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472067.95694" calcext:value-type="float">
            <text:p>1455472067.95694</text:p>
          </table:table-cell>
          <table:table-cell office:value-type="float" office:value="456" calcext:value-type="float">
            <text:p>456</text:p>
          </table:table-cell>
          <table:table-cell table:formula="of:=[.B588]-[.B$2]" office:value-type="float" office:value="29.2976677417755" calcext:value-type="float">
            <text:p>29.2976677418</text:p>
          </table:table-cell>
          <table:table-cell table:formula="of:=[.C587]/([.D588]-[.D587])" office:value-type="float" office:value="8979.66219367664" calcext:value-type="float">
            <text:p>8979.662193676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472068.00814" calcext:value-type="float">
            <text:p>1455472068.00814</text:p>
          </table:table-cell>
          <table:table-cell office:value-type="float" office:value="456" calcext:value-type="float">
            <text:p>456</text:p>
          </table:table-cell>
          <table:table-cell table:formula="of:=[.B589]-[.B$2]" office:value-type="float" office:value="29.3488602638245" calcext:value-type="float">
            <text:p>29.3488602638</text:p>
          </table:table-cell>
          <table:table-cell table:formula="of:=[.C588]/([.D589]-[.D588])" office:value-type="float" office:value="8907.55098105879" calcext:value-type="float">
            <text:p>8907.550981058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472068.05826" calcext:value-type="float">
            <text:p>1455472068.05826</text:p>
          </table:table-cell>
          <table:table-cell office:value-type="float" office:value="464" calcext:value-type="float">
            <text:p>464</text:p>
          </table:table-cell>
          <table:table-cell table:formula="of:=[.B590]-[.B$2]" office:value-type="float" office:value="29.3989820480347" calcext:value-type="float">
            <text:p>29.398982048</text:p>
          </table:table-cell>
          <table:table-cell table:formula="of:=[.C589]/([.D590]-[.D589])" office:value-type="float" office:value="9097.84053352107" calcext:value-type="float">
            <text:p>9097.840533521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472068.10837" calcext:value-type="float">
            <text:p>1455472068.10837</text:p>
          </table:table-cell>
          <table:table-cell office:value-type="float" office:value="472" calcext:value-type="float">
            <text:p>472</text:p>
          </table:table-cell>
          <table:table-cell table:formula="of:=[.B591]-[.B$2]" office:value-type="float" office:value="29.4490976333618" calcext:value-type="float">
            <text:p>29.4490976334</text:p>
          </table:table-cell>
          <table:table-cell table:formula="of:=[.C590]/([.D591]-[.D590])" office:value-type="float" office:value="9258.59684110371" calcext:value-type="float">
            <text:p>9258.59684110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472068.15771" calcext:value-type="float">
            <text:p>1455472068.15771</text:p>
          </table:table-cell>
          <table:table-cell office:value-type="float" office:value="480" calcext:value-type="float">
            <text:p>480</text:p>
          </table:table-cell>
          <table:table-cell table:formula="of:=[.B592]-[.B$2]" office:value-type="float" office:value="29.4984335899353" calcext:value-type="float">
            <text:p>29.4984335899</text:p>
          </table:table-cell>
          <table:table-cell table:formula="of:=[.C591]/([.D592]-[.D591])" office:value-type="float" office:value="9567.05885081912" calcext:value-type="float">
            <text:p>9567.058850819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472068.20697" calcext:value-type="float">
            <text:p>1455472068.20697</text:p>
          </table:table-cell>
          <table:table-cell office:value-type="float" office:value="480" calcext:value-type="float">
            <text:p>480</text:p>
          </table:table-cell>
          <table:table-cell table:formula="of:=[.B593]-[.B$2]" office:value-type="float" office:value="29.5476944446564" calcext:value-type="float">
            <text:p>29.5476944447</text:p>
          </table:table-cell>
          <table:table-cell table:formula="of:=[.C592]/([.D593]-[.D592])" office:value-type="float" office:value="9744.04530164799" calcext:value-type="float">
            <text:p>9744.04530164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472068.25693" calcext:value-type="float">
            <text:p>1455472068.25693</text:p>
          </table:table-cell>
          <table:table-cell office:value-type="float" office:value="488" calcext:value-type="float">
            <text:p>488</text:p>
          </table:table-cell>
          <table:table-cell table:formula="of:=[.B594]-[.B$2]" office:value-type="float" office:value="29.5976507663727" calcext:value-type="float">
            <text:p>29.5976507664</text:p>
          </table:table-cell>
          <table:table-cell table:formula="of:=[.C593]/([.D594]-[.D593])" office:value-type="float" office:value="9608.39356279709" calcext:value-type="float">
            <text:p>9608.393562797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472068.30771" calcext:value-type="float">
            <text:p>1455472068.30771</text:p>
          </table:table-cell>
          <table:table-cell office:value-type="float" office:value="496" calcext:value-type="float">
            <text:p>496</text:p>
          </table:table-cell>
          <table:table-cell table:formula="of:=[.B595]-[.B$2]" office:value-type="float" office:value="29.6484315395355" calcext:value-type="float">
            <text:p>29.6484315395</text:p>
          </table:table-cell>
          <table:table-cell table:formula="of:=[.C594]/([.D595]-[.D594])" office:value-type="float" office:value="9609.93639137988" calcext:value-type="float">
            <text:p>9609.936391379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472068.35936" calcext:value-type="float">
            <text:p>1455472068.35936</text:p>
          </table:table-cell>
          <table:table-cell office:value-type="float" office:value="504" calcext:value-type="float">
            <text:p>504</text:p>
          </table:table-cell>
          <table:table-cell table:formula="of:=[.B596]-[.B$2]" office:value-type="float" office:value="29.7000875473022" calcext:value-type="float">
            <text:p>29.7000875473</text:p>
          </table:table-cell>
          <table:table-cell table:formula="of:=[.C595]/([.D596]-[.D595])" office:value-type="float" office:value="9601.98090103895" calcext:value-type="float">
            <text:p>9601.98090103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472068.40977" calcext:value-type="float">
            <text:p>1455472068.40977</text:p>
          </table:table-cell>
          <table:table-cell office:value-type="float" office:value="504" calcext:value-type="float">
            <text:p>504</text:p>
          </table:table-cell>
          <table:table-cell table:formula="of:=[.B597]-[.B$2]" office:value-type="float" office:value="29.7504923343658" calcext:value-type="float">
            <text:p>29.7504923344</text:p>
          </table:table-cell>
          <table:table-cell table:formula="of:=[.C596]/([.D597]-[.D596])" office:value-type="float" office:value="9999.05027600006" calcext:value-type="float">
            <text:p>9999.050276000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472068.45769" calcext:value-type="float">
            <text:p>1455472068.45769</text:p>
          </table:table-cell>
          <table:table-cell office:value-type="float" office:value="512" calcext:value-type="float">
            <text:p>512</text:p>
          </table:table-cell>
          <table:table-cell table:formula="of:=[.B598]-[.B$2]" office:value-type="float" office:value="29.7984104156494" calcext:value-type="float">
            <text:p>29.7984104156</text:p>
          </table:table-cell>
          <table:table-cell table:formula="of:=[.C597]/([.D598]-[.D597])" office:value-type="float" office:value="10517.95035401" calcext:value-type="float">
            <text:p>10517.9503540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472068.50935" calcext:value-type="float">
            <text:p>1455472068.50935</text:p>
          </table:table-cell>
          <table:table-cell office:value-type="float" office:value="520" calcext:value-type="float">
            <text:p>520</text:p>
          </table:table-cell>
          <table:table-cell table:formula="of:=[.B599]-[.B$2]" office:value-type="float" office:value="29.8500773906708" calcext:value-type="float">
            <text:p>29.8500773907</text:p>
          </table:table-cell>
          <table:table-cell table:formula="of:=[.C598]/([.D599]-[.D598])" office:value-type="float" office:value="9909.61827721301" calcext:value-type="float">
            <text:p>9909.6182772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472068.55781" calcext:value-type="float">
            <text:p>1455472068.55781</text:p>
          </table:table-cell>
          <table:table-cell office:value-type="float" office:value="528" calcext:value-type="float">
            <text:p>528</text:p>
          </table:table-cell>
          <table:table-cell table:formula="of:=[.B600]-[.B$2]" office:value-type="float" office:value="29.8985352516174" calcext:value-type="float">
            <text:p>29.8985352516</text:p>
          </table:table-cell>
          <table:table-cell table:formula="of:=[.C599]/([.D600]-[.D599])" office:value-type="float" office:value="10730.9730524928" calcext:value-type="float">
            <text:p>10730.97305249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472068.60816" calcext:value-type="float">
            <text:p>1455472068.60816</text:p>
          </table:table-cell>
          <table:table-cell office:value-type="float" office:value="528" calcext:value-type="float">
            <text:p>528</text:p>
          </table:table-cell>
          <table:table-cell table:formula="of:=[.B601]-[.B$2]" office:value-type="float" office:value="29.9488852024078" calcext:value-type="float">
            <text:p>29.9488852024</text:p>
          </table:table-cell>
          <table:table-cell table:formula="of:=[.C600]/([.D601]-[.D600])" office:value-type="float" office:value="10486.6040921855" calcext:value-type="float">
            <text:p>10486.60409218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472068.65948" calcext:value-type="float">
            <text:p>1455472068.65948</text:p>
          </table:table-cell>
          <table:table-cell office:value-type="float" office:value="536" calcext:value-type="float">
            <text:p>536</text:p>
          </table:table-cell>
          <table:table-cell table:formula="of:=[.B602]-[.B$2]" office:value-type="float" office:value="30.0002090930939" calcext:value-type="float">
            <text:p>30.0002090931</text:p>
          </table:table-cell>
          <table:table-cell table:formula="of:=[.C601]/([.D602]-[.D601])" office:value-type="float" office:value="10287.6066670383" calcext:value-type="float">
            <text:p>10287.606667038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472068.70973" calcext:value-type="float">
            <text:p>1455472068.70973</text:p>
          </table:table-cell>
          <table:table-cell office:value-type="float" office:value="544" calcext:value-type="float">
            <text:p>544</text:p>
          </table:table-cell>
          <table:table-cell table:formula="of:=[.B603]-[.B$2]" office:value-type="float" office:value="30.050454378128" calcext:value-type="float">
            <text:p>30.0504543781</text:p>
          </table:table-cell>
          <table:table-cell table:formula="of:=[.C602]/([.D603]-[.D602])" office:value-type="float" office:value="10667.6676156854" calcext:value-type="float">
            <text:p>10667.667615685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472068.75702" calcext:value-type="float">
            <text:p>1455472068.75702</text:p>
          </table:table-cell>
          <table:table-cell office:value-type="float" office:value="544" calcext:value-type="float">
            <text:p>544</text:p>
          </table:table-cell>
          <table:table-cell table:formula="of:=[.B604]-[.B$2]" office:value-type="float" office:value="30.0977489948273" calcext:value-type="float">
            <text:p>30.0977489948</text:p>
          </table:table-cell>
          <table:table-cell table:formula="of:=[.C603]/([.D604]-[.D603])" office:value-type="float" office:value="11502.3661880949" calcext:value-type="float">
            <text:p>11502.366188094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472068.8094" calcext:value-type="float">
            <text:p>1455472068.8094</text:p>
          </table:table-cell>
          <table:table-cell office:value-type="float" office:value="552" calcext:value-type="float">
            <text:p>552</text:p>
          </table:table-cell>
          <table:table-cell table:formula="of:=[.B605]-[.B$2]" office:value-type="float" office:value="30.1501252651215" calcext:value-type="float">
            <text:p>30.1501252651</text:p>
          </table:table-cell>
          <table:table-cell table:formula="of:=[.C604]/([.D605]-[.D604])" office:value-type="float" office:value="10386.3829353338" calcext:value-type="float">
            <text:p>10386.382935333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472068.8592" calcext:value-type="float">
            <text:p>1455472068.8592</text:p>
          </table:table-cell>
          <table:table-cell office:value-type="float" office:value="560" calcext:value-type="float">
            <text:p>560</text:p>
          </table:table-cell>
          <table:table-cell table:formula="of:=[.B606]-[.B$2]" office:value-type="float" office:value="30.199923992157" calcext:value-type="float">
            <text:p>30.1999239922</text:p>
          </table:table-cell>
          <table:table-cell table:formula="of:=[.C605]/([.D606]-[.D605])" office:value-type="float" office:value="11084.620689325" calcext:value-type="float">
            <text:p>11084.6206893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472068.90963" calcext:value-type="float">
            <text:p>1455472068.90963</text:p>
          </table:table-cell>
          <table:table-cell office:value-type="float" office:value="560" calcext:value-type="float">
            <text:p>560</text:p>
          </table:table-cell>
          <table:table-cell table:formula="of:=[.B607]-[.B$2]" office:value-type="float" office:value="30.2503514289856" calcext:value-type="float">
            <text:p>30.250351429</text:p>
          </table:table-cell>
          <table:table-cell table:formula="of:=[.C606]/([.D607]-[.D606])" office:value-type="float" office:value="11105.0657185544" calcext:value-type="float">
            <text:p>11105.065718554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472068.95781" calcext:value-type="float">
            <text:p>1455472068.95781</text:p>
          </table:table-cell>
          <table:table-cell office:value-type="float" office:value="568" calcext:value-type="float">
            <text:p>568</text:p>
          </table:table-cell>
          <table:table-cell table:formula="of:=[.B608]-[.B$2]" office:value-type="float" office:value="30.2985320091248" calcext:value-type="float">
            <text:p>30.2985320091</text:p>
          </table:table-cell>
          <table:table-cell table:formula="of:=[.C607]/([.D608]-[.D607])" office:value-type="float" office:value="11622.9401634964" calcext:value-type="float">
            <text:p>11622.940163496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472069.00907" calcext:value-type="float">
            <text:p>1455472069.00907</text:p>
          </table:table-cell>
          <table:table-cell office:value-type="float" office:value="568" calcext:value-type="float">
            <text:p>568</text:p>
          </table:table-cell>
          <table:table-cell table:formula="of:=[.B609]-[.B$2]" office:value-type="float" office:value="30.3497965335846" calcext:value-type="float">
            <text:p>30.3497965336</text:p>
          </table:table-cell>
          <table:table-cell table:formula="of:=[.C608]/([.D609]-[.D608])" office:value-type="float" office:value="11079.7867723317" calcext:value-type="float">
            <text:p>11079.78677233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472069.05714" calcext:value-type="float">
            <text:p>1455472069.05714</text:p>
          </table:table-cell>
          <table:table-cell office:value-type="float" office:value="576" calcext:value-type="float">
            <text:p>576</text:p>
          </table:table-cell>
          <table:table-cell table:formula="of:=[.B610]-[.B$2]" office:value-type="float" office:value="30.3978614807129" calcext:value-type="float">
            <text:p>30.3978614807</text:p>
          </table:table-cell>
          <table:table-cell table:formula="of:=[.C609]/([.D610]-[.D609])" office:value-type="float" office:value="11817.3436971414" calcext:value-type="float">
            <text:p>11817.343697141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472069.10933" calcext:value-type="float">
            <text:p>1455472069.10933</text:p>
          </table:table-cell>
          <table:table-cell office:value-type="float" office:value="584" calcext:value-type="float">
            <text:p>584</text:p>
          </table:table-cell>
          <table:table-cell table:formula="of:=[.B611]-[.B$2]" office:value-type="float" office:value="30.4500522613525" calcext:value-type="float">
            <text:p>30.4500522614</text:p>
          </table:table-cell>
          <table:table-cell table:formula="of:=[.C610]/([.D611]-[.D610])" office:value-type="float" office:value="11036.4319701787" calcext:value-type="float">
            <text:p>11036.431970178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472069.15767" calcext:value-type="float">
            <text:p>1455472069.15767</text:p>
          </table:table-cell>
          <table:table-cell office:value-type="float" office:value="584" calcext:value-type="float">
            <text:p>584</text:p>
          </table:table-cell>
          <table:table-cell table:formula="of:=[.B612]-[.B$2]" office:value-type="float" office:value="30.4983975887299" calcext:value-type="float">
            <text:p>30.4983975887</text:p>
          </table:table-cell>
          <table:table-cell table:formula="of:=[.C611]/([.D612]-[.D611])" office:value-type="float" office:value="12079.760996178" calcext:value-type="float">
            <text:p>12079.76099617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472069.20963" calcext:value-type="float">
            <text:p>1455472069.20963</text:p>
          </table:table-cell>
          <table:table-cell office:value-type="float" office:value="584" calcext:value-type="float">
            <text:p>584</text:p>
          </table:table-cell>
          <table:table-cell table:formula="of:=[.B613]-[.B$2]" office:value-type="float" office:value="30.5503544807434" calcext:value-type="float">
            <text:p>30.5503544807</text:p>
          </table:table-cell>
          <table:table-cell table:formula="of:=[.C612]/([.D613]-[.D612])" office:value-type="float" office:value="11240.0872601791" calcext:value-type="float">
            <text:p>11240.087260179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472069.25711" calcext:value-type="float">
            <text:p>1455472069.25711</text:p>
          </table:table-cell>
          <table:table-cell office:value-type="float" office:value="592" calcext:value-type="float">
            <text:p>592</text:p>
          </table:table-cell>
          <table:table-cell table:formula="of:=[.B614]-[.B$2]" office:value-type="float" office:value="30.5978350639343" calcext:value-type="float">
            <text:p>30.5978350639</text:p>
          </table:table-cell>
          <table:table-cell table:formula="of:=[.C613]/([.D614]-[.D613])" office:value-type="float" office:value="12299.7646775263" calcext:value-type="float">
            <text:p>12299.764677526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472069.30705" calcext:value-type="float">
            <text:p>1455472069.30705</text:p>
          </table:table-cell>
          <table:table-cell office:value-type="float" office:value="592" calcext:value-type="float">
            <text:p>592</text:p>
          </table:table-cell>
          <table:table-cell table:formula="of:=[.B615]-[.B$2]" office:value-type="float" office:value="30.6477715969086" calcext:value-type="float">
            <text:p>30.6477715969</text:p>
          </table:table-cell>
          <table:table-cell table:formula="of:=[.C614]/([.D615]-[.D614])" office:value-type="float" office:value="11855.0480928532" calcext:value-type="float">
            <text:p>11855.048092853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472069.3579" calcext:value-type="float">
            <text:p>1455472069.3579</text:p>
          </table:table-cell>
          <table:table-cell office:value-type="float" office:value="600" calcext:value-type="float">
            <text:p>600</text:p>
          </table:table-cell>
          <table:table-cell table:formula="of:=[.B616]-[.B$2]" office:value-type="float" office:value="30.6986231803894" calcext:value-type="float">
            <text:p>30.6986231804</text:p>
          </table:table-cell>
          <table:table-cell table:formula="of:=[.C615]/([.D616]-[.D615])" office:value-type="float" office:value="11641.7220365048" calcext:value-type="float">
            <text:p>11641.722036504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5472069.4096" calcext:value-type="float">
            <text:p>1455472069.4096</text:p>
          </table:table-cell>
          <table:table-cell office:value-type="float" office:value="600" calcext:value-type="float">
            <text:p>600</text:p>
          </table:table-cell>
          <table:table-cell table:formula="of:=[.B617]-[.B$2]" office:value-type="float" office:value="30.750324010849" calcext:value-type="float">
            <text:p>30.7503240108</text:p>
          </table:table-cell>
          <table:table-cell table:formula="of:=[.C616]/([.D617]-[.D616])" office:value-type="float" office:value="11605.2294453744" calcext:value-type="float">
            <text:p>11605.229445374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5472069.45708" calcext:value-type="float">
            <text:p>1455472069.45708</text:p>
          </table:table-cell>
          <table:table-cell office:value-type="float" office:value="600" calcext:value-type="float">
            <text:p>600</text:p>
          </table:table-cell>
          <table:table-cell table:formula="of:=[.B618]-[.B$2]" office:value-type="float" office:value="30.7978098392487" calcext:value-type="float">
            <text:p>30.7978098392</text:p>
          </table:table-cell>
          <table:table-cell table:formula="of:=[.C617]/([.D618]-[.D617])" office:value-type="float" office:value="12635.3486970929" calcext:value-type="float">
            <text:p>12635.348697092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5472069.50955" calcext:value-type="float">
            <text:p>1455472069.50955</text:p>
          </table:table-cell>
          <table:table-cell office:value-type="float" office:value="608" calcext:value-type="float">
            <text:p>608</text:p>
          </table:table-cell>
          <table:table-cell table:formula="of:=[.B619]-[.B$2]" office:value-type="float" office:value="30.850270986557" calcext:value-type="float">
            <text:p>30.8502709866</text:p>
          </table:table-cell>
          <table:table-cell table:formula="of:=[.C618]/([.D619]-[.D618])" office:value-type="float" office:value="11437.0354211545" calcext:value-type="float">
            <text:p>11437.035421154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5472069.5591" calcext:value-type="float">
            <text:p>1455472069.5591</text:p>
          </table:table-cell>
          <table:table-cell office:value-type="float" office:value="608" calcext:value-type="float">
            <text:p>608</text:p>
          </table:table-cell>
          <table:table-cell table:formula="of:=[.B620]-[.B$2]" office:value-type="float" office:value="30.8998279571533" calcext:value-type="float">
            <text:p>30.8998279572</text:p>
          </table:table-cell>
          <table:table-cell table:formula="of:=[.C619]/([.D620]-[.D619])" office:value-type="float" office:value="12268.7079674969" calcext:value-type="float">
            <text:p>12268.707967496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5472069.60871" calcext:value-type="float">
            <text:p>1455472069.60871</text:p>
          </table:table-cell>
          <table:table-cell office:value-type="float" office:value="608" calcext:value-type="float">
            <text:p>608</text:p>
          </table:table-cell>
          <table:table-cell table:formula="of:=[.B621]-[.B$2]" office:value-type="float" office:value="30.9494347572327" calcext:value-type="float">
            <text:p>30.9494347572</text:p>
          </table:table-cell>
          <table:table-cell table:formula="of:=[.C620]/([.D621]-[.D620])" office:value-type="float" office:value="12256.3841857872" calcext:value-type="float">
            <text:p>12256.384185787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5472069.65706" calcext:value-type="float">
            <text:p>1455472069.65706</text:p>
          </table:table-cell>
          <table:table-cell office:value-type="float" office:value="608" calcext:value-type="float">
            <text:p>608</text:p>
          </table:table-cell>
          <table:table-cell table:formula="of:=[.B622]-[.B$2]" office:value-type="float" office:value="30.9977869987488" calcext:value-type="float">
            <text:p>30.9977869987</text:p>
          </table:table-cell>
          <table:table-cell table:formula="of:=[.C621]/([.D622]-[.D621])" office:value-type="float" office:value="12574.3911954399" calcext:value-type="float">
            <text:p>12574.39119543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5472069.70849" calcext:value-type="float">
            <text:p>1455472069.70849</text:p>
          </table:table-cell>
          <table:table-cell office:value-type="float" office:value="608" calcext:value-type="float">
            <text:p>608</text:p>
          </table:table-cell>
          <table:table-cell table:formula="of:=[.B623]-[.B$2]" office:value-type="float" office:value="31.049218416214" calcext:value-type="float">
            <text:p>31.0492184162</text:p>
          </table:table-cell>
          <table:table-cell table:formula="of:=[.C622]/([.D623]-[.D622])" office:value-type="float" office:value="11821.5680213611" calcext:value-type="float">
            <text:p>11821.56802136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5472069.75785" calcext:value-type="float">
            <text:p>1455472069.75785</text:p>
          </table:table-cell>
          <table:table-cell office:value-type="float" office:value="608" calcext:value-type="float">
            <text:p>608</text:p>
          </table:table-cell>
          <table:table-cell table:formula="of:=[.B624]-[.B$2]" office:value-type="float" office:value="31.0985715389252" calcext:value-type="float">
            <text:p>31.0985715389</text:p>
          </table:table-cell>
          <table:table-cell table:formula="of:=[.C623]/([.D624]-[.D623])" office:value-type="float" office:value="12319.3825760138" calcext:value-type="float">
            <text:p>12319.382576013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5472069.80949" calcext:value-type="float">
            <text:p>1455472069.80949</text:p>
          </table:table-cell>
          <table:table-cell office:value-type="float" office:value="608" calcext:value-type="float">
            <text:p>608</text:p>
          </table:table-cell>
          <table:table-cell table:formula="of:=[.B625]-[.B$2]" office:value-type="float" office:value="31.1502177715302" calcext:value-type="float">
            <text:p>31.1502177715</text:p>
          </table:table-cell>
          <table:table-cell table:formula="of:=[.C624]/([.D625]-[.D624])" office:value-type="float" office:value="11772.3978949312" calcext:value-type="float">
            <text:p>11772.397894931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5472069.85979" calcext:value-type="float">
            <text:p>1455472069.85979</text:p>
          </table:table-cell>
          <table:table-cell office:value-type="float" office:value="608" calcext:value-type="float">
            <text:p>608</text:p>
          </table:table-cell>
          <table:table-cell table:formula="of:=[.B626]-[.B$2]" office:value-type="float" office:value="31.2005171775818" calcext:value-type="float">
            <text:p>31.2005171776</text:p>
          </table:table-cell>
          <table:table-cell table:formula="of:=[.C625]/([.D626]-[.D625])" office:value-type="float" office:value="12087.6178811306" calcext:value-type="float">
            <text:p>12087.617881130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5472069.90771" calcext:value-type="float">
            <text:p>1455472069.90771</text:p>
          </table:table-cell>
          <table:table-cell office:value-type="float" office:value="608" calcext:value-type="float">
            <text:p>608</text:p>
          </table:table-cell>
          <table:table-cell table:formula="of:=[.B627]-[.B$2]" office:value-type="float" office:value="31.2484309673309" calcext:value-type="float">
            <text:p>31.2484309673</text:p>
          </table:table-cell>
          <table:table-cell table:formula="of:=[.C626]/([.D627]-[.D626])" office:value-type="float" office:value="12689.4575274302" calcext:value-type="float">
            <text:p>12689.457527430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5472069.95758" calcext:value-type="float">
            <text:p>1455472069.95758</text:p>
          </table:table-cell>
          <table:table-cell office:value-type="float" office:value="608" calcext:value-type="float">
            <text:p>608</text:p>
          </table:table-cell>
          <table:table-cell table:formula="of:=[.B628]-[.B$2]" office:value-type="float" office:value="31.2983071804047" calcext:value-type="float">
            <text:p>31.2983071804</text:p>
          </table:table-cell>
          <table:table-cell table:formula="of:=[.C627]/([.D628]-[.D627])" office:value-type="float" office:value="12190.1796975086" calcext:value-type="float">
            <text:p>12190.179697508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5472070.00719" calcext:value-type="float">
            <text:p>1455472070.00719</text:p>
          </table:table-cell>
          <table:table-cell office:value-type="float" office:value="608" calcext:value-type="float">
            <text:p>608</text:p>
          </table:table-cell>
          <table:table-cell table:formula="of:=[.B629]-[.B$2]" office:value-type="float" office:value="31.3479142189026" calcext:value-type="float">
            <text:p>31.3479142189</text:p>
          </table:table-cell>
          <table:table-cell table:formula="of:=[.C628]/([.D629]-[.D628])" office:value-type="float" office:value="12256.3252798377" calcext:value-type="float">
            <text:p>12256.325279837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5472070.05778" calcext:value-type="float">
            <text:p>1455472070.05778</text:p>
          </table:table-cell>
          <table:table-cell office:value-type="float" office:value="608" calcext:value-type="float">
            <text:p>608</text:p>
          </table:table-cell>
          <table:table-cell table:formula="of:=[.B630]-[.B$2]" office:value-type="float" office:value="31.3985002040863" calcext:value-type="float">
            <text:p>31.3985002041</text:p>
          </table:table-cell>
          <table:table-cell table:formula="of:=[.C629]/([.D630]-[.D629])" office:value-type="float" office:value="12019.1392495746" calcext:value-type="float">
            <text:p>12019.139249574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5472070.10809" calcext:value-type="float">
            <text:p>1455472070.10809</text:p>
          </table:table-cell>
          <table:table-cell office:value-type="float" office:value="608" calcext:value-type="float">
            <text:p>608</text:p>
          </table:table-cell>
          <table:table-cell table:formula="of:=[.B631]-[.B$2]" office:value-type="float" office:value="31.448810338974" calcext:value-type="float">
            <text:p>31.448810339</text:p>
          </table:table-cell>
          <table:table-cell table:formula="of:=[.C630]/([.D631]-[.D630])" office:value-type="float" office:value="12085.0401486143" calcext:value-type="float">
            <text:p>12085.04014861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5472070.15698" calcext:value-type="float">
            <text:p>1455472070.15698</text:p>
          </table:table-cell>
          <table:table-cell office:value-type="float" office:value="608" calcext:value-type="float">
            <text:p>608</text:p>
          </table:table-cell>
          <table:table-cell table:formula="of:=[.B632]-[.B$2]" office:value-type="float" office:value="31.4977087974548" calcext:value-type="float">
            <text:p>31.4977087975</text:p>
          </table:table-cell>
          <table:table-cell table:formula="of:=[.C631]/([.D632]-[.D631])" office:value-type="float" office:value="12433.9297983861" calcext:value-type="float">
            <text:p>12433.929798386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5472070.20752" calcext:value-type="float">
            <text:p>1455472070.20752</text:p>
          </table:table-cell>
          <table:table-cell office:value-type="float" office:value="608" calcext:value-type="float">
            <text:p>608</text:p>
          </table:table-cell>
          <table:table-cell table:formula="of:=[.B633]-[.B$2]" office:value-type="float" office:value="31.5482432842255" calcext:value-type="float">
            <text:p>31.5482432842</text:p>
          </table:table-cell>
          <table:table-cell table:formula="of:=[.C632]/([.D633]-[.D632])" office:value-type="float" office:value="12031.3876493817" calcext:value-type="float">
            <text:p>12031.387649381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5472070.2579" calcext:value-type="float">
            <text:p>1455472070.2579</text:p>
          </table:table-cell>
          <table:table-cell office:value-type="float" office:value="600" calcext:value-type="float">
            <text:p>600</text:p>
          </table:table-cell>
          <table:table-cell table:formula="of:=[.B634]-[.B$2]" office:value-type="float" office:value="31.5986223220825" calcext:value-type="float">
            <text:p>31.5986223221</text:p>
          </table:table-cell>
          <table:table-cell table:formula="of:=[.C633]/([.D634]-[.D633])" office:value-type="float" office:value="12068.5115449232" calcext:value-type="float">
            <text:p>12068.511544923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5472070.30687" calcext:value-type="float">
            <text:p>1455472070.30687</text:p>
          </table:table-cell>
          <table:table-cell office:value-type="float" office:value="600" calcext:value-type="float">
            <text:p>600</text:p>
          </table:table-cell>
          <table:table-cell table:formula="of:=[.B635]-[.B$2]" office:value-type="float" office:value="31.6475956439972" calcext:value-type="float">
            <text:p>31.647595644</text:p>
          </table:table-cell>
          <table:table-cell table:formula="of:=[.C634]/([.D635]-[.D634])" office:value-type="float" office:value="12251.5683343963" calcext:value-type="float">
            <text:p>12251.568334396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5472070.3572" calcext:value-type="float">
            <text:p>1455472070.3572</text:p>
          </table:table-cell>
          <table:table-cell office:value-type="float" office:value="600" calcext:value-type="float">
            <text:p>600</text:p>
          </table:table-cell>
          <table:table-cell table:formula="of:=[.B636]-[.B$2]" office:value-type="float" office:value="31.6979241371155" calcext:value-type="float">
            <text:p>31.6979241371</text:p>
          </table:table-cell>
          <table:table-cell table:formula="of:=[.C635]/([.D636]-[.D635])" office:value-type="float" office:value="11921.6762280132" calcext:value-type="float">
            <text:p>11921.676228013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5472070.4079" calcext:value-type="float">
            <text:p>1455472070.4079</text:p>
          </table:table-cell>
          <table:table-cell office:value-type="float" office:value="592" calcext:value-type="float">
            <text:p>592</text:p>
          </table:table-cell>
          <table:table-cell table:formula="of:=[.B637]-[.B$2]" office:value-type="float" office:value="31.7486257553101" calcext:value-type="float">
            <text:p>31.7486257553</text:p>
          </table:table-cell>
          <table:table-cell table:formula="of:=[.C636]/([.D637]-[.D636])" office:value-type="float" office:value="11833.9418220805" calcext:value-type="float">
            <text:p>11833.941822080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5472070.45759" calcext:value-type="float">
            <text:p>1455472070.45759</text:p>
          </table:table-cell>
          <table:table-cell office:value-type="float" office:value="592" calcext:value-type="float">
            <text:p>592</text:p>
          </table:table-cell>
          <table:table-cell table:formula="of:=[.B638]-[.B$2]" office:value-type="float" office:value="31.7983150482178" calcext:value-type="float">
            <text:p>31.7983150482</text:p>
          </table:table-cell>
          <table:table-cell table:formula="of:=[.C637]/([.D638]-[.D637])" office:value-type="float" office:value="11914.0355065927" calcext:value-type="float">
            <text:p>11914.03550659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5472070.50779" calcext:value-type="float">
            <text:p>1455472070.50779</text:p>
          </table:table-cell>
          <table:table-cell office:value-type="float" office:value="584" calcext:value-type="float">
            <text:p>584</text:p>
          </table:table-cell>
          <table:table-cell table:formula="of:=[.B639]-[.B$2]" office:value-type="float" office:value="31.8485143184662" calcext:value-type="float">
            <text:p>31.8485143185</text:p>
          </table:table-cell>
          <table:table-cell table:formula="of:=[.C638]/([.D639]-[.D638])" office:value-type="float" office:value="11793.0001187361" calcext:value-type="float">
            <text:p>11793.000118736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5472070.55697" calcext:value-type="float">
            <text:p>1455472070.55697</text:p>
          </table:table-cell>
          <table:table-cell office:value-type="float" office:value="584" calcext:value-type="float">
            <text:p>584</text:p>
          </table:table-cell>
          <table:table-cell table:formula="of:=[.B640]-[.B$2]" office:value-type="float" office:value="31.8976972103119" calcext:value-type="float">
            <text:p>31.8976972103</text:p>
          </table:table-cell>
          <table:table-cell table:formula="of:=[.C639]/([.D640]-[.D639])" office:value-type="float" office:value="11874.047622741" calcext:value-type="float">
            <text:p>11874.04762274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5472070.60691" calcext:value-type="float">
            <text:p>1455472070.60691</text:p>
          </table:table-cell>
          <table:table-cell office:value-type="float" office:value="576" calcext:value-type="float">
            <text:p>576</text:p>
          </table:table-cell>
          <table:table-cell table:formula="of:=[.B641]-[.B$2]" office:value-type="float" office:value="31.9476311206818" calcext:value-type="float">
            <text:p>31.9476311207</text:p>
          </table:table-cell>
          <table:table-cell table:formula="of:=[.C640]/([.D641]-[.D640])" office:value-type="float" office:value="11695.4589711514" calcext:value-type="float">
            <text:p>11695.45897115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5472070.65687" calcext:value-type="float">
            <text:p>1455472070.65687</text:p>
          </table:table-cell>
          <table:table-cell office:value-type="float" office:value="576" calcext:value-type="float">
            <text:p>576</text:p>
          </table:table-cell>
          <table:table-cell table:formula="of:=[.B642]-[.B$2]" office:value-type="float" office:value="31.9975917339325" calcext:value-type="float">
            <text:p>31.9975917339</text:p>
          </table:table-cell>
          <table:table-cell table:formula="of:=[.C641]/([.D642]-[.D641])" office:value-type="float" office:value="11529.081861131" calcext:value-type="float">
            <text:p>11529.08186113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5472070.70787" calcext:value-type="float">
            <text:p>1455472070.70787</text:p>
          </table:table-cell>
          <table:table-cell office:value-type="float" office:value="568" calcext:value-type="float">
            <text:p>568</text:p>
          </table:table-cell>
          <table:table-cell table:formula="of:=[.B643]-[.B$2]" office:value-type="float" office:value="32.0485906600952" calcext:value-type="float">
            <text:p>32.0485906601</text:p>
          </table:table-cell>
          <table:table-cell table:formula="of:=[.C642]/([.D643]-[.D642])" office:value-type="float" office:value="11294.3554568617" calcext:value-type="float">
            <text:p>11294.355456861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5472070.75724" calcext:value-type="float">
            <text:p>1455472070.75724</text:p>
          </table:table-cell>
          <table:table-cell office:value-type="float" office:value="568" calcext:value-type="float">
            <text:p>568</text:p>
          </table:table-cell>
          <table:table-cell table:formula="of:=[.B644]-[.B$2]" office:value-type="float" office:value="32.0979635715485" calcext:value-type="float">
            <text:p>32.0979635715</text:p>
          </table:table-cell>
          <table:table-cell table:formula="of:=[.C643]/([.D644]-[.D643])" office:value-type="float" office:value="11504.2840959026" calcext:value-type="float">
            <text:p>11504.284095902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5472070.93558" calcext:value-type="float">
            <text:p>1455472070.93558</text:p>
          </table:table-cell>
          <table:table-cell office:value-type="float" office:value="552" calcext:value-type="float">
            <text:p>552</text:p>
          </table:table-cell>
          <table:table-cell table:formula="of:=[.B645]-[.B$2]" office:value-type="float" office:value="32.2763020992279" calcext:value-type="float">
            <text:p>32.2763020992</text:p>
          </table:table-cell>
          <table:table-cell table:formula="of:=[.C644]/([.D645]-[.D644])" office:value-type="float" office:value="3184.95396026235" calcext:value-type="float">
            <text:p>3184.953960262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5472070.94639" calcext:value-type="float">
            <text:p>1455472070.94639</text:p>
          </table:table-cell>
          <table:table-cell office:value-type="float" office:value="544" calcext:value-type="float">
            <text:p>544</text:p>
          </table:table-cell>
          <table:table-cell table:formula="of:=[.B646]-[.B$2]" office:value-type="float" office:value="32.2871124744415" calcext:value-type="float">
            <text:p>32.2871124744</text:p>
          </table:table-cell>
          <table:table-cell table:formula="of:=[.C645]/([.D646]-[.D645])" office:value-type="float" office:value="51062.0574301972" calcext:value-type="float">
            <text:p>51062.057430197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5472070.98742" calcext:value-type="float">
            <text:p>1455472070.98742</text:p>
          </table:table-cell>
          <table:table-cell office:value-type="float" office:value="544" calcext:value-type="float">
            <text:p>544</text:p>
          </table:table-cell>
          <table:table-cell table:formula="of:=[.B647]-[.B$2]" office:value-type="float" office:value="32.3281483650207" calcext:value-type="float">
            <text:p>32.328148365</text:p>
          </table:table-cell>
          <table:table-cell table:formula="of:=[.C646]/([.D647]-[.D646])" office:value-type="float" office:value="13256.6880435983" calcext:value-type="float">
            <text:p>13256.688043598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5472071.03902" calcext:value-type="float">
            <text:p>1455472071.03902</text:p>
          </table:table-cell>
          <table:table-cell office:value-type="float" office:value="496" calcext:value-type="float">
            <text:p>496</text:p>
          </table:table-cell>
          <table:table-cell table:formula="of:=[.B648]-[.B$2]" office:value-type="float" office:value="32.3797409534454" calcext:value-type="float">
            <text:p>32.3797409534</text:p>
          </table:table-cell>
          <table:table-cell table:formula="of:=[.C647]/([.D648]-[.D647])" office:value-type="float" office:value="10544.1501698283" calcext:value-type="float">
            <text:p>10544.150169828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5472071.08959" calcext:value-type="float">
            <text:p>1455472071.08959</text:p>
          </table:table-cell>
          <table:table-cell office:value-type="float" office:value="504" calcext:value-type="float">
            <text:p>504</text:p>
          </table:table-cell>
          <table:table-cell table:formula="of:=[.B649]-[.B$2]" office:value-type="float" office:value="32.4303197860718" calcext:value-type="float">
            <text:p>32.4303197861</text:p>
          </table:table-cell>
          <table:table-cell table:formula="of:=[.C648]/([.D649]-[.D648])" office:value-type="float" office:value="9806.47385961356" calcext:value-type="float">
            <text:p>9806.473859613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5472071.13922" calcext:value-type="float">
            <text:p>1455472071.13922</text:p>
          </table:table-cell>
          <table:table-cell office:value-type="float" office:value="512" calcext:value-type="float">
            <text:p>512</text:p>
          </table:table-cell>
          <table:table-cell table:formula="of:=[.B650]-[.B$2]" office:value-type="float" office:value="32.4799454212189" calcext:value-type="float">
            <text:p>32.4799454212</text:p>
          </table:table-cell>
          <table:table-cell table:formula="of:=[.C649]/([.D650]-[.D649])" office:value-type="float" office:value="10156.0412981335" calcext:value-type="float">
            <text:p>10156.041298133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5472071.18972" calcext:value-type="float">
            <text:p>1455472071.18972</text:p>
          </table:table-cell>
          <table:table-cell office:value-type="float" office:value="512" calcext:value-type="float">
            <text:p>512</text:p>
          </table:table-cell>
          <table:table-cell table:formula="of:=[.B651]-[.B$2]" office:value-type="float" office:value="32.5304408073425" calcext:value-type="float">
            <text:p>32.5304408073</text:p>
          </table:table-cell>
          <table:table-cell table:formula="of:=[.C650]/([.D651]-[.D650])" office:value-type="float" office:value="10139.5402492056" calcext:value-type="float">
            <text:p>10139.540249205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5472071.2395" calcext:value-type="float">
            <text:p>1455472071.2395</text:p>
          </table:table-cell>
          <table:table-cell office:value-type="float" office:value="520" calcext:value-type="float">
            <text:p>520</text:p>
          </table:table-cell>
          <table:table-cell table:formula="of:=[.B652]-[.B$2]" office:value-type="float" office:value="32.5802233219147" calcext:value-type="float">
            <text:p>32.5802233219</text:p>
          </table:table-cell>
          <table:table-cell table:formula="of:=[.C651]/([.D652]-[.D651])" office:value-type="float" office:value="10284.7356024578" calcext:value-type="float">
            <text:p>10284.735602457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5472071.28778" calcext:value-type="float">
            <text:p>1455472071.28778</text:p>
          </table:table-cell>
          <table:table-cell office:value-type="float" office:value="528" calcext:value-type="float">
            <text:p>528</text:p>
          </table:table-cell>
          <table:table-cell table:formula="of:=[.B653]-[.B$2]" office:value-type="float" office:value="32.6285080909729" calcext:value-type="float">
            <text:p>32.628508091</text:p>
          </table:table-cell>
          <table:table-cell table:formula="of:=[.C652]/([.D653]-[.D652])" office:value-type="float" office:value="10769.4415887735" calcext:value-type="float">
            <text:p>10769.441588773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5472071.3384" calcext:value-type="float">
            <text:p>1455472071.3384</text:p>
          </table:table-cell>
          <table:table-cell office:value-type="float" office:value="528" calcext:value-type="float">
            <text:p>528</text:p>
          </table:table-cell>
          <table:table-cell table:formula="of:=[.B654]-[.B$2]" office:value-type="float" office:value="32.679126739502" calcext:value-type="float">
            <text:p>32.6791267395</text:p>
          </table:table-cell>
          <table:table-cell table:formula="of:=[.C653]/([.D654]-[.D653])" office:value-type="float" office:value="10430.9383071923" calcext:value-type="float">
            <text:p>10430.938307192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5472071.38927" calcext:value-type="float">
            <text:p>1455472071.38927</text:p>
          </table:table-cell>
          <table:table-cell office:value-type="float" office:value="536" calcext:value-type="float">
            <text:p>536</text:p>
          </table:table-cell>
          <table:table-cell table:formula="of:=[.B655]-[.B$2]" office:value-type="float" office:value="32.7299942970276" calcext:value-type="float">
            <text:p>32.729994297</text:p>
          </table:table-cell>
          <table:table-cell table:formula="of:=[.C654]/([.D655]-[.D654])" office:value-type="float" office:value="10379.8968474929" calcext:value-type="float">
            <text:p>10379.896847492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5472071.4377" calcext:value-type="float">
            <text:p>1455472071.4377</text:p>
          </table:table-cell>
          <table:table-cell office:value-type="float" office:value="544" calcext:value-type="float">
            <text:p>544</text:p>
          </table:table-cell>
          <table:table-cell table:formula="of:=[.B656]-[.B$2]" office:value-type="float" office:value="32.7784223556519" calcext:value-type="float">
            <text:p>32.7784223557</text:p>
          </table:table-cell>
          <table:table-cell table:formula="of:=[.C655]/([.D656]-[.D655])" office:value-type="float" office:value="11067.9638050039" calcext:value-type="float">
            <text:p>11067.963805003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5472071.48782" calcext:value-type="float">
            <text:p>1455472071.48782</text:p>
          </table:table-cell>
          <table:table-cell office:value-type="float" office:value="552" calcext:value-type="float">
            <text:p>552</text:p>
          </table:table-cell>
          <table:table-cell table:formula="of:=[.B657]-[.B$2]" office:value-type="float" office:value="32.8285455703735" calcext:value-type="float">
            <text:p>32.8285455704</text:p>
          </table:table-cell>
          <table:table-cell table:formula="of:=[.C656]/([.D657]-[.D656])" office:value-type="float" office:value="10853.2543856311" calcext:value-type="float">
            <text:p>10853.254385631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5472071.53734" calcext:value-type="float">
            <text:p>1455472071.53734</text:p>
          </table:table-cell>
          <table:table-cell office:value-type="float" office:value="552" calcext:value-type="float">
            <text:p>552</text:p>
          </table:table-cell>
          <table:table-cell table:formula="of:=[.B658]-[.B$2]" office:value-type="float" office:value="32.8780641555786" calcext:value-type="float">
            <text:p>32.8780641556</text:p>
          </table:table-cell>
          <table:table-cell table:formula="of:=[.C657]/([.D658]-[.D657])" office:value-type="float" office:value="11147.3297896926" calcext:value-type="float">
            <text:p>11147.329789692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5472071.58846" calcext:value-type="float">
            <text:p>1455472071.58846</text:p>
          </table:table-cell>
          <table:table-cell office:value-type="float" office:value="560" calcext:value-type="float">
            <text:p>560</text:p>
          </table:table-cell>
          <table:table-cell table:formula="of:=[.B659]-[.B$2]" office:value-type="float" office:value="32.929185628891" calcext:value-type="float">
            <text:p>32.9291856289</text:p>
          </table:table-cell>
          <table:table-cell table:formula="of:=[.C658]/([.D659]-[.D658])" office:value-type="float" office:value="10797.8108656416" calcext:value-type="float">
            <text:p>10797.81086564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5472071.63881" calcext:value-type="float">
            <text:p>1455472071.63881</text:p>
          </table:table-cell>
          <table:table-cell office:value-type="float" office:value="560" calcext:value-type="float">
            <text:p>560</text:p>
          </table:table-cell>
          <table:table-cell table:formula="of:=[.B660]-[.B$2]" office:value-type="float" office:value="32.9795351028442" calcext:value-type="float">
            <text:p>32.9795351028</text:p>
          </table:table-cell>
          <table:table-cell table:formula="of:=[.C659]/([.D660]-[.D659])" office:value-type="float" office:value="11122.2611882698" calcext:value-type="float">
            <text:p>11122.261188269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5472071.68865" calcext:value-type="float">
            <text:p>1455472071.68865</text:p>
          </table:table-cell>
          <table:table-cell office:value-type="float" office:value="568" calcext:value-type="float">
            <text:p>568</text:p>
          </table:table-cell>
          <table:table-cell table:formula="of:=[.B661]-[.B$2]" office:value-type="float" office:value="33.0293784141541" calcext:value-type="float">
            <text:p>33.0293784142</text:p>
          </table:table-cell>
          <table:table-cell table:formula="of:=[.C660]/([.D661]-[.D660])" office:value-type="float" office:value="11235.2086023974" calcext:value-type="float">
            <text:p>11235.208602397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5472071.73794" calcext:value-type="float">
            <text:p>1455472071.73794</text:p>
          </table:table-cell>
          <table:table-cell office:value-type="float" office:value="576" calcext:value-type="float">
            <text:p>576</text:p>
          </table:table-cell>
          <table:table-cell table:formula="of:=[.B662]-[.B$2]" office:value-type="float" office:value="33.0786662101746" calcext:value-type="float">
            <text:p>33.0786662102</text:p>
          </table:table-cell>
          <table:table-cell table:formula="of:=[.C661]/([.D662]-[.D661])" office:value-type="float" office:value="11524.1509229519" calcext:value-type="float">
            <text:p>11524.150922951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5472071.78844" calcext:value-type="float">
            <text:p>1455472071.78844</text:p>
          </table:table-cell>
          <table:table-cell office:value-type="float" office:value="576" calcext:value-type="float">
            <text:p>576</text:p>
          </table:table-cell>
          <table:table-cell table:formula="of:=[.B663]-[.B$2]" office:value-type="float" office:value="33.1291632652283" calcext:value-type="float">
            <text:p>33.1291632652</text:p>
          </table:table-cell>
          <table:table-cell table:formula="of:=[.C662]/([.D663]-[.D662])" office:value-type="float" office:value="11406.6057790368" calcext:value-type="float">
            <text:p>11406.605779036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5472071.83802" calcext:value-type="float">
            <text:p>1455472071.83802</text:p>
          </table:table-cell>
          <table:table-cell office:value-type="float" office:value="584" calcext:value-type="float">
            <text:p>584</text:p>
          </table:table-cell>
          <table:table-cell table:formula="of:=[.B664]-[.B$2]" office:value-type="float" office:value="33.1787476539612" calcext:value-type="float">
            <text:p>33.178747654</text:p>
          </table:table-cell>
          <table:table-cell table:formula="of:=[.C663]/([.D664]-[.D663])" office:value-type="float" office:value="11616.5594599273" calcext:value-type="float">
            <text:p>11616.559459927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5472071.88761" calcext:value-type="float">
            <text:p>1455472071.88761</text:p>
          </table:table-cell>
          <table:table-cell office:value-type="float" office:value="584" calcext:value-type="float">
            <text:p>584</text:p>
          </table:table-cell>
          <table:table-cell table:formula="of:=[.B665]-[.B$2]" office:value-type="float" office:value="33.22833943367" calcext:value-type="float">
            <text:p>33.2283394337</text:p>
          </table:table-cell>
          <table:table-cell table:formula="of:=[.C664]/([.D665]-[.D664])" office:value-type="float" office:value="11776.1452286746" calcext:value-type="float">
            <text:p>11776.145228674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5472071.93719" calcext:value-type="float">
            <text:p>1455472071.93719</text:p>
          </table:table-cell>
          <table:table-cell office:value-type="float" office:value="592" calcext:value-type="float">
            <text:p>592</text:p>
          </table:table-cell>
          <table:table-cell table:formula="of:=[.B666]-[.B$2]" office:value-type="float" office:value="33.2779183387756" calcext:value-type="float">
            <text:p>33.2779183388</text:p>
          </table:table-cell>
          <table:table-cell table:formula="of:=[.C665]/([.D666]-[.D665])" office:value-type="float" office:value="11779.20324695" calcext:value-type="float">
            <text:p>11779.2032469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5472071.98762" calcext:value-type="float">
            <text:p>1455472071.98762</text:p>
          </table:table-cell>
          <table:table-cell office:value-type="float" office:value="592" calcext:value-type="float">
            <text:p>592</text:p>
          </table:table-cell>
          <table:table-cell table:formula="of:=[.B667]-[.B$2]" office:value-type="float" office:value="33.3283457756042" calcext:value-type="float">
            <text:p>33.3283457756</text:p>
          </table:table-cell>
          <table:table-cell table:formula="of:=[.C666]/([.D667]-[.D666])" office:value-type="float" office:value="11739.6409024718" calcext:value-type="float">
            <text:p>11739.64090247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5472072.03744" calcext:value-type="float">
            <text:p>1455472072.03744</text:p>
          </table:table-cell>
          <table:table-cell office:value-type="float" office:value="592" calcext:value-type="float">
            <text:p>592</text:p>
          </table:table-cell>
          <table:table-cell table:formula="of:=[.B668]-[.B$2]" office:value-type="float" office:value="33.3781659603119" calcext:value-type="float">
            <text:p>33.3781659603</text:p>
          </table:table-cell>
          <table:table-cell table:formula="of:=[.C667]/([.D668]-[.D667])" office:value-type="float" office:value="11882.7339455688" calcext:value-type="float">
            <text:p>11882.733945568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5472072.08748" calcext:value-type="float">
            <text:p>1455472072.08748</text:p>
          </table:table-cell>
          <table:table-cell office:value-type="float" office:value="600" calcext:value-type="float">
            <text:p>600</text:p>
          </table:table-cell>
          <table:table-cell table:formula="of:=[.B669]-[.B$2]" office:value-type="float" office:value="33.4282002449036" calcext:value-type="float">
            <text:p>33.4282002449</text:p>
          </table:table-cell>
          <table:table-cell table:formula="of:=[.C668]/([.D669]-[.D668])" office:value-type="float" office:value="11831.8869717286" calcext:value-type="float">
            <text:p>11831.886971728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5472072.13763" calcext:value-type="float">
            <text:p>1455472072.13763</text:p>
          </table:table-cell>
          <table:table-cell office:value-type="float" office:value="600" calcext:value-type="float">
            <text:p>600</text:p>
          </table:table-cell>
          <table:table-cell table:formula="of:=[.B670]-[.B$2]" office:value-type="float" office:value="33.4783520698547" calcext:value-type="float">
            <text:p>33.4783520699</text:p>
          </table:table-cell>
          <table:table-cell table:formula="of:=[.C669]/([.D670]-[.D669])" office:value-type="float" office:value="11963.6723206815" calcext:value-type="float">
            <text:p>11963.67232068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5472072.18721" calcext:value-type="float">
            <text:p>1455472072.18721</text:p>
          </table:table-cell>
          <table:table-cell office:value-type="float" office:value="600" calcext:value-type="float">
            <text:p>600</text:p>
          </table:table-cell>
          <table:table-cell table:formula="of:=[.B671]-[.B$2]" office:value-type="float" office:value="33.5279314517975" calcext:value-type="float">
            <text:p>33.5279314518</text:p>
          </table:table-cell>
          <table:table-cell table:formula="of:=[.C670]/([.D671]-[.D670])" office:value-type="float" office:value="12101.804752081" calcext:value-type="float">
            <text:p>12101.80475208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5472072.23729" calcext:value-type="float">
            <text:p>1455472072.23729</text:p>
          </table:table-cell>
          <table:table-cell office:value-type="float" office:value="608" calcext:value-type="float">
            <text:p>608</text:p>
          </table:table-cell>
          <table:table-cell table:formula="of:=[.B672]-[.B$2]" office:value-type="float" office:value="33.5780122280121" calcext:value-type="float">
            <text:p>33.578012228</text:p>
          </table:table-cell>
          <table:table-cell table:formula="of:=[.C671]/([.D672]-[.D671])" office:value-type="float" office:value="11980.6449770059" calcext:value-type="float">
            <text:p>11980.64497700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5472072.28828" calcext:value-type="float">
            <text:p>1455472072.28828</text:p>
          </table:table-cell>
          <table:table-cell office:value-type="float" office:value="608" calcext:value-type="float">
            <text:p>608</text:p>
          </table:table-cell>
          <table:table-cell table:formula="of:=[.B673]-[.B$2]" office:value-type="float" office:value="33.6290066242218" calcext:value-type="float">
            <text:p>33.6290066242</text:p>
          </table:table-cell>
          <table:table-cell table:formula="of:=[.C672]/([.D673]-[.D672])" office:value-type="float" office:value="11922.8786923875" calcext:value-type="float">
            <text:p>11922.878692387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5472072.33788" calcext:value-type="float">
            <text:p>1455472072.33788</text:p>
          </table:table-cell>
          <table:table-cell office:value-type="float" office:value="608" calcext:value-type="float">
            <text:p>608</text:p>
          </table:table-cell>
          <table:table-cell table:formula="of:=[.B674]-[.B$2]" office:value-type="float" office:value="33.6786000728607" calcext:value-type="float">
            <text:p>33.6786000729</text:p>
          </table:table-cell>
          <table:table-cell table:formula="of:=[.C673]/([.D674]-[.D673])" office:value-type="float" office:value="12259.6838228931" calcext:value-type="float">
            <text:p>12259.683822893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5472072.3874" calcext:value-type="float">
            <text:p>1455472072.3874</text:p>
          </table:table-cell>
          <table:table-cell office:value-type="float" office:value="608" calcext:value-type="float">
            <text:p>608</text:p>
          </table:table-cell>
          <table:table-cell table:formula="of:=[.B675]-[.B$2]" office:value-type="float" office:value="33.7281241416931" calcext:value-type="float">
            <text:p>33.7281241417</text:p>
          </table:table-cell>
          <table:table-cell table:formula="of:=[.C674]/([.D675]-[.D674])" office:value-type="float" office:value="12276.8587948142" calcext:value-type="float">
            <text:p>12276.858794814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5472072.43719" calcext:value-type="float">
            <text:p>1455472072.43719</text:p>
          </table:table-cell>
          <table:table-cell office:value-type="float" office:value="608" calcext:value-type="float">
            <text:p>608</text:p>
          </table:table-cell>
          <table:table-cell table:formula="of:=[.B676]-[.B$2]" office:value-type="float" office:value="33.7779183387756" calcext:value-type="float">
            <text:p>33.7779183388</text:p>
          </table:table-cell>
          <table:table-cell table:formula="of:=[.C675]/([.D676]-[.D675])" office:value-type="float" office:value="12210.2581349472" calcext:value-type="float">
            <text:p>12210.258134947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5472072.48782" calcext:value-type="float">
            <text:p>1455472072.48782</text:p>
          </table:table-cell>
          <table:table-cell office:value-type="float" office:value="608" calcext:value-type="float">
            <text:p>608</text:p>
          </table:table-cell>
          <table:table-cell table:formula="of:=[.B677]-[.B$2]" office:value-type="float" office:value="33.8285479545593" calcext:value-type="float">
            <text:p>33.8285479546</text:p>
          </table:table-cell>
          <table:table-cell table:formula="of:=[.C676]/([.D677]-[.D676])" office:value-type="float" office:value="12008.7816308463" calcext:value-type="float">
            <text:p>12008.781630846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5472072.53743" calcext:value-type="float">
            <text:p>1455472072.53743</text:p>
          </table:table-cell>
          <table:table-cell office:value-type="float" office:value="608" calcext:value-type="float">
            <text:p>608</text:p>
          </table:table-cell>
          <table:table-cell table:formula="of:=[.B678]-[.B$2]" office:value-type="float" office:value="33.8781549930572" calcext:value-type="float">
            <text:p>33.8781549931</text:p>
          </table:table-cell>
          <table:table-cell table:formula="of:=[.C677]/([.D678]-[.D677])" office:value-type="float" office:value="12256.3252798377" calcext:value-type="float">
            <text:p>12256.325279837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5472072.58734" calcext:value-type="float">
            <text:p>1455472072.58734</text:p>
          </table:table-cell>
          <table:table-cell office:value-type="float" office:value="608" calcext:value-type="float">
            <text:p>608</text:p>
          </table:table-cell>
          <table:table-cell table:formula="of:=[.B679]-[.B$2]" office:value-type="float" office:value="33.9280633926392" calcext:value-type="float">
            <text:p>33.9280633926</text:p>
          </table:table-cell>
          <table:table-cell table:formula="of:=[.C678]/([.D679]-[.D678])" office:value-type="float" office:value="12182.3181086413" calcext:value-type="float">
            <text:p>12182.318108641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5472072.63751" calcext:value-type="float">
            <text:p>1455472072.63751</text:p>
          </table:table-cell>
          <table:table-cell office:value-type="float" office:value="608" calcext:value-type="float">
            <text:p>608</text:p>
          </table:table-cell>
          <table:table-cell table:formula="of:=[.B680]-[.B$2]" office:value-type="float" office:value="33.9782390594482" calcext:value-type="float">
            <text:p>33.9782390594</text:p>
          </table:table-cell>
          <table:table-cell table:formula="of:=[.C679]/([.D680]-[.D679])" office:value-type="float" office:value="12117.4274038736" calcext:value-type="float">
            <text:p>12117.427403873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5472072.68765" calcext:value-type="float">
            <text:p>1455472072.68765</text:p>
          </table:table-cell>
          <table:table-cell office:value-type="float" office:value="608" calcext:value-type="float">
            <text:p>608</text:p>
          </table:table-cell>
          <table:table-cell table:formula="of:=[.B681]-[.B$2]" office:value-type="float" office:value="34.0283794403076" calcext:value-type="float">
            <text:p>34.0283794403</text:p>
          </table:table-cell>
          <table:table-cell table:formula="of:=[.C680]/([.D681]-[.D680])" office:value-type="float" office:value="12125.9549604382" calcext:value-type="float">
            <text:p>12125.954960438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5472072.7377" calcext:value-type="float">
            <text:p>1455472072.7377</text:p>
          </table:table-cell>
          <table:table-cell office:value-type="float" office:value="608" calcext:value-type="float">
            <text:p>608</text:p>
          </table:table-cell>
          <table:table-cell table:formula="of:=[.B682]-[.B$2]" office:value-type="float" office:value="34.0784256458282" calcext:value-type="float">
            <text:p>34.0784256458</text:p>
          </table:table-cell>
          <table:table-cell table:formula="of:=[.C681]/([.D682]-[.D681])" office:value-type="float" office:value="12148.7731921928" calcext:value-type="float">
            <text:p>12148.77319219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5472072.78909" calcext:value-type="float">
            <text:p>1455472072.78909</text:p>
          </table:table-cell>
          <table:table-cell office:value-type="float" office:value="608" calcext:value-type="float">
            <text:p>608</text:p>
          </table:table-cell>
          <table:table-cell table:formula="of:=[.B683]-[.B$2]" office:value-type="float" office:value="34.1298122406006" calcext:value-type="float">
            <text:p>34.1298122406</text:p>
          </table:table-cell>
          <table:table-cell table:formula="of:=[.C682]/([.D683]-[.D682])" office:value-type="float" office:value="11831.8795532893" calcext:value-type="float">
            <text:p>11831.879553289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5472072.83736" calcext:value-type="float">
            <text:p>1455472072.83736</text:p>
          </table:table-cell>
          <table:table-cell office:value-type="float" office:value="608" calcext:value-type="float">
            <text:p>608</text:p>
          </table:table-cell>
          <table:table-cell table:formula="of:=[.B684]-[.B$2]" office:value-type="float" office:value="34.1780850887299" calcext:value-type="float">
            <text:p>34.1780850887</text:p>
          </table:table-cell>
          <table:table-cell table:formula="of:=[.C683]/([.D684]-[.D683])" office:value-type="float" office:value="12595.0720448854" calcext:value-type="float">
            <text:p>12595.072044885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5472072.88804" calcext:value-type="float">
            <text:p>1455472072.88804</text:p>
          </table:table-cell>
          <table:table-cell office:value-type="float" office:value="608" calcext:value-type="float">
            <text:p>608</text:p>
          </table:table-cell>
          <table:table-cell table:formula="of:=[.B685]-[.B$2]" office:value-type="float" office:value="34.228768825531" calcext:value-type="float">
            <text:p>34.2287688255</text:p>
          </table:table-cell>
          <table:table-cell table:formula="of:=[.C684]/([.D685]-[.D684])" office:value-type="float" office:value="11995.9584350583" calcext:value-type="float">
            <text:p>11995.95843505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5472072.93783" calcext:value-type="float">
            <text:p>1455472072.93783</text:p>
          </table:table-cell>
          <table:table-cell office:value-type="float" office:value="608" calcext:value-type="float">
            <text:p>608</text:p>
          </table:table-cell>
          <table:table-cell table:formula="of:=[.B686]-[.B$2]" office:value-type="float" office:value="34.2785561084747" calcext:value-type="float">
            <text:p>34.2785561085</text:p>
          </table:table-cell>
          <table:table-cell table:formula="of:=[.C685]/([.D686]-[.D685])" office:value-type="float" office:value="12211.9538173477" calcext:value-type="float">
            <text:p>12211.95381734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5472072.98803" calcext:value-type="float">
            <text:p>1455472072.98803</text:p>
          </table:table-cell>
          <table:table-cell office:value-type="float" office:value="600" calcext:value-type="float">
            <text:p>600</text:p>
          </table:table-cell>
          <table:table-cell table:formula="of:=[.B687]-[.B$2]" office:value-type="float" office:value="34.3287525177002" calcext:value-type="float">
            <text:p>34.3287525177</text:p>
          </table:table-cell>
          <table:table-cell table:formula="of:=[.C686]/([.D687]-[.D686])" office:value-type="float" office:value="12112.4201786842" calcext:value-type="float">
            <text:p>12112.420178684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5472073.03724" calcext:value-type="float">
            <text:p>1455472073.03724</text:p>
          </table:table-cell>
          <table:table-cell office:value-type="float" office:value="600" calcext:value-type="float">
            <text:p>600</text:p>
          </table:table-cell>
          <table:table-cell table:formula="of:=[.B688]-[.B$2]" office:value-type="float" office:value="34.3779640197754" calcext:value-type="float">
            <text:p>34.3779640198</text:p>
          </table:table-cell>
          <table:table-cell table:formula="of:=[.C687]/([.D688]-[.D687])" office:value-type="float" office:value="12192.2716173792" calcext:value-type="float">
            <text:p>12192.271617379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5472073.08756" calcext:value-type="float">
            <text:p>1455472073.08756</text:p>
          </table:table-cell>
          <table:table-cell office:value-type="float" office:value="600" calcext:value-type="float">
            <text:p>600</text:p>
          </table:table-cell>
          <table:table-cell table:formula="of:=[.B689]-[.B$2]" office:value-type="float" office:value="34.4282879829407" calcext:value-type="float">
            <text:p>34.4282879829</text:p>
          </table:table-cell>
          <table:table-cell table:formula="of:=[.C688]/([.D689]-[.D688])" office:value-type="float" office:value="11922.7493675204" calcext:value-type="float">
            <text:p>11922.749367520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5472073.13728" calcext:value-type="float">
            <text:p>1455472073.13728</text:p>
          </table:table-cell>
          <table:table-cell office:value-type="float" office:value="592" calcext:value-type="float">
            <text:p>592</text:p>
          </table:table-cell>
          <table:table-cell table:formula="of:=[.B690]-[.B$2]" office:value-type="float" office:value="34.4780030250549" calcext:value-type="float">
            <text:p>34.4780030251</text:p>
          </table:table-cell>
          <table:table-cell table:formula="of:=[.C689]/([.D690]-[.D689])" office:value-type="float" office:value="12068.7818914253" calcext:value-type="float">
            <text:p>12068.781891425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5472073.18983" calcext:value-type="float">
            <text:p>1455472073.18983</text:p>
          </table:table-cell>
          <table:table-cell office:value-type="float" office:value="592" calcext:value-type="float">
            <text:p>592</text:p>
          </table:table-cell>
          <table:table-cell table:formula="of:=[.B691]-[.B$2]" office:value-type="float" office:value="34.5305511951447" calcext:value-type="float">
            <text:p>34.5305511951</text:p>
          </table:table-cell>
          <table:table-cell table:formula="of:=[.C690]/([.D691]-[.D690])" office:value-type="float" office:value="11265.8537678707" calcext:value-type="float">
            <text:p>11265.85376787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5472073.23766" calcext:value-type="float">
            <text:p>1455472073.23766</text:p>
          </table:table-cell>
          <table:table-cell office:value-type="float" office:value="584" calcext:value-type="float">
            <text:p>584</text:p>
          </table:table-cell>
          <table:table-cell table:formula="of:=[.B692]-[.B$2]" office:value-type="float" office:value="34.5783858299255" calcext:value-type="float">
            <text:p>34.5783858299</text:p>
          </table:table-cell>
          <table:table-cell table:formula="of:=[.C691]/([.D692]-[.D691])" office:value-type="float" office:value="12375.9698952814" calcext:value-type="float">
            <text:p>12375.96989528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5472073.28833" calcext:value-type="float">
            <text:p>1455472073.28833</text:p>
          </table:table-cell>
          <table:table-cell office:value-type="float" office:value="584" calcext:value-type="float">
            <text:p>584</text:p>
          </table:table-cell>
          <table:table-cell table:formula="of:=[.B693]-[.B$2]" office:value-type="float" office:value="34.6290552616119" calcext:value-type="float">
            <text:p>34.6290552616</text:p>
          </table:table-cell>
          <table:table-cell table:formula="of:=[.C692]/([.D693]-[.D692])" office:value-type="float" office:value="11525.686800958" calcext:value-type="float">
            <text:p>11525.68680095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5472073.33746" calcext:value-type="float">
            <text:p>1455472073.33746</text:p>
          </table:table-cell>
          <table:table-cell office:value-type="float" office:value="576" calcext:value-type="float">
            <text:p>576</text:p>
          </table:table-cell>
          <table:table-cell table:formula="of:=[.B694]-[.B$2]" office:value-type="float" office:value="34.6781833171844" calcext:value-type="float">
            <text:p>34.6781833172</text:p>
          </table:table-cell>
          <table:table-cell table:formula="of:=[.C693]/([.D694]-[.D693])" office:value-type="float" office:value="11887.3013229285" calcext:value-type="float">
            <text:p>11887.301322928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5472073.3874" calcext:value-type="float">
            <text:p>1455472073.3874</text:p>
          </table:table-cell>
          <table:table-cell office:value-type="float" office:value="576" calcext:value-type="float">
            <text:p>576</text:p>
          </table:table-cell>
          <table:table-cell table:formula="of:=[.B695]-[.B$2]" office:value-type="float" office:value="34.728125333786" calcext:value-type="float">
            <text:p>34.7281253338</text:p>
          </table:table-cell>
          <table:table-cell table:formula="of:=[.C694]/([.D695]-[.D694])" office:value-type="float" office:value="11533.3748854262" calcext:value-type="float">
            <text:p>11533.374885426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5472073.43734" calcext:value-type="float">
            <text:p>1455472073.43734</text:p>
          </table:table-cell>
          <table:table-cell office:value-type="float" office:value="568" calcext:value-type="float">
            <text:p>568</text:p>
          </table:table-cell>
          <table:table-cell table:formula="of:=[.B696]-[.B$2]" office:value-type="float" office:value="34.7780606746674" calcext:value-type="float">
            <text:p>34.7780606747</text:p>
          </table:table-cell>
          <table:table-cell table:formula="of:=[.C695]/([.D696]-[.D695])" office:value-type="float" office:value="11534.916751017" calcext:value-type="float">
            <text:p>11534.91675101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5472073.48799" calcext:value-type="float">
            <text:p>1455472073.48799</text:p>
          </table:table-cell>
          <table:table-cell office:value-type="float" office:value="568" calcext:value-type="float">
            <text:p>568</text:p>
          </table:table-cell>
          <table:table-cell table:formula="of:=[.B697]-[.B$2]" office:value-type="float" office:value="34.8287131786346" calcext:value-type="float">
            <text:p>34.8287131786</text:p>
          </table:table-cell>
          <table:table-cell table:formula="of:=[.C696]/([.D697]-[.D696])" office:value-type="float" office:value="11213.6608363301" calcext:value-type="float">
            <text:p>11213.660836330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5472073.53776" calcext:value-type="float">
            <text:p>1455472073.53776</text:p>
          </table:table-cell>
          <table:table-cell office:value-type="float" office:value="560" calcext:value-type="float">
            <text:p>560</text:p>
          </table:table-cell>
          <table:table-cell table:formula="of:=[.B698]-[.B$2]" office:value-type="float" office:value="34.8784873485565" calcext:value-type="float">
            <text:p>34.8784873486</text:p>
          </table:table-cell>
          <table:table-cell table:formula="of:=[.C697]/([.D698]-[.D697])" office:value-type="float" office:value="11411.541385653" calcext:value-type="float">
            <text:p>11411.54138565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5472073.58796" calcext:value-type="float">
            <text:p>1455472073.58796</text:p>
          </table:table-cell>
          <table:table-cell office:value-type="float" office:value="552" calcext:value-type="float">
            <text:p>552</text:p>
          </table:table-cell>
          <table:table-cell table:formula="of:=[.B699]-[.B$2]" office:value-type="float" office:value="34.9286873340607" calcext:value-type="float">
            <text:p>34.9286873341</text:p>
          </table:table-cell>
          <table:table-cell table:formula="of:=[.C698]/([.D699]-[.D698])" office:value-type="float" office:value="11155.3817073055" calcext:value-type="float">
            <text:p>11155.381707305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5472073.63791" calcext:value-type="float">
            <text:p>1455472073.63791</text:p>
          </table:table-cell>
          <table:table-cell office:value-type="float" office:value="552" calcext:value-type="float">
            <text:p>552</text:p>
          </table:table-cell>
          <table:table-cell table:formula="of:=[.B700]-[.B$2]" office:value-type="float" office:value="34.9786343574524" calcext:value-type="float">
            <text:p>34.9786343575</text:p>
          </table:table-cell>
          <table:table-cell table:formula="of:=[.C699]/([.D700]-[.D699])" office:value-type="float" office:value="11051.7096418496" calcext:value-type="float">
            <text:p>11051.709641849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5472073.68779" calcext:value-type="float">
            <text:p>1455472073.68779</text:p>
          </table:table-cell>
          <table:table-cell office:value-type="float" office:value="544" calcext:value-type="float">
            <text:p>544</text:p>
          </table:table-cell>
          <table:table-cell table:formula="of:=[.B701]-[.B$2]" office:value-type="float" office:value="35.0285148620605" calcext:value-type="float">
            <text:p>35.0285148621</text:p>
          </table:table-cell>
          <table:table-cell table:formula="of:=[.C700]/([.D701]-[.D700])" office:value-type="float" office:value="11066.4477903008" calcext:value-type="float">
            <text:p>11066.44779030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5472073.73751" calcext:value-type="float">
            <text:p>1455472073.73751</text:p>
          </table:table-cell>
          <table:table-cell office:value-type="float" office:value="536" calcext:value-type="float">
            <text:p>536</text:p>
          </table:table-cell>
          <table:table-cell table:formula="of:=[.B702]-[.B$2]" office:value-type="float" office:value="35.0782346725464" calcext:value-type="float">
            <text:p>35.0782346725</text:p>
          </table:table-cell>
          <table:table-cell table:formula="of:=[.C701]/([.D702]-[.D701])" office:value-type="float" office:value="10941.3128224801" calcext:value-type="float">
            <text:p>10941.31282248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5472073.78766" calcext:value-type="float">
            <text:p>1455472073.78766</text:p>
          </table:table-cell>
          <table:table-cell office:value-type="float" office:value="536" calcext:value-type="float">
            <text:p>536</text:p>
          </table:table-cell>
          <table:table-cell table:formula="of:=[.B703]-[.B$2]" office:value-type="float" office:value="35.1283888816833" calcext:value-type="float">
            <text:p>35.1283888817</text:p>
          </table:table-cell>
          <table:table-cell table:formula="of:=[.C702]/([.D703]-[.D702])" office:value-type="float" office:value="10687.0392181097" calcext:value-type="float">
            <text:p>10687.039218109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5472073.83739" calcext:value-type="float">
            <text:p>1455472073.83739</text:p>
          </table:table-cell>
          <table:table-cell office:value-type="float" office:value="528" calcext:value-type="float">
            <text:p>528</text:p>
          </table:table-cell>
          <table:table-cell table:formula="of:=[.B704]-[.B$2]" office:value-type="float" office:value="35.1781125068665" calcext:value-type="float">
            <text:p>35.1781125069</text:p>
          </table:table-cell>
          <table:table-cell table:formula="of:=[.C703]/([.D704]-[.D703])" office:value-type="float" office:value="10779.5841117014" calcext:value-type="float">
            <text:p>10779.58411170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5472073.88778" calcext:value-type="float">
            <text:p>1455472073.88778</text:p>
          </table:table-cell>
          <table:table-cell office:value-type="float" office:value="520" calcext:value-type="float">
            <text:p>520</text:p>
          </table:table-cell>
          <table:table-cell table:formula="of:=[.B705]-[.B$2]" office:value-type="float" office:value="35.2285075187683" calcext:value-type="float">
            <text:p>35.2285075188</text:p>
          </table:table-cell>
          <table:table-cell table:formula="of:=[.C704]/([.D705]-[.D704])" office:value-type="float" office:value="10477.2274094961" calcext:value-type="float">
            <text:p>10477.227409496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5472073.93744" calcext:value-type="float">
            <text:p>1455472073.93744</text:p>
          </table:table-cell>
          <table:table-cell office:value-type="float" office:value="520" calcext:value-type="float">
            <text:p>520</text:p>
          </table:table-cell>
          <table:table-cell table:formula="of:=[.B706]-[.B$2]" office:value-type="float" office:value="35.2781689167023" calcext:value-type="float">
            <text:p>35.2781689167</text:p>
          </table:table-cell>
          <table:table-cell table:formula="of:=[.C705]/([.D706]-[.D705])" office:value-type="float" office:value="10470.9094313354" calcext:value-type="float">
            <text:p>10470.909431335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5472073.98727" calcext:value-type="float">
            <text:p>1455472073.98727</text:p>
          </table:table-cell>
          <table:table-cell office:value-type="float" office:value="512" calcext:value-type="float">
            <text:p>512</text:p>
          </table:table-cell>
          <table:table-cell table:formula="of:=[.B707]-[.B$2]" office:value-type="float" office:value="35.3279922008514" calcext:value-type="float">
            <text:p>35.3279922009</text:p>
          </table:table-cell>
          <table:table-cell table:formula="of:=[.C706]/([.D707]-[.D706])" office:value-type="float" office:value="10436.8872682726" calcext:value-type="float">
            <text:p>10436.887268272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5472074.03729" calcext:value-type="float">
            <text:p>1455472074.03729</text:p>
          </table:table-cell>
          <table:table-cell office:value-type="float" office:value="504" calcext:value-type="float">
            <text:p>504</text:p>
          </table:table-cell>
          <table:table-cell table:formula="of:=[.B708]-[.B$2]" office:value-type="float" office:value="35.3780117034912" calcext:value-type="float">
            <text:p>35.3780117035</text:p>
          </table:table-cell>
          <table:table-cell table:formula="of:=[.C707]/([.D708]-[.D707])" office:value-type="float" office:value="10236.0074166933" calcext:value-type="float">
            <text:p>10236.007416693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5472074.08759" calcext:value-type="float">
            <text:p>1455472074.08759</text:p>
          </table:table-cell>
          <table:table-cell office:value-type="float" office:value="496" calcext:value-type="float">
            <text:p>496</text:p>
          </table:table-cell>
          <table:table-cell table:formula="of:=[.B709]-[.B$2]" office:value-type="float" office:value="35.4283173084259" calcext:value-type="float">
            <text:p>35.4283173084</text:p>
          </table:table-cell>
          <table:table-cell table:formula="of:=[.C708]/([.D709]-[.D708])" office:value-type="float" office:value="10018.7643236634" calcext:value-type="float">
            <text:p>10018.764323663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5472074.13803" calcext:value-type="float">
            <text:p>1455472074.13803</text:p>
          </table:table-cell>
          <table:table-cell office:value-type="float" office:value="496" calcext:value-type="float">
            <text:p>496</text:p>
          </table:table-cell>
          <table:table-cell table:formula="of:=[.B710]-[.B$2]" office:value-type="float" office:value="35.4787590503693" calcext:value-type="float">
            <text:p>35.4787590504</text:p>
          </table:table-cell>
          <table:table-cell table:formula="of:=[.C709]/([.D710]-[.D709])" office:value-type="float" office:value="9833.12591696287" calcext:value-type="float">
            <text:p>9833.125916962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5472074.18765" calcext:value-type="float">
            <text:p>1455472074.18765</text:p>
          </table:table-cell>
          <table:table-cell office:value-type="float" office:value="488" calcext:value-type="float">
            <text:p>488</text:p>
          </table:table-cell>
          <table:table-cell table:formula="of:=[.B711]-[.B$2]" office:value-type="float" office:value="35.5283715724945" calcext:value-type="float">
            <text:p>35.5283715725</text:p>
          </table:table-cell>
          <table:table-cell table:formula="of:=[.C710]/([.D711]-[.D710])" office:value-type="float" office:value="9997.47601518574" calcext:value-type="float">
            <text:p>9997.476015185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5472074.23791" calcext:value-type="float">
            <text:p>1455472074.23791</text:p>
          </table:table-cell>
          <table:table-cell office:value-type="float" office:value="480" calcext:value-type="float">
            <text:p>480</text:p>
          </table:table-cell>
          <table:table-cell table:formula="of:=[.B712]-[.B$2]" office:value-type="float" office:value="35.5786380767822" calcext:value-type="float">
            <text:p>35.5786380768</text:p>
          </table:table-cell>
          <table:table-cell table:formula="of:=[.C711]/([.D712]-[.D711])" office:value-type="float" office:value="9708.25417273387" calcext:value-type="float">
            <text:p>9708.254172733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5472074.28793" calcext:value-type="float">
            <text:p>1455472074.28793</text:p>
          </table:table-cell>
          <table:table-cell office:value-type="float" office:value="472" calcext:value-type="float">
            <text:p>472</text:p>
          </table:table-cell>
          <table:table-cell table:formula="of:=[.B713]-[.B$2]" office:value-type="float" office:value="35.6286528110504" calcext:value-type="float">
            <text:p>35.6286528111</text:p>
          </table:table-cell>
          <table:table-cell table:formula="of:=[.C712]/([.D713]-[.D712])" office:value-type="float" office:value="9597.17185392107" calcext:value-type="float">
            <text:p>9597.17185392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472074.33873" calcext:value-type="float">
            <text:p>1455472074.33873</text:p>
          </table:table-cell>
          <table:table-cell office:value-type="float" office:value="472" calcext:value-type="float">
            <text:p>472</text:p>
          </table:table-cell>
          <table:table-cell table:formula="of:=[.B714]-[.B$2]" office:value-type="float" office:value="35.6794567108154" calcext:value-type="float">
            <text:p>35.6794567108</text:p>
          </table:table-cell>
          <table:table-cell table:formula="of:=[.C713]/([.D714]-[.D713])" office:value-type="float" office:value="9290.62536898075" calcext:value-type="float">
            <text:p>9290.625368980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5472074.38852" calcext:value-type="float">
            <text:p>1455472074.38852</text:p>
          </table:table-cell>
          <table:table-cell office:value-type="float" office:value="464" calcext:value-type="float">
            <text:p>464</text:p>
          </table:table-cell>
          <table:table-cell table:formula="of:=[.B715]-[.B$2]" office:value-type="float" office:value="35.7292490005493" calcext:value-type="float">
            <text:p>35.7292490005</text:p>
          </table:table-cell>
          <table:table-cell table:formula="of:=[.C714]/([.D715]-[.D714])" office:value-type="float" office:value="9479.37928788953" calcext:value-type="float">
            <text:p>9479.379287889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5472074.43887" calcext:value-type="float">
            <text:p>1455472074.43887</text:p>
          </table:table-cell>
          <table:table-cell office:value-type="float" office:value="456" calcext:value-type="float">
            <text:p>456</text:p>
          </table:table-cell>
          <table:table-cell table:formula="of:=[.B716]-[.B$2]" office:value-type="float" office:value="35.7795975208282" calcext:value-type="float">
            <text:p>35.7795975208</text:p>
          </table:table-cell>
          <table:table-cell table:formula="of:=[.C715]/([.D716]-[.D715])" office:value-type="float" office:value="9215.76239836725" calcext:value-type="float">
            <text:p>9215.762398367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5472074.48856" calcext:value-type="float">
            <text:p>1455472074.48856</text:p>
          </table:table-cell>
          <table:table-cell office:value-type="float" office:value="448" calcext:value-type="float">
            <text:p>448</text:p>
          </table:table-cell>
          <table:table-cell table:formula="of:=[.B717]-[.B$2]" office:value-type="float" office:value="35.8292846679687" calcext:value-type="float">
            <text:p>35.829284668</text:p>
          </table:table-cell>
          <table:table-cell table:formula="of:=[.C716]/([.D717]-[.D716])" office:value-type="float" office:value="9177.42366472652" calcext:value-type="float">
            <text:p>9177.423664726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5472074.53713" calcext:value-type="float">
            <text:p>1455472074.53713</text:p>
          </table:table-cell>
          <table:table-cell office:value-type="float" office:value="448" calcext:value-type="float">
            <text:p>448</text:p>
          </table:table-cell>
          <table:table-cell table:formula="of:=[.B718]-[.B$2]" office:value-type="float" office:value="35.8778600692749" calcext:value-type="float">
            <text:p>35.8778600693</text:p>
          </table:table-cell>
          <table:table-cell table:formula="of:=[.C717]/([.D718]-[.D717])" office:value-type="float" office:value="9222.77506626092" calcext:value-type="float">
            <text:p>9222.775066260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5472074.58812" calcext:value-type="float">
            <text:p>1455472074.58812</text:p>
          </table:table-cell>
          <table:table-cell office:value-type="float" office:value="440" calcext:value-type="float">
            <text:p>440</text:p>
          </table:table-cell>
          <table:table-cell table:formula="of:=[.B719]-[.B$2]" office:value-type="float" office:value="35.9288468360901" calcext:value-type="float">
            <text:p>35.9288468361</text:p>
          </table:table-cell>
          <table:table-cell table:formula="of:=[.C718]/([.D719]-[.D718])" office:value-type="float" office:value="8786.59361994632" calcext:value-type="float">
            <text:p>8786.593619946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5472074.63743" calcext:value-type="float">
            <text:p>1455472074.63743</text:p>
          </table:table-cell>
          <table:table-cell office:value-type="float" office:value="432" calcext:value-type="float">
            <text:p>432</text:p>
          </table:table-cell>
          <table:table-cell table:formula="of:=[.B720]-[.B$2]" office:value-type="float" office:value="35.9781563282013" calcext:value-type="float">
            <text:p>35.9781563282</text:p>
          </table:table-cell>
          <table:table-cell table:formula="of:=[.C719]/([.D720]-[.D719])" office:value-type="float" office:value="8923.23123117315" calcext:value-type="float">
            <text:p>8923.231231173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5472074.68693" calcext:value-type="float">
            <text:p>1455472074.68693</text:p>
          </table:table-cell>
          <table:table-cell office:value-type="float" office:value="432" calcext:value-type="float">
            <text:p>432</text:p>
          </table:table-cell>
          <table:table-cell table:formula="of:=[.B721]-[.B$2]" office:value-type="float" office:value="36.0276527404785" calcext:value-type="float">
            <text:p>36.0276527405</text:p>
          </table:table-cell>
          <table:table-cell table:formula="of:=[.C720]/([.D721]-[.D720])" office:value-type="float" office:value="8727.9053192873" calcext:value-type="float">
            <text:p>8727.905319287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5472074.7381" calcext:value-type="float">
            <text:p>1455472074.7381</text:p>
          </table:table-cell>
          <table:table-cell office:value-type="float" office:value="424" calcext:value-type="float">
            <text:p>424</text:p>
          </table:table-cell>
          <table:table-cell table:formula="of:=[.B722]-[.B$2]" office:value-type="float" office:value="36.0788292884827" calcext:value-type="float">
            <text:p>36.0788292885</text:p>
          </table:table-cell>
          <table:table-cell table:formula="of:=[.C721]/([.D722]-[.D721])" office:value-type="float" office:value="8441.3665408805" calcext:value-type="float">
            <text:p>8441.366540880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5472074.78738" calcext:value-type="float">
            <text:p>1455472074.78738</text:p>
          </table:table-cell>
          <table:table-cell office:value-type="float" office:value="416" calcext:value-type="float">
            <text:p>416</text:p>
          </table:table-cell>
          <table:table-cell table:formula="of:=[.B723]-[.B$2]" office:value-type="float" office:value="36.1281096935272" calcext:value-type="float">
            <text:p>36.1281096935</text:p>
          </table:table-cell>
          <table:table-cell table:formula="of:=[.C722]/([.D723]-[.D722])" office:value-type="float" office:value="8603.82538691902" calcext:value-type="float">
            <text:p>8603.82538691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5472074.83733" calcext:value-type="float">
            <text:p>1455472074.83733</text:p>
          </table:table-cell>
          <table:table-cell office:value-type="float" office:value="416" calcext:value-type="float">
            <text:p>416</text:p>
          </table:table-cell>
          <table:table-cell table:formula="of:=[.B724]-[.B$2]" office:value-type="float" office:value="36.1780598163605" calcext:value-type="float">
            <text:p>36.1780598164</text:p>
          </table:table-cell>
          <table:table-cell table:formula="of:=[.C723]/([.D724]-[.D723])" office:value-type="float" office:value="8328.30784798526" calcext:value-type="float">
            <text:p>8328.307847985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5472074.8878" calcext:value-type="float">
            <text:p>1455472074.8878</text:p>
          </table:table-cell>
          <table:table-cell office:value-type="float" office:value="408" calcext:value-type="float">
            <text:p>408</text:p>
          </table:table-cell>
          <table:table-cell table:formula="of:=[.B725]-[.B$2]" office:value-type="float" office:value="36.2285268306732" calcext:value-type="float">
            <text:p>36.2285268307</text:p>
          </table:table-cell>
          <table:table-cell table:formula="of:=[.C724]/([.D725]-[.D724])" office:value-type="float" office:value="8243.00794618139" calcext:value-type="float">
            <text:p>8243.007946181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5472074.93782" calcext:value-type="float">
            <text:p>1455472074.93782</text:p>
          </table:table-cell>
          <table:table-cell office:value-type="float" office:value="408" calcext:value-type="float">
            <text:p>408</text:p>
          </table:table-cell>
          <table:table-cell table:formula="of:=[.B726]-[.B$2]" office:value-type="float" office:value="36.2785422801971" calcext:value-type="float">
            <text:p>36.2785422802</text:p>
          </table:table-cell>
          <table:table-cell table:formula="of:=[.C725]/([.D726]-[.D725])" office:value-type="float" office:value="8157.4794165316" calcext:value-type="float">
            <text:p>8157.47941653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5472074.98765" calcext:value-type="float">
            <text:p>1455472074.98765</text:p>
          </table:table-cell>
          <table:table-cell office:value-type="float" office:value="400" calcext:value-type="float">
            <text:p>400</text:p>
          </table:table-cell>
          <table:table-cell table:formula="of:=[.B727]-[.B$2]" office:value-type="float" office:value="36.3283710479736" calcext:value-type="float">
            <text:p>36.328371048</text:p>
          </table:table-cell>
          <table:table-cell table:formula="of:=[.C726]/([.D727]-[.D726])" office:value-type="float" office:value="8188.04112977698" calcext:value-type="float">
            <text:p>8188.04112977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5472075.03898" calcext:value-type="float">
            <text:p>1455472075.03898</text:p>
          </table:table-cell>
          <table:table-cell office:value-type="float" office:value="400" calcext:value-type="float">
            <text:p>400</text:p>
          </table:table-cell>
          <table:table-cell table:formula="of:=[.B728]-[.B$2]" office:value-type="float" office:value="36.3797068595886" calcext:value-type="float">
            <text:p>36.3797068596</text:p>
          </table:table-cell>
          <table:table-cell table:formula="of:=[.C727]/([.D728]-[.D727])" office:value-type="float" office:value="7791.83161649282" calcext:value-type="float">
            <text:p>7791.83161649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5472075.08758" calcext:value-type="float">
            <text:p>1455472075.08758</text:p>
          </table:table-cell>
          <table:table-cell office:value-type="float" office:value="392" calcext:value-type="float">
            <text:p>392</text:p>
          </table:table-cell>
          <table:table-cell table:formula="of:=[.B729]-[.B$2]" office:value-type="float" office:value="36.428302526474" calcext:value-type="float">
            <text:p>36.4283025265</text:p>
          </table:table-cell>
          <table:table-cell table:formula="of:=[.C728]/([.D729]-[.D728])" office:value-type="float" office:value="8231.18655709555" calcext:value-type="float">
            <text:p>8231.186557095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5472075.13752" calcext:value-type="float">
            <text:p>1455472075.13752</text:p>
          </table:table-cell>
          <table:table-cell office:value-type="float" office:value="392" calcext:value-type="float">
            <text:p>392</text:p>
          </table:table-cell>
          <table:table-cell table:formula="of:=[.B730]-[.B$2]" office:value-type="float" office:value="36.4782476425171" calcext:value-type="float">
            <text:p>36.4782476425</text:p>
          </table:table-cell>
          <table:table-cell table:formula="of:=[.C729]/([.D730]-[.D729])" office:value-type="float" office:value="7848.61526123589" calcext:value-type="float">
            <text:p>7848.615261235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5472075.1878" calcext:value-type="float">
            <text:p>1455472075.1878</text:p>
          </table:table-cell>
          <table:table-cell office:value-type="float" office:value="392" calcext:value-type="float">
            <text:p>392</text:p>
          </table:table-cell>
          <table:table-cell table:formula="of:=[.B731]-[.B$2]" office:value-type="float" office:value="36.5285222530365" calcext:value-type="float">
            <text:p>36.528522253</text:p>
          </table:table-cell>
          <table:table-cell table:formula="of:=[.C730]/([.D731]-[.D730])" office:value-type="float" office:value="7797.17626750511" calcext:value-type="float">
            <text:p>7797.176267505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5472075.23768" calcext:value-type="float">
            <text:p>1455472075.23768</text:p>
          </table:table-cell>
          <table:table-cell office:value-type="float" office:value="384" calcext:value-type="float">
            <text:p>384</text:p>
          </table:table-cell>
          <table:table-cell table:formula="of:=[.B732]-[.B$2]" office:value-type="float" office:value="36.578403711319" calcext:value-type="float">
            <text:p>36.5784037113</text:p>
          </table:table-cell>
          <table:table-cell table:formula="of:=[.C731]/([.D732]-[.D731])" office:value-type="float" office:value="7858.6315135409" calcext:value-type="float">
            <text:p>7858.631513540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5472075.2872" calcext:value-type="float">
            <text:p>1455472075.2872</text:p>
          </table:table-cell>
          <table:table-cell office:value-type="float" office:value="384" calcext:value-type="float">
            <text:p>384</text:p>
          </table:table-cell>
          <table:table-cell table:formula="of:=[.B733]-[.B$2]" office:value-type="float" office:value="36.6279234886169" calcext:value-type="float">
            <text:p>36.6279234886</text:p>
          </table:table-cell>
          <table:table-cell table:formula="of:=[.C732]/([.D733]-[.D732])" office:value-type="float" office:value="7754.47752297774" calcext:value-type="float">
            <text:p>7754.477522977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5472075.33744" calcext:value-type="float">
            <text:p>1455472075.33744</text:p>
          </table:table-cell>
          <table:table-cell office:value-type="float" office:value="384" calcext:value-type="float">
            <text:p>384</text:p>
          </table:table-cell>
          <table:table-cell table:formula="of:=[.B734]-[.B$2]" office:value-type="float" office:value="36.6781675815582" calcext:value-type="float">
            <text:p>36.6781675816</text:p>
          </table:table-cell>
          <table:table-cell table:formula="of:=[.C733]/([.D734]-[.D733])" office:value-type="float" office:value="7642.68946896398" calcext:value-type="float">
            <text:p>7642.68946896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5472075.38747" calcext:value-type="float">
            <text:p>1455472075.38747</text:p>
          </table:table-cell>
          <table:table-cell office:value-type="float" office:value="376" calcext:value-type="float">
            <text:p>376</text:p>
          </table:table-cell>
          <table:table-cell table:formula="of:=[.B735]-[.B$2]" office:value-type="float" office:value="36.7281985282898" calcext:value-type="float">
            <text:p>36.7281985283</text:p>
          </table:table-cell>
          <table:table-cell table:formula="of:=[.C734]/([.D735]-[.D734])" office:value-type="float" office:value="7675.24952226643" calcext:value-type="float">
            <text:p>7675.249522266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5472075.43817" calcext:value-type="float">
            <text:p>1455472075.43817</text:p>
          </table:table-cell>
          <table:table-cell office:value-type="float" office:value="376" calcext:value-type="float">
            <text:p>376</text:p>
          </table:table-cell>
          <table:table-cell table:formula="of:=[.B736]-[.B$2]" office:value-type="float" office:value="36.7788970470428" calcext:value-type="float">
            <text:p>36.778897047</text:p>
          </table:table-cell>
          <table:table-cell table:formula="of:=[.C735]/([.D736]-[.D735])" office:value-type="float" office:value="7416.39024665522" calcext:value-type="float">
            <text:p>7416.390246655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5472075.48831" calcext:value-type="float">
            <text:p>1455472075.48831</text:p>
          </table:table-cell>
          <table:table-cell office:value-type="float" office:value="376" calcext:value-type="float">
            <text:p>376</text:p>
          </table:table-cell>
          <table:table-cell table:formula="of:=[.B737]-[.B$2]" office:value-type="float" office:value="36.8290338516235" calcext:value-type="float">
            <text:p>36.8290338516</text:p>
          </table:table-cell>
          <table:table-cell table:formula="of:=[.C736]/([.D737]-[.D736])" office:value-type="float" office:value="7499.48073365701" calcext:value-type="float">
            <text:p>7499.48073365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5472075.53955" calcext:value-type="float">
            <text:p>1455472075.53955</text:p>
          </table:table-cell>
          <table:table-cell office:value-type="float" office:value="376" calcext:value-type="float">
            <text:p>376</text:p>
          </table:table-cell>
          <table:table-cell table:formula="of:=[.B738]-[.B$2]" office:value-type="float" office:value="36.8802778720856" calcext:value-type="float">
            <text:p>36.8802778721</text:p>
          </table:table-cell>
          <table:table-cell table:formula="of:=[.C737]/([.D738]-[.D737])" office:value-type="float" office:value="7337.44145384841" calcext:value-type="float">
            <text:p>7337.441453848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5472075.58922" calcext:value-type="float">
            <text:p>1455472075.58922</text:p>
          </table:table-cell>
          <table:table-cell office:value-type="float" office:value="376" calcext:value-type="float">
            <text:p>376</text:p>
          </table:table-cell>
          <table:table-cell table:formula="of:=[.B739]-[.B$2]" office:value-type="float" office:value="36.9299449920654" calcext:value-type="float">
            <text:p>36.9299449921</text:p>
          </table:table-cell>
          <table:table-cell table:formula="of:=[.C738]/([.D739]-[.D738])" office:value-type="float" office:value="7570.40070276835" calcext:value-type="float">
            <text:p>7570.400702768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5472075.63719" calcext:value-type="float">
            <text:p>1455472075.63719</text:p>
          </table:table-cell>
          <table:table-cell office:value-type="float" office:value="376" calcext:value-type="float">
            <text:p>376</text:p>
          </table:table-cell>
          <table:table-cell table:formula="of:=[.B740]-[.B$2]" office:value-type="float" office:value="36.9779164791107" calcext:value-type="float">
            <text:p>36.9779164791</text:p>
          </table:table-cell>
          <table:table-cell table:formula="of:=[.C739]/([.D740]-[.D739])" office:value-type="float" office:value="7837.989254847" calcext:value-type="float">
            <text:p>7837.98925484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5472075.68718" calcext:value-type="float">
            <text:p>1455472075.68718</text:p>
          </table:table-cell>
          <table:table-cell office:value-type="float" office:value="376" calcext:value-type="float">
            <text:p>376</text:p>
          </table:table-cell>
          <table:table-cell table:formula="of:=[.B741]-[.B$2]" office:value-type="float" office:value="37.0279085636139" calcext:value-type="float">
            <text:p>37.0279085636</text:p>
          </table:table-cell>
          <table:table-cell table:formula="of:=[.C740]/([.D741]-[.D740])" office:value-type="float" office:value="7521.19067921901" calcext:value-type="float">
            <text:p>7521.19067921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5472075.73768" calcext:value-type="float">
            <text:p>1455472075.73768</text:p>
          </table:table-cell>
          <table:table-cell office:value-type="float" office:value="376" calcext:value-type="float">
            <text:p>376</text:p>
          </table:table-cell>
          <table:table-cell table:formula="of:=[.B742]-[.B$2]" office:value-type="float" office:value="37.0784003734589" calcext:value-type="float">
            <text:p>37.0784003735</text:p>
          </table:table-cell>
          <table:table-cell table:formula="of:=[.C741]/([.D742]-[.D741])" office:value-type="float" office:value="7446.75227832919" calcext:value-type="float">
            <text:p>7446.752278329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5472075.78789" calcext:value-type="float">
            <text:p>1455472075.78789</text:p>
          </table:table-cell>
          <table:table-cell office:value-type="float" office:value="376" calcext:value-type="float">
            <text:p>376</text:p>
          </table:table-cell>
          <table:table-cell table:formula="of:=[.B743]-[.B$2]" office:value-type="float" office:value="37.1286163330078" calcext:value-type="float">
            <text:p>37.128616333</text:p>
          </table:table-cell>
          <table:table-cell table:formula="of:=[.C742]/([.D743]-[.D742])" office:value-type="float" office:value="7487.6593691987" calcext:value-type="float">
            <text:p>7487.659369198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5472075.83768" calcext:value-type="float">
            <text:p>1455472075.83768</text:p>
          </table:table-cell>
          <table:table-cell office:value-type="float" office:value="376" calcext:value-type="float">
            <text:p>376</text:p>
          </table:table-cell>
          <table:table-cell table:formula="of:=[.B744]-[.B$2]" office:value-type="float" office:value="37.178407907486" calcext:value-type="float">
            <text:p>37.1784079075</text:p>
          </table:table-cell>
          <table:table-cell table:formula="of:=[.C743]/([.D744]-[.D743])" office:value-type="float" office:value="7551.47841659444" calcext:value-type="float">
            <text:p>7551.478416594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5472075.888" calcext:value-type="float">
            <text:p>1455472075.888</text:p>
          </table:table-cell>
          <table:table-cell office:value-type="float" office:value="376" calcext:value-type="float">
            <text:p>376</text:p>
          </table:table-cell>
          <table:table-cell table:formula="of:=[.B745]-[.B$2]" office:value-type="float" office:value="37.2287249565125" calcext:value-type="float">
            <text:p>37.2287249565</text:p>
          </table:table-cell>
          <table:table-cell table:formula="of:=[.C744]/([.D745]-[.D744])" office:value-type="float" office:value="7472.61628562629" calcext:value-type="float">
            <text:p>7472.616285626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5472075.93936" calcext:value-type="float">
            <text:p>1455472075.93936</text:p>
          </table:table-cell>
          <table:table-cell office:value-type="float" office:value="376" calcext:value-type="float">
            <text:p>376</text:p>
          </table:table-cell>
          <table:table-cell table:formula="of:=[.B746]-[.B$2]" office:value-type="float" office:value="37.2800848484039" calcext:value-type="float">
            <text:p>37.2800848484</text:p>
          </table:table-cell>
          <table:table-cell table:formula="of:=[.C745]/([.D746]-[.D745])" office:value-type="float" office:value="7320.88768400188" calcext:value-type="float">
            <text:p>7320.887684001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5472075.98819" calcext:value-type="float">
            <text:p>1455472075.98819</text:p>
          </table:table-cell>
          <table:table-cell office:value-type="float" office:value="376" calcext:value-type="float">
            <text:p>376</text:p>
          </table:table-cell>
          <table:table-cell table:formula="of:=[.B747]-[.B$2]" office:value-type="float" office:value="37.3289184570312" calcext:value-type="float">
            <text:p>37.328918457</text:p>
          </table:table-cell>
          <table:table-cell table:formula="of:=[.C746]/([.D747]-[.D746])" office:value-type="float" office:value="7699.61529711019" calcext:value-type="float">
            <text:p>7699.615297110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5472076.03951" calcext:value-type="float">
            <text:p>1455472076.03951</text:p>
          </table:table-cell>
          <table:table-cell office:value-type="float" office:value="376" calcext:value-type="float">
            <text:p>376</text:p>
          </table:table-cell>
          <table:table-cell table:formula="of:=[.B748]-[.B$2]" office:value-type="float" office:value="37.3802380561829" calcext:value-type="float">
            <text:p>37.3802380562</text:p>
          </table:table-cell>
          <table:table-cell table:formula="of:=[.C747]/([.D748]-[.D747])" office:value-type="float" office:value="7326.63555865273" calcext:value-type="float">
            <text:p>7326.63555865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5472076.08718" calcext:value-type="float">
            <text:p>1455472076.08718</text:p>
          </table:table-cell>
          <table:table-cell office:value-type="float" office:value="384" calcext:value-type="float">
            <text:p>384</text:p>
          </table:table-cell>
          <table:table-cell table:formula="of:=[.B749]-[.B$2]" office:value-type="float" office:value="37.4279088973999" calcext:value-type="float">
            <text:p>37.4279088974</text:p>
          </table:table-cell>
          <table:table-cell table:formula="of:=[.C748]/([.D749]-[.D748])" office:value-type="float" office:value="7887.4211237034" calcext:value-type="float">
            <text:p>7887.421123703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5472076.13891" calcext:value-type="float">
            <text:p>1455472076.13891</text:p>
          </table:table-cell>
          <table:table-cell office:value-type="float" office:value="384" calcext:value-type="float">
            <text:p>384</text:p>
          </table:table-cell>
          <table:table-cell table:formula="of:=[.B750]-[.B$2]" office:value-type="float" office:value="37.4796352386475" calcext:value-type="float">
            <text:p>37.4796352386</text:p>
          </table:table-cell>
          <table:table-cell table:formula="of:=[.C749]/([.D750]-[.D749])" office:value-type="float" office:value="7423.68376998101" calcext:value-type="float">
            <text:p>7423.68376998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5472076.18874" calcext:value-type="float">
            <text:p>1455472076.18874</text:p>
          </table:table-cell>
          <table:table-cell office:value-type="float" office:value="384" calcext:value-type="float">
            <text:p>384</text:p>
          </table:table-cell>
          <table:table-cell table:formula="of:=[.B751]-[.B$2]" office:value-type="float" office:value="37.5294671058655" calcext:value-type="float">
            <text:p>37.5294671059</text:p>
          </table:table-cell>
          <table:table-cell table:formula="of:=[.C750]/([.D751]-[.D750])" office:value-type="float" office:value="7705.91232955361" calcext:value-type="float">
            <text:p>7705.912329553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5472076.2379" calcext:value-type="float">
            <text:p>1455472076.2379</text:p>
          </table:table-cell>
          <table:table-cell office:value-type="float" office:value="392" calcext:value-type="float">
            <text:p>392</text:p>
          </table:table-cell>
          <table:table-cell table:formula="of:=[.B752]-[.B$2]" office:value-type="float" office:value="37.5786247253418" calcext:value-type="float">
            <text:p>37.5786247253</text:p>
          </table:table-cell>
          <table:table-cell table:formula="of:=[.C751]/([.D752]-[.D751])" office:value-type="float" office:value="7811.60691039955" calcext:value-type="float">
            <text:p>7811.606910399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5472076.28825" calcext:value-type="float">
            <text:p>1455472076.28825</text:p>
          </table:table-cell>
          <table:table-cell office:value-type="float" office:value="392" calcext:value-type="float">
            <text:p>392</text:p>
          </table:table-cell>
          <table:table-cell table:formula="of:=[.B753]-[.B$2]" office:value-type="float" office:value="37.6289734840393" calcext:value-type="float">
            <text:p>37.628973484</text:p>
          </table:table-cell>
          <table:table-cell table:formula="of:=[.C752]/([.D753]-[.D752])" office:value-type="float" office:value="7785.69343397513" calcext:value-type="float">
            <text:p>7785.69343397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5472076.33954" calcext:value-type="float">
            <text:p>1455472076.33954</text:p>
          </table:table-cell>
          <table:table-cell office:value-type="float" office:value="392" calcext:value-type="float">
            <text:p>392</text:p>
          </table:table-cell>
          <table:table-cell table:formula="of:=[.B754]-[.B$2]" office:value-type="float" office:value="37.6802606582642" calcext:value-type="float">
            <text:p>37.6802606583</text:p>
          </table:table-cell>
          <table:table-cell table:formula="of:=[.C753]/([.D754]-[.D753])" office:value-type="float" office:value="7643.23646066737" calcext:value-type="float">
            <text:p>7643.236460667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5472076.38879" calcext:value-type="float">
            <text:p>1455472076.38879</text:p>
          </table:table-cell>
          <table:table-cell office:value-type="float" office:value="400" calcext:value-type="float">
            <text:p>400</text:p>
          </table:table-cell>
          <table:table-cell table:formula="of:=[.B755]-[.B$2]" office:value-type="float" office:value="37.7295198440552" calcext:value-type="float">
            <text:p>37.7295198441</text:p>
          </table:table-cell>
          <table:table-cell table:formula="of:=[.C754]/([.D755]-[.D754])" office:value-type="float" office:value="7957.90660574615" calcext:value-type="float">
            <text:p>7957.906605746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5472076.43862" calcext:value-type="float">
            <text:p>1455472076.43862</text:p>
          </table:table-cell>
          <table:table-cell office:value-type="float" office:value="400" calcext:value-type="float">
            <text:p>400</text:p>
          </table:table-cell>
          <table:table-cell table:formula="of:=[.B756]-[.B$2]" office:value-type="float" office:value="37.7793419361114" calcext:value-type="float">
            <text:p>37.7793419361</text:p>
          </table:table-cell>
          <table:table-cell table:formula="of:=[.C755]/([.D756]-[.D755])" office:value-type="float" office:value="8028.566916624" calcext:value-type="float">
            <text:p>8028.56691662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5472076.48795" calcext:value-type="float">
            <text:p>1455472076.48795</text:p>
          </table:table-cell>
          <table:table-cell office:value-type="float" office:value="408" calcext:value-type="float">
            <text:p>408</text:p>
          </table:table-cell>
          <table:table-cell table:formula="of:=[.B757]-[.B$2]" office:value-type="float" office:value="37.8286764621735" calcext:value-type="float">
            <text:p>37.8286764622</text:p>
          </table:table-cell>
          <table:table-cell table:formula="of:=[.C756]/([.D757]-[.D756])" office:value-type="float" office:value="8107.91208366357" calcext:value-type="float">
            <text:p>8107.912083663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5472076.5395" calcext:value-type="float">
            <text:p>1455472076.5395</text:p>
          </table:table-cell>
          <table:table-cell office:value-type="float" office:value="408" calcext:value-type="float">
            <text:p>408</text:p>
          </table:table-cell>
          <table:table-cell table:formula="of:=[.B758]-[.B$2]" office:value-type="float" office:value="37.8802216053009" calcext:value-type="float">
            <text:p>37.8802216053</text:p>
          </table:table-cell>
          <table:table-cell table:formula="of:=[.C757]/([.D758]-[.D757])" office:value-type="float" office:value="7915.39173712742" calcext:value-type="float">
            <text:p>7915.391737127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5472076.58935" calcext:value-type="float">
            <text:p>1455472076.58935</text:p>
          </table:table-cell>
          <table:table-cell office:value-type="float" office:value="416" calcext:value-type="float">
            <text:p>416</text:p>
          </table:table-cell>
          <table:table-cell table:formula="of:=[.B759]-[.B$2]" office:value-type="float" office:value="37.9300708770752" calcext:value-type="float">
            <text:p>37.9300708771</text:p>
          </table:table-cell>
          <table:table-cell table:formula="of:=[.C758]/([.D759]-[.D758])" office:value-type="float" office:value="8184.67322546548" calcext:value-type="float">
            <text:p>8184.673225465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5472076.63874" calcext:value-type="float">
            <text:p>1455472076.63874</text:p>
          </table:table-cell>
          <table:table-cell office:value-type="float" office:value="416" calcext:value-type="float">
            <text:p>416</text:p>
          </table:table-cell>
          <table:table-cell table:formula="of:=[.B760]-[.B$2]" office:value-type="float" office:value="37.979469537735" calcext:value-type="float">
            <text:p>37.9794695377</text:p>
          </table:table-cell>
          <table:table-cell table:formula="of:=[.C759]/([.D760]-[.D759])" office:value-type="float" office:value="8421.28095061127" calcext:value-type="float">
            <text:p>8421.280950611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5472076.6874" calcext:value-type="float">
            <text:p>1455472076.6874</text:p>
          </table:table-cell>
          <table:table-cell office:value-type="float" office:value="424" calcext:value-type="float">
            <text:p>424</text:p>
          </table:table-cell>
          <table:table-cell table:formula="of:=[.B761]-[.B$2]" office:value-type="float" office:value="38.0281267166138" calcext:value-type="float">
            <text:p>38.0281267166</text:p>
          </table:table-cell>
          <table:table-cell table:formula="of:=[.C760]/([.D761]-[.D760])" office:value-type="float" office:value="8549.61199119966" calcext:value-type="float">
            <text:p>8549.611991199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5472076.7374" calcext:value-type="float">
            <text:p>1455472076.7374</text:p>
          </table:table-cell>
          <table:table-cell office:value-type="float" office:value="432" calcext:value-type="float">
            <text:p>432</text:p>
          </table:table-cell>
          <table:table-cell table:formula="of:=[.B762]-[.B$2]" office:value-type="float" office:value="38.0781278610229" calcext:value-type="float">
            <text:p>38.078127861</text:p>
          </table:table-cell>
          <table:table-cell table:formula="of:=[.C761]/([.D762]-[.D761])" office:value-type="float" office:value="8479.80591264543" calcext:value-type="float">
            <text:p>8479.805912645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5472076.78947" calcext:value-type="float">
            <text:p>1455472076.78947</text:p>
          </table:table-cell>
          <table:table-cell office:value-type="float" office:value="432" calcext:value-type="float">
            <text:p>432</text:p>
          </table:table-cell>
          <table:table-cell table:formula="of:=[.B763]-[.B$2]" office:value-type="float" office:value="38.1301929950714" calcext:value-type="float">
            <text:p>38.1301929951</text:p>
          </table:table-cell>
          <table:table-cell table:formula="of:=[.C762]/([.D763]-[.D762])" office:value-type="float" office:value="8297.29929433961" calcext:value-type="float">
            <text:p>8297.299294339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5472076.83834" calcext:value-type="float">
            <text:p>1455472076.83834</text:p>
          </table:table-cell>
          <table:table-cell office:value-type="float" office:value="440" calcext:value-type="float">
            <text:p>440</text:p>
          </table:table-cell>
          <table:table-cell table:formula="of:=[.B764]-[.B$2]" office:value-type="float" office:value="38.1790659427643" calcext:value-type="float">
            <text:p>38.1790659428</text:p>
          </table:table-cell>
          <table:table-cell table:formula="of:=[.C763]/([.D764]-[.D763])" office:value-type="float" office:value="8839.24584853748" calcext:value-type="float">
            <text:p>8839.245848537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5472076.88712" calcext:value-type="float">
            <text:p>1455472076.88712</text:p>
          </table:table-cell>
          <table:table-cell office:value-type="float" office:value="448" calcext:value-type="float">
            <text:p>448</text:p>
          </table:table-cell>
          <table:table-cell table:formula="of:=[.B765]-[.B$2]" office:value-type="float" office:value="38.2278492450714" calcext:value-type="float">
            <text:p>38.2278492451</text:p>
          </table:table-cell>
          <table:table-cell table:formula="of:=[.C764]/([.D765]-[.D764])" office:value-type="float" office:value="9019.47960041444" calcext:value-type="float">
            <text:p>9019.479600414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5472076.93875" calcext:value-type="float">
            <text:p>1455472076.93875</text:p>
          </table:table-cell>
          <table:table-cell office:value-type="float" office:value="448" calcext:value-type="float">
            <text:p>448</text:p>
          </table:table-cell>
          <table:table-cell table:formula="of:=[.B766]-[.B$2]" office:value-type="float" office:value="38.2794716358185" calcext:value-type="float">
            <text:p>38.2794716358</text:p>
          </table:table-cell>
          <table:table-cell table:formula="of:=[.C765]/([.D766]-[.D765])" office:value-type="float" office:value="8678.40472935526" calcext:value-type="float">
            <text:p>8678.404729355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5472076.98799" calcext:value-type="float">
            <text:p>1455472076.98799</text:p>
          </table:table-cell>
          <table:table-cell office:value-type="float" office:value="456" calcext:value-type="float">
            <text:p>456</text:p>
          </table:table-cell>
          <table:table-cell table:formula="of:=[.B767]-[.B$2]" office:value-type="float" office:value="38.3287184238434" calcext:value-type="float">
            <text:p>38.3287184238</text:p>
          </table:table-cell>
          <table:table-cell table:formula="of:=[.C766]/([.D767]-[.D766])" office:value-type="float" office:value="9097.03998915548" calcext:value-type="float">
            <text:p>9097.03998915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5472077.03915" calcext:value-type="float">
            <text:p>1455472077.03915</text:p>
          </table:table-cell>
          <table:table-cell office:value-type="float" office:value="464" calcext:value-type="float">
            <text:p>464</text:p>
          </table:table-cell>
          <table:table-cell table:formula="of:=[.B768]-[.B$2]" office:value-type="float" office:value="38.3798749446869" calcext:value-type="float">
            <text:p>38.3798749447</text:p>
          </table:table-cell>
          <table:table-cell table:formula="of:=[.C767]/([.D768]-[.D767])" office:value-type="float" office:value="8913.81963591622" calcext:value-type="float">
            <text:p>8913.819635916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5472077.08883" calcext:value-type="float">
            <text:p>1455472077.08883</text:p>
          </table:table-cell>
          <table:table-cell office:value-type="float" office:value="472" calcext:value-type="float">
            <text:p>472</text:p>
          </table:table-cell>
          <table:table-cell table:formula="of:=[.B769]-[.B$2]" office:value-type="float" office:value="38.4295554161072" calcext:value-type="float">
            <text:p>38.4295554161</text:p>
          </table:table-cell>
          <table:table-cell table:formula="of:=[.C768]/([.D769]-[.D768])" office:value-type="float" office:value="9339.68593161368" calcext:value-type="float">
            <text:p>9339.685931613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5472077.13779" calcext:value-type="float">
            <text:p>1455472077.13779</text:p>
          </table:table-cell>
          <table:table-cell office:value-type="float" office:value="472" calcext:value-type="float">
            <text:p>472</text:p>
          </table:table-cell>
          <table:table-cell table:formula="of:=[.B770]-[.B$2]" office:value-type="float" office:value="38.4785134792328" calcext:value-type="float">
            <text:p>38.4785134792</text:p>
          </table:table-cell>
          <table:table-cell table:formula="of:=[.C769]/([.D770]-[.D769])" office:value-type="float" office:value="9640.90427329616" calcext:value-type="float">
            <text:p>9640.904273296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5472077.18884" calcext:value-type="float">
            <text:p>1455472077.18884</text:p>
          </table:table-cell>
          <table:table-cell office:value-type="float" office:value="480" calcext:value-type="float">
            <text:p>480</text:p>
          </table:table-cell>
          <table:table-cell table:formula="of:=[.B771]-[.B$2]" office:value-type="float" office:value="38.5295660495758" calcext:value-type="float">
            <text:p>38.5295660496</text:p>
          </table:table-cell>
          <table:table-cell table:formula="of:=[.C770]/([.D771]-[.D770])" office:value-type="float" office:value="9245.37191425769" calcext:value-type="float">
            <text:p>9245.371914257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5472077.23926" calcext:value-type="float">
            <text:p>1455472077.23926</text:p>
          </table:table-cell>
          <table:table-cell office:value-type="float" office:value="488" calcext:value-type="float">
            <text:p>488</text:p>
          </table:table-cell>
          <table:table-cell table:formula="of:=[.B772]-[.B$2]" office:value-type="float" office:value="38.5799896717072" calcext:value-type="float">
            <text:p>38.5799896717</text:p>
          </table:table-cell>
          <table:table-cell table:formula="of:=[.C771]/([.D772]-[.D771])" office:value-type="float" office:value="9519.34787131428" calcext:value-type="float">
            <text:p>9519.347871314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5472077.28758" calcext:value-type="float">
            <text:p>1455472077.28758</text:p>
          </table:table-cell>
          <table:table-cell office:value-type="float" office:value="496" calcext:value-type="float">
            <text:p>496</text:p>
          </table:table-cell>
          <table:table-cell table:formula="of:=[.B773]-[.B$2]" office:value-type="float" office:value="38.6283037662506" calcext:value-type="float">
            <text:p>38.6283037663</text:p>
          </table:table-cell>
          <table:table-cell table:formula="of:=[.C772]/([.D773]-[.D772])" office:value-type="float" office:value="10100.5721955745" calcext:value-type="float">
            <text:p>10100.572195574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5472077.33944" calcext:value-type="float">
            <text:p>1455472077.33944</text:p>
          </table:table-cell>
          <table:table-cell office:value-type="float" office:value="496" calcext:value-type="float">
            <text:p>496</text:p>
          </table:table-cell>
          <table:table-cell table:formula="of:=[.B774]-[.B$2]" office:value-type="float" office:value="38.6801693439484" calcext:value-type="float">
            <text:p>38.6801693439</text:p>
          </table:table-cell>
          <table:table-cell table:formula="of:=[.C773]/([.D774]-[.D773])" office:value-type="float" office:value="9563.18278937207" calcext:value-type="float">
            <text:p>9563.18278937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5472077.38923" calcext:value-type="float">
            <text:p>1455472077.38923</text:p>
          </table:table-cell>
          <table:table-cell office:value-type="float" office:value="504" calcext:value-type="float">
            <text:p>504</text:p>
          </table:table-cell>
          <table:table-cell table:formula="of:=[.B775]-[.B$2]" office:value-type="float" office:value="38.729954957962" calcext:value-type="float">
            <text:p>38.729954958</text:p>
          </table:table-cell>
          <table:table-cell table:formula="of:=[.C774]/([.D775]-[.D774])" office:value-type="float" office:value="9962.71733966746" calcext:value-type="float">
            <text:p>9962.717339667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5472077.43785" calcext:value-type="float">
            <text:p>1455472077.43785</text:p>
          </table:table-cell>
          <table:table-cell office:value-type="float" office:value="512" calcext:value-type="float">
            <text:p>512</text:p>
          </table:table-cell>
          <table:table-cell table:formula="of:=[.B776]-[.B$2]" office:value-type="float" office:value="38.7785756587982" calcext:value-type="float">
            <text:p>38.7785756588</text:p>
          </table:table-cell>
          <table:table-cell table:formula="of:=[.C775]/([.D776]-[.D775])" office:value-type="float" office:value="10365.9550630118" calcext:value-type="float">
            <text:p>10365.95506301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5472077.4873" calcext:value-type="float">
            <text:p>1455472077.4873</text:p>
          </table:table-cell>
          <table:table-cell office:value-type="float" office:value="520" calcext:value-type="float">
            <text:p>520</text:p>
          </table:table-cell>
          <table:table-cell table:formula="of:=[.B777]-[.B$2]" office:value-type="float" office:value="38.8280262947082" calcext:value-type="float">
            <text:p>38.8280262947</text:p>
          </table:table-cell>
          <table:table-cell table:formula="of:=[.C776]/([.D777]-[.D776])" office:value-type="float" office:value="10353.7596752342" calcext:value-type="float">
            <text:p>10353.759675234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5472077.53922" calcext:value-type="float">
            <text:p>1455472077.53922</text:p>
          </table:table-cell>
          <table:table-cell office:value-type="float" office:value="520" calcext:value-type="float">
            <text:p>520</text:p>
          </table:table-cell>
          <table:table-cell table:formula="of:=[.B778]-[.B$2]" office:value-type="float" office:value="38.8799459934235" calcext:value-type="float">
            <text:p>38.8799459934</text:p>
          </table:table-cell>
          <table:table-cell table:formula="of:=[.C777]/([.D778]-[.D777])" office:value-type="float" office:value="10015.4664389003" calcext:value-type="float">
            <text:p>10015.466438900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5472077.58754" calcext:value-type="float">
            <text:p>1455472077.58754</text:p>
          </table:table-cell>
          <table:table-cell office:value-type="float" office:value="528" calcext:value-type="float">
            <text:p>528</text:p>
          </table:table-cell>
          <table:table-cell table:formula="of:=[.B779]-[.B$2]" office:value-type="float" office:value="38.9282646179199" calcext:value-type="float">
            <text:p>38.9282646179</text:p>
          </table:table-cell>
          <table:table-cell table:formula="of:=[.C778]/([.D779]-[.D778])" office:value-type="float" office:value="10761.8957579825" calcext:value-type="float">
            <text:p>10761.895757982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5472077.63936" calcext:value-type="float">
            <text:p>1455472077.63936</text:p>
          </table:table-cell>
          <table:table-cell office:value-type="float" office:value="536" calcext:value-type="float">
            <text:p>536</text:p>
          </table:table-cell>
          <table:table-cell table:formula="of:=[.B780]-[.B$2]" office:value-type="float" office:value="38.9800820350647" calcext:value-type="float">
            <text:p>38.9800820351</text:p>
          </table:table-cell>
          <table:table-cell table:formula="of:=[.C779]/([.D780]-[.D779])" office:value-type="float" office:value="10189.6240510173" calcext:value-type="float">
            <text:p>10189.624051017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5472077.68868" calcext:value-type="float">
            <text:p>1455472077.68868</text:p>
          </table:table-cell>
          <table:table-cell office:value-type="float" office:value="536" calcext:value-type="float">
            <text:p>536</text:p>
          </table:table-cell>
          <table:table-cell table:formula="of:=[.B781]-[.B$2]" office:value-type="float" office:value="39.0294032096863" calcext:value-type="float">
            <text:p>39.0294032097</text:p>
          </table:table-cell>
          <table:table-cell table:formula="of:=[.C780]/([.D781]-[.D780])" office:value-type="float" office:value="10867.5432836398" calcext:value-type="float">
            <text:p>10867.54328363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5472077.73874" calcext:value-type="float">
            <text:p>1455472077.73874</text:p>
          </table:table-cell>
          <table:table-cell office:value-type="float" office:value="544" calcext:value-type="float">
            <text:p>544</text:p>
          </table:table-cell>
          <table:table-cell table:formula="of:=[.B782]-[.B$2]" office:value-type="float" office:value="39.0794682502747" calcext:value-type="float">
            <text:p>39.0794682503</text:p>
          </table:table-cell>
          <table:table-cell table:formula="of:=[.C781]/([.D782]-[.D781])" office:value-type="float" office:value="10706.0734137189" calcext:value-type="float">
            <text:p>10706.073413718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5472077.78975" calcext:value-type="float">
            <text:p>1455472077.78975</text:p>
          </table:table-cell>
          <table:table-cell office:value-type="float" office:value="552" calcext:value-type="float">
            <text:p>552</text:p>
          </table:table-cell>
          <table:table-cell table:formula="of:=[.B783]-[.B$2]" office:value-type="float" office:value="39.1304743289948" calcext:value-type="float">
            <text:p>39.130474329</text:p>
          </table:table-cell>
          <table:table-cell table:formula="of:=[.C782]/([.D783]-[.D782])" office:value-type="float" office:value="10665.3954518896" calcext:value-type="float">
            <text:p>10665.395451889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5472077.83908" calcext:value-type="float">
            <text:p>1455472077.83908</text:p>
          </table:table-cell>
          <table:table-cell office:value-type="float" office:value="552" calcext:value-type="float">
            <text:p>552</text:p>
          </table:table-cell>
          <table:table-cell table:formula="of:=[.B784]-[.B$2]" office:value-type="float" office:value="39.1798055171967" calcext:value-type="float">
            <text:p>39.1798055172</text:p>
          </table:table-cell>
          <table:table-cell table:formula="of:=[.C783]/([.D784]-[.D783])" office:value-type="float" office:value="11189.6757430767" calcext:value-type="float">
            <text:p>11189.675743076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5472077.88762" calcext:value-type="float">
            <text:p>1455472077.88762</text:p>
          </table:table-cell>
          <table:table-cell office:value-type="float" office:value="560" calcext:value-type="float">
            <text:p>560</text:p>
          </table:table-cell>
          <table:table-cell table:formula="of:=[.B785]-[.B$2]" office:value-type="float" office:value="39.2283453941345" calcext:value-type="float">
            <text:p>39.2283453941</text:p>
          </table:table-cell>
          <table:table-cell table:formula="of:=[.C784]/([.D785]-[.D784])" office:value-type="float" office:value="11372.0931082415" calcext:value-type="float">
            <text:p>11372.09310824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5472077.93894" calcext:value-type="float">
            <text:p>1455472077.93894</text:p>
          </table:table-cell>
          <table:table-cell office:value-type="float" office:value="568" calcext:value-type="float">
            <text:p>568</text:p>
          </table:table-cell>
          <table:table-cell table:formula="of:=[.B786]-[.B$2]" office:value-type="float" office:value="39.2796683311462" calcext:value-type="float">
            <text:p>39.2796683311</text:p>
          </table:table-cell>
          <table:table-cell table:formula="of:=[.C785]/([.D786]-[.D785])" office:value-type="float" office:value="10911.3007284079" calcext:value-type="float">
            <text:p>10911.300728407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5472077.98886" calcext:value-type="float">
            <text:p>1455472077.98886</text:p>
          </table:table-cell>
          <table:table-cell office:value-type="float" office:value="568" calcext:value-type="float">
            <text:p>568</text:p>
          </table:table-cell>
          <table:table-cell table:formula="of:=[.B787]-[.B$2]" office:value-type="float" office:value="39.329585313797" calcext:value-type="float">
            <text:p>39.3295853138</text:p>
          </table:table-cell>
          <table:table-cell table:formula="of:=[.C786]/([.D787]-[.D786])" office:value-type="float" office:value="11378.8929105351" calcext:value-type="float">
            <text:p>11378.892910535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5472078.03927" calcext:value-type="float">
            <text:p>1455472078.03927</text:p>
          </table:table-cell>
          <table:table-cell office:value-type="float" office:value="576" calcext:value-type="float">
            <text:p>576</text:p>
          </table:table-cell>
          <table:table-cell table:formula="of:=[.B788]-[.B$2]" office:value-type="float" office:value="39.379998922348" calcext:value-type="float">
            <text:p>39.3799989223</text:p>
          </table:table-cell>
          <table:table-cell table:formula="of:=[.C787]/([.D788]-[.D787])" office:value-type="float" office:value="11266.7991109009" calcext:value-type="float">
            <text:p>11266.799110900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5472078.08797" calcext:value-type="float">
            <text:p>1455472078.08797</text:p>
          </table:table-cell>
          <table:table-cell office:value-type="float" office:value="576" calcext:value-type="float">
            <text:p>576</text:p>
          </table:table-cell>
          <table:table-cell table:formula="of:=[.B789]-[.B$2]" office:value-type="float" office:value="39.428697347641" calcext:value-type="float">
            <text:p>39.4286973476</text:p>
          </table:table-cell>
          <table:table-cell table:formula="of:=[.C788]/([.D789]-[.D788])" office:value-type="float" office:value="11827.8978536738" calcext:value-type="float">
            <text:p>11827.897853673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5472078.13949" calcext:value-type="float">
            <text:p>1455472078.13949</text:p>
          </table:table-cell>
          <table:table-cell office:value-type="float" office:value="584" calcext:value-type="float">
            <text:p>584</text:p>
          </table:table-cell>
          <table:table-cell table:formula="of:=[.B790]-[.B$2]" office:value-type="float" office:value="39.4802186489105" calcext:value-type="float">
            <text:p>39.4802186489</text:p>
          </table:table-cell>
          <table:table-cell table:formula="of:=[.C789]/([.D790]-[.D789])" office:value-type="float" office:value="11179.8418480675" calcext:value-type="float">
            <text:p>11179.841848067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5472078.18697" calcext:value-type="float">
            <text:p>1455472078.18697</text:p>
          </table:table-cell>
          <table:table-cell office:value-type="float" office:value="584" calcext:value-type="float">
            <text:p>584</text:p>
          </table:table-cell>
          <table:table-cell table:formula="of:=[.B791]-[.B$2]" office:value-type="float" office:value="39.5276954174042" calcext:value-type="float">
            <text:p>39.5276954174</text:p>
          </table:table-cell>
          <table:table-cell table:formula="of:=[.C790]/([.D791]-[.D790])" office:value-type="float" office:value="12300.7529477934" calcext:value-type="float">
            <text:p>12300.752947793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5472078.23873" calcext:value-type="float">
            <text:p>1455472078.23873</text:p>
          </table:table-cell>
          <table:table-cell office:value-type="float" office:value="592" calcext:value-type="float">
            <text:p>592</text:p>
          </table:table-cell>
          <table:table-cell table:formula="of:=[.B792]-[.B$2]" office:value-type="float" office:value="39.5794529914856" calcext:value-type="float">
            <text:p>39.5794529915</text:p>
          </table:table-cell>
          <table:table-cell table:formula="of:=[.C791]/([.D792]-[.D791])" office:value-type="float" office:value="11283.3727307485" calcext:value-type="float">
            <text:p>11283.372730748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5472078.28938" calcext:value-type="float">
            <text:p>1455472078.28938</text:p>
          </table:table-cell>
          <table:table-cell office:value-type="float" office:value="592" calcext:value-type="float">
            <text:p>592</text:p>
          </table:table-cell>
          <table:table-cell table:formula="of:=[.B793]-[.B$2]" office:value-type="float" office:value="39.6301076412201" calcext:value-type="float">
            <text:p>39.6301076412</text:p>
          </table:table-cell>
          <table:table-cell table:formula="of:=[.C792]/([.D793]-[.D792])" office:value-type="float" office:value="11686.982401476" calcext:value-type="float">
            <text:p>11686.9824014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5472078.33941" calcext:value-type="float">
            <text:p>1455472078.33941</text:p>
          </table:table-cell>
          <table:table-cell office:value-type="float" office:value="600" calcext:value-type="float">
            <text:p>600</text:p>
          </table:table-cell>
          <table:table-cell table:formula="of:=[.B794]-[.B$2]" office:value-type="float" office:value="39.680139541626" calcext:value-type="float">
            <text:p>39.6801395416</text:p>
          </table:table-cell>
          <table:table-cell table:formula="of:=[.C793]/([.D794]-[.D793])" office:value-type="float" office:value="11832.4508003374" calcext:value-type="float">
            <text:p>11832.450800337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5472078.38892" calcext:value-type="float">
            <text:p>1455472078.38892</text:p>
          </table:table-cell>
          <table:table-cell office:value-type="float" office:value="600" calcext:value-type="float">
            <text:p>600</text:p>
          </table:table-cell>
          <table:table-cell table:formula="of:=[.B795]-[.B$2]" office:value-type="float" office:value="39.7296483516693" calcext:value-type="float">
            <text:p>39.7296483517</text:p>
          </table:table-cell>
          <table:table-cell table:formula="of:=[.C794]/([.D795]-[.D794])" office:value-type="float" office:value="12119.0551636127" calcext:value-type="float">
            <text:p>12119.055163612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5472078.43829" calcext:value-type="float">
            <text:p>1455472078.43829</text:p>
          </table:table-cell>
          <table:table-cell office:value-type="float" office:value="600" calcext:value-type="float">
            <text:p>600</text:p>
          </table:table-cell>
          <table:table-cell table:formula="of:=[.B796]-[.B$2]" office:value-type="float" office:value="39.7790122032166" calcext:value-type="float">
            <text:p>39.7790122032</text:p>
          </table:table-cell>
          <table:table-cell table:formula="of:=[.C795]/([.D796]-[.D795])" office:value-type="float" office:value="12154.6431486571" calcext:value-type="float">
            <text:p>12154.643148657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5472078.4871" calcext:value-type="float">
            <text:p>1455472078.4871</text:p>
          </table:table-cell>
          <table:table-cell office:value-type="float" office:value="608" calcext:value-type="float">
            <text:p>608</text:p>
          </table:table-cell>
          <table:table-cell table:formula="of:=[.B797]-[.B$2]" office:value-type="float" office:value="39.8278210163116" calcext:value-type="float">
            <text:p>39.8278210163</text:p>
          </table:table-cell>
          <table:table-cell table:formula="of:=[.C796]/([.D797]-[.D796])" office:value-type="float" office:value="12292.8619229285" calcext:value-type="float">
            <text:p>12292.861922928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5472078.53931" calcext:value-type="float">
            <text:p>1455472078.53931</text:p>
          </table:table-cell>
          <table:table-cell office:value-type="float" office:value="608" calcext:value-type="float">
            <text:p>608</text:p>
          </table:table-cell>
          <table:table-cell table:formula="of:=[.B798]-[.B$2]" office:value-type="float" office:value="39.8800339698791" calcext:value-type="float">
            <text:p>39.8800339699</text:p>
          </table:table-cell>
          <table:table-cell table:formula="of:=[.C797]/([.D798]-[.D797])" office:value-type="float" office:value="11644.6199354329" calcext:value-type="float">
            <text:p>11644.619935432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5472078.58875" calcext:value-type="float">
            <text:p>1455472078.58875</text:p>
          </table:table-cell>
          <table:table-cell office:value-type="float" office:value="608" calcext:value-type="float">
            <text:p>608</text:p>
          </table:table-cell>
          <table:table-cell table:formula="of:=[.B799]-[.B$2]" office:value-type="float" office:value="39.9294798374176" calcext:value-type="float">
            <text:p>39.9294798374</text:p>
          </table:table-cell>
          <table:table-cell table:formula="of:=[.C798]/([.D799]-[.D798])" office:value-type="float" office:value="12296.2753060644" calcext:value-type="float">
            <text:p>12296.275306064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5472078.63741" calcext:value-type="float">
            <text:p>1455472078.63741</text:p>
          </table:table-cell>
          <table:table-cell office:value-type="float" office:value="608" calcext:value-type="float">
            <text:p>608</text:p>
          </table:table-cell>
          <table:table-cell table:formula="of:=[.B800]-[.B$2]" office:value-type="float" office:value="39.9781324863434" calcext:value-type="float">
            <text:p>39.9781324863</text:p>
          </table:table-cell>
          <table:table-cell table:formula="of:=[.C799]/([.D800]-[.D799])" office:value-type="float" office:value="12496.7501960169" calcext:value-type="float">
            <text:p>12496.750196016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5472078.68909" calcext:value-type="float">
            <text:p>1455472078.68909</text:p>
          </table:table-cell>
          <table:table-cell office:value-type="float" office:value="608" calcext:value-type="float">
            <text:p>608</text:p>
          </table:table-cell>
          <table:table-cell table:formula="of:=[.B801]-[.B$2]" office:value-type="float" office:value="40.0298175811768" calcext:value-type="float">
            <text:p>40.0298175812</text:p>
          </table:table-cell>
          <table:table-cell table:formula="of:=[.C800]/([.D801]-[.D800])" office:value-type="float" office:value="11763.5461821268" calcext:value-type="float">
            <text:p>11763.54618212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5472078.7382" calcext:value-type="float">
            <text:p>1455472078.7382</text:p>
          </table:table-cell>
          <table:table-cell office:value-type="float" office:value="608" calcext:value-type="float">
            <text:p>608</text:p>
          </table:table-cell>
          <table:table-cell table:formula="of:=[.B802]-[.B$2]" office:value-type="float" office:value="40.0789220333099" calcext:value-type="float">
            <text:p>40.0789220333</text:p>
          </table:table-cell>
          <table:table-cell table:formula="of:=[.C801]/([.D802]-[.D801])" office:value-type="float" office:value="12381.7693424419" calcext:value-type="float">
            <text:p>12381.769342441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5472078.78752" calcext:value-type="float">
            <text:p>1455472078.78752</text:p>
          </table:table-cell>
          <table:table-cell office:value-type="float" office:value="608" calcext:value-type="float">
            <text:p>608</text:p>
          </table:table-cell>
          <table:table-cell table:formula="of:=[.B803]-[.B$2]" office:value-type="float" office:value="40.1282479763031" calcext:value-type="float">
            <text:p>40.1282479763</text:p>
          </table:table-cell>
          <table:table-cell table:formula="of:=[.C802]/([.D803]-[.D802])" office:value-type="float" office:value="12326.1708363946" calcext:value-type="float">
            <text:p>12326.170836394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5472078.83919" calcext:value-type="float">
            <text:p>1455472078.83919</text:p>
          </table:table-cell>
          <table:table-cell office:value-type="float" office:value="608" calcext:value-type="float">
            <text:p>608</text:p>
          </table:table-cell>
          <table:table-cell table:formula="of:=[.B804]-[.B$2]" office:value-type="float" office:value="40.1799156665802" calcext:value-type="float">
            <text:p>40.1799156666</text:p>
          </table:table-cell>
          <table:table-cell table:formula="of:=[.C803]/([.D804]-[.D803])" office:value-type="float" office:value="11767.5087997785" calcext:value-type="float">
            <text:p>11767.508799778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5472078.8872" calcext:value-type="float">
            <text:p>1455472078.8872</text:p>
          </table:table-cell>
          <table:table-cell office:value-type="float" office:value="608" calcext:value-type="float">
            <text:p>608</text:p>
          </table:table-cell>
          <table:table-cell table:formula="of:=[.B805]-[.B$2]" office:value-type="float" office:value="40.2279217243195" calcext:value-type="float">
            <text:p>40.2279217243</text:p>
          </table:table-cell>
          <table:table-cell table:formula="of:=[.C804]/([.D805]-[.D804])" office:value-type="float" office:value="12665.0682983035" calcext:value-type="float">
            <text:p>12665.068298303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5472078.93817" calcext:value-type="float">
            <text:p>1455472078.93817</text:p>
          </table:table-cell>
          <table:table-cell office:value-type="float" office:value="608" calcext:value-type="float">
            <text:p>608</text:p>
          </table:table-cell>
          <table:table-cell table:formula="of:=[.B806]-[.B$2]" office:value-type="float" office:value="40.2788999080658" calcext:value-type="float">
            <text:p>40.2788999081</text:p>
          </table:table-cell>
          <table:table-cell table:formula="of:=[.C805]/([.D806]-[.D805])" office:value-type="float" office:value="11926.6704954681" calcext:value-type="float">
            <text:p>11926.670495468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5472078.98867" calcext:value-type="float">
            <text:p>1455472078.98867</text:p>
          </table:table-cell>
          <table:table-cell office:value-type="float" office:value="608" calcext:value-type="float">
            <text:p>608</text:p>
          </table:table-cell>
          <table:table-cell table:formula="of:=[.B807]-[.B$2]" office:value-type="float" office:value="40.3293902873993" calcext:value-type="float">
            <text:p>40.3293902874</text:p>
          </table:table-cell>
          <table:table-cell table:formula="of:=[.C806]/([.D807]-[.D806])" office:value-type="float" office:value="12041.8980412897" calcext:value-type="float">
            <text:p>12041.898041289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5472079.0395" calcext:value-type="float">
            <text:p>1455472079.0395</text:p>
          </table:table-cell>
          <table:table-cell office:value-type="float" office:value="608" calcext:value-type="float">
            <text:p>608</text:p>
          </table:table-cell>
          <table:table-cell table:formula="of:=[.B808]-[.B$2]" office:value-type="float" office:value="40.3802206516266" calcext:value-type="float">
            <text:p>40.3802206516</text:p>
          </table:table-cell>
          <table:table-cell table:formula="of:=[.C807]/([.D808]-[.D807])" office:value-type="float" office:value="11961.3543841875" calcext:value-type="float">
            <text:p>11961.354384187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5472079.08793" calcext:value-type="float">
            <text:p>1455472079.08793</text:p>
          </table:table-cell>
          <table:table-cell office:value-type="float" office:value="608" calcext:value-type="float">
            <text:p>608</text:p>
          </table:table-cell>
          <table:table-cell table:formula="of:=[.B809]-[.B$2]" office:value-type="float" office:value="40.4286596775055" calcext:value-type="float">
            <text:p>40.4286596775</text:p>
          </table:table-cell>
          <table:table-cell table:formula="of:=[.C808]/([.D809]-[.D808])" office:value-type="float" office:value="12551.8626555363" calcext:value-type="float">
            <text:p>12551.862655536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5472079.13827" calcext:value-type="float">
            <text:p>1455472079.13827</text:p>
          </table:table-cell>
          <table:table-cell office:value-type="float" office:value="608" calcext:value-type="float">
            <text:p>608</text:p>
          </table:table-cell>
          <table:table-cell table:formula="of:=[.B810]-[.B$2]" office:value-type="float" office:value="40.4789936542511" calcext:value-type="float">
            <text:p>40.4789936543</text:p>
          </table:table-cell>
          <table:table-cell table:formula="of:=[.C809]/([.D810]-[.D809])" office:value-type="float" office:value="12079.3157884765" calcext:value-type="float">
            <text:p>12079.315788476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5472079.18942" calcext:value-type="float">
            <text:p>1455472079.18942</text:p>
          </table:table-cell>
          <table:table-cell office:value-type="float" office:value="608" calcext:value-type="float">
            <text:p>608</text:p>
          </table:table-cell>
          <table:table-cell table:formula="of:=[.B811]-[.B$2]" office:value-type="float" office:value="40.5301418304443" calcext:value-type="float">
            <text:p>40.5301418304</text:p>
          </table:table-cell>
          <table:table-cell table:formula="of:=[.C810]/([.D811]-[.D810])" office:value-type="float" office:value="11887.0318601974" calcext:value-type="float">
            <text:p>11887.031860197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5472079.23836" calcext:value-type="float">
            <text:p>1455472079.23836</text:p>
          </table:table-cell>
          <table:table-cell office:value-type="float" office:value="600" calcext:value-type="float">
            <text:p>600</text:p>
          </table:table-cell>
          <table:table-cell table:formula="of:=[.B812]-[.B$2]" office:value-type="float" office:value="40.5790884494782" calcext:value-type="float">
            <text:p>40.5790884495</text:p>
          </table:table-cell>
          <table:table-cell table:formula="of:=[.C811]/([.D812]-[.D811])" office:value-type="float" office:value="12421.6955532716" calcext:value-type="float">
            <text:p>12421.69555327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5472079.28893" calcext:value-type="float">
            <text:p>1455472079.28893</text:p>
          </table:table-cell>
          <table:table-cell office:value-type="float" office:value="600" calcext:value-type="float">
            <text:p>600</text:p>
          </table:table-cell>
          <table:table-cell table:formula="of:=[.B813]-[.B$2]" office:value-type="float" office:value="40.629655122757" calcext:value-type="float">
            <text:p>40.6296551228</text:p>
          </table:table-cell>
          <table:table-cell table:formula="of:=[.C812]/([.D813]-[.D812])" office:value-type="float" office:value="11865.5225090998" calcext:value-type="float">
            <text:p>11865.522509099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5472079.3394" calcext:value-type="float">
            <text:p>1455472079.3394</text:p>
          </table:table-cell>
          <table:table-cell office:value-type="float" office:value="600" calcext:value-type="float">
            <text:p>600</text:p>
          </table:table-cell>
          <table:table-cell table:formula="of:=[.B814]-[.B$2]" office:value-type="float" office:value="40.6801233291626" calcext:value-type="float">
            <text:p>40.6801233292</text:p>
          </table:table-cell>
          <table:table-cell table:formula="of:=[.C813]/([.D814]-[.D813])" office:value-type="float" office:value="11888.6729434663" calcext:value-type="float">
            <text:p>11888.672943466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5472079.38905" calcext:value-type="float">
            <text:p>1455472079.38905</text:p>
          </table:table-cell>
          <table:table-cell office:value-type="float" office:value="592" calcext:value-type="float">
            <text:p>592</text:p>
          </table:table-cell>
          <table:table-cell table:formula="of:=[.B815]-[.B$2]" office:value-type="float" office:value="40.7297785282135" calcext:value-type="float">
            <text:p>40.7297785282</text:p>
          </table:table-cell>
          <table:table-cell table:formula="of:=[.C814]/([.D815]-[.D814])" office:value-type="float" office:value="12083.3268513317" calcext:value-type="float">
            <text:p>12083.326851331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5472079.43924" calcext:value-type="float">
            <text:p>1455472079.43924</text:p>
          </table:table-cell>
          <table:table-cell office:value-type="float" office:value="592" calcext:value-type="float">
            <text:p>592</text:p>
          </table:table-cell>
          <table:table-cell table:formula="of:=[.B816]-[.B$2]" office:value-type="float" office:value="40.7799699306488" calcext:value-type="float">
            <text:p>40.7799699306</text:p>
          </table:table-cell>
          <table:table-cell table:formula="of:=[.C815]/([.D816]-[.D815])" office:value-type="float" office:value="11794.8487445254" calcext:value-type="float">
            <text:p>11794.848744525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5472079.48965" calcext:value-type="float">
            <text:p>1455472079.48965</text:p>
          </table:table-cell>
          <table:table-cell office:value-type="float" office:value="592" calcext:value-type="float">
            <text:p>592</text:p>
          </table:table-cell>
          <table:table-cell table:formula="of:=[.B817]-[.B$2]" office:value-type="float" office:value="40.830376625061" calcext:value-type="float">
            <text:p>40.8303766251</text:p>
          </table:table-cell>
          <table:table-cell table:formula="of:=[.C816]/([.D817]-[.D816])" office:value-type="float" office:value="11744.471779057" calcext:value-type="float">
            <text:p>11744.47177905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5472079.53926" calcext:value-type="float">
            <text:p>1455472079.53926</text:p>
          </table:table-cell>
          <table:table-cell office:value-type="float" office:value="584" calcext:value-type="float">
            <text:p>584</text:p>
          </table:table-cell>
          <table:table-cell table:formula="of:=[.B818]-[.B$2]" office:value-type="float" office:value="40.8799817562103" calcext:value-type="float">
            <text:p>40.8799817562</text:p>
          </table:table-cell>
          <table:table-cell table:formula="of:=[.C817]/([.D818]-[.D817])" office:value-type="float" office:value="11934.2492658332" calcext:value-type="float">
            <text:p>11934.249265833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5472079.58972" calcext:value-type="float">
            <text:p>1455472079.58972</text:p>
          </table:table-cell>
          <table:table-cell office:value-type="float" office:value="584" calcext:value-type="float">
            <text:p>584</text:p>
          </table:table-cell>
          <table:table-cell table:formula="of:=[.B819]-[.B$2]" office:value-type="float" office:value="40.9304461479187" calcext:value-type="float">
            <text:p>40.9304461479</text:p>
          </table:table-cell>
          <table:table-cell table:formula="of:=[.C818]/([.D819]-[.D818])" office:value-type="float" office:value="11572.516386898" calcext:value-type="float">
            <text:p>11572.51638689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5472079.63812" calcext:value-type="float">
            <text:p>1455472079.63812</text:p>
          </table:table-cell>
          <table:table-cell office:value-type="float" office:value="576" calcext:value-type="float">
            <text:p>576</text:p>
          </table:table-cell>
          <table:table-cell table:formula="of:=[.B820]-[.B$2]" office:value-type="float" office:value="40.9788484573364" calcext:value-type="float">
            <text:p>40.9788484573</text:p>
          </table:table-cell>
          <table:table-cell table:formula="of:=[.C819]/([.D820]-[.D819])" office:value-type="float" office:value="12065.5399923158" calcext:value-type="float">
            <text:p>12065.539992315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5472079.68714" calcext:value-type="float">
            <text:p>1455472079.68714</text:p>
          </table:table-cell>
          <table:table-cell office:value-type="float" office:value="576" calcext:value-type="float">
            <text:p>576</text:p>
          </table:table-cell>
          <table:table-cell table:formula="of:=[.B821]-[.B$2]" office:value-type="float" office:value="41.0278663635254" calcext:value-type="float">
            <text:p>41.0278663635</text:p>
          </table:table-cell>
          <table:table-cell table:formula="of:=[.C820]/([.D821]-[.D820])" office:value-type="float" office:value="11750.8079145509" calcext:value-type="float">
            <text:p>11750.807914550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5472079.73888" calcext:value-type="float">
            <text:p>1455472079.73888</text:p>
          </table:table-cell>
          <table:table-cell office:value-type="float" office:value="568" calcext:value-type="float">
            <text:p>568</text:p>
          </table:table-cell>
          <table:table-cell table:formula="of:=[.B822]-[.B$2]" office:value-type="float" office:value="41.0796024799347" calcext:value-type="float">
            <text:p>41.0796024799</text:p>
          </table:table-cell>
          <table:table-cell table:formula="of:=[.C821]/([.D822]-[.D821])" office:value-type="float" office:value="11133.4216786407" calcext:value-type="float">
            <text:p>11133.42167864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5472079.78894" calcext:value-type="float">
            <text:p>1455472079.78894</text:p>
          </table:table-cell>
          <table:table-cell office:value-type="float" office:value="560" calcext:value-type="float">
            <text:p>560</text:p>
          </table:table-cell>
          <table:table-cell table:formula="of:=[.B823]-[.B$2]" office:value-type="float" office:value="41.1296684741974" calcext:value-type="float">
            <text:p>41.1296684742</text:p>
          </table:table-cell>
          <table:table-cell table:formula="of:=[.C822]/([.D823]-[.D822])" office:value-type="float" office:value="11345.0258676521" calcext:value-type="float">
            <text:p>11345.02586765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5472079.83967" calcext:value-type="float">
            <text:p>1455472079.83967</text:p>
          </table:table-cell>
          <table:table-cell office:value-type="float" office:value="560" calcext:value-type="float">
            <text:p>560</text:p>
          </table:table-cell>
          <table:table-cell table:formula="of:=[.B824]-[.B$2]" office:value-type="float" office:value="41.1803939342499" calcext:value-type="float">
            <text:p>41.1803939342</text:p>
          </table:table-cell>
          <table:table-cell table:formula="of:=[.C823]/([.D824]-[.D823])" office:value-type="float" office:value="11039.821017306" calcext:value-type="float">
            <text:p>11039.82101730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5472080.02118" calcext:value-type="float">
            <text:p>1455472080.02118</text:p>
          </table:table-cell>
          <table:table-cell office:value-type="float" office:value="496" calcext:value-type="float">
            <text:p>496</text:p>
          </table:table-cell>
          <table:table-cell table:formula="of:=[.B825]-[.B$2]" office:value-type="float" office:value="41.361908197403" calcext:value-type="float">
            <text:p>41.3619081974</text:p>
          </table:table-cell>
          <table:table-cell table:formula="of:=[.C824]/([.D825]-[.D824])" office:value-type="float" office:value="3085.15700238794" calcext:value-type="float">
            <text:p>3085.157002387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5472080.10304" calcext:value-type="float">
            <text:p>1455472080.10304</text:p>
          </table:table-cell>
          <table:table-cell office:value-type="float" office:value="504" calcext:value-type="float">
            <text:p>504</text:p>
          </table:table-cell>
          <table:table-cell table:formula="of:=[.B826]-[.B$2]" office:value-type="float" office:value="41.4437665939331" calcext:value-type="float">
            <text:p>41.4437665939</text:p>
          </table:table-cell>
          <table:table-cell table:formula="of:=[.C825]/([.D826]-[.D825])" office:value-type="float" office:value="6059.24402412776" calcext:value-type="float">
            <text:p>6059.244024127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5472080.11356" calcext:value-type="float">
            <text:p>1455472080.11356</text:p>
          </table:table-cell>
          <table:table-cell office:value-type="float" office:value="504" calcext:value-type="float">
            <text:p>504</text:p>
          </table:table-cell>
          <table:table-cell table:formula="of:=[.B827]-[.B$2]" office:value-type="float" office:value="41.4542872905731" calcext:value-type="float">
            <text:p>41.4542872906</text:p>
          </table:table-cell>
          <table:table-cell table:formula="of:=[.C826]/([.D827]-[.D826])" office:value-type="float" office:value="47905.5729145421" calcext:value-type="float">
            <text:p>47905.572914542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5472080.12361" calcext:value-type="float">
            <text:p>1455472080.12361</text:p>
          </table:table-cell>
          <table:table-cell office:value-type="float" office:value="504" calcext:value-type="float">
            <text:p>504</text:p>
          </table:table-cell>
          <table:table-cell table:formula="of:=[.B828]-[.B$2]" office:value-type="float" office:value="41.4643359184265" calcext:value-type="float">
            <text:p>41.4643359184</text:p>
          </table:table-cell>
          <table:table-cell table:formula="of:=[.C827]/([.D828]-[.D827])" office:value-type="float" office:value="50156.1016442451" calcext:value-type="float">
            <text:p>50156.101644245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5472080.17384" calcext:value-type="float">
            <text:p>1455472080.17384</text:p>
          </table:table-cell>
          <table:table-cell office:value-type="float" office:value="512" calcext:value-type="float">
            <text:p>512</text:p>
          </table:table-cell>
          <table:table-cell table:formula="of:=[.B829]-[.B$2]" office:value-type="float" office:value="41.5145604610443" calcext:value-type="float">
            <text:p>41.514560461</text:p>
          </table:table-cell>
          <table:table-cell table:formula="of:=[.C828]/([.D829]-[.D828])" office:value-type="float" office:value="10034.934590353" calcext:value-type="float">
            <text:p>10034.93459035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5472080.22332" calcext:value-type="float">
            <text:p>1455472080.22332</text:p>
          </table:table-cell>
          <table:table-cell office:value-type="float" office:value="520" calcext:value-type="float">
            <text:p>520</text:p>
          </table:table-cell>
          <table:table-cell table:formula="of:=[.B830]-[.B$2]" office:value-type="float" office:value="41.564047574997" calcext:value-type="float">
            <text:p>41.564047575</text:p>
          </table:table-cell>
          <table:table-cell table:formula="of:=[.C829]/([.D830]-[.D829])" office:value-type="float" office:value="10346.1276907364" calcext:value-type="float">
            <text:p>10346.127690736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5472080.27342" calcext:value-type="float">
            <text:p>1455472080.27342</text:p>
          </table:table-cell>
          <table:table-cell office:value-type="float" office:value="528" calcext:value-type="float">
            <text:p>528</text:p>
          </table:table-cell>
          <table:table-cell table:formula="of:=[.B831]-[.B$2]" office:value-type="float" office:value="41.6141474246979" calcext:value-type="float">
            <text:p>41.6141474247</text:p>
          </table:table-cell>
          <table:table-cell table:formula="of:=[.C830]/([.D831]-[.D830])" office:value-type="float" office:value="10379.2726545918" calcext:value-type="float">
            <text:p>10379.27265459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5472080.32244" calcext:value-type="float">
            <text:p>1455472080.32244</text:p>
          </table:table-cell>
          <table:table-cell office:value-type="float" office:value="528" calcext:value-type="float">
            <text:p>528</text:p>
          </table:table-cell>
          <table:table-cell table:formula="of:=[.B832]-[.B$2]" office:value-type="float" office:value="41.6631667613983" calcext:value-type="float">
            <text:p>41.6631667614</text:p>
          </table:table-cell>
          <table:table-cell table:formula="of:=[.C831]/([.D832]-[.D831])" office:value-type="float" office:value="10771.259579187" calcext:value-type="float">
            <text:p>10771.25957918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5472080.37345" calcext:value-type="float">
            <text:p>1455472080.37345</text:p>
          </table:table-cell>
          <table:table-cell office:value-type="float" office:value="536" calcext:value-type="float">
            <text:p>536</text:p>
          </table:table-cell>
          <table:table-cell table:formula="of:=[.B833]-[.B$2]" office:value-type="float" office:value="41.7141740322113" calcext:value-type="float">
            <text:p>41.7141740322</text:p>
          </table:table-cell>
          <table:table-cell table:formula="of:=[.C832]/([.D833]-[.D832])" office:value-type="float" office:value="10351.4654202113" calcext:value-type="float">
            <text:p>10351.46542021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5472080.42337" calcext:value-type="float">
            <text:p>1455472080.42337</text:p>
          </table:table-cell>
          <table:table-cell office:value-type="float" office:value="544" calcext:value-type="float">
            <text:p>544</text:p>
          </table:table-cell>
          <table:table-cell table:formula="of:=[.B834]-[.B$2]" office:value-type="float" office:value="41.7640960216522" calcext:value-type="float">
            <text:p>41.7640960217</text:p>
          </table:table-cell>
          <table:table-cell table:formula="of:=[.C833]/([.D834]-[.D833])" office:value-type="float" office:value="10736.7515999007" calcext:value-type="float">
            <text:p>10736.751599900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5472080.47343" calcext:value-type="float">
            <text:p>1455472080.47343</text:p>
          </table:table-cell>
          <table:table-cell office:value-type="float" office:value="544" calcext:value-type="float">
            <text:p>544</text:p>
          </table:table-cell>
          <table:table-cell table:formula="of:=[.B835]-[.B$2]" office:value-type="float" office:value="41.8141558170319" calcext:value-type="float">
            <text:p>41.814155817</text:p>
          </table:table-cell>
          <table:table-cell table:formula="of:=[.C834]/([.D835]-[.D834])" office:value-type="float" office:value="10867.0040673252" calcext:value-type="float">
            <text:p>10867.004067325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5472080.52246" calcext:value-type="float">
            <text:p>1455472080.52246</text:p>
          </table:table-cell>
          <table:table-cell office:value-type="float" office:value="552" calcext:value-type="float">
            <text:p>552</text:p>
          </table:table-cell>
          <table:table-cell table:formula="of:=[.B836]-[.B$2]" office:value-type="float" office:value="41.8631846904755" calcext:value-type="float">
            <text:p>41.8631846905</text:p>
          </table:table-cell>
          <table:table-cell table:formula="of:=[.C835]/([.D836]-[.D835])" office:value-type="float" office:value="11095.5027474932" calcext:value-type="float">
            <text:p>11095.502747493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5472080.57297" calcext:value-type="float">
            <text:p>1455472080.57297</text:p>
          </table:table-cell>
          <table:table-cell office:value-type="float" office:value="560" calcext:value-type="float">
            <text:p>560</text:p>
          </table:table-cell>
          <table:table-cell table:formula="of:=[.B837]-[.B$2]" office:value-type="float" office:value="41.9136972427368" calcext:value-type="float">
            <text:p>41.9136972427</text:p>
          </table:table-cell>
          <table:table-cell table:formula="of:=[.C836]/([.D837]-[.D836])" office:value-type="float" office:value="10927.9768154249" calcext:value-type="float">
            <text:p>10927.976815424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5472080.62347" calcext:value-type="float">
            <text:p>1455472080.62347</text:p>
          </table:table-cell>
          <table:table-cell office:value-type="float" office:value="560" calcext:value-type="float">
            <text:p>560</text:p>
          </table:table-cell>
          <table:table-cell table:formula="of:=[.B838]-[.B$2]" office:value-type="float" office:value="41.9641981124878" calcext:value-type="float">
            <text:p>41.9641981125</text:p>
          </table:table-cell>
          <table:table-cell table:formula="of:=[.C837]/([.D838]-[.D837])" office:value-type="float" office:value="11088.9179287684" calcext:value-type="float">
            <text:p>11088.917928768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5472080.67258" calcext:value-type="float">
            <text:p>1455472080.67258</text:p>
          </table:table-cell>
          <table:table-cell office:value-type="float" office:value="568" calcext:value-type="float">
            <text:p>568</text:p>
          </table:table-cell>
          <table:table-cell table:formula="of:=[.B839]-[.B$2]" office:value-type="float" office:value="42.0133054256439" calcext:value-type="float">
            <text:p>42.0133054256</text:p>
          </table:table-cell>
          <table:table-cell table:formula="of:=[.C838]/([.D839]-[.D838])" office:value-type="float" office:value="11403.5968170276" calcext:value-type="float">
            <text:p>11403.596817027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5472080.72318" calcext:value-type="float">
            <text:p>1455472080.72318</text:p>
          </table:table-cell>
          <table:table-cell office:value-type="float" office:value="568" calcext:value-type="float">
            <text:p>568</text:p>
          </table:table-cell>
          <table:table-cell table:formula="of:=[.B840]-[.B$2]" office:value-type="float" office:value="42.0639069080353" calcext:value-type="float">
            <text:p>42.063906908</text:p>
          </table:table-cell>
          <table:table-cell table:formula="of:=[.C839]/([.D840]-[.D839])" office:value-type="float" office:value="11224.9675929852" calcext:value-type="float">
            <text:p>11224.967592985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5472080.77299" calcext:value-type="float">
            <text:p>1455472080.77299</text:p>
          </table:table-cell>
          <table:table-cell office:value-type="float" office:value="576" calcext:value-type="float">
            <text:p>576</text:p>
          </table:table-cell>
          <table:table-cell table:formula="of:=[.B841]-[.B$2]" office:value-type="float" office:value="42.1137173175812" calcext:value-type="float">
            <text:p>42.1137173176</text:p>
          </table:table-cell>
          <table:table-cell table:formula="of:=[.C840]/([.D841]-[.D840])" office:value-type="float" office:value="11403.238904844" calcext:value-type="float">
            <text:p>11403.23890484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5472080.82281" calcext:value-type="float">
            <text:p>1455472080.82281</text:p>
          </table:table-cell>
          <table:table-cell office:value-type="float" office:value="576" calcext:value-type="float">
            <text:p>576</text:p>
          </table:table-cell>
          <table:table-cell table:formula="of:=[.B842]-[.B$2]" office:value-type="float" office:value="42.163537979126" calcext:value-type="float">
            <text:p>42.1635379791</text:p>
          </table:table-cell>
          <table:table-cell table:formula="of:=[.C841]/([.D842]-[.D841])" office:value-type="float" office:value="11561.4683173576" calcext:value-type="float">
            <text:p>11561.468317357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5472080.87279" calcext:value-type="float">
            <text:p>1455472080.87279</text:p>
          </table:table-cell>
          <table:table-cell office:value-type="float" office:value="584" calcext:value-type="float">
            <text:p>584</text:p>
          </table:table-cell>
          <table:table-cell table:formula="of:=[.B843]-[.B$2]" office:value-type="float" office:value="42.2135138511658" calcext:value-type="float">
            <text:p>42.2135138512</text:p>
          </table:table-cell>
          <table:table-cell table:formula="of:=[.C842]/([.D843]-[.D842])" office:value-type="float" office:value="11525.5617659126" calcext:value-type="float">
            <text:p>11525.561765912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5472080.92367" calcext:value-type="float">
            <text:p>1455472080.92367</text:p>
          </table:table-cell>
          <table:table-cell office:value-type="float" office:value="584" calcext:value-type="float">
            <text:p>584</text:p>
          </table:table-cell>
          <table:table-cell table:formula="of:=[.B844]-[.B$2]" office:value-type="float" office:value="42.2643985748291" calcext:value-type="float">
            <text:p>42.2643985748</text:p>
          </table:table-cell>
          <table:table-cell table:formula="of:=[.C843]/([.D844]-[.D843])" office:value-type="float" office:value="11476.9219120445" calcext:value-type="float">
            <text:p>11476.921912044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5472080.97338" calcext:value-type="float">
            <text:p>1455472080.97338</text:p>
          </table:table-cell>
          <table:table-cell office:value-type="float" office:value="592" calcext:value-type="float">
            <text:p>592</text:p>
          </table:table-cell>
          <table:table-cell table:formula="of:=[.B845]-[.B$2]" office:value-type="float" office:value="42.3141045570374" calcext:value-type="float">
            <text:p>42.314104557</text:p>
          </table:table-cell>
          <table:table-cell table:formula="of:=[.C844]/([.D845]-[.D844])" office:value-type="float" office:value="11749.0888230159" calcext:value-type="float">
            <text:p>11749.088823015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5472081.02297" calcext:value-type="float">
            <text:p>1455472081.02297</text:p>
          </table:table-cell>
          <table:table-cell office:value-type="float" office:value="592" calcext:value-type="float">
            <text:p>592</text:p>
          </table:table-cell>
          <table:table-cell table:formula="of:=[.B846]-[.B$2]" office:value-type="float" office:value="42.3636932373047" calcext:value-type="float">
            <text:p>42.3636932373</text:p>
          </table:table-cell>
          <table:table-cell table:formula="of:=[.C845]/([.D846]-[.D845])" office:value-type="float" office:value="11938.2084138661" calcext:value-type="float">
            <text:p>11938.208413866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5472081.07343" calcext:value-type="float">
            <text:p>1455472081.07343</text:p>
          </table:table-cell>
          <table:table-cell office:value-type="float" office:value="600" calcext:value-type="float">
            <text:p>600</text:p>
          </table:table-cell>
          <table:table-cell table:formula="of:=[.B847]-[.B$2]" office:value-type="float" office:value="42.4141552448273" calcext:value-type="float">
            <text:p>42.4141552448</text:p>
          </table:table-cell>
          <table:table-cell table:formula="of:=[.C846]/([.D847]-[.D846])" office:value-type="float" office:value="11731.5982669747" calcext:value-type="float">
            <text:p>11731.598266974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5472081.12334" calcext:value-type="float">
            <text:p>1455472081.12334</text:p>
          </table:table-cell>
          <table:table-cell office:value-type="float" office:value="600" calcext:value-type="float">
            <text:p>600</text:p>
          </table:table-cell>
          <table:table-cell table:formula="of:=[.B848]-[.B$2]" office:value-type="float" office:value="42.4640619754791" calcext:value-type="float">
            <text:p>42.4640619755</text:p>
          </table:table-cell>
          <table:table-cell table:formula="of:=[.C847]/([.D848]-[.D847])" office:value-type="float" office:value="12022.4264776137" calcext:value-type="float">
            <text:p>12022.426477613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5472081.17348" calcext:value-type="float">
            <text:p>1455472081.17348</text:p>
          </table:table-cell>
          <table:table-cell office:value-type="float" office:value="600" calcext:value-type="float">
            <text:p>600</text:p>
          </table:table-cell>
          <table:table-cell table:formula="of:=[.B849]-[.B$2]" office:value-type="float" office:value="42.51420545578" calcext:value-type="float">
            <text:p>42.5142054558</text:p>
          </table:table-cell>
          <table:table-cell table:formula="of:=[.C848]/([.D849]-[.D848])" office:value-type="float" office:value="11965.6632606969" calcext:value-type="float">
            <text:p>11965.663260696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5472081.22243" calcext:value-type="float">
            <text:p>1455472081.22243</text:p>
          </table:table-cell>
          <table:table-cell office:value-type="float" office:value="608" calcext:value-type="float">
            <text:p>608</text:p>
          </table:table-cell>
          <table:table-cell table:formula="of:=[.B850]-[.B$2]" office:value-type="float" office:value="42.5631518363953" calcext:value-type="float">
            <text:p>42.5631518364</text:p>
          </table:table-cell>
          <table:table-cell table:formula="of:=[.C849]/([.D850]-[.D849])" office:value-type="float" office:value="12258.3119008651" calcext:value-type="float">
            <text:p>12258.311900865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5472081.273" calcext:value-type="float">
            <text:p>1455472081.273</text:p>
          </table:table-cell>
          <table:table-cell office:value-type="float" office:value="608" calcext:value-type="float">
            <text:p>608</text:p>
          </table:table-cell>
          <table:table-cell table:formula="of:=[.B851]-[.B$2]" office:value-type="float" office:value="42.6137218475342" calcext:value-type="float">
            <text:p>42.6137218475</text:p>
          </table:table-cell>
          <table:table-cell table:formula="of:=[.C850]/([.D851]-[.D850])" office:value-type="float" office:value="12022.9358528283" calcext:value-type="float">
            <text:p>12022.935852828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5472081.32289" calcext:value-type="float">
            <text:p>1455472081.32289</text:p>
          </table:table-cell>
          <table:table-cell office:value-type="float" office:value="608" calcext:value-type="float">
            <text:p>608</text:p>
          </table:table-cell>
          <table:table-cell table:formula="of:=[.B852]-[.B$2]" office:value-type="float" office:value="42.6636190414429" calcext:value-type="float">
            <text:p>42.6636190414</text:p>
          </table:table-cell>
          <table:table-cell table:formula="of:=[.C851]/([.D852]-[.D851])" office:value-type="float" office:value="12185.0539553908" calcext:value-type="float">
            <text:p>12185.053955390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5472081.37264" calcext:value-type="float">
            <text:p>1455472081.37264</text:p>
          </table:table-cell>
          <table:table-cell office:value-type="float" office:value="608" calcext:value-type="float">
            <text:p>608</text:p>
          </table:table-cell>
          <table:table-cell table:formula="of:=[.B853]-[.B$2]" office:value-type="float" office:value="42.7133600711823" calcext:value-type="float">
            <text:p>42.7133600712</text:p>
          </table:table-cell>
          <table:table-cell table:formula="of:=[.C852]/([.D853]-[.D852])" office:value-type="float" office:value="12223.3094727962" calcext:value-type="float">
            <text:p>12223.309472796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5472081.42332" calcext:value-type="float">
            <text:p>1455472081.42332</text:p>
          </table:table-cell>
          <table:table-cell office:value-type="float" office:value="608" calcext:value-type="float">
            <text:p>608</text:p>
          </table:table-cell>
          <table:table-cell table:formula="of:=[.B854]-[.B$2]" office:value-type="float" office:value="42.7640442848206" calcext:value-type="float">
            <text:p>42.7640442848</text:p>
          </table:table-cell>
          <table:table-cell table:formula="of:=[.C853]/([.D854]-[.D853])" office:value-type="float" office:value="11995.8455770633" calcext:value-type="float">
            <text:p>11995.845577063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5472081.47331" calcext:value-type="float">
            <text:p>1455472081.47331</text:p>
          </table:table-cell>
          <table:table-cell office:value-type="float" office:value="608" calcext:value-type="float">
            <text:p>608</text:p>
          </table:table-cell>
          <table:table-cell table:formula="of:=[.B855]-[.B$2]" office:value-type="float" office:value="42.8140373229981" calcext:value-type="float">
            <text:p>42.814037323</text:p>
          </table:table-cell>
          <table:table-cell table:formula="of:=[.C854]/([.D855]-[.D854])" office:value-type="float" office:value="12161.6933510106" calcext:value-type="float">
            <text:p>12161.693351010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5472081.52246" calcext:value-type="float">
            <text:p>1455472081.52246</text:p>
          </table:table-cell>
          <table:table-cell office:value-type="float" office:value="608" calcext:value-type="float">
            <text:p>608</text:p>
          </table:table-cell>
          <table:table-cell table:formula="of:=[.B856]-[.B$2]" office:value-type="float" office:value="42.8631899356842" calcext:value-type="float">
            <text:p>42.8631899357</text:p>
          </table:table-cell>
          <table:table-cell table:formula="of:=[.C855]/([.D856]-[.D855])" office:value-type="float" office:value="12369.6374775054" calcext:value-type="float">
            <text:p>12369.637477505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5472081.57347" calcext:value-type="float">
            <text:p>1455472081.57347</text:p>
          </table:table-cell>
          <table:table-cell office:value-type="float" office:value="608" calcext:value-type="float">
            <text:p>608</text:p>
          </table:table-cell>
          <table:table-cell table:formula="of:=[.B857]-[.B$2]" office:value-type="float" office:value="42.9141993522644" calcext:value-type="float">
            <text:p>42.9141993523</text:p>
          </table:table-cell>
          <table:table-cell table:formula="of:=[.C856]/([.D857]-[.D856])" office:value-type="float" office:value="11919.3678493473" calcext:value-type="float">
            <text:p>11919.367849347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5472081.62254" calcext:value-type="float">
            <text:p>1455472081.62254</text:p>
          </table:table-cell>
          <table:table-cell office:value-type="float" office:value="608" calcext:value-type="float">
            <text:p>608</text:p>
          </table:table-cell>
          <table:table-cell table:formula="of:=[.B858]-[.B$2]" office:value-type="float" office:value="42.9632654190064" calcext:value-type="float">
            <text:p>42.963265419</text:p>
          </table:table-cell>
          <table:table-cell table:formula="of:=[.C857]/([.D858]-[.D857])" office:value-type="float" office:value="12391.4558547702" calcext:value-type="float">
            <text:p>12391.455854770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5472081.67307" calcext:value-type="float">
            <text:p>1455472081.67307</text:p>
          </table:table-cell>
          <table:table-cell office:value-type="float" office:value="608" calcext:value-type="float">
            <text:p>608</text:p>
          </table:table-cell>
          <table:table-cell table:formula="of:=[.B859]-[.B$2]" office:value-type="float" office:value="43.0137984752655" calcext:value-type="float">
            <text:p>43.0137984753</text:p>
          </table:table-cell>
          <table:table-cell table:formula="of:=[.C858]/([.D859]-[.D858])" office:value-type="float" office:value="12031.7282390741" calcext:value-type="float">
            <text:p>12031.728239074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5472081.72286" calcext:value-type="float">
            <text:p>1455472081.72286</text:p>
          </table:table-cell>
          <table:table-cell office:value-type="float" office:value="608" calcext:value-type="float">
            <text:p>608</text:p>
          </table:table-cell>
          <table:table-cell table:formula="of:=[.B860]-[.B$2]" office:value-type="float" office:value="43.0635840892792" calcext:value-type="float">
            <text:p>43.0635840893</text:p>
          </table:table-cell>
          <table:table-cell table:formula="of:=[.C859]/([.D860]-[.D859])" office:value-type="float" office:value="12212.3631905601" calcext:value-type="float">
            <text:p>12212.363190560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5472081.77368" calcext:value-type="float">
            <text:p>1455472081.77368</text:p>
          </table:table-cell>
          <table:table-cell office:value-type="float" office:value="608" calcext:value-type="float">
            <text:p>608</text:p>
          </table:table-cell>
          <table:table-cell table:formula="of:=[.B861]-[.B$2]" office:value-type="float" office:value="43.1144013404846" calcext:value-type="float">
            <text:p>43.1144013405</text:p>
          </table:table-cell>
          <table:table-cell table:formula="of:=[.C860]/([.D861]-[.D860])" office:value-type="float" office:value="11964.4409246375" calcext:value-type="float">
            <text:p>11964.440924637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5472081.82355" calcext:value-type="float">
            <text:p>1455472081.82355</text:p>
          </table:table-cell>
          <table:table-cell office:value-type="float" office:value="608" calcext:value-type="float">
            <text:p>608</text:p>
          </table:table-cell>
          <table:table-cell table:formula="of:=[.B862]-[.B$2]" office:value-type="float" office:value="43.1642780303955" calcext:value-type="float">
            <text:p>43.1642780304</text:p>
          </table:table-cell>
          <table:table-cell table:formula="of:=[.C861]/([.D862]-[.D861])" office:value-type="float" office:value="12190.0631554795" calcext:value-type="float">
            <text:p>12190.063155479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5472081.87319" calcext:value-type="float">
            <text:p>1455472081.87319</text:p>
          </table:table-cell>
          <table:table-cell office:value-type="float" office:value="608" calcext:value-type="float">
            <text:p>608</text:p>
          </table:table-cell>
          <table:table-cell table:formula="of:=[.B863]-[.B$2]" office:value-type="float" office:value="43.2139120101929" calcext:value-type="float">
            <text:p>43.2139120102</text:p>
          </table:table-cell>
          <table:table-cell table:formula="of:=[.C862]/([.D863]-[.D862])" office:value-type="float" office:value="12249.6725525987" calcext:value-type="float">
            <text:p>12249.672552598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5472081.92413" calcext:value-type="float">
            <text:p>1455472081.92413</text:p>
          </table:table-cell>
          <table:table-cell office:value-type="float" office:value="608" calcext:value-type="float">
            <text:p>608</text:p>
          </table:table-cell>
          <table:table-cell table:formula="of:=[.B864]-[.B$2]" office:value-type="float" office:value="43.2648546695709" calcext:value-type="float">
            <text:p>43.2648546696</text:p>
          </table:table-cell>
          <table:table-cell table:formula="of:=[.C863]/([.D864]-[.D863])" office:value-type="float" office:value="11934.9874431948" calcext:value-type="float">
            <text:p>11934.987443194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5472081.97284" calcext:value-type="float">
            <text:p>1455472081.97284</text:p>
          </table:table-cell>
          <table:table-cell office:value-type="float" office:value="600" calcext:value-type="float">
            <text:p>600</text:p>
          </table:table-cell>
          <table:table-cell table:formula="of:=[.B865]-[.B$2]" office:value-type="float" office:value="43.3135623931885" calcext:value-type="float">
            <text:p>43.3135623932</text:p>
          </table:table-cell>
          <table:table-cell table:formula="of:=[.C864]/([.D865]-[.D864])" office:value-type="float" office:value="12482.619897697" calcext:value-type="float">
            <text:p>12482.61989769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5472082.02282" calcext:value-type="float">
            <text:p>1455472082.02282</text:p>
          </table:table-cell>
          <table:table-cell office:value-type="float" office:value="600" calcext:value-type="float">
            <text:p>600</text:p>
          </table:table-cell>
          <table:table-cell table:formula="of:=[.B866]-[.B$2]" office:value-type="float" office:value="43.3635454177856" calcext:value-type="float">
            <text:p>43.3635454178</text:p>
          </table:table-cell>
          <table:table-cell table:formula="of:=[.C865]/([.D866]-[.D865])" office:value-type="float" office:value="12004.0754803381" calcext:value-type="float">
            <text:p>12004.075480338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5472082.07311" calcext:value-type="float">
            <text:p>1455472082.07311</text:p>
          </table:table-cell>
          <table:table-cell office:value-type="float" office:value="600" calcext:value-type="float">
            <text:p>600</text:p>
          </table:table-cell>
          <table:table-cell table:formula="of:=[.B867]-[.B$2]" office:value-type="float" office:value="43.4138309955597" calcext:value-type="float">
            <text:p>43.4138309956</text:p>
          </table:table-cell>
          <table:table-cell table:formula="of:=[.C866]/([.D867]-[.D866])" office:value-type="float" office:value="11931.8505734592" calcext:value-type="float">
            <text:p>11931.850573459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5472082.12278" calcext:value-type="float">
            <text:p>1455472082.12278</text:p>
          </table:table-cell>
          <table:table-cell office:value-type="float" office:value="592" calcext:value-type="float">
            <text:p>592</text:p>
          </table:table-cell>
          <table:table-cell table:formula="of:=[.B868]-[.B$2]" office:value-type="float" office:value="43.4635071754456" calcext:value-type="float">
            <text:p>43.4635071754</text:p>
          </table:table-cell>
          <table:table-cell table:formula="of:=[.C867]/([.D868]-[.D867])" office:value-type="float" office:value="12078.2234338179" calcext:value-type="float">
            <text:p>12078.223433817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5472082.17243" calcext:value-type="float">
            <text:p>1455472082.17243</text:p>
          </table:table-cell>
          <table:table-cell office:value-type="float" office:value="592" calcext:value-type="float">
            <text:p>592</text:p>
          </table:table-cell>
          <table:table-cell table:formula="of:=[.B869]-[.B$2]" office:value-type="float" office:value="43.5131559371948" calcext:value-type="float">
            <text:p>43.5131559372</text:p>
          </table:table-cell>
          <table:table-cell table:formula="of:=[.C868]/([.D869]-[.D868])" office:value-type="float" office:value="11923.7616234957" calcext:value-type="float">
            <text:p>11923.761623495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5472082.22316" calcext:value-type="float">
            <text:p>1455472082.22316</text:p>
          </table:table-cell>
          <table:table-cell office:value-type="float" office:value="584" calcext:value-type="float">
            <text:p>584</text:p>
          </table:table-cell>
          <table:table-cell table:formula="of:=[.B870]-[.B$2]" office:value-type="float" office:value="43.5638871192932" calcext:value-type="float">
            <text:p>43.5638871193</text:p>
          </table:table-cell>
          <table:table-cell table:formula="of:=[.C869]/([.D870]-[.D869])" office:value-type="float" office:value="11669.3515804908" calcext:value-type="float">
            <text:p>11669.351580490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5472082.27274" calcext:value-type="float">
            <text:p>1455472082.27274</text:p>
          </table:table-cell>
          <table:table-cell office:value-type="float" office:value="584" calcext:value-type="float">
            <text:p>584</text:p>
          </table:table-cell>
          <table:table-cell table:formula="of:=[.B871]-[.B$2]" office:value-type="float" office:value="43.6134626865387" calcext:value-type="float">
            <text:p>43.6134626865</text:p>
          </table:table-cell>
          <table:table-cell table:formula="of:=[.C870]/([.D871]-[.D870])" office:value-type="float" office:value="11779.9963257749" calcext:value-type="float">
            <text:p>11779.996325774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5472082.3232" calcext:value-type="float">
            <text:p>1455472082.3232</text:p>
          </table:table-cell>
          <table:table-cell office:value-type="float" office:value="576" calcext:value-type="float">
            <text:p>576</text:p>
          </table:table-cell>
          <table:table-cell table:formula="of:=[.B872]-[.B$2]" office:value-type="float" office:value="43.6639270782471" calcext:value-type="float">
            <text:p>43.6639270782</text:p>
          </table:table-cell>
          <table:table-cell table:formula="of:=[.C871]/([.D872]-[.D871])" office:value-type="float" office:value="11572.516386898" calcext:value-type="float">
            <text:p>11572.51638689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5472082.37279" calcext:value-type="float">
            <text:p>1455472082.37279</text:p>
          </table:table-cell>
          <table:table-cell office:value-type="float" office:value="576" calcext:value-type="float">
            <text:p>576</text:p>
          </table:table-cell>
          <table:table-cell table:formula="of:=[.B873]-[.B$2]" office:value-type="float" office:value="43.7135121822357" calcext:value-type="float">
            <text:p>43.7135121822</text:p>
          </table:table-cell>
          <table:table-cell table:formula="of:=[.C872]/([.D873]-[.D872])" office:value-type="float" office:value="11616.3918932564" calcext:value-type="float">
            <text:p>11616.391893256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5472082.42277" calcext:value-type="float">
            <text:p>1455472082.42277</text:p>
          </table:table-cell>
          <table:table-cell office:value-type="float" office:value="568" calcext:value-type="float">
            <text:p>568</text:p>
          </table:table-cell>
          <table:table-cell table:formula="of:=[.B874]-[.B$2]" office:value-type="float" office:value="43.7634990215302" calcext:value-type="float">
            <text:p>43.7634990215</text:p>
          </table:table-cell>
          <table:table-cell table:formula="of:=[.C873]/([.D874]-[.D873])" office:value-type="float" office:value="11523.0330248975" calcext:value-type="float">
            <text:p>11523.033024897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5472082.47251" calcext:value-type="float">
            <text:p>1455472082.47251</text:p>
          </table:table-cell>
          <table:table-cell office:value-type="float" office:value="568" calcext:value-type="float">
            <text:p>568</text:p>
          </table:table-cell>
          <table:table-cell table:formula="of:=[.B875]-[.B$2]" office:value-type="float" office:value="43.8132307529449" calcext:value-type="float">
            <text:p>43.8132307529</text:p>
          </table:table-cell>
          <table:table-cell table:formula="of:=[.C874]/([.D875]-[.D874])" office:value-type="float" office:value="11421.2794093677" calcext:value-type="float">
            <text:p>11421.279409367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5472082.52243" calcext:value-type="float">
            <text:p>1455472082.52243</text:p>
          </table:table-cell>
          <table:table-cell office:value-type="float" office:value="560" calcext:value-type="float">
            <text:p>560</text:p>
          </table:table-cell>
          <table:table-cell table:formula="of:=[.B876]-[.B$2]" office:value-type="float" office:value="43.8631510734558" calcext:value-type="float">
            <text:p>43.8631510735</text:p>
          </table:table-cell>
          <table:table-cell table:formula="of:=[.C875]/([.D876]-[.D875])" office:value-type="float" office:value="11378.1320750211" calcext:value-type="float">
            <text:p>11378.132075021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5472082.5728" calcext:value-type="float">
            <text:p>1455472082.5728</text:p>
          </table:table-cell>
          <table:table-cell office:value-type="float" office:value="560" calcext:value-type="float">
            <text:p>560</text:p>
          </table:table-cell>
          <table:table-cell table:formula="of:=[.B877]-[.B$2]" office:value-type="float" office:value="43.913526058197" calcext:value-type="float">
            <text:p>43.9135260582</text:p>
          </table:table-cell>
          <table:table-cell table:formula="of:=[.C876]/([.D877]-[.D876])" office:value-type="float" office:value="11116.628677445" calcext:value-type="float">
            <text:p>11116.62867744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5472082.62275" calcext:value-type="float">
            <text:p>1455472082.62275</text:p>
          </table:table-cell>
          <table:table-cell office:value-type="float" office:value="552" calcext:value-type="float">
            <text:p>552</text:p>
          </table:table-cell>
          <table:table-cell table:formula="of:=[.B878]-[.B$2]" office:value-type="float" office:value="43.9634737968445" calcext:value-type="float">
            <text:p>43.9634737968</text:p>
          </table:table-cell>
          <table:table-cell table:formula="of:=[.C877]/([.D878]-[.D877])" office:value-type="float" office:value="11211.7187917669" calcext:value-type="float">
            <text:p>11211.718791766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5472082.67306" calcext:value-type="float">
            <text:p>1455472082.67306</text:p>
          </table:table-cell>
          <table:table-cell office:value-type="float" office:value="544" calcext:value-type="float">
            <text:p>544</text:p>
          </table:table-cell>
          <table:table-cell table:formula="of:=[.B879]-[.B$2]" office:value-type="float" office:value="44.0137882232666" calcext:value-type="float">
            <text:p>44.0137882233</text:p>
          </table:table-cell>
          <table:table-cell table:formula="of:=[.C878]/([.D879]-[.D878])" office:value-type="float" office:value="10971.0085009998" calcext:value-type="float">
            <text:p>10971.008500999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5472082.72321" calcext:value-type="float">
            <text:p>1455472082.72321</text:p>
          </table:table-cell>
          <table:table-cell office:value-type="float" office:value="544" calcext:value-type="float">
            <text:p>544</text:p>
          </table:table-cell>
          <table:table-cell table:formula="of:=[.B880]-[.B$2]" office:value-type="float" office:value="44.0639319419861" calcext:value-type="float">
            <text:p>44.063931942</text:p>
          </table:table-cell>
          <table:table-cell table:formula="of:=[.C879]/([.D880]-[.D879])" office:value-type="float" office:value="10848.8164398672" calcext:value-type="float">
            <text:p>10848.816439867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5472082.77326" calcext:value-type="float">
            <text:p>1455472082.77326</text:p>
          </table:table-cell>
          <table:table-cell office:value-type="float" office:value="536" calcext:value-type="float">
            <text:p>536</text:p>
          </table:table-cell>
          <table:table-cell table:formula="of:=[.B881]-[.B$2]" office:value-type="float" office:value="44.113981962204" calcext:value-type="float">
            <text:p>44.1139819622</text:p>
          </table:table-cell>
          <table:table-cell table:formula="of:=[.C880]/([.D881]-[.D880])" office:value-type="float" office:value="10869.1264785042" calcext:value-type="float">
            <text:p>10869.126478504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5472082.82354" calcext:value-type="float">
            <text:p>1455472082.82354</text:p>
          </table:table-cell>
          <table:table-cell office:value-type="float" office:value="528" calcext:value-type="float">
            <text:p>528</text:p>
          </table:table-cell>
          <table:table-cell table:formula="of:=[.B882]-[.B$2]" office:value-type="float" office:value="44.1642663478851" calcext:value-type="float">
            <text:p>44.1642663479</text:p>
          </table:table-cell>
          <table:table-cell table:formula="of:=[.C881]/([.D882]-[.D881])" office:value-type="float" office:value="10659.3725415821" calcext:value-type="float">
            <text:p>10659.37254158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5472082.87279" calcext:value-type="float">
            <text:p>1455472082.87279</text:p>
          </table:table-cell>
          <table:table-cell office:value-type="float" office:value="520" calcext:value-type="float">
            <text:p>520</text:p>
          </table:table-cell>
          <table:table-cell table:formula="of:=[.B883]-[.B$2]" office:value-type="float" office:value="44.2135150432587" calcext:value-type="float">
            <text:p>44.2135150433</text:p>
          </table:table-cell>
          <table:table-cell table:formula="of:=[.C882]/([.D883]-[.D882])" office:value-type="float" office:value="10721.0961832652" calcext:value-type="float">
            <text:p>10721.096183265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5472082.9225" calcext:value-type="float">
            <text:p>1455472082.9225</text:p>
          </table:table-cell>
          <table:table-cell office:value-type="float" office:value="520" calcext:value-type="float">
            <text:p>520</text:p>
          </table:table-cell>
          <table:table-cell table:formula="of:=[.B884]-[.B$2]" office:value-type="float" office:value="44.2632231712341" calcext:value-type="float">
            <text:p>44.2632231712</text:p>
          </table:table-cell>
          <table:table-cell table:formula="of:=[.C883]/([.D884]-[.D883])" office:value-type="float" office:value="10461.0658493652" calcext:value-type="float">
            <text:p>10461.065849365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5472082.97338" calcext:value-type="float">
            <text:p>1455472082.97338</text:p>
          </table:table-cell>
          <table:table-cell office:value-type="float" office:value="512" calcext:value-type="float">
            <text:p>512</text:p>
          </table:table-cell>
          <table:table-cell table:formula="of:=[.B885]-[.B$2]" office:value-type="float" office:value="44.3141098022461" calcext:value-type="float">
            <text:p>44.3141098022</text:p>
          </table:table-cell>
          <table:table-cell table:formula="of:=[.C884]/([.D885]-[.D884])" office:value-type="float" office:value="10218.7940065781" calcext:value-type="float">
            <text:p>10218.794006578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5472083.02333" calcext:value-type="float">
            <text:p>1455472083.02333</text:p>
          </table:table-cell>
          <table:table-cell office:value-type="float" office:value="504" calcext:value-type="float">
            <text:p>504</text:p>
          </table:table-cell>
          <table:table-cell table:formula="of:=[.B886]-[.B$2]" office:value-type="float" office:value="44.364054441452" calcext:value-type="float">
            <text:p>44.3640544415</text:p>
          </table:table-cell>
          <table:table-cell table:formula="of:=[.C885]/([.D886]-[.D885])" office:value-type="float" office:value="10251.3504580324" calcext:value-type="float">
            <text:p>10251.350458032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5472083.07249" calcext:value-type="float">
            <text:p>1455472083.07249</text:p>
          </table:table-cell>
          <table:table-cell office:value-type="float" office:value="504" calcext:value-type="float">
            <text:p>504</text:p>
          </table:table-cell>
          <table:table-cell table:formula="of:=[.B887]-[.B$2]" office:value-type="float" office:value="44.413215637207" calcext:value-type="float">
            <text:p>44.4132156372</text:p>
          </table:table-cell>
          <table:table-cell table:formula="of:=[.C886]/([.D887]-[.D886])" office:value-type="float" office:value="10251.9882248529" calcext:value-type="float">
            <text:p>10251.988224852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5472083.12303" calcext:value-type="float">
            <text:p>1455472083.12303</text:p>
          </table:table-cell>
          <table:table-cell office:value-type="float" office:value="496" calcext:value-type="float">
            <text:p>496</text:p>
          </table:table-cell>
          <table:table-cell table:formula="of:=[.B888]-[.B$2]" office:value-type="float" office:value="44.4637577533722" calcext:value-type="float">
            <text:p>44.4637577534</text:p>
          </table:table-cell>
          <table:table-cell table:formula="of:=[.C887]/([.D888]-[.D887])" office:value-type="float" office:value="9971.88163536787" calcext:value-type="float">
            <text:p>9971.881635367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5472083.17345" calcext:value-type="float">
            <text:p>1455472083.17345</text:p>
          </table:table-cell>
          <table:table-cell office:value-type="float" office:value="488" calcext:value-type="float">
            <text:p>488</text:p>
          </table:table-cell>
          <table:table-cell table:formula="of:=[.B889]-[.B$2]" office:value-type="float" office:value="44.514178276062" calcext:value-type="float">
            <text:p>44.5141782761</text:p>
          </table:table-cell>
          <table:table-cell table:formula="of:=[.C888]/([.D889]-[.D888])" office:value-type="float" office:value="9837.26414443042" calcext:value-type="float">
            <text:p>9837.264144430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5472083.22323" calcext:value-type="float">
            <text:p>1455472083.22323</text:p>
          </table:table-cell>
          <table:table-cell office:value-type="float" office:value="480" calcext:value-type="float">
            <text:p>480</text:p>
          </table:table-cell>
          <table:table-cell table:formula="of:=[.B890]-[.B$2]" office:value-type="float" office:value="44.5639541149139" calcext:value-type="float">
            <text:p>44.5639541149</text:p>
          </table:table-cell>
          <table:table-cell table:formula="of:=[.C889]/([.D890]-[.D889])" office:value-type="float" office:value="9803.9533085858" calcext:value-type="float">
            <text:p>9803.953308585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5472083.27272" calcext:value-type="float">
            <text:p>1455472083.27272</text:p>
          </table:table-cell>
          <table:table-cell office:value-type="float" office:value="480" calcext:value-type="float">
            <text:p>480</text:p>
          </table:table-cell>
          <table:table-cell table:formula="of:=[.B891]-[.B$2]" office:value-type="float" office:value="44.6134407520294" calcext:value-type="float">
            <text:p>44.613440752</text:p>
          </table:table-cell>
          <table:table-cell table:formula="of:=[.C890]/([.D891]-[.D890])" office:value-type="float" office:value="9699.58817124522" calcext:value-type="float">
            <text:p>9699.588171245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5472083.32268" calcext:value-type="float">
            <text:p>1455472083.32268</text:p>
          </table:table-cell>
          <table:table-cell office:value-type="float" office:value="472" calcext:value-type="float">
            <text:p>472</text:p>
          </table:table-cell>
          <table:table-cell table:formula="of:=[.B892]-[.B$2]" office:value-type="float" office:value="44.6634073257446" calcext:value-type="float">
            <text:p>44.6634073257</text:p>
          </table:table-cell>
          <table:table-cell table:formula="of:=[.C891]/([.D892]-[.D891])" office:value-type="float" office:value="9606.42214004533" calcext:value-type="float">
            <text:p>9606.422140045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5472083.37298" calcext:value-type="float">
            <text:p>1455472083.37298</text:p>
          </table:table-cell>
          <table:table-cell office:value-type="float" office:value="464" calcext:value-type="float">
            <text:p>464</text:p>
          </table:table-cell>
          <table:table-cell table:formula="of:=[.B893]-[.B$2]" office:value-type="float" office:value="44.7137079238892" calcext:value-type="float">
            <text:p>44.7137079239</text:p>
          </table:table-cell>
          <table:table-cell table:formula="of:=[.C892]/([.D893]-[.D892])" office:value-type="float" office:value="9383.58622781738" calcext:value-type="float">
            <text:p>9383.586227817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5472083.42356" calcext:value-type="float">
            <text:p>1455472083.42356</text:p>
          </table:table-cell>
          <table:table-cell office:value-type="float" office:value="456" calcext:value-type="float">
            <text:p>456</text:p>
          </table:table-cell>
          <table:table-cell table:formula="of:=[.B894]-[.B$2]" office:value-type="float" office:value="44.7642817497253" calcext:value-type="float">
            <text:p>44.7642817497</text:p>
          </table:table-cell>
          <table:table-cell table:formula="of:=[.C893]/([.D894]-[.D893])" office:value-type="float" office:value="9174.70632937649" calcext:value-type="float">
            <text:p>9174.706329376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5472083.47283" calcext:value-type="float">
            <text:p>1455472083.47283</text:p>
          </table:table-cell>
          <table:table-cell office:value-type="float" office:value="456" calcext:value-type="float">
            <text:p>456</text:p>
          </table:table-cell>
          <table:table-cell table:formula="of:=[.B895]-[.B$2]" office:value-type="float" office:value="44.8135502338409" calcext:value-type="float">
            <text:p>44.8135502338</text:p>
          </table:table-cell>
          <table:table-cell table:formula="of:=[.C894]/([.D895]-[.D894])" office:value-type="float" office:value="9255.40958252479" calcext:value-type="float">
            <text:p>9255.409582524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5472083.52331" calcext:value-type="float">
            <text:p>1455472083.52331</text:p>
          </table:table-cell>
          <table:table-cell office:value-type="float" office:value="448" calcext:value-type="float">
            <text:p>448</text:p>
          </table:table-cell>
          <table:table-cell table:formula="of:=[.B896]-[.B$2]" office:value-type="float" office:value="44.8640353679657" calcext:value-type="float">
            <text:p>44.864035368</text:p>
          </table:table-cell>
          <table:table-cell table:formula="of:=[.C895]/([.D896]-[.D895])" office:value-type="float" office:value="9032.36186068477" calcext:value-type="float">
            <text:p>9032.361860684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5472083.57345" calcext:value-type="float">
            <text:p>1455472083.57345</text:p>
          </table:table-cell>
          <table:table-cell office:value-type="float" office:value="440" calcext:value-type="float">
            <text:p>440</text:p>
          </table:table-cell>
          <table:table-cell table:formula="of:=[.B897]-[.B$2]" office:value-type="float" office:value="44.9141788482666" calcext:value-type="float">
            <text:p>44.9141788483</text:p>
          </table:table-cell>
          <table:table-cell table:formula="of:=[.C896]/([.D897]-[.D896])" office:value-type="float" office:value="8934.36190132039" calcext:value-type="float">
            <text:p>8934.361901320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5472083.62358" calcext:value-type="float">
            <text:p>1455472083.62358</text:p>
          </table:table-cell>
          <table:table-cell office:value-type="float" office:value="440" calcext:value-type="float">
            <text:p>440</text:p>
          </table:table-cell>
          <table:table-cell table:formula="of:=[.B898]-[.B$2]" office:value-type="float" office:value="44.9643046855927" calcext:value-type="float">
            <text:p>44.9643046856</text:p>
          </table:table-cell>
          <table:table-cell table:formula="of:=[.C897]/([.D898]-[.D897])" office:value-type="float" office:value="8777.90823000052" calcext:value-type="float">
            <text:p>8777.908230000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5472083.6731" calcext:value-type="float">
            <text:p>1455472083.6731</text:p>
          </table:table-cell>
          <table:table-cell office:value-type="float" office:value="432" calcext:value-type="float">
            <text:p>432</text:p>
          </table:table-cell>
          <table:table-cell table:formula="of:=[.B899]-[.B$2]" office:value-type="float" office:value="45.0138299465179" calcext:value-type="float">
            <text:p>45.0138299465</text:p>
          </table:table-cell>
          <table:table-cell table:formula="of:=[.C898]/([.D899]-[.D898])" office:value-type="float" office:value="8884.35500953188" calcext:value-type="float">
            <text:p>8884.355009531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5472083.72258" calcext:value-type="float">
            <text:p>1455472083.72258</text:p>
          </table:table-cell>
          <table:table-cell office:value-type="float" office:value="424" calcext:value-type="float">
            <text:p>424</text:p>
          </table:table-cell>
          <table:table-cell table:formula="of:=[.B900]-[.B$2]" office:value-type="float" office:value="45.0633034706116" calcext:value-type="float">
            <text:p>45.0633034706</text:p>
          </table:table-cell>
          <table:table-cell table:formula="of:=[.C899]/([.D900]-[.D899])" office:value-type="float" office:value="8731.94315372493" calcext:value-type="float">
            <text:p>8731.943153724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5472083.77265" calcext:value-type="float">
            <text:p>1455472083.77265</text:p>
          </table:table-cell>
          <table:table-cell office:value-type="float" office:value="424" calcext:value-type="float">
            <text:p>424</text:p>
          </table:table-cell>
          <table:table-cell table:formula="of:=[.B901]-[.B$2]" office:value-type="float" office:value="45.1133785247803" calcext:value-type="float">
            <text:p>45.1133785248</text:p>
          </table:table-cell>
          <table:table-cell table:formula="of:=[.C900]/([.D901]-[.D900])" office:value-type="float" office:value="8467.2898919202" calcext:value-type="float">
            <text:p>8467.28989192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5472083.82317" calcext:value-type="float">
            <text:p>1455472083.82317</text:p>
          </table:table-cell>
          <table:table-cell office:value-type="float" office:value="416" calcext:value-type="float">
            <text:p>416</text:p>
          </table:table-cell>
          <table:table-cell table:formula="of:=[.B902]-[.B$2]" office:value-type="float" office:value="45.1638915538788" calcext:value-type="float">
            <text:p>45.1638915539</text:p>
          </table:table-cell>
          <table:table-cell table:formula="of:=[.C901]/([.D902]-[.D901])" office:value-type="float" office:value="8393.87396810263" calcext:value-type="float">
            <text:p>8393.873968102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5472083.87305" calcext:value-type="float">
            <text:p>1455472083.87305</text:p>
          </table:table-cell>
          <table:table-cell office:value-type="float" office:value="408" calcext:value-type="float">
            <text:p>408</text:p>
          </table:table-cell>
          <table:table-cell table:formula="of:=[.B903]-[.B$2]" office:value-type="float" office:value="45.2137713432312" calcext:value-type="float">
            <text:p>45.2137713432</text:p>
          </table:table-cell>
          <table:table-cell table:formula="of:=[.C902]/([.D903]-[.D902])" office:value-type="float" office:value="8340.05125925501" calcext:value-type="float">
            <text:p>8340.05125925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5472083.92341" calcext:value-type="float">
            <text:p>1455472083.92341</text:p>
          </table:table-cell>
          <table:table-cell office:value-type="float" office:value="408" calcext:value-type="float">
            <text:p>408</text:p>
          </table:table-cell>
          <table:table-cell table:formula="of:=[.B904]-[.B$2]" office:value-type="float" office:value="45.2641322612763" calcext:value-type="float">
            <text:p>45.2641322613</text:p>
          </table:table-cell>
          <table:table-cell table:formula="of:=[.C903]/([.D904]-[.D903])" office:value-type="float" office:value="8101.52030260996" calcext:value-type="float">
            <text:p>8101.5203026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5472083.97256" calcext:value-type="float">
            <text:p>1455472083.97256</text:p>
          </table:table-cell>
          <table:table-cell office:value-type="float" office:value="400" calcext:value-type="float">
            <text:p>400</text:p>
          </table:table-cell>
          <table:table-cell table:formula="of:=[.B905]-[.B$2]" office:value-type="float" office:value="45.3132836818695" calcext:value-type="float">
            <text:p>45.3132836819</text:p>
          </table:table-cell>
          <table:table-cell table:formula="of:=[.C904]/([.D905]-[.D904])" office:value-type="float" office:value="8300.87910126312" calcext:value-type="float">
            <text:p>8300.879101263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5472084.02291" calcext:value-type="float">
            <text:p>1455472084.02291</text:p>
          </table:table-cell>
          <table:table-cell office:value-type="float" office:value="400" calcext:value-type="float">
            <text:p>400</text:p>
          </table:table-cell>
          <table:table-cell table:formula="of:=[.B906]-[.B$2]" office:value-type="float" office:value="45.3636317253113" calcext:value-type="float">
            <text:p>45.3636317253</text:p>
          </table:table-cell>
          <table:table-cell table:formula="of:=[.C905]/([.D906]-[.D905])" office:value-type="float" office:value="7944.69799928969" calcext:value-type="float">
            <text:p>7944.697999289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5472084.07249" calcext:value-type="float">
            <text:p>1455472084.07249</text:p>
          </table:table-cell>
          <table:table-cell office:value-type="float" office:value="392" calcext:value-type="float">
            <text:p>392</text:p>
          </table:table-cell>
          <table:table-cell table:formula="of:=[.B907]-[.B$2]" office:value-type="float" office:value="45.4132175445557" calcext:value-type="float">
            <text:p>45.4132175446</text:p>
          </table:table-cell>
          <table:table-cell table:formula="of:=[.C906]/([.D907]-[.D906])" office:value-type="float" office:value="8066.82245237477" calcext:value-type="float">
            <text:p>8066.822452374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5472084.12339" calcext:value-type="float">
            <text:p>1455472084.12339</text:p>
          </table:table-cell>
          <table:table-cell office:value-type="float" office:value="392" calcext:value-type="float">
            <text:p>392</text:p>
          </table:table-cell>
          <table:table-cell table:formula="of:=[.B908]-[.B$2]" office:value-type="float" office:value="45.4641132354736" calcext:value-type="float">
            <text:p>45.4641132355</text:p>
          </table:table-cell>
          <table:table-cell table:formula="of:=[.C907]/([.D908]-[.D907])" office:value-type="float" office:value="7702.02728226653" calcext:value-type="float">
            <text:p>7702.027282266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5472084.17248" calcext:value-type="float">
            <text:p>1455472084.17248</text:p>
          </table:table-cell>
          <table:table-cell office:value-type="float" office:value="392" calcext:value-type="float">
            <text:p>392</text:p>
          </table:table-cell>
          <table:table-cell table:formula="of:=[.B909]-[.B$2]" office:value-type="float" office:value="45.5132002830505" calcext:value-type="float">
            <text:p>45.5132002831</text:p>
          </table:table-cell>
          <table:table-cell table:formula="of:=[.C908]/([.D909]-[.D908])" office:value-type="float" office:value="7985.8133530206" calcext:value-type="float">
            <text:p>7985.813353020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5472084.22245" calcext:value-type="float">
            <text:p>1455472084.22245</text:p>
          </table:table-cell>
          <table:table-cell office:value-type="float" office:value="384" calcext:value-type="float">
            <text:p>384</text:p>
          </table:table-cell>
          <table:table-cell table:formula="of:=[.B910]-[.B$2]" office:value-type="float" office:value="45.563175201416" calcext:value-type="float">
            <text:p>45.5631752014</text:p>
          </table:table-cell>
          <table:table-cell table:formula="of:=[.C909]/([.D910]-[.D909])" office:value-type="float" office:value="7843.93477410429" calcext:value-type="float">
            <text:p>7843.934774104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5472084.27242" calcext:value-type="float">
            <text:p>1455472084.27242</text:p>
          </table:table-cell>
          <table:table-cell office:value-type="float" office:value="384" calcext:value-type="float">
            <text:p>384</text:p>
          </table:table-cell>
          <table:table-cell table:formula="of:=[.B911]-[.B$2]" office:value-type="float" office:value="45.613144159317" calcext:value-type="float">
            <text:p>45.6131441593</text:p>
          </table:table-cell>
          <table:table-cell table:formula="of:=[.C910]/([.D911]-[.D910])" office:value-type="float" office:value="7684.77102846101" calcext:value-type="float">
            <text:p>7684.77102846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5472084.32333" calcext:value-type="float">
            <text:p>1455472084.32333</text:p>
          </table:table-cell>
          <table:table-cell office:value-type="float" office:value="384" calcext:value-type="float">
            <text:p>384</text:p>
          </table:table-cell>
          <table:table-cell table:formula="of:=[.B912]-[.B$2]" office:value-type="float" office:value="45.664055109024" calcext:value-type="float">
            <text:p>45.664055109</text:p>
          </table:table-cell>
          <table:table-cell table:formula="of:=[.C911]/([.D912]-[.D911])" office:value-type="float" office:value="7542.58174734003" calcext:value-type="float">
            <text:p>7542.5817473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5472084.3726" calcext:value-type="float">
            <text:p>1455472084.3726</text:p>
          </table:table-cell>
          <table:table-cell office:value-type="float" office:value="376" calcext:value-type="float">
            <text:p>376</text:p>
          </table:table-cell>
          <table:table-cell table:formula="of:=[.B913]-[.B$2]" office:value-type="float" office:value="45.7133271694183" calcext:value-type="float">
            <text:p>45.7133271694</text:p>
          </table:table-cell>
          <table:table-cell table:formula="of:=[.C912]/([.D913]-[.D912])" office:value-type="float" office:value="7793.46341368999" calcext:value-type="float">
            <text:p>7793.4634136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5472084.42318" calcext:value-type="float">
            <text:p>1455472084.42318</text:p>
          </table:table-cell>
          <table:table-cell office:value-type="float" office:value="376" calcext:value-type="float">
            <text:p>376</text:p>
          </table:table-cell>
          <table:table-cell table:formula="of:=[.B914]-[.B$2]" office:value-type="float" office:value="45.7639086246491" calcext:value-type="float">
            <text:p>45.7639086246</text:p>
          </table:table-cell>
          <table:table-cell table:formula="of:=[.C913]/([.D914]-[.D913])" office:value-type="float" office:value="7433.5544180171" calcext:value-type="float">
            <text:p>7433.554418017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5472084.47276" calcext:value-type="float">
            <text:p>1455472084.47276</text:p>
          </table:table-cell>
          <table:table-cell office:value-type="float" office:value="376" calcext:value-type="float">
            <text:p>376</text:p>
          </table:table-cell>
          <table:table-cell table:formula="of:=[.B915]-[.B$2]" office:value-type="float" office:value="45.8134846687317" calcext:value-type="float">
            <text:p>45.8134846687</text:p>
          </table:table-cell>
          <table:table-cell table:formula="of:=[.C914]/([.D915]-[.D914])" office:value-type="float" office:value="7584.30824720949" calcext:value-type="float">
            <text:p>7584.308247209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5472084.52281" calcext:value-type="float">
            <text:p>1455472084.52281</text:p>
          </table:table-cell>
          <table:table-cell office:value-type="float" office:value="376" calcext:value-type="float">
            <text:p>376</text:p>
          </table:table-cell>
          <table:table-cell table:formula="of:=[.B916]-[.B$2]" office:value-type="float" office:value="45.8635392189026" calcext:value-type="float">
            <text:p>45.8635392189</text:p>
          </table:table-cell>
          <table:table-cell table:formula="of:=[.C915]/([.D916]-[.D915])" office:value-type="float" office:value="7511.80459551118" calcext:value-type="float">
            <text:p>7511.804595511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5472084.57298" calcext:value-type="float">
            <text:p>1455472084.57298</text:p>
          </table:table-cell>
          <table:table-cell office:value-type="float" office:value="376" calcext:value-type="float">
            <text:p>376</text:p>
          </table:table-cell>
          <table:table-cell table:formula="of:=[.B917]-[.B$2]" office:value-type="float" office:value="45.9137003421783" calcext:value-type="float">
            <text:p>45.9137003422</text:p>
          </table:table-cell>
          <table:table-cell table:formula="of:=[.C916]/([.D917]-[.D916])" office:value-type="float" office:value="7495.84489830839" calcext:value-type="float">
            <text:p>7495.844898308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5472084.62309" calcext:value-type="float">
            <text:p>1455472084.62309</text:p>
          </table:table-cell>
          <table:table-cell office:value-type="float" office:value="376" calcext:value-type="float">
            <text:p>376</text:p>
          </table:table-cell>
          <table:table-cell table:formula="of:=[.B918]-[.B$2]" office:value-type="float" office:value="45.963819026947" calcext:value-type="float">
            <text:p>45.9638190269</text:p>
          </table:table-cell>
          <table:table-cell table:formula="of:=[.C917]/([.D918]-[.D917])" office:value-type="float" office:value="7502.19208136509" calcext:value-type="float">
            <text:p>7502.192081365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5472084.67333" calcext:value-type="float">
            <text:p>1455472084.67333</text:p>
          </table:table-cell>
          <table:table-cell office:value-type="float" office:value="376" calcext:value-type="float">
            <text:p>376</text:p>
          </table:table-cell>
          <table:table-cell table:formula="of:=[.B919]-[.B$2]" office:value-type="float" office:value="46.0140511989594" calcext:value-type="float">
            <text:p>46.014051199</text:p>
          </table:table-cell>
          <table:table-cell table:formula="of:=[.C918]/([.D919]-[.D918])" office:value-type="float" office:value="7485.24272268605" calcext:value-type="float">
            <text:p>7485.242722686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5472084.72296" calcext:value-type="float">
            <text:p>1455472084.72296</text:p>
          </table:table-cell>
          <table:table-cell office:value-type="float" office:value="376" calcext:value-type="float">
            <text:p>376</text:p>
          </table:table-cell>
          <table:table-cell table:formula="of:=[.B920]-[.B$2]" office:value-type="float" office:value="46.0636804103851" calcext:value-type="float">
            <text:p>46.0636804104</text:p>
          </table:table-cell>
          <table:table-cell table:formula="of:=[.C919]/([.D920]-[.D919])" office:value-type="float" office:value="7576.18324365872" calcext:value-type="float">
            <text:p>7576.183243658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5472084.77328" calcext:value-type="float">
            <text:p>1455472084.77328</text:p>
          </table:table-cell>
          <table:table-cell office:value-type="float" office:value="376" calcext:value-type="float">
            <text:p>376</text:p>
          </table:table-cell>
          <table:table-cell table:formula="of:=[.B921]-[.B$2]" office:value-type="float" office:value="46.1140007972717" calcext:value-type="float">
            <text:p>46.1140007973</text:p>
          </table:table-cell>
          <table:table-cell table:formula="of:=[.C920]/([.D921]-[.D920])" office:value-type="float" office:value="7472.12061082446" calcext:value-type="float">
            <text:p>7472.120610824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5472084.82364" calcext:value-type="float">
            <text:p>1455472084.82364</text:p>
          </table:table-cell>
          <table:table-cell office:value-type="float" office:value="376" calcext:value-type="float">
            <text:p>376</text:p>
          </table:table-cell>
          <table:table-cell table:formula="of:=[.B922]-[.B$2]" office:value-type="float" office:value="46.1643640995026" calcext:value-type="float">
            <text:p>46.1643640995</text:p>
          </table:table-cell>
          <table:table-cell table:formula="of:=[.C921]/([.D922]-[.D921])" office:value-type="float" office:value="7465.7535019575" calcext:value-type="float">
            <text:p>7465.753501957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5472084.87301" calcext:value-type="float">
            <text:p>1455472084.87301</text:p>
          </table:table-cell>
          <table:table-cell office:value-type="float" office:value="376" calcext:value-type="float">
            <text:p>376</text:p>
          </table:table-cell>
          <table:table-cell table:formula="of:=[.B923]-[.B$2]" office:value-type="float" office:value="46.2137339115143" calcext:value-type="float">
            <text:p>46.2137339115</text:p>
          </table:table-cell>
          <table:table-cell table:formula="of:=[.C922]/([.D923]-[.D922])" office:value-type="float" office:value="7615.99010972029" calcext:value-type="float">
            <text:p>7615.990109720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5472084.92341" calcext:value-type="float">
            <text:p>1455472084.92341</text:p>
          </table:table-cell>
          <table:table-cell office:value-type="float" office:value="376" calcext:value-type="float">
            <text:p>376</text:p>
          </table:table-cell>
          <table:table-cell table:formula="of:=[.B924]-[.B$2]" office:value-type="float" office:value="46.2641372680664" calcext:value-type="float">
            <text:p>46.2641372681</text:p>
          </table:table-cell>
          <table:table-cell table:formula="of:=[.C923]/([.D924]-[.D923])" office:value-type="float" office:value="7459.82064926895" calcext:value-type="float">
            <text:p>7459.82064926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5472084.97265" calcext:value-type="float">
            <text:p>1455472084.97265</text:p>
          </table:table-cell>
          <table:table-cell office:value-type="float" office:value="376" calcext:value-type="float">
            <text:p>376</text:p>
          </table:table-cell>
          <table:table-cell table:formula="of:=[.B925]-[.B$2]" office:value-type="float" office:value="46.3133742809296" calcext:value-type="float">
            <text:p>46.3133742809</text:p>
          </table:table-cell>
          <table:table-cell table:formula="of:=[.C924]/([.D925]-[.D924])" office:value-type="float" office:value="7636.53150618599" calcext:value-type="float">
            <text:p>7636.53150618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5472085.02284" calcext:value-type="float">
            <text:p>1455472085.02284</text:p>
          </table:table-cell>
          <table:table-cell office:value-type="float" office:value="376" calcext:value-type="float">
            <text:p>376</text:p>
          </table:table-cell>
          <table:table-cell table:formula="of:=[.B926]-[.B$2]" office:value-type="float" office:value="46.3635663986206" calcext:value-type="float">
            <text:p>46.3635663986</text:p>
          </table:table-cell>
          <table:table-cell table:formula="of:=[.C925]/([.D926]-[.D925])" office:value-type="float" office:value="7491.21609720646" calcext:value-type="float">
            <text:p>7491.216097206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5472085.07322" calcext:value-type="float">
            <text:p>1455472085.07322</text:p>
          </table:table-cell>
          <table:table-cell office:value-type="float" office:value="376" calcext:value-type="float">
            <text:p>376</text:p>
          </table:table-cell>
          <table:table-cell table:formula="of:=[.B927]-[.B$2]" office:value-type="float" office:value="46.4139478206635" calcext:value-type="float">
            <text:p>46.4139478207</text:p>
          </table:table-cell>
          <table:table-cell table:formula="of:=[.C926]/([.D927]-[.D926])" office:value-type="float" office:value="7463.0684239169" calcext:value-type="float">
            <text:p>7463.068423916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5472085.12292" calcext:value-type="float">
            <text:p>1455472085.12292</text:p>
          </table:table-cell>
          <table:table-cell office:value-type="float" office:value="384" calcext:value-type="float">
            <text:p>384</text:p>
          </table:table-cell>
          <table:table-cell table:formula="of:=[.B928]-[.B$2]" office:value-type="float" office:value="46.4636473655701" calcext:value-type="float">
            <text:p>46.4636473656</text:p>
          </table:table-cell>
          <table:table-cell table:formula="of:=[.C927]/([.D928]-[.D927])" office:value-type="float" office:value="7565.46162960831" calcext:value-type="float">
            <text:p>7565.461629608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5472085.17352" calcext:value-type="float">
            <text:p>1455472085.17352</text:p>
          </table:table-cell>
          <table:table-cell office:value-type="float" office:value="384" calcext:value-type="float">
            <text:p>384</text:p>
          </table:table-cell>
          <table:table-cell table:formula="of:=[.B929]-[.B$2]" office:value-type="float" office:value="46.5142412185669" calcext:value-type="float">
            <text:p>46.5142412186</text:p>
          </table:table-cell>
          <table:table-cell table:formula="of:=[.C928]/([.D929]-[.D928])" office:value-type="float" office:value="7589.85483916572" calcext:value-type="float">
            <text:p>7589.854839165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5472085.22342" calcext:value-type="float">
            <text:p>1455472085.22342</text:p>
          </table:table-cell>
          <table:table-cell office:value-type="float" office:value="384" calcext:value-type="float">
            <text:p>384</text:p>
          </table:table-cell>
          <table:table-cell table:formula="of:=[.B930]-[.B$2]" office:value-type="float" office:value="46.5641450881958" calcext:value-type="float">
            <text:p>46.5641450882</text:p>
          </table:table-cell>
          <table:table-cell table:formula="of:=[.C929]/([.D930]-[.D929])" office:value-type="float" office:value="7694.79406818529" calcext:value-type="float">
            <text:p>7694.794068185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5472085.2734" calcext:value-type="float">
            <text:p>1455472085.2734</text:p>
          </table:table-cell>
          <table:table-cell office:value-type="float" office:value="392" calcext:value-type="float">
            <text:p>392</text:p>
          </table:table-cell>
          <table:table-cell table:formula="of:=[.B931]-[.B$2]" office:value-type="float" office:value="46.6141226291657" calcext:value-type="float">
            <text:p>46.6141226292</text:p>
          </table:table-cell>
          <table:table-cell table:formula="of:=[.C930]/([.D931]-[.D930])" office:value-type="float" office:value="7683.45125726907" calcext:value-type="float">
            <text:p>7683.451257269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5472085.3235" calcext:value-type="float">
            <text:p>1455472085.3235</text:p>
          </table:table-cell>
          <table:table-cell office:value-type="float" office:value="392" calcext:value-type="float">
            <text:p>392</text:p>
          </table:table-cell>
          <table:table-cell table:formula="of:=[.B932]-[.B$2]" office:value-type="float" office:value="46.6642282009125" calcext:value-type="float">
            <text:p>46.6642282009</text:p>
          </table:table-cell>
          <table:table-cell table:formula="of:=[.C931]/([.D932]-[.D931])" office:value-type="float" office:value="7823.4812284091" calcext:value-type="float">
            <text:p>7823.481228409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5472085.3734" calcext:value-type="float">
            <text:p>1455472085.3734</text:p>
          </table:table-cell>
          <table:table-cell office:value-type="float" office:value="400" calcext:value-type="float">
            <text:p>400</text:p>
          </table:table-cell>
          <table:table-cell table:formula="of:=[.B933]-[.B$2]" office:value-type="float" office:value="46.7141251564026" calcext:value-type="float">
            <text:p>46.7141251564</text:p>
          </table:table-cell>
          <table:table-cell table:formula="of:=[.C932]/([.D933]-[.D932])" office:value-type="float" office:value="7856.19074650115" calcext:value-type="float">
            <text:p>7856.19074650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5472085.4226" calcext:value-type="float">
            <text:p>1455472085.4226</text:p>
          </table:table-cell>
          <table:table-cell office:value-type="float" office:value="400" calcext:value-type="float">
            <text:p>400</text:p>
          </table:table-cell>
          <table:table-cell table:formula="of:=[.B934]-[.B$2]" office:value-type="float" office:value="46.7633242607117" calcext:value-type="float">
            <text:p>46.7633242607</text:p>
          </table:table-cell>
          <table:table-cell table:formula="of:=[.C933]/([.D934]-[.D933])" office:value-type="float" office:value="8130.22931245033" calcext:value-type="float">
            <text:p>8130.229312450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5472085.47295" calcext:value-type="float">
            <text:p>1455472085.47295</text:p>
          </table:table-cell>
          <table:table-cell office:value-type="float" office:value="408" calcext:value-type="float">
            <text:p>408</text:p>
          </table:table-cell>
          <table:table-cell table:formula="of:=[.B935]-[.B$2]" office:value-type="float" office:value="46.8136720657349" calcext:value-type="float">
            <text:p>46.8136720657</text:p>
          </table:table-cell>
          <table:table-cell table:formula="of:=[.C934]/([.D935]-[.D934])" office:value-type="float" office:value="7944.73562086242" calcext:value-type="float">
            <text:p>7944.73562086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5472085.52256" calcext:value-type="float">
            <text:p>1455472085.52256</text:p>
          </table:table-cell>
          <table:table-cell office:value-type="float" office:value="408" calcext:value-type="float">
            <text:p>408</text:p>
          </table:table-cell>
          <table:table-cell table:formula="of:=[.B936]-[.B$2]" office:value-type="float" office:value="46.8632810115814" calcext:value-type="float">
            <text:p>46.8632810116</text:p>
          </table:table-cell>
          <table:table-cell table:formula="of:=[.C935]/([.D936]-[.D935])" office:value-type="float" office:value="8224.32311426168" calcext:value-type="float">
            <text:p>8224.323114261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5472085.5731" calcext:value-type="float">
            <text:p>1455472085.5731</text:p>
          </table:table-cell>
          <table:table-cell office:value-type="float" office:value="416" calcext:value-type="float">
            <text:p>416</text:p>
          </table:table-cell>
          <table:table-cell table:formula="of:=[.B937]-[.B$2]" office:value-type="float" office:value="46.9138214588165" calcext:value-type="float">
            <text:p>46.9138214588</text:p>
          </table:table-cell>
          <table:table-cell table:formula="of:=[.C936]/([.D937]-[.D936])" office:value-type="float" office:value="8072.74217622251" calcext:value-type="float">
            <text:p>8072.742176222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5472085.62333" calcext:value-type="float">
            <text:p>1455472085.62333</text:p>
          </table:table-cell>
          <table:table-cell office:value-type="float" office:value="416" calcext:value-type="float">
            <text:p>416</text:p>
          </table:table-cell>
          <table:table-cell table:formula="of:=[.B938]-[.B$2]" office:value-type="float" office:value="46.9640593528748" calcext:value-type="float">
            <text:p>46.9640593529</text:p>
          </table:table-cell>
          <table:table-cell table:formula="of:=[.C937]/([.D938]-[.D937])" office:value-type="float" office:value="8280.60188028266" calcext:value-type="float">
            <text:p>8280.601880282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5472085.67305" calcext:value-type="float">
            <text:p>1455472085.67305</text:p>
          </table:table-cell>
          <table:table-cell office:value-type="float" office:value="424" calcext:value-type="float">
            <text:p>424</text:p>
          </table:table-cell>
          <table:table-cell table:formula="of:=[.B939]-[.B$2]" office:value-type="float" office:value="47.0137779712677" calcext:value-type="float">
            <text:p>47.0137779713</text:p>
          </table:table-cell>
          <table:table-cell table:formula="of:=[.C938]/([.D939]-[.D938])" office:value-type="float" office:value="8367.08688709329" calcext:value-type="float">
            <text:p>8367.086887093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5472085.72342" calcext:value-type="float">
            <text:p>1455472085.72342</text:p>
          </table:table-cell>
          <table:table-cell office:value-type="float" office:value="432" calcext:value-type="float">
            <text:p>432</text:p>
          </table:table-cell>
          <table:table-cell table:formula="of:=[.B940]-[.B$2]" office:value-type="float" office:value="47.0641434192658" calcext:value-type="float">
            <text:p>47.0641434193</text:p>
          </table:table-cell>
          <table:table-cell table:formula="of:=[.C939]/([.D940]-[.D939])" office:value-type="float" office:value="8418.46974172536" calcext:value-type="float">
            <text:p>8418.469741725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5472085.77267" calcext:value-type="float">
            <text:p>1455472085.77267</text:p>
          </table:table-cell>
          <table:table-cell office:value-type="float" office:value="432" calcext:value-type="float">
            <text:p>432</text:p>
          </table:table-cell>
          <table:table-cell table:formula="of:=[.B941]-[.B$2]" office:value-type="float" office:value="47.1133968830109" calcext:value-type="float">
            <text:p>47.113396883</text:p>
          </table:table-cell>
          <table:table-cell table:formula="of:=[.C940]/([.D941]-[.D940])" office:value-type="float" office:value="8770.95674398792" calcext:value-type="float">
            <text:p>8770.956743987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5472085.82339" calcext:value-type="float">
            <text:p>1455472085.82339</text:p>
          </table:table-cell>
          <table:table-cell office:value-type="float" office:value="440" calcext:value-type="float">
            <text:p>440</text:p>
          </table:table-cell>
          <table:table-cell table:formula="of:=[.B942]-[.B$2]" office:value-type="float" office:value="47.1641130447388" calcext:value-type="float">
            <text:p>47.1641130447</text:p>
          </table:table-cell>
          <table:table-cell table:formula="of:=[.C941]/([.D942]-[.D941])" office:value-type="float" office:value="8517.9947630442" calcext:value-type="float">
            <text:p>8517.994763044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5472085.87251" calcext:value-type="float">
            <text:p>1455472085.87251</text:p>
          </table:table-cell>
          <table:table-cell office:value-type="float" office:value="448" calcext:value-type="float">
            <text:p>448</text:p>
          </table:table-cell>
          <table:table-cell table:formula="of:=[.B943]-[.B$2]" office:value-type="float" office:value="47.2132346630096" calcext:value-type="float">
            <text:p>47.213234663</text:p>
          </table:table-cell>
          <table:table-cell table:formula="of:=[.C942]/([.D943]-[.D942])" office:value-type="float" office:value="8957.35962063961" calcext:value-type="float">
            <text:p>8957.359620639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5472085.92283" calcext:value-type="float">
            <text:p>1455472085.92283</text:p>
          </table:table-cell>
          <table:table-cell office:value-type="float" office:value="448" calcext:value-type="float">
            <text:p>448</text:p>
          </table:table-cell>
          <table:table-cell table:formula="of:=[.B944]-[.B$2]" office:value-type="float" office:value="47.2635514736176" calcext:value-type="float">
            <text:p>47.2635514736</text:p>
          </table:table-cell>
          <table:table-cell table:formula="of:=[.C943]/([.D944]-[.D943])" office:value-type="float" office:value="8903.58499649362" calcext:value-type="float">
            <text:p>8903.584996493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5472085.97268" calcext:value-type="float">
            <text:p>1455472085.97268</text:p>
          </table:table-cell>
          <table:table-cell office:value-type="float" office:value="456" calcext:value-type="float">
            <text:p>456</text:p>
          </table:table-cell>
          <table:table-cell table:formula="of:=[.B945]-[.B$2]" office:value-type="float" office:value="47.3134083747864" calcext:value-type="float">
            <text:p>47.3134083748</text:p>
          </table:table-cell>
          <table:table-cell table:formula="of:=[.C944]/([.D945]-[.D944])" office:value-type="float" office:value="8985.71691174712" calcext:value-type="float">
            <text:p>8985.716911747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5472086.02296" calcext:value-type="float">
            <text:p>1455472086.02296</text:p>
          </table:table-cell>
          <table:table-cell office:value-type="float" office:value="464" calcext:value-type="float">
            <text:p>464</text:p>
          </table:table-cell>
          <table:table-cell table:formula="of:=[.B946]-[.B$2]" office:value-type="float" office:value="47.3636808395386" calcext:value-type="float">
            <text:p>47.3636808395</text:p>
          </table:table-cell>
          <table:table-cell table:formula="of:=[.C945]/([.D946]-[.D945])" office:value-type="float" office:value="9070.5717781635" calcext:value-type="float">
            <text:p>9070.571778163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5472086.07343" calcext:value-type="float">
            <text:p>1455472086.07343</text:p>
          </table:table-cell>
          <table:table-cell office:value-type="float" office:value="464" calcext:value-type="float">
            <text:p>464</text:p>
          </table:table-cell>
          <table:table-cell table:formula="of:=[.B947]-[.B$2]" office:value-type="float" office:value="47.4141550064087" calcext:value-type="float">
            <text:p>47.4141550064</text:p>
          </table:table-cell>
          <table:table-cell table:formula="of:=[.C946]/([.D947]-[.D946])" office:value-type="float" office:value="9192.82137323811" calcext:value-type="float">
            <text:p>9192.821373238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5472086.12335" calcext:value-type="float">
            <text:p>1455472086.12335</text:p>
          </table:table-cell>
          <table:table-cell office:value-type="float" office:value="472" calcext:value-type="float">
            <text:p>472</text:p>
          </table:table-cell>
          <table:table-cell table:formula="of:=[.B948]-[.B$2]" office:value-type="float" office:value="47.464072227478" calcext:value-type="float">
            <text:p>47.4640722275</text:p>
          </table:table-cell>
          <table:table-cell table:formula="of:=[.C947]/([.D948]-[.D947])" office:value-type="float" office:value="9295.38924764052" calcext:value-type="float">
            <text:p>9295.389247640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5472086.17278" calcext:value-type="float">
            <text:p>1455472086.17278</text:p>
          </table:table-cell>
          <table:table-cell office:value-type="float" office:value="480" calcext:value-type="float">
            <text:p>480</text:p>
          </table:table-cell>
          <table:table-cell table:formula="of:=[.B949]-[.B$2]" office:value-type="float" office:value="47.5135071277618" calcext:value-type="float">
            <text:p>47.5135071278</text:p>
          </table:table-cell>
          <table:table-cell table:formula="of:=[.C948]/([.D949]-[.D948])" office:value-type="float" office:value="9547.91042947744" calcext:value-type="float">
            <text:p>9547.910429477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5472086.22334" calcext:value-type="float">
            <text:p>1455472086.22334</text:p>
          </table:table-cell>
          <table:table-cell office:value-type="float" office:value="488" calcext:value-type="float">
            <text:p>488</text:p>
          </table:table-cell>
          <table:table-cell table:formula="of:=[.B950]-[.B$2]" office:value-type="float" office:value="47.5640659332275" calcext:value-type="float">
            <text:p>47.5640659332</text:p>
          </table:table-cell>
          <table:table-cell table:formula="of:=[.C949]/([.D950]-[.D949])" office:value-type="float" office:value="9493.89518954631" calcext:value-type="float">
            <text:p>9493.895189546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5472086.2733" calcext:value-type="float">
            <text:p>1455472086.2733</text:p>
          </table:table-cell>
          <table:table-cell office:value-type="float" office:value="488" calcext:value-type="float">
            <text:p>488</text:p>
          </table:table-cell>
          <table:table-cell table:formula="of:=[.B951]-[.B$2]" office:value-type="float" office:value="47.6140291690826" calcext:value-type="float">
            <text:p>47.6140291691</text:p>
          </table:table-cell>
          <table:table-cell table:formula="of:=[.C950]/([.D951]-[.D950])" office:value-type="float" office:value="9767.18164162225" calcext:value-type="float">
            <text:p>9767.18164162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5472086.32259" calcext:value-type="float">
            <text:p>1455472086.32259</text:p>
          </table:table-cell>
          <table:table-cell office:value-type="float" office:value="496" calcext:value-type="float">
            <text:p>496</text:p>
          </table:table-cell>
          <table:table-cell table:formula="of:=[.B952]-[.B$2]" office:value-type="float" office:value="47.6633126735687" calcext:value-type="float">
            <text:p>47.6633126736</text:p>
          </table:table-cell>
          <table:table-cell table:formula="of:=[.C951]/([.D952]-[.D951])" office:value-type="float" office:value="9901.89324173964" calcext:value-type="float">
            <text:p>9901.893241739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5472086.37287" calcext:value-type="float">
            <text:p>1455472086.37287</text:p>
          </table:table-cell>
          <table:table-cell office:value-type="float" office:value="504" calcext:value-type="float">
            <text:p>504</text:p>
          </table:table-cell>
          <table:table-cell table:formula="of:=[.B953]-[.B$2]" office:value-type="float" office:value="47.713593006134" calcext:value-type="float">
            <text:p>47.7135930061</text:p>
          </table:table-cell>
          <table:table-cell table:formula="of:=[.C952]/([.D953]-[.D952])" office:value-type="float" office:value="9864.69211109056" calcext:value-type="float">
            <text:p>9864.692111090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5472086.42309" calcext:value-type="float">
            <text:p>1455472086.42309</text:p>
          </table:table-cell>
          <table:table-cell office:value-type="float" office:value="512" calcext:value-type="float">
            <text:p>512</text:p>
          </table:table-cell>
          <table:table-cell table:formula="of:=[.B954]-[.B$2]" office:value-type="float" office:value="47.7638144493103" calcext:value-type="float">
            <text:p>47.7638144493</text:p>
          </table:table-cell>
          <table:table-cell table:formula="of:=[.C953]/([.D954]-[.D953])" office:value-type="float" office:value="10035.5539013691" calcext:value-type="float">
            <text:p>10035.553901369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5472086.47305" calcext:value-type="float">
            <text:p>1455472086.47305</text:p>
          </table:table-cell>
          <table:table-cell office:value-type="float" office:value="512" calcext:value-type="float">
            <text:p>512</text:p>
          </table:table-cell>
          <table:table-cell table:formula="of:=[.B955]-[.B$2]" office:value-type="float" office:value="47.8137776851654" calcext:value-type="float">
            <text:p>47.8137776852</text:p>
          </table:table-cell>
          <table:table-cell table:formula="of:=[.C954]/([.D955]-[.D954])" office:value-type="float" office:value="10247.5348371119" calcext:value-type="float">
            <text:p>10247.534837111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5472086.52288" calcext:value-type="float">
            <text:p>1455472086.52288</text:p>
          </table:table-cell>
          <table:table-cell office:value-type="float" office:value="520" calcext:value-type="float">
            <text:p>520</text:p>
          </table:table-cell>
          <table:table-cell table:formula="of:=[.B956]-[.B$2]" office:value-type="float" office:value="47.8636066913605" calcext:value-type="float">
            <text:p>47.8636066914</text:p>
          </table:table-cell>
          <table:table-cell table:formula="of:=[.C955]/([.D956]-[.D955])" office:value-type="float" office:value="10275.1397046862" calcext:value-type="float">
            <text:p>10275.139704686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5472086.57305" calcext:value-type="float">
            <text:p>1455472086.57305</text:p>
          </table:table-cell>
          <table:table-cell office:value-type="float" office:value="528" calcext:value-type="float">
            <text:p>528</text:p>
          </table:table-cell>
          <table:table-cell table:formula="of:=[.B957]-[.B$2]" office:value-type="float" office:value="47.9137735366821" calcext:value-type="float">
            <text:p>47.9137735367</text:p>
          </table:table-cell>
          <table:table-cell table:formula="of:=[.C956]/([.D957]-[.D956])" office:value-type="float" office:value="10365.4115913789" calcext:value-type="float">
            <text:p>10365.411591378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5472086.62336" calcext:value-type="float">
            <text:p>1455472086.62336</text:p>
          </table:table-cell>
          <table:table-cell office:value-type="float" office:value="536" calcext:value-type="float">
            <text:p>536</text:p>
          </table:table-cell>
          <table:table-cell table:formula="of:=[.B958]-[.B$2]" office:value-type="float" office:value="47.9640829563141" calcext:value-type="float">
            <text:p>47.9640829563</text:p>
          </table:table-cell>
          <table:table-cell table:formula="of:=[.C957]/([.D958]-[.D957])" office:value-type="float" office:value="10495.0524943961" calcext:value-type="float">
            <text:p>10495.052494396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5472086.67343" calcext:value-type="float">
            <text:p>1455472086.67343</text:p>
          </table:table-cell>
          <table:table-cell office:value-type="float" office:value="536" calcext:value-type="float">
            <text:p>536</text:p>
          </table:table-cell>
          <table:table-cell table:formula="of:=[.B959]-[.B$2]" office:value-type="float" office:value="48.014155626297" calcext:value-type="float">
            <text:p>48.0141556263</text:p>
          </table:table-cell>
          <table:table-cell table:formula="of:=[.C958]/([.D959]-[.D958])" office:value-type="float" office:value="10704.4421674126" calcext:value-type="float">
            <text:p>10704.442167412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5472086.72249" calcext:value-type="float">
            <text:p>1455472086.72249</text:p>
          </table:table-cell>
          <table:table-cell office:value-type="float" office:value="544" calcext:value-type="float">
            <text:p>544</text:p>
          </table:table-cell>
          <table:table-cell table:formula="of:=[.B960]-[.B$2]" office:value-type="float" office:value="48.0632140636444" calcext:value-type="float">
            <text:p>48.0632140636</text:p>
          </table:table-cell>
          <table:table-cell table:formula="of:=[.C959]/([.D960]-[.D959])" office:value-type="float" office:value="10925.7454778729" calcext:value-type="float">
            <text:p>10925.745477872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5472086.77329" calcext:value-type="float">
            <text:p>1455472086.77329</text:p>
          </table:table-cell>
          <table:table-cell office:value-type="float" office:value="552" calcext:value-type="float">
            <text:p>552</text:p>
          </table:table-cell>
          <table:table-cell table:formula="of:=[.B961]-[.B$2]" office:value-type="float" office:value="48.1140198707581" calcext:value-type="float">
            <text:p>48.1140198708</text:p>
          </table:table-cell>
          <table:table-cell table:formula="of:=[.C960]/([.D961]-[.D960])" office:value-type="float" office:value="10707.4374152373" calcext:value-type="float">
            <text:p>10707.437415237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5472086.82351" calcext:value-type="float">
            <text:p>1455472086.82351</text:p>
          </table:table-cell>
          <table:table-cell office:value-type="float" office:value="552" calcext:value-type="float">
            <text:p>552</text:p>
          </table:table-cell>
          <table:table-cell table:formula="of:=[.B962]-[.B$2]" office:value-type="float" office:value="48.1642394065857" calcext:value-type="float">
            <text:p>48.1642394066</text:p>
          </table:table-cell>
          <table:table-cell table:formula="of:=[.C961]/([.D962]-[.D961])" office:value-type="float" office:value="10991.7383922976" calcext:value-type="float">
            <text:p>10991.738392297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5472086.87327" calcext:value-type="float">
            <text:p>1455472086.87327</text:p>
          </table:table-cell>
          <table:table-cell office:value-type="float" office:value="560" calcext:value-type="float">
            <text:p>560</text:p>
          </table:table-cell>
          <table:table-cell table:formula="of:=[.B963]-[.B$2]" office:value-type="float" office:value="48.213990688324" calcext:value-type="float">
            <text:p>48.2139906883</text:p>
          </table:table-cell>
          <table:table-cell table:formula="of:=[.C962]/([.D963]-[.D962])" office:value-type="float" office:value="11095.1915350406" calcext:value-type="float">
            <text:p>11095.191535040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5472086.92351" calcext:value-type="float">
            <text:p>1455472086.92351</text:p>
          </table:table-cell>
          <table:table-cell office:value-type="float" office:value="560" calcext:value-type="float">
            <text:p>560</text:p>
          </table:table-cell>
          <table:table-cell table:formula="of:=[.B964]-[.B$2]" office:value-type="float" office:value="48.2642364501953" calcext:value-type="float">
            <text:p>48.2642364502</text:p>
          </table:table-cell>
          <table:table-cell table:formula="of:=[.C963]/([.D964]-[.D963])" office:value-type="float" office:value="11145.2186043863" calcext:value-type="float">
            <text:p>11145.218604386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5472086.97334" calcext:value-type="float">
            <text:p>1455472086.97334</text:p>
          </table:table-cell>
          <table:table-cell office:value-type="float" office:value="568" calcext:value-type="float">
            <text:p>568</text:p>
          </table:table-cell>
          <table:table-cell table:formula="of:=[.B965]-[.B$2]" office:value-type="float" office:value="48.3140668869019" calcext:value-type="float">
            <text:p>48.3140668869</text:p>
          </table:table-cell>
          <table:table-cell table:formula="of:=[.C964]/([.D965]-[.D964])" office:value-type="float" office:value="11238.1114237048" calcext:value-type="float">
            <text:p>11238.111423704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5472087.02332" calcext:value-type="float">
            <text:p>1455472087.02332</text:p>
          </table:table-cell>
          <table:table-cell office:value-type="float" office:value="576" calcext:value-type="float">
            <text:p>576</text:p>
          </table:table-cell>
          <table:table-cell table:formula="of:=[.B966]-[.B$2]" office:value-type="float" office:value="48.3640463352203" calcext:value-type="float">
            <text:p>48.3640463352</text:p>
          </table:table-cell>
          <table:table-cell table:formula="of:=[.C965]/([.D966]-[.D965])" office:value-type="float" office:value="11364.6712620868" calcext:value-type="float">
            <text:p>11364.671262086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5472087.07323" calcext:value-type="float">
            <text:p>1455472087.07323</text:p>
          </table:table-cell>
          <table:table-cell office:value-type="float" office:value="576" calcext:value-type="float">
            <text:p>576</text:p>
          </table:table-cell>
          <table:table-cell table:formula="of:=[.B967]-[.B$2]" office:value-type="float" office:value="48.4139544963837" calcext:value-type="float">
            <text:p>48.4139544964</text:p>
          </table:table-cell>
          <table:table-cell table:formula="of:=[.C966]/([.D967]-[.D966])" office:value-type="float" office:value="11541.1986050733" calcext:value-type="float">
            <text:p>11541.198605073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5472087.12331" calcext:value-type="float">
            <text:p>1455472087.12331</text:p>
          </table:table-cell>
          <table:table-cell office:value-type="float" office:value="584" calcext:value-type="float">
            <text:p>584</text:p>
          </table:table-cell>
          <table:table-cell table:formula="of:=[.B968]-[.B$2]" office:value-type="float" office:value="48.4640395641327" calcext:value-type="float">
            <text:p>48.4640395641</text:p>
          </table:table-cell>
          <table:table-cell table:formula="of:=[.C967]/([.D968]-[.D967])" office:value-type="float" office:value="11500.4336798812" calcext:value-type="float">
            <text:p>11500.433679881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5472087.17348" calcext:value-type="float">
            <text:p>1455472087.17348</text:p>
          </table:table-cell>
          <table:table-cell office:value-type="float" office:value="584" calcext:value-type="float">
            <text:p>584</text:p>
          </table:table-cell>
          <table:table-cell table:formula="of:=[.B969]-[.B$2]" office:value-type="float" office:value="48.5142030715942" calcext:value-type="float">
            <text:p>48.5142030716</text:p>
          </table:table-cell>
          <table:table-cell table:formula="of:=[.C968]/([.D969]-[.D968])" office:value-type="float" office:value="11641.9291543291" calcext:value-type="float">
            <text:p>11641.929154329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5472087.22335" calcext:value-type="float">
            <text:p>1455472087.22335</text:p>
          </table:table-cell>
          <table:table-cell office:value-type="float" office:value="592" calcext:value-type="float">
            <text:p>592</text:p>
          </table:table-cell>
          <table:table-cell table:formula="of:=[.B970]-[.B$2]" office:value-type="float" office:value="48.5640709400177" calcext:value-type="float">
            <text:p>48.56407094</text:p>
          </table:table-cell>
          <table:table-cell table:formula="of:=[.C969]/([.D970]-[.D969])" office:value-type="float" office:value="11710.9477196992" calcext:value-type="float">
            <text:p>11710.947719699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5472087.27272" calcext:value-type="float">
            <text:p>1455472087.27272</text:p>
          </table:table-cell>
          <table:table-cell office:value-type="float" office:value="592" calcext:value-type="float">
            <text:p>592</text:p>
          </table:table-cell>
          <table:table-cell table:formula="of:=[.B971]-[.B$2]" office:value-type="float" office:value="48.613448381424" calcext:value-type="float">
            <text:p>48.6134483814</text:p>
          </table:table-cell>
          <table:table-cell table:formula="of:=[.C970]/([.D971]-[.D970])" office:value-type="float" office:value="11989.2805933251" calcext:value-type="float">
            <text:p>11989.280593325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5472087.32287" calcext:value-type="float">
            <text:p>1455472087.32287</text:p>
          </table:table-cell>
          <table:table-cell office:value-type="float" office:value="592" calcext:value-type="float">
            <text:p>592</text:p>
          </table:table-cell>
          <table:table-cell table:formula="of:=[.B972]-[.B$2]" office:value-type="float" office:value="48.6635947227478" calcext:value-type="float">
            <text:p>48.6635947227</text:p>
          </table:table-cell>
          <table:table-cell table:formula="of:=[.C971]/([.D972]-[.D971])" office:value-type="float" office:value="11805.4475036728" calcext:value-type="float">
            <text:p>11805.447503672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5472087.37298" calcext:value-type="float">
            <text:p>1455472087.37298</text:p>
          </table:table-cell>
          <table:table-cell office:value-type="float" office:value="600" calcext:value-type="float">
            <text:p>600</text:p>
          </table:table-cell>
          <table:table-cell table:formula="of:=[.B973]-[.B$2]" office:value-type="float" office:value="48.7137033939362" calcext:value-type="float">
            <text:p>48.7137033939</text:p>
          </table:table-cell>
          <table:table-cell table:formula="of:=[.C972]/([.D973]-[.D972])" office:value-type="float" office:value="11814.32247075" calcext:value-type="float">
            <text:p>11814.3224707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5472087.42321" calcext:value-type="float">
            <text:p>1455472087.42321</text:p>
          </table:table-cell>
          <table:table-cell office:value-type="float" office:value="600" calcext:value-type="float">
            <text:p>600</text:p>
          </table:table-cell>
          <table:table-cell table:formula="of:=[.B974]-[.B$2]" office:value-type="float" office:value="48.7639310359955" calcext:value-type="float">
            <text:p>48.763931036</text:p>
          </table:table-cell>
          <table:table-cell table:formula="of:=[.C973]/([.D974]-[.D973])" office:value-type="float" office:value="11945.6135187734" calcext:value-type="float">
            <text:p>11945.613518773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5472087.47302" calcext:value-type="float">
            <text:p>1455472087.47302</text:p>
          </table:table-cell>
          <table:table-cell office:value-type="float" office:value="600" calcext:value-type="float">
            <text:p>600</text:p>
          </table:table-cell>
          <table:table-cell table:formula="of:=[.B975]-[.B$2]" office:value-type="float" office:value="48.8137414455414" calcext:value-type="float">
            <text:p>48.8137414455</text:p>
          </table:table-cell>
          <table:table-cell table:formula="of:=[.C974]/([.D975]-[.D974])" office:value-type="float" office:value="12045.6748994831" calcext:value-type="float">
            <text:p>12045.674899483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5472087.52266" calcext:value-type="float">
            <text:p>1455472087.52266</text:p>
          </table:table-cell>
          <table:table-cell office:value-type="float" office:value="608" calcext:value-type="float">
            <text:p>608</text:p>
          </table:table-cell>
          <table:table-cell table:formula="of:=[.B976]-[.B$2]" office:value-type="float" office:value="48.863386631012" calcext:value-type="float">
            <text:p>48.863386631</text:p>
          </table:table-cell>
          <table:table-cell table:formula="of:=[.C975]/([.D976]-[.D975])" office:value-type="float" office:value="12085.7640939936" calcext:value-type="float">
            <text:p>12085.764093993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5472087.57243" calcext:value-type="float">
            <text:p>1455472087.57243</text:p>
          </table:table-cell>
          <table:table-cell office:value-type="float" office:value="608" calcext:value-type="float">
            <text:p>608</text:p>
          </table:table-cell>
          <table:table-cell table:formula="of:=[.B977]-[.B$2]" office:value-type="float" office:value="48.9131524562836" calcext:value-type="float">
            <text:p>48.9131524563</text:p>
          </table:table-cell>
          <table:table-cell table:formula="of:=[.C976]/([.D977]-[.D976])" office:value-type="float" office:value="12217.219280133" calcext:value-type="float">
            <text:p>12217.21928013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5472087.62249" calcext:value-type="float">
            <text:p>1455472087.62249</text:p>
          </table:table-cell>
          <table:table-cell office:value-type="float" office:value="608" calcext:value-type="float">
            <text:p>608</text:p>
          </table:table-cell>
          <table:table-cell table:formula="of:=[.B978]-[.B$2]" office:value-type="float" office:value="48.9632117748261" calcext:value-type="float">
            <text:p>48.9632117748</text:p>
          </table:table-cell>
          <table:table-cell table:formula="of:=[.C977]/([.D978]-[.D977])" office:value-type="float" office:value="12145.5908250938" calcext:value-type="float">
            <text:p>12145.590825093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5472087.67352" calcext:value-type="float">
            <text:p>1455472087.67352</text:p>
          </table:table-cell>
          <table:table-cell office:value-type="float" office:value="608" calcext:value-type="float">
            <text:p>608</text:p>
          </table:table-cell>
          <table:table-cell table:formula="of:=[.B979]-[.B$2]" office:value-type="float" office:value="49.0142464637756" calcext:value-type="float">
            <text:p>49.0142464638</text:p>
          </table:table-cell>
          <table:table-cell table:formula="of:=[.C978]/([.D979]-[.D978])" office:value-type="float" office:value="11913.4653803929" calcext:value-type="float">
            <text:p>11913.465380392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5472087.72265" calcext:value-type="float">
            <text:p>1455472087.72265</text:p>
          </table:table-cell>
          <table:table-cell office:value-type="float" office:value="608" calcext:value-type="float">
            <text:p>608</text:p>
          </table:table-cell>
          <table:table-cell table:formula="of:=[.B980]-[.B$2]" office:value-type="float" office:value="49.063374042511" calcext:value-type="float">
            <text:p>49.0633740425</text:p>
          </table:table-cell>
          <table:table-cell table:formula="of:=[.C979]/([.D980]-[.D979])" office:value-type="float" office:value="12375.940676321" calcext:value-type="float">
            <text:p>12375.9406763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5472087.77257" calcext:value-type="float">
            <text:p>1455472087.77257</text:p>
          </table:table-cell>
          <table:table-cell office:value-type="float" office:value="608" calcext:value-type="float">
            <text:p>608</text:p>
          </table:table-cell>
          <table:table-cell table:formula="of:=[.B981]-[.B$2]" office:value-type="float" office:value="49.113290309906" calcext:value-type="float">
            <text:p>49.1132903099</text:p>
          </table:table-cell>
          <table:table-cell table:formula="of:=[.C980]/([.D981]-[.D980])" office:value-type="float" office:value="12180.3979289658" calcext:value-type="float">
            <text:p>12180.397928965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5472087.82304" calcext:value-type="float">
            <text:p>1455472087.82304</text:p>
          </table:table-cell>
          <table:table-cell office:value-type="float" office:value="608" calcext:value-type="float">
            <text:p>608</text:p>
          </table:table-cell>
          <table:table-cell table:formula="of:=[.B982]-[.B$2]" office:value-type="float" office:value="49.1637613773346" calcext:value-type="float">
            <text:p>49.1637613773</text:p>
          </table:table-cell>
          <table:table-cell table:formula="of:=[.C981]/([.D982]-[.D981])" office:value-type="float" office:value="12046.5056710016" calcext:value-type="float">
            <text:p>12046.50567100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5472087.87256" calcext:value-type="float">
            <text:p>1455472087.87256</text:p>
          </table:table-cell>
          <table:table-cell office:value-type="float" office:value="608" calcext:value-type="float">
            <text:p>608</text:p>
          </table:table-cell>
          <table:table-cell table:formula="of:=[.B983]-[.B$2]" office:value-type="float" office:value="49.21328997612" calcext:value-type="float">
            <text:p>49.2132899761</text:p>
          </table:table-cell>
          <table:table-cell table:formula="of:=[.C982]/([.D983]-[.D982])" office:value-type="float" office:value="12275.7359366125" calcext:value-type="float">
            <text:p>12275.735936612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5472087.92263" calcext:value-type="float">
            <text:p>1455472087.92263</text:p>
          </table:table-cell>
          <table:table-cell office:value-type="float" office:value="608" calcext:value-type="float">
            <text:p>608</text:p>
          </table:table-cell>
          <table:table-cell table:formula="of:=[.B984]-[.B$2]" office:value-type="float" office:value="49.2633509635925" calcext:value-type="float">
            <text:p>49.2633509636</text:p>
          </table:table-cell>
          <table:table-cell table:formula="of:=[.C983]/([.D984]-[.D983])" office:value-type="float" office:value="12145.1859161503" calcext:value-type="float">
            <text:p>12145.185916150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5472087.97261" calcext:value-type="float">
            <text:p>1455472087.97261</text:p>
          </table:table-cell>
          <table:table-cell office:value-type="float" office:value="608" calcext:value-type="float">
            <text:p>608</text:p>
          </table:table-cell>
          <table:table-cell table:formula="of:=[.B985]-[.B$2]" office:value-type="float" office:value="49.3133339881897" calcext:value-type="float">
            <text:p>49.3133339882</text:p>
          </table:table-cell>
          <table:table-cell table:formula="of:=[.C984]/([.D985]-[.D984])" office:value-type="float" office:value="12164.1298200759" calcext:value-type="float">
            <text:p>12164.129820075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5472088.02275" calcext:value-type="float">
            <text:p>1455472088.02275</text:p>
          </table:table-cell>
          <table:table-cell office:value-type="float" office:value="608" calcext:value-type="float">
            <text:p>608</text:p>
          </table:table-cell>
          <table:table-cell table:formula="of:=[.B986]-[.B$2]" office:value-type="float" office:value="49.3634798526764" calcext:value-type="float">
            <text:p>49.3634798527</text:p>
          </table:table-cell>
          <table:table-cell table:formula="of:=[.C985]/([.D986]-[.D985])" office:value-type="float" office:value="12124.6289444532" calcext:value-type="float">
            <text:p>12124.628944453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5472088.07246" calcext:value-type="float">
            <text:p>1455472088.07246</text:p>
          </table:table-cell>
          <table:table-cell office:value-type="float" office:value="608" calcext:value-type="float">
            <text:p>608</text:p>
          </table:table-cell>
          <table:table-cell table:formula="of:=[.B987]-[.B$2]" office:value-type="float" office:value="49.413188457489" calcext:value-type="float">
            <text:p>49.4131884575</text:p>
          </table:table-cell>
          <table:table-cell table:formula="of:=[.C986]/([.D987]-[.D986])" office:value-type="float" office:value="12231.2827385092" calcext:value-type="float">
            <text:p>12231.282738509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5472088.12267" calcext:value-type="float">
            <text:p>1455472088.12267</text:p>
          </table:table-cell>
          <table:table-cell office:value-type="float" office:value="608" calcext:value-type="float">
            <text:p>608</text:p>
          </table:table-cell>
          <table:table-cell table:formula="of:=[.B988]-[.B$2]" office:value-type="float" office:value="49.4633929729462" calcext:value-type="float">
            <text:p>49.4633929729</text:p>
          </table:table-cell>
          <table:table-cell table:formula="of:=[.C987]/([.D988]-[.D987])" office:value-type="float" office:value="12110.4644565068" calcext:value-type="float">
            <text:p>12110.464456506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5472088.17325" calcext:value-type="float">
            <text:p>1455472088.17325</text:p>
          </table:table-cell>
          <table:table-cell office:value-type="float" office:value="608" calcext:value-type="float">
            <text:p>608</text:p>
          </table:table-cell>
          <table:table-cell table:formula="of:=[.B989]-[.B$2]" office:value-type="float" office:value="49.5139706134796" calcext:value-type="float">
            <text:p>49.5139706135</text:p>
          </table:table-cell>
          <table:table-cell table:formula="of:=[.C988]/([.D989]-[.D988])" office:value-type="float" office:value="12021.1222506105" calcext:value-type="float">
            <text:p>12021.122250610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5472088.22354" calcext:value-type="float">
            <text:p>1455472088.22354</text:p>
          </table:table-cell>
          <table:table-cell office:value-type="float" office:value="600" calcext:value-type="float">
            <text:p>600</text:p>
          </table:table-cell>
          <table:table-cell table:formula="of:=[.B990]-[.B$2]" office:value-type="float" office:value="49.5642642974854" calcext:value-type="float">
            <text:p>49.5642642975</text:p>
          </table:table-cell>
          <table:table-cell table:formula="of:=[.C989]/([.D990]-[.D989])" office:value-type="float" office:value="12088.993121495" calcext:value-type="float">
            <text:p>12088.99312149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5472088.2733" calcext:value-type="float">
            <text:p>1455472088.2733</text:p>
          </table:table-cell>
          <table:table-cell office:value-type="float" office:value="600" calcext:value-type="float">
            <text:p>600</text:p>
          </table:table-cell>
          <table:table-cell table:formula="of:=[.B991]-[.B$2]" office:value-type="float" office:value="49.6140291690826" calcext:value-type="float">
            <text:p>49.6140291691</text:p>
          </table:table-cell>
          <table:table-cell table:formula="of:=[.C990]/([.D991]-[.D990])" office:value-type="float" office:value="12056.6974402215" calcext:value-type="float">
            <text:p>12056.69744022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5472088.32345" calcext:value-type="float">
            <text:p>1455472088.32345</text:p>
          </table:table-cell>
          <table:table-cell office:value-type="float" office:value="600" calcext:value-type="float">
            <text:p>600</text:p>
          </table:table-cell>
          <table:table-cell table:formula="of:=[.B992]-[.B$2]" office:value-type="float" office:value="49.6641728878021" calcext:value-type="float">
            <text:p>49.6641728878</text:p>
          </table:table-cell>
          <table:table-cell table:formula="of:=[.C991]/([.D992]-[.D991])" office:value-type="float" office:value="11965.6063675006" calcext:value-type="float">
            <text:p>11965.606367500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5472088.37338" calcext:value-type="float">
            <text:p>1455472088.37338</text:p>
          </table:table-cell>
          <table:table-cell office:value-type="float" office:value="600" calcext:value-type="float">
            <text:p>600</text:p>
          </table:table-cell>
          <table:table-cell table:formula="of:=[.B993]-[.B$2]" office:value-type="float" office:value="49.7141051292419" calcext:value-type="float">
            <text:p>49.7141051292</text:p>
          </table:table-cell>
          <table:table-cell table:formula="of:=[.C992]/([.D993]-[.D992])" office:value-type="float" office:value="12016.2841222169" calcext:value-type="float">
            <text:p>12016.284122216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55472088.42331" calcext:value-type="float">
            <text:p>1455472088.42331</text:p>
          </table:table-cell>
          <table:table-cell office:value-type="float" office:value="592" calcext:value-type="float">
            <text:p>592</text:p>
          </table:table-cell>
          <table:table-cell table:formula="of:=[.B994]-[.B$2]" office:value-type="float" office:value="49.7640314102173" calcext:value-type="float">
            <text:p>49.7640314102</text:p>
          </table:table-cell>
          <table:table-cell table:formula="of:=[.C993]/([.D994]-[.D993])" office:value-type="float" office:value="12017.7186900089" calcext:value-type="float">
            <text:p>12017.718690008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5472088.47256" calcext:value-type="float">
            <text:p>1455472088.47256</text:p>
          </table:table-cell>
          <table:table-cell office:value-type="float" office:value="592" calcext:value-type="float">
            <text:p>592</text:p>
          </table:table-cell>
          <table:table-cell table:formula="of:=[.B995]-[.B$2]" office:value-type="float" office:value="49.8132843971252" calcext:value-type="float">
            <text:p>49.8132843971</text:p>
          </table:table-cell>
          <table:table-cell table:formula="of:=[.C994]/([.D995]-[.D994])" office:value-type="float" office:value="12019.5756067808" calcext:value-type="float">
            <text:p>12019.575606780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55472088.52298" calcext:value-type="float">
            <text:p>1455472088.52298</text:p>
          </table:table-cell>
          <table:table-cell office:value-type="float" office:value="584" calcext:value-type="float">
            <text:p>584</text:p>
          </table:table-cell>
          <table:table-cell table:formula="of:=[.B996]-[.B$2]" office:value-type="float" office:value="49.8637065887451" calcext:value-type="float">
            <text:p>49.8637065887</text:p>
          </table:table-cell>
          <table:table-cell table:formula="of:=[.C995]/([.D996]-[.D995])" office:value-type="float" office:value="11740.8621279896" calcext:value-type="float">
            <text:p>11740.862127989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5472088.57288" calcext:value-type="float">
            <text:p>1455472088.57288</text:p>
          </table:table-cell>
          <table:table-cell office:value-type="float" office:value="584" calcext:value-type="float">
            <text:p>584</text:p>
          </table:table-cell>
          <table:table-cell table:formula="of:=[.B997]-[.B$2]" office:value-type="float" office:value="49.9136080741882" calcext:value-type="float">
            <text:p>49.9136080742</text:p>
          </table:table-cell>
          <table:table-cell table:formula="of:=[.C996]/([.D997]-[.D996])" office:value-type="float" office:value="11703.0584323131" calcext:value-type="float">
            <text:p>11703.058432313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5472088.62305" calcext:value-type="float">
            <text:p>1455472088.62305</text:p>
          </table:table-cell>
          <table:table-cell office:value-type="float" office:value="576" calcext:value-type="float">
            <text:p>576</text:p>
          </table:table-cell>
          <table:table-cell table:formula="of:=[.B998]-[.B$2]" office:value-type="float" office:value="49.9637722969055" calcext:value-type="float">
            <text:p>49.9637722969</text:p>
          </table:table-cell>
          <table:table-cell table:formula="of:=[.C997]/([.D998]-[.D997])" office:value-type="float" office:value="11641.7631603962" calcext:value-type="float">
            <text:p>11641.7631603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4T12:02:39.834323245</dc:date>
    <meta:editing-duration>PT1M38S</meta:editing-duration>
    <meta:editing-cycles>1</meta:editing-cycles>
    <meta:document-statistic meta:table-count="1" meta:cell-count="4988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391cm" svg:height="21.145cm" xlink:href=".." xlink:type="simple" chart:class="chart:scatter" chart:style-name="ch1">
        <chart:legend chart:legend-position="end" svg:x="33.539cm" svg:y="10.273cm" style:legend-expansion="high" chart:style-name="ch2"/>
        <chart:plot-area chart:style-name="ch3" table:cell-range-address="'NodeA.senderBCDE.publisherB.network'.D2:'NodeA.senderBCDE.publisherB.network'.E998" svg:x="0.727cm" svg:y="0.422cm" svg:width="32.085cm" svg:height="20.301cm">
          <chartooo:coordinate-region svg:x="1.904cm" svg:y="0.621cm" svg:width="30.721cm" svg:height="19.4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deA.senderBCDE.publisherB.network'.E2:'NodeA.senderBCDE.publisherB.network'.E998" chart:class="chart:scatter">
            <chart:domain table:cell-range-address="'NodeA.senderBCDE.publisherB.network'.D2:'NodeA.senderBCDE.publisherB.network'.D998"/>
            <chart:data-point chart:repeated="9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deA.senderBCDE.publisherB.network'.D2:'NodeA.senderBCDE.publisherB.network'.D998</svg:desc>
                </draw:g>
              </table:table-cell>
              <table:table-cell office:value-type="float" office:value="0">
                <text:p>0</text:p>
                <draw:g>
                  <svg:desc>'NodeA.senderBCDE.publisherB.network'.E2:'NodeA.senderBCDE.publisherB.network'.E9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2594242095947">
                <text:p>0.0492594242095947</text:p>
              </table:table-cell>
              <table:table-cell office:value-type="float" office:value="8769.89544501934">
                <text:p>8769.89544501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8097915649414">
                <text:p>0.0978097915649414</text:p>
              </table:table-cell>
              <table:table-cell office:value-type="float" office:value="8733.19859552631">
                <text:p>8733.1985955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1991128921509">
                <text:p>0.151991128921509</text:p>
              </table:table-cell>
              <table:table-cell office:value-type="float" office:value="7825.57280211922">
                <text:p>7825.57280211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8436260223389">
                <text:p>0.198436260223389</text:p>
              </table:table-cell>
              <table:table-cell office:value-type="float" office:value="8956.80533867201">
                <text:p>8956.80533867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107741355896">
                <text:p>0.25107741355896</text:p>
              </table:table-cell>
              <table:table-cell office:value-type="float" office:value="7902.56241819261">
                <text:p>7902.56241819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8464775085449">
                <text:p>0.298464775085449</text:p>
              </table:table-cell>
              <table:table-cell office:value-type="float" office:value="8609.89063026711">
                <text:p>8609.89063026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8729610443115">
                <text:p>0.348729610443115</text:p>
              </table:table-cell>
              <table:table-cell office:value-type="float" office:value="8117.0065931147">
                <text:p>8117.0065931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8415327072144">
                <text:p>0.398415327072144</text:p>
              </table:table-cell>
              <table:table-cell office:value-type="float" office:value="8050.60341559619">
                <text:p>8050.60341559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02112865448">
                <text:p>0.4502112865448</text:p>
              </table:table-cell>
              <table:table-cell office:value-type="float" office:value="7722.61010458094">
                <text:p>7722.61010458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8961925506592">
                <text:p>0.498961925506592</text:p>
              </table:table-cell>
              <table:table-cell office:value-type="float" office:value="8040.92024941924">
                <text:p>8040.920249419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9403667449951">
                <text:p>0.549403667449951</text:p>
              </table:table-cell>
              <table:table-cell office:value-type="float" office:value="7771.34145050291">
                <text:p>7771.34145050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9125862121582">
                <text:p>0.599125862121582</text:p>
              </table:table-cell>
              <table:table-cell office:value-type="float" office:value="7722.90930712059">
                <text:p>7722.90930712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0473594665527">
                <text:p>0.650473594665527</text:p>
              </table:table-cell>
              <table:table-cell office:value-type="float" office:value="7478.4217525352">
                <text:p>7478.4217525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8017597198486">
                <text:p>0.698017597198486</text:p>
              </table:table-cell>
              <table:table-cell office:value-type="float" office:value="8076.72849448885">
                <text:p>8076.72849448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9735593795776">
                <text:p>0.749735593795776</text:p>
              </table:table-cell>
              <table:table-cell office:value-type="float" office:value="7270.19654159809">
                <text:p>7270.19654159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9556732177734">
                <text:p>0.799556732177734</text:p>
              </table:table-cell>
              <table:table-cell office:value-type="float" office:value="7546.99736319479">
                <text:p>7546.99736319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8119974136353">
                <text:p>0.848119974136353</text:p>
              </table:table-cell>
              <table:table-cell office:value-type="float" office:value="7742.481449661">
                <text:p>7742.481449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783787727356">
                <text:p>0.89783787727356</text:p>
              </table:table-cell>
              <table:table-cell office:value-type="float" office:value="7562.66809890089">
                <text:p>7562.66809890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9856519699097">
                <text:p>0.949856519699097</text:p>
              </table:table-cell>
              <table:table-cell office:value-type="float" office:value="7228.17786985178">
                <text:p>7228.17786985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615503311157">
                <text:p>0.998615503311157</text:p>
              </table:table-cell>
              <table:table-cell office:value-type="float" office:value="7711.39946212899">
                <text:p>7711.39946212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907560348511">
                <text:p>1.04907560348511</text:p>
              </table:table-cell>
              <table:table-cell office:value-type="float" office:value="7451.43189775331">
                <text:p>7451.43189775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822535514832">
                <text:p>1.09822535514832</text:p>
              </table:table-cell>
              <table:table-cell office:value-type="float" office:value="7650.08951777598">
                <text:p>7650.08951777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872765541077">
                <text:p>1.14872765541077</text:p>
              </table:table-cell>
              <table:table-cell office:value-type="float" office:value="7445.20542719831">
                <text:p>7445.20542719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0088315010071">
                <text:p>1.20088315010071</text:p>
              </table:table-cell>
              <table:table-cell office:value-type="float" office:value="7209.21165133756">
                <text:p>7209.21165133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4814414978027">
                <text:p>1.24814414978027</text:p>
              </table:table-cell>
              <table:table-cell office:value-type="float" office:value="7955.81986308626">
                <text:p>7955.81986308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795551300049">
                <text:p>1.29795551300049</text:p>
              </table:table-cell>
              <table:table-cell office:value-type="float" office:value="7548.47841320289">
                <text:p>7548.47841320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4983515739441">
                <text:p>1.34983515739441</text:p>
              </table:table-cell>
              <table:table-cell office:value-type="float" office:value="7247.54389496275">
                <text:p>7247.54389496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853239059448">
                <text:p>1.39853239059448</text:p>
              </table:table-cell>
              <table:table-cell office:value-type="float" office:value="7721.17788407401">
                <text:p>7721.177884074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00527381897">
                <text:p>1.4500527381897</text:p>
              </table:table-cell>
              <table:table-cell office:value-type="float" office:value="7298.08740721545">
                <text:p>7298.08740721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962258338928">
                <text:p>1.49962258338928</text:p>
              </table:table-cell>
              <table:table-cell office:value-type="float" office:value="7746.64513181121">
                <text:p>7746.64513181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4927682876587">
                <text:p>1.54927682876587</text:p>
              </table:table-cell>
              <table:table-cell office:value-type="float" office:value="7733.47771349003">
                <text:p>7733.47771349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9846591949463">
                <text:p>1.59846591949463</text:p>
              </table:table-cell>
              <table:table-cell office:value-type="float" office:value="7806.60903283345">
                <text:p>7806.60903283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039944648743">
                <text:p>1.65039944648743</text:p>
              </table:table-cell>
              <table:table-cell office:value-type="float" office:value="7548.11049236773">
                <text:p>7548.11049236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9762706756592">
                <text:p>1.69762706756592</text:p>
              </table:table-cell>
              <table:table-cell office:value-type="float" office:value="8300.22751619238">
                <text:p>8300.22751619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4824023246765">
                <text:p>1.74824023246765</text:p>
              </table:table-cell>
              <table:table-cell office:value-type="float" office:value="7903.08214822387">
                <text:p>7903.08214822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9957342147827">
                <text:p>1.79957342147827</text:p>
              </table:table-cell>
              <table:table-cell office:value-type="float" office:value="7792.22969991686">
                <text:p>7792.229699916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001349449158">
                <text:p>1.85001349449158</text:p>
              </table:table-cell>
              <table:table-cell office:value-type="float" office:value="7930.20263659181">
                <text:p>7930.20263659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9815521240234">
                <text:p>1.89815521240234</text:p>
              </table:table-cell>
              <table:table-cell office:value-type="float" office:value="8474.97799634511">
                <text:p>8474.97799634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4826436042786">
                <text:p>1.94826436042786</text:p>
              </table:table-cell>
              <table:table-cell office:value-type="float" office:value="8301.87732962845">
                <text:p>8301.87732962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9826335906982">
                <text:p>1.99826335906982</text:p>
              </table:table-cell>
              <table:table-cell office:value-type="float" office:value="8320.16662931368">
                <text:p>8320.16662931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4843521118164">
                <text:p>2.04843521118164</text:p>
              </table:table-cell>
              <table:table-cell office:value-type="float" office:value="8450.9537151438">
                <text:p>8450.9537151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9987378120422">
                <text:p>2.09987378120422</text:p>
              </table:table-cell>
              <table:table-cell office:value-type="float" office:value="8242.84189497982">
                <text:p>8242.84189497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053677558899">
                <text:p>2.15053677558899</text:p>
              </table:table-cell>
              <table:table-cell office:value-type="float" office:value="8526.93381522476">
                <text:p>8526.93381522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80996131897">
                <text:p>2.1980996131897</text:p>
              </table:table-cell>
              <table:table-cell office:value-type="float" office:value="9250.91988190062">
                <text:p>9250.91988190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038552284241">
                <text:p>2.25038552284241</text:p>
              </table:table-cell>
              <table:table-cell office:value-type="float" office:value="8415.26910256586">
                <text:p>8415.26910256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9786252975464">
                <text:p>2.29786252975464</text:p>
              </table:table-cell>
              <table:table-cell office:value-type="float" office:value="9436.14665575269">
                <text:p>9436.14665575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4869027137756">
                <text:p>2.34869027137756</text:p>
              </table:table-cell>
              <table:table-cell office:value-type="float" office:value="8971.47867365271">
                <text:p>8971.478673652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0056014060974">
                <text:p>2.40056014060974</text:p>
              </table:table-cell>
              <table:table-cell office:value-type="float" office:value="8791.23095450409">
                <text:p>8791.23095450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4984817504883">
                <text:p>2.44984817504883</text:p>
              </table:table-cell>
              <table:table-cell office:value-type="float" office:value="9414.04958181968">
                <text:p>9414.04958181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9855804443359">
                <text:p>2.49855804443359</text:p>
              </table:table-cell>
              <table:table-cell office:value-type="float" office:value="9690.02803665127">
                <text:p>9690.02803665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031728744507">
                <text:p>2.55031728744507</text:p>
              </table:table-cell>
              <table:table-cell office:value-type="float" office:value="9273.70595226031">
                <text:p>9273.70595226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9836196899414">
                <text:p>2.59836196899414</text:p>
              </table:table-cell>
              <table:table-cell office:value-type="float" office:value="9990.70000099249">
                <text:p>9990.7000009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4813733100891">
                <text:p>2.64813733100891</text:p>
              </table:table-cell>
              <table:table-cell office:value-type="float" office:value="9804.04722832933">
                <text:p>9804.04722832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9849324226379">
                <text:p>2.69849324226379</text:p>
              </table:table-cell>
              <table:table-cell office:value-type="float" office:value="9849.8862921859">
                <text:p>9849.88629218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4978709220886">
                <text:p>2.74978709220886</text:p>
              </table:table-cell>
              <table:table-cell office:value-type="float" office:value="9825.73935354324">
                <text:p>9825.739353543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754829406738">
                <text:p>2.79754829406738</text:p>
              </table:table-cell>
              <table:table-cell office:value-type="float" office:value="10552.4982703107">
                <text:p>10552.4982703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067677497864">
                <text:p>2.85067677497864</text:p>
              </table:table-cell>
              <table:table-cell office:value-type="float" office:value="9637.01561230855">
                <text:p>9637.015612308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9980053901672">
                <text:p>2.89980053901672</text:p>
              </table:table-cell>
              <table:table-cell office:value-type="float" office:value="10585.508056688">
                <text:p>10585.508056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499773979187">
                <text:p>2.9499773979187</text:p>
              </table:table-cell>
              <table:table-cell office:value-type="float" office:value="10522.7790570045">
                <text:p>10522.7790570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9793815612793">
                <text:p>2.99793815612793</text:p>
              </table:table-cell>
              <table:table-cell office:value-type="float" office:value="11009.0002684404">
                <text:p>11009.0002684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025815963745">
                <text:p>3.05025815963745</text:p>
              </table:table-cell>
              <table:table-cell office:value-type="float" office:value="10244.6476308522">
                <text:p>10244.64763085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9805011749268">
                <text:p>3.09805011749268</text:p>
              </table:table-cell>
              <table:table-cell office:value-type="float" office:value="11382.6682231335">
                <text:p>11382.66822313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482560634613">
                <text:p>3.1482560634613</text:p>
              </table:table-cell>
              <table:table-cell office:value-type="float" office:value="10835.3699846613">
                <text:p>10835.36998466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9966793060303">
                <text:p>3.19966793060303</text:p>
              </table:table-cell>
              <table:table-cell office:value-type="float" office:value="10736.8207125864">
                <text:p>10736.8207125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4803066253662">
                <text:p>3.24803066253662</text:p>
              </table:table-cell>
              <table:table-cell office:value-type="float" office:value="11579.1639059789">
                <text:p>11579.1639059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9976677894592">
                <text:p>3.29976677894592</text:p>
              </table:table-cell>
              <table:table-cell office:value-type="float" office:value="10824.1599653451">
                <text:p>10824.1599653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4847927093506">
                <text:p>3.34847927093506</text:p>
              </table:table-cell>
              <table:table-cell office:value-type="float" office:value="11660.2533930451">
                <text:p>11660.2533930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9877152442932">
                <text:p>3.39877152442932</text:p>
              </table:table-cell>
              <table:table-cell office:value-type="float" office:value="11293.9858633457">
                <text:p>11293.98586334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009016990662">
                <text:p>3.45009016990662</text:p>
              </table:table-cell>
              <table:table-cell office:value-type="float" office:value="11223.9907083058">
                <text:p>11223.9907083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979100227356">
                <text:p>3.4979100227356</text:p>
              </table:table-cell>
              <table:table-cell office:value-type="float" office:value="12212.5009896745">
                <text:p>12212.5009896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4842734336853">
                <text:p>3.54842734336853</text:p>
              </table:table-cell>
              <table:table-cell office:value-type="float" office:value="11560.391419874">
                <text:p>11560.3914198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9937906265259">
                <text:p>3.59937906265259</text:p>
              </table:table-cell>
              <table:table-cell office:value-type="float" office:value="11461.8310864876">
                <text:p>11461.8310864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65176582336">
                <text:p>3.64965176582336</text:p>
              </table:table-cell>
              <table:table-cell office:value-type="float" office:value="11775.7741808507">
                <text:p>11775.7741808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822263717651">
                <text:p>3.69822263717651</text:p>
              </table:table-cell>
              <table:table-cell office:value-type="float" office:value="12188.3751208761">
                <text:p>12188.3751208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778342247009">
                <text:p>3.74778342247009</text:p>
              </table:table-cell>
              <table:table-cell office:value-type="float" office:value="12106.345701462">
                <text:p>12106.345701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60656166077">
                <text:p>3.79960656166077</text:p>
              </table:table-cell>
              <table:table-cell office:value-type="float" office:value="11577.839732796">
                <text:p>11577.839732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812068939209">
                <text:p>3.84812068939209</text:p>
              </table:table-cell>
              <table:table-cell office:value-type="float" office:value="12367.5314399729">
                <text:p>12367.5314399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76092338562">
                <text:p>3.8976092338562</text:p>
              </table:table-cell>
              <table:table-cell office:value-type="float" office:value="12285.6714939538">
                <text:p>12285.6714939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21016693115">
                <text:p>3.94921016693115</text:p>
              </table:table-cell>
              <table:table-cell office:value-type="float" office:value="11782.7326710715">
                <text:p>11782.7326710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869227409363">
                <text:p>3.99869227409363</text:p>
              </table:table-cell>
              <table:table-cell office:value-type="float" office:value="12287.2697802383">
                <text:p>12287.26978023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846739768982">
                <text:p>4.04846739768982</text:p>
              </table:table-cell>
              <table:table-cell office:value-type="float" office:value="12214.937022206">
                <text:p>12214.937022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855699539185">
                <text:p>4.09855699539185</text:p>
              </table:table-cell>
              <table:table-cell office:value-type="float" office:value="12138.2488159893">
                <text:p>12138.24881598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062928199768">
                <text:p>4.15062928199768</text:p>
              </table:table-cell>
              <table:table-cell office:value-type="float" office:value="11676.0764627507">
                <text:p>11676.0764627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776344299316">
                <text:p>4.19776344299316</text:p>
              </table:table-cell>
              <table:table-cell office:value-type="float" office:value="12899.3491590581">
                <text:p>12899.34915905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02965927124">
                <text:p>4.2502965927124</text:p>
              </table:table-cell>
              <table:table-cell office:value-type="float" office:value="11573.6445130253">
                <text:p>11573.64451302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811882972717">
                <text:p>4.29811882972717</text:p>
              </table:table-cell>
              <table:table-cell office:value-type="float" office:value="12713.7507141753">
                <text:p>12713.75071417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042572021484">
                <text:p>4.35042572021484</text:p>
              </table:table-cell>
              <table:table-cell office:value-type="float" office:value="11623.7075905575">
                <text:p>11623.7075905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770722389221">
                <text:p>4.39770722389221</text:p>
              </table:table-cell>
              <table:table-cell office:value-type="float" office:value="12859.1510995245">
                <text:p>12859.15109952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796252250671">
                <text:p>4.44796252250671</text:p>
              </table:table-cell>
              <table:table-cell office:value-type="float" office:value="12098.2267892555">
                <text:p>12098.2267892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14884567261">
                <text:p>4.49914884567261</text:p>
              </table:table-cell>
              <table:table-cell office:value-type="float" office:value="11878.1729648658">
                <text:p>11878.17296486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021333694458">
                <text:p>4.55021333694458</text:p>
              </table:table-cell>
              <table:table-cell office:value-type="float" office:value="11906.5124287982">
                <text:p>11906.5124287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808230400085">
                <text:p>4.59808230400085</text:p>
              </table:table-cell>
              <table:table-cell office:value-type="float" office:value="12701.3394562126">
                <text:p>12701.3394562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53112602234">
                <text:p>4.64953112602234</text:p>
              </table:table-cell>
              <table:table-cell office:value-type="float" office:value="11662.0745903463">
                <text:p>11662.0745903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8162317276">
                <text:p>4.698162317276</text:p>
              </table:table-cell>
              <table:table-cell office:value-type="float" office:value="12337.7606949905">
                <text:p>12337.7606949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82545375824">
                <text:p>4.7482545375824</text:p>
              </table:table-cell>
              <table:table-cell office:value-type="float" office:value="11977.9078733187">
                <text:p>11977.9078733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68428611755">
                <text:p>4.79968428611755</text:p>
              </table:table-cell>
              <table:table-cell office:value-type="float" office:value="11510.8476487168">
                <text:p>11510.8476487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008430480957">
                <text:p>4.85008430480957</text:p>
              </table:table-cell>
              <table:table-cell office:value-type="float" office:value="11746.0273897433">
                <text:p>11746.02738974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35851097107">
                <text:p>4.89935851097107</text:p>
              </table:table-cell>
              <table:table-cell office:value-type="float" office:value="11852.0427926511">
                <text:p>11852.04279265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86510276794">
                <text:p>4.94986510276794</text:p>
              </table:table-cell>
              <table:table-cell office:value-type="float" office:value="11562.8471299094">
                <text:p>11562.84712990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845242500305">
                <text:p>4.99845242500305</text:p>
              </table:table-cell>
              <table:table-cell office:value-type="float" office:value="11854.9443250405">
                <text:p>11854.94432504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051302909851">
                <text:p>5.05051302909851</text:p>
              </table:table-cell>
              <table:table-cell office:value-type="float" office:value="11064.0283571016">
                <text:p>11064.0283571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805512428284">
                <text:p>5.09805512428284</text:p>
              </table:table-cell>
              <table:table-cell office:value-type="float" office:value="11947.3068613783">
                <text:p>11947.3068613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047407150269">
                <text:p>5.15047407150269</text:p>
              </table:table-cell>
              <table:table-cell office:value-type="float" office:value="10835.7765679225">
                <text:p>10835.7765679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82536315918">
                <text:p>5.1982536315918</text:p>
              </table:table-cell>
              <table:table-cell office:value-type="float" office:value="11720.4930090518">
                <text:p>11720.49300905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892139434814">
                <text:p>5.24892139434814</text:p>
              </table:table-cell>
              <table:table-cell office:value-type="float" office:value="11052.392478684">
                <text:p>11052.3924786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819965362549">
                <text:p>5.29819965362549</text:p>
              </table:table-cell>
              <table:table-cell office:value-type="float" office:value="11201.694379935">
                <text:p>11201.6943799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024523735046">
                <text:p>5.35024523735046</text:p>
              </table:table-cell>
              <table:table-cell office:value-type="float" office:value="10452.3758033853">
                <text:p>10452.37580338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894890785217">
                <text:p>5.39894890785217</text:p>
              </table:table-cell>
              <table:table-cell office:value-type="float" office:value="10184.0373608514">
                <text:p>10184.03736085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801473617554">
                <text:p>5.44801473617554</text:p>
              </table:table-cell>
              <table:table-cell office:value-type="float" office:value="10108.8683702872">
                <text:p>10108.86837028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849820137024">
                <text:p>5.49849820137024</text:p>
              </table:table-cell>
              <table:table-cell office:value-type="float" office:value="9983.4668253496">
                <text:p>9983.46682534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004215240479">
                <text:p>5.55004215240479</text:p>
              </table:table-cell>
              <table:table-cell office:value-type="float" office:value="9933.27033965336">
                <text:p>9933.27033965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0002660751343">
                <text:p>5.60002660751343</text:p>
              </table:table-cell>
              <table:table-cell office:value-type="float" office:value="10403.2343429525">
                <text:p>10403.23434295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834523200989">
                <text:p>5.64834523200989</text:p>
              </table:table-cell>
              <table:table-cell office:value-type="float" office:value="10761.8957579825">
                <text:p>10761.89575798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80144500732">
                <text:p>5.69980144500732</text:p>
              </table:table-cell>
              <table:table-cell office:value-type="float" office:value="10261.1515547463">
                <text:p>10261.15155474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012230873108">
                <text:p>5.75012230873108</text:p>
              </table:table-cell>
              <table:table-cell office:value-type="float" office:value="10651.6454674241">
                <text:p>10651.64546742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780983924866">
                <text:p>5.79780983924866</text:p>
              </table:table-cell>
              <table:table-cell office:value-type="float" office:value="11239.8355331573">
                <text:p>11239.83553315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893608093262">
                <text:p>5.84893608093262</text:p>
              </table:table-cell>
              <table:table-cell office:value-type="float" office:value="10640.3283731038">
                <text:p>10640.32837310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854454994202">
                <text:p>5.89854454994202</text:p>
              </table:table-cell>
              <table:table-cell office:value-type="float" office:value="11127.1323429758">
                <text:p>11127.13234297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850611686707">
                <text:p>5.94850611686707</text:p>
              </table:table-cell>
              <table:table-cell office:value-type="float" office:value="11048.4925508461">
                <text:p>11048.49255084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820876121521">
                <text:p>5.99820876121521</text:p>
              </table:table-cell>
              <table:table-cell office:value-type="float" office:value="11267.0061592187">
                <text:p>11267.00615921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67856407166">
                <text:p>6.04967856407166</text:p>
              </table:table-cell>
              <table:table-cell office:value-type="float" office:value="11035.5969612748">
                <text:p>11035.59696127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78376865387">
                <text:p>6.0978376865387</text:p>
              </table:table-cell>
              <table:table-cell office:value-type="float" office:value="11794.2348386586">
                <text:p>11794.23483865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765906333923">
                <text:p>6.14765906333923</text:p>
              </table:table-cell>
              <table:table-cell office:value-type="float" office:value="11561.3023362652">
                <text:p>11561.30233626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797086715698">
                <text:p>6.19797086715698</text:p>
              </table:table-cell>
              <table:table-cell office:value-type="float" office:value="11448.6056211882">
                <text:p>11448.60562118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82693195343">
                <text:p>6.2482693195343</text:p>
              </table:table-cell>
              <table:table-cell office:value-type="float" office:value="11610.6952082553">
                <text:p>11610.69520825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794931411743">
                <text:p>6.29794931411743</text:p>
              </table:table-cell>
              <table:table-cell office:value-type="float" office:value="11755.2347760986">
                <text:p>11755.23477609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799242019653">
                <text:p>6.34799242019653</text:p>
              </table:table-cell>
              <table:table-cell office:value-type="float" office:value="11829.8012730114">
                <text:p>11829.80127301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828491210938">
                <text:p>6.39828491210938</text:p>
              </table:table-cell>
              <table:table-cell office:value-type="float" office:value="11771.1407306274">
                <text:p>11771.14073062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847679138184">
                <text:p>6.44847679138184</text:p>
              </table:table-cell>
              <table:table-cell office:value-type="float" office:value="11954.1250237507">
                <text:p>11954.1250237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833679199219">
                <text:p>6.49833679199219</text:p>
              </table:table-cell>
              <table:table-cell office:value-type="float" office:value="12033.6941968555">
                <text:p>12033.69419685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854583740234">
                <text:p>6.54854583740234</text:p>
              </table:table-cell>
              <table:table-cell office:value-type="float" office:value="11950.0379881477">
                <text:p>11950.03798814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874796867371">
                <text:p>6.59874796867371</text:p>
              </table:table-cell>
              <table:table-cell office:value-type="float" office:value="12111.0396033491">
                <text:p>12111.03960334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794206619263">
                <text:p>6.64794206619263</text:p>
              </table:table-cell>
              <table:table-cell office:value-type="float" office:value="12359.2063004338">
                <text:p>12359.20630043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787406921387">
                <text:p>6.69787406921387</text:p>
              </table:table-cell>
              <table:table-cell office:value-type="float" office:value="12176.5593849974">
                <text:p>12176.55938499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04465675354">
                <text:p>6.74904465675354</text:p>
              </table:table-cell>
              <table:table-cell office:value-type="float" office:value="11881.825658707">
                <text:p>11881.8256587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756593704224">
                <text:p>6.79756593704224</text:p>
              </table:table-cell>
              <table:table-cell office:value-type="float" office:value="12530.584444237">
                <text:p>12530.5844442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857940673828">
                <text:p>6.84857940673828</text:p>
              </table:table-cell>
              <table:table-cell office:value-type="float" office:value="11918.4208332165">
                <text:p>11918.4208332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828991889954">
                <text:p>6.89828991889954</text:p>
              </table:table-cell>
              <table:table-cell office:value-type="float" office:value="12230.8134349476">
                <text:p>12230.8134349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63598251343">
                <text:p>6.94963598251343</text:p>
              </table:table-cell>
              <table:table-cell office:value-type="float" office:value="11841.2193108316">
                <text:p>11841.2193108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858832359314">
                <text:p>6.99858832359314</text:p>
              </table:table-cell>
              <table:table-cell office:value-type="float" office:value="12420.2435795657">
                <text:p>12420.2435795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82063293457">
                <text:p>7.0482063293457</text:p>
              </table:table-cell>
              <table:table-cell office:value-type="float" office:value="12253.6162181123">
                <text:p>12253.61621811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803557395935">
                <text:p>7.09803557395935</text:p>
              </table:table-cell>
              <table:table-cell office:value-type="float" office:value="12201.6700175599">
                <text:p>12201.67001755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846062660217">
                <text:p>7.14846062660217</text:p>
              </table:table-cell>
              <table:table-cell office:value-type="float" office:value="12057.4985673623">
                <text:p>12057.49856736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793820381165">
                <text:p>7.19793820381165</text:p>
              </table:table-cell>
              <table:table-cell office:value-type="float" office:value="12288.3947495229">
                <text:p>12288.39474952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783134460449">
                <text:p>7.24783134460449</text:p>
              </table:table-cell>
              <table:table-cell office:value-type="float" office:value="12186.043819618">
                <text:p>12186.0438196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784369468689">
                <text:p>7.29784369468689</text:p>
              </table:table-cell>
              <table:table-cell office:value-type="float" office:value="12156.9972016571">
                <text:p>12156.9972016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878635406494">
                <text:p>7.34878635406494</text:p>
              </table:table-cell>
              <table:table-cell office:value-type="float" office:value="11777.9481347318">
                <text:p>11777.94813473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795994758606">
                <text:p>7.39795994758606</text:p>
              </table:table-cell>
              <table:table-cell office:value-type="float" office:value="12201.6707959796">
                <text:p>12201.67079597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823670387268">
                <text:p>7.44823670387268</text:p>
              </table:table-cell>
              <table:table-cell office:value-type="float" office:value="11933.9441188186">
                <text:p>11933.94411881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778962135315">
                <text:p>7.49778962135315</text:p>
              </table:table-cell>
              <table:table-cell office:value-type="float" office:value="11946.8243264049">
                <text:p>11946.82432640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868006706238">
                <text:p>7.54868006706238</text:p>
              </table:table-cell>
              <table:table-cell office:value-type="float" office:value="11632.8318950574">
                <text:p>11632.8318950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863829612732">
                <text:p>7.59863829612732</text:p>
              </table:table-cell>
              <table:table-cell office:value-type="float" office:value="11849.899627756">
                <text:p>11849.899627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879012107849">
                <text:p>7.64879012107849</text:p>
              </table:table-cell>
              <table:table-cell office:value-type="float" office:value="11644.6410587967">
                <text:p>11644.64105879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822859764099">
                <text:p>7.69822859764099</text:p>
              </table:table-cell>
              <table:table-cell office:value-type="float" office:value="11812.6617283951">
                <text:p>11812.66172839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785304069519">
                <text:p>7.74785304069519</text:p>
              </table:table-cell>
              <table:table-cell office:value-type="float" office:value="11607.1831651773">
                <text:p>11607.18316517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06010627747">
                <text:p>7.79906010627747</text:p>
              </table:table-cell>
              <table:table-cell office:value-type="float" office:value="11248.4477181089">
                <text:p>11248.44771810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829926490784">
                <text:p>7.84829926490784</text:p>
              </table:table-cell>
              <table:table-cell office:value-type="float" office:value="11535.5342333094">
                <text:p>11535.53423330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818811416626">
                <text:p>7.89818811416626</text:p>
              </table:table-cell>
              <table:table-cell office:value-type="float" office:value="11224.9532375304">
                <text:p>11224.95323753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825863838196">
                <text:p>7.94825863838196</text:p>
              </table:table-cell>
              <table:table-cell office:value-type="float" office:value="11184.2248263186">
                <text:p>11184.22482631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873399734497">
                <text:p>7.99873399734497</text:p>
              </table:table-cell>
              <table:table-cell office:value-type="float" office:value="10936.0292099061">
                <text:p>10936.02920990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782867431641">
                <text:p>8.04782867431641</text:p>
              </table:table-cell>
              <table:table-cell office:value-type="float" office:value="11080.6310084597">
                <text:p>11080.63100845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864187240601">
                <text:p>8.09864187240601</text:p>
              </table:table-cell>
              <table:table-cell office:value-type="float" office:value="10705.8799771027">
                <text:p>10705.87997710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801979064941">
                <text:p>8.14801979064941</text:p>
              </table:table-cell>
              <table:table-cell office:value-type="float" office:value="10855.0546290305">
                <text:p>10855.05462903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785070419312">
                <text:p>8.19785070419312</text:p>
              </table:table-cell>
              <table:table-cell office:value-type="float" office:value="10595.8322344813">
                <text:p>10595.83223448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855470657349">
                <text:p>8.24855470657349</text:p>
              </table:table-cell>
              <table:table-cell office:value-type="float" office:value="10413.3791261497">
                <text:p>10413.37912614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850387573242">
                <text:p>8.29850387573242</text:p>
              </table:table-cell>
              <table:table-cell office:value-type="float" office:value="10410.5835743812">
                <text:p>10410.58357438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15089607239">
                <text:p>8.34915089607239</text:p>
              </table:table-cell>
              <table:table-cell office:value-type="float" office:value="10109.1830588102">
                <text:p>10109.18305881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786791801453">
                <text:p>8.39786791801453</text:p>
              </table:table-cell>
              <table:table-cell office:value-type="float" office:value="10345.4599626102">
                <text:p>10345.45996261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813942909241">
                <text:p>8.44813942909241</text:p>
              </table:table-cell>
              <table:table-cell office:value-type="float" office:value="10025.5589934267">
                <text:p>10025.55899342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14383888245">
                <text:p>8.49914383888245</text:p>
              </table:table-cell>
              <table:table-cell office:value-type="float" office:value="9724.64933996485">
                <text:p>9724.649339964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847884178162">
                <text:p>8.54847884178162</text:p>
              </table:table-cell>
              <table:table-cell office:value-type="float" office:value="9891.55713636759">
                <text:p>9891.557136367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773993492126">
                <text:p>8.59773993492126</text:p>
              </table:table-cell>
              <table:table-cell office:value-type="float" office:value="9906.39811050451">
                <text:p>9906.398110504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776515960693">
                <text:p>8.64776515960693</text:p>
              </table:table-cell>
              <table:table-cell office:value-type="float" office:value="9595.15930245304">
                <text:p>9595.159302453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57232475281">
                <text:p>8.69957232475281</text:p>
              </table:table-cell>
              <table:table-cell office:value-type="float" office:value="9110.70888883775">
                <text:p>9110.70888883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05578994751">
                <text:p>8.7505578994751</text:p>
              </table:table-cell>
              <table:table-cell office:value-type="float" office:value="9100.61331126168">
                <text:p>9100.613311261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793548583984">
                <text:p>8.79793548583984</text:p>
              </table:table-cell>
              <table:table-cell office:value-type="float" office:value="9793.66058092957">
                <text:p>9793.660580929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032415390015">
                <text:p>8.85032415390015</text:p>
              </table:table-cell>
              <table:table-cell office:value-type="float" office:value="8704.17242666133">
                <text:p>8704.172426661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759540557861">
                <text:p>8.89759540557861</text:p>
              </table:table-cell>
              <table:table-cell office:value-type="float" office:value="9477.21890351541">
                <text:p>9477.218903515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860982894897">
                <text:p>8.94860982894897</text:p>
              </table:table-cell>
              <table:table-cell office:value-type="float" office:value="8625.01173061644">
                <text:p>8625.01173061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982442855835">
                <text:p>8.9982442855835</text:p>
              </table:table-cell>
              <table:table-cell office:value-type="float" office:value="8864.80944558127">
                <text:p>8864.809445581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816555976868">
                <text:p>9.04816555976868</text:p>
              </table:table-cell>
              <table:table-cell office:value-type="float" office:value="8653.62527401676">
                <text:p>8653.625274016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823632240295">
                <text:p>9.09823632240295</text:p>
              </table:table-cell>
              <table:table-cell office:value-type="float" office:value="8468.01561815515">
                <text:p>8468.015618155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4848947525024">
                <text:p>9.14848947525024</text:p>
              </table:table-cell>
              <table:table-cell office:value-type="float" office:value="8437.28156297888">
                <text:p>8437.281562978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19840908050537">
                <text:p>9.19840908050537</text:p>
              </table:table-cell>
              <table:table-cell office:value-type="float" office:value="8333.39923010058">
                <text:p>8333.399230100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4859976768494">
                <text:p>9.24859976768494</text:p>
              </table:table-cell>
              <table:table-cell office:value-type="float" office:value="8288.39020497352">
                <text:p>8288.39020497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29979372024536">
                <text:p>9.29979372024536</text:p>
              </table:table-cell>
              <table:table-cell office:value-type="float" office:value="7969.69133255403">
                <text:p>7969.691332554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4785270690918">
                <text:p>9.34785270690918</text:p>
              </table:table-cell>
              <table:table-cell office:value-type="float" office:value="8489.56726561958">
                <text:p>8489.567265619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39877367019653">
                <text:p>9.39877367019653</text:p>
              </table:table-cell>
              <table:table-cell office:value-type="float" office:value="7855.31094026538">
                <text:p>7855.310940265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4788885116577">
                <text:p>9.44788885116577</text:p>
              </table:table-cell>
              <table:table-cell office:value-type="float" office:value="8144.12147336945">
                <text:p>8144.121473369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49830675125122">
                <text:p>9.49830675125122</text:p>
              </table:table-cell>
              <table:table-cell office:value-type="float" office:value="7775.01639964439">
                <text:p>7775.01639964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4850172996521">
                <text:p>9.54850172996521</text:p>
              </table:table-cell>
              <table:table-cell office:value-type="float" office:value="7809.54609491149">
                <text:p>7809.546094911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59966683387756">
                <text:p>9.59966683387756</text:p>
              </table:table-cell>
              <table:table-cell office:value-type="float" office:value="7505.11521793832">
                <text:p>7505.11521793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4927387237549">
                <text:p>9.64927387237549</text:p>
              </table:table-cell>
              <table:table-cell office:value-type="float" office:value="7740.83701884489">
                <text:p>7740.837018844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69836950302124">
                <text:p>9.69836950302124</text:p>
              </table:table-cell>
              <table:table-cell office:value-type="float" office:value="7821.46995464302">
                <text:p>7821.469954643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004744529724">
                <text:p>9.75004744529724</text:p>
              </table:table-cell>
              <table:table-cell office:value-type="float" office:value="7275.83149483514">
                <text:p>7275.831494835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9833054542542">
                <text:p>9.79833054542542</text:p>
              </table:table-cell>
              <table:table-cell office:value-type="float" office:value="7787.40385356074">
                <text:p>7787.403853560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4837198257446">
                <text:p>9.84837198257446</text:p>
              </table:table-cell>
              <table:table-cell office:value-type="float" office:value="7513.77301335468">
                <text:p>7513.773013354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9856576919556">
                <text:p>9.89856576919556</text:p>
              </table:table-cell>
              <table:table-cell office:value-type="float" office:value="7490.96701626387">
                <text:p>7490.967016263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30069351196">
                <text:p>9.95030069351196</text:p>
              </table:table-cell>
              <table:table-cell office:value-type="float" office:value="7267.81772599912">
                <text:p>7267.817725999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787330627441">
                <text:p>9.99787330627441</text:p>
              </table:table-cell>
              <table:table-cell office:value-type="float" office:value="7903.70715767739">
                <text:p>7903.70715767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47637462616">
                <text:p>10.047637462616</text:p>
              </table:table-cell>
              <table:table-cell office:value-type="float" office:value="7555.63899083008">
                <text:p>7555.63899083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0985441207886">
                <text:p>10.0985441207886</text:p>
              </table:table-cell>
              <table:table-cell office:value-type="float" office:value="7386.06723554923">
                <text:p>7386.06723554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487982273102">
                <text:p>10.1487982273102</text:p>
              </table:table-cell>
              <table:table-cell office:value-type="float" office:value="7481.97562398888">
                <text:p>7481.975623988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1977522373199">
                <text:p>10.1977522373199</text:p>
              </table:table-cell>
              <table:table-cell office:value-type="float" office:value="7680.67825138315">
                <text:p>7680.678251383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47807264328">
                <text:p>10.247807264328</text:p>
              </table:table-cell>
              <table:table-cell office:value-type="float" office:value="7511.73303611405">
                <text:p>7511.733036114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298495054245">
                <text:p>10.298495054245</text:p>
              </table:table-cell>
              <table:table-cell office:value-type="float" office:value="7417.96003762935">
                <text:p>7417.960037629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497099876404">
                <text:p>10.3497099876404</text:p>
              </table:table-cell>
              <table:table-cell office:value-type="float" office:value="7341.60868856809">
                <text:p>7341.608688568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3991646766663">
                <text:p>10.3991646766663</text:p>
              </table:table-cell>
              <table:table-cell office:value-type="float" office:value="7602.91910446034">
                <text:p>7602.919104460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490058422089">
                <text:p>10.4490058422089</text:p>
              </table:table-cell>
              <table:table-cell office:value-type="float" office:value="7543.96483121182">
                <text:p>7543.964831211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4996733665466">
                <text:p>10.4996733665466</text:p>
              </table:table-cell>
              <table:table-cell office:value-type="float" office:value="7578.8190763005">
                <text:p>7578.8190763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499789714813">
                <text:p>10.5499789714813</text:p>
              </table:table-cell>
              <table:table-cell office:value-type="float" office:value="7633.34424660066">
                <text:p>7633.344246600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5979046821594">
                <text:p>10.5979046821594</text:p>
              </table:table-cell>
              <table:table-cell office:value-type="float" office:value="8012.40074621297">
                <text:p>8012.400746212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498608589172">
                <text:p>10.6498608589172</text:p>
              </table:table-cell>
              <table:table-cell office:value-type="float" office:value="7544.81997063142">
                <text:p>7544.819970631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6987092494965">
                <text:p>10.6987092494965</text:p>
              </table:table-cell>
              <table:table-cell office:value-type="float" office:value="8024.82938233643">
                <text:p>8024.829382336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482461929321">
                <text:p>10.7482461929321</text:p>
              </table:table-cell>
              <table:table-cell office:value-type="float" office:value="8074.78161262532">
                <text:p>8074.781612625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7993195056915">
                <text:p>10.7993195056915</text:p>
              </table:table-cell>
              <table:table-cell office:value-type="float" office:value="7831.87888916379">
                <text:p>7831.878889163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498730659485">
                <text:p>10.8498730659485</text:p>
              </table:table-cell>
              <table:table-cell office:value-type="float" office:value="7912.40019430571">
                <text:p>7912.400194305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8983297348022">
                <text:p>10.8983297348022</text:p>
              </table:table-cell>
              <table:table-cell office:value-type="float" office:value="8419.89368339221">
                <text:p>8419.893683392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504272937775">
                <text:p>10.9504272937775</text:p>
              </table:table-cell>
              <table:table-cell office:value-type="float" office:value="7985.01903319253">
                <text:p>7985.019033192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9983789920807">
                <text:p>10.9983789920807</text:p>
              </table:table-cell>
              <table:table-cell office:value-type="float" office:value="8675.39659115769">
                <text:p>8675.396591157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479216575623">
                <text:p>11.0479216575623</text:p>
              </table:table-cell>
              <table:table-cell office:value-type="float" office:value="8558.27993666896">
                <text:p>8558.279936668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0983872413635">
                <text:p>11.0983872413635</text:p>
              </table:table-cell>
              <table:table-cell office:value-type="float" office:value="8401.76548179224">
                <text:p>8401.76548179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504085063934">
                <text:p>11.1504085063934</text:p>
              </table:table-cell>
              <table:table-cell office:value-type="float" office:value="8304.29632481335">
                <text:p>8304.296324813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1986792087555">
                <text:p>11.1986792087555</text:p>
              </table:table-cell>
              <table:table-cell office:value-type="float" office:value="9115.25995001531">
                <text:p>9115.259950015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496447563171">
                <text:p>11.2496447563171</text:p>
              </table:table-cell>
              <table:table-cell office:value-type="float" office:value="8633.28309124506">
                <text:p>8633.283091245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2983136177063">
                <text:p>11.2983136177063</text:p>
              </table:table-cell>
              <table:table-cell office:value-type="float" office:value="9205.06433092313">
                <text:p>9205.064330923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511803150177">
                <text:p>11.3511803150177</text:p>
              </table:table-cell>
              <table:table-cell office:value-type="float" office:value="8625.46788792229">
                <text:p>8625.467887922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3988070487976">
                <text:p>11.3988070487976</text:p>
              </table:table-cell>
              <table:table-cell office:value-type="float" office:value="9574.45459323892">
                <text:p>9574.454593238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497225284576">
                <text:p>11.4497225284576</text:p>
              </table:table-cell>
              <table:table-cell office:value-type="float" office:value="9113.14207581185">
                <text:p>9113.142075811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4984178543091">
                <text:p>11.4984178543091</text:p>
              </table:table-cell>
              <table:table-cell office:value-type="float" office:value="9692.92209769735">
                <text:p>9692.922097697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486824512482">
                <text:p>11.5486824512482</text:p>
              </table:table-cell>
              <table:table-cell office:value-type="float" office:value="9549.46481679118">
                <text:p>9549.464816791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5977594852448">
                <text:p>11.5977594852448</text:p>
              </table:table-cell>
              <table:table-cell office:value-type="float" office:value="9780.54215813917">
                <text:p>9780.542158139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486942768097">
                <text:p>11.6486942768097</text:p>
              </table:table-cell>
              <table:table-cell office:value-type="float" office:value="9580.87753000431">
                <text:p>9580.877530004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002823352814">
                <text:p>11.7002823352814</text:p>
              </table:table-cell>
              <table:table-cell office:value-type="float" office:value="9614.62816578548">
                <text:p>9614.628165785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47567653656">
                <text:p>11.747567653656</text:p>
              </table:table-cell>
              <table:table-cell office:value-type="float" office:value="10658.6995144432">
                <text:p>10658.69951444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7976124286652">
                <text:p>11.7976124286652</text:p>
              </table:table-cell>
              <table:table-cell office:value-type="float" office:value="10070.9814342816">
                <text:p>10070.98143428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493645191193">
                <text:p>11.8493645191193</text:p>
              </table:table-cell>
              <table:table-cell office:value-type="float" office:value="9893.32016363838">
                <text:p>9893.320163638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897988319397">
                <text:p>11.897988319397</text:p>
              </table:table-cell>
              <table:table-cell office:value-type="float" office:value="10694.3512648142">
                <text:p>10694.35126481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504840373993">
                <text:p>11.9504840373993</text:p>
              </table:table-cell>
              <table:table-cell office:value-type="float" office:value="10057.9632033354">
                <text:p>10057.96320333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9979209899902">
                <text:p>11.9979209899902</text:p>
              </table:table-cell>
              <table:table-cell office:value-type="float" office:value="11130.5632246878">
                <text:p>11130.56322468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496578216553">
                <text:p>12.0496578216553</text:p>
              </table:table-cell>
              <table:table-cell office:value-type="float" office:value="10360.1241658986">
                <text:p>10360.12416589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0982115268707">
                <text:p>12.0982115268707</text:p>
              </table:table-cell>
              <table:table-cell office:value-type="float" office:value="11204.0882891642">
                <text:p>11204.08828916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493382453918">
                <text:p>12.1493382453918</text:p>
              </table:table-cell>
              <table:table-cell office:value-type="float" office:value="10640.2291352866">
                <text:p>10640.22913528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1982710361481">
                <text:p>12.1982710361481</text:p>
              </table:table-cell>
              <table:table-cell office:value-type="float" office:value="11280.7790332247">
                <text:p>11280.77903322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485575675964">
                <text:p>12.2485575675964</text:p>
              </table:table-cell>
              <table:table-cell office:value-type="float" office:value="11136.182669012">
                <text:p>11136.1826690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298798084259">
                <text:p>12.298798084259</text:p>
              </table:table-cell>
              <table:table-cell office:value-type="float" office:value="11146.3821871263">
                <text:p>11146.38218712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48212480545">
                <text:p>12.348212480545</text:p>
              </table:table-cell>
              <table:table-cell office:value-type="float" office:value="11494.6259125056">
                <text:p>11494.62591250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397801399231">
                <text:p>12.397801399231</text:p>
              </table:table-cell>
              <table:table-cell office:value-type="float" office:value="11454.1719209004">
                <text:p>11454.17192090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484462738037">
                <text:p>12.4484462738037</text:p>
              </table:table-cell>
              <table:table-cell office:value-type="float" office:value="11373.3127954053">
                <text:p>11373.31279540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4981458187103">
                <text:p>12.4981458187103</text:p>
              </table:table-cell>
              <table:table-cell office:value-type="float" office:value="11750.6106162001">
                <text:p>11750.6106162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501770973206">
                <text:p>12.5501770973206</text:p>
              </table:table-cell>
              <table:table-cell office:value-type="float" office:value="11224.0178523152">
                <text:p>11224.01785231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00061416626">
                <text:p>12.600061416626</text:p>
              </table:table-cell>
              <table:table-cell office:value-type="float" office:value="11707.0856760503">
                <text:p>11707.08567605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496222019196">
                <text:p>12.6496222019196</text:p>
              </table:table-cell>
              <table:table-cell office:value-type="float" office:value="11944.9277587758">
                <text:p>11944.92775877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6985456943512">
                <text:p>12.6985456943512</text:p>
              </table:table-cell>
              <table:table-cell office:value-type="float" office:value="12100.5261598441">
                <text:p>12100.52615984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507405281067">
                <text:p>12.7507405281067</text:p>
              </table:table-cell>
              <table:table-cell office:value-type="float" office:value="11495.3905746822">
                <text:p>11495.39057468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7978901863098">
                <text:p>12.7978901863098</text:p>
              </table:table-cell>
              <table:table-cell office:value-type="float" office:value="12725.4368932039">
                <text:p>12725.43689320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483090400696">
                <text:p>12.8483090400696</text:p>
              </table:table-cell>
              <table:table-cell office:value-type="float" office:value="11900.3102065522">
                <text:p>11900.31020655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8998420238495">
                <text:p>12.8998420238495</text:p>
              </table:table-cell>
              <table:table-cell office:value-type="float" office:value="11798.2689028199">
                <text:p>11798.26890281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498887062073">
                <text:p>12.9498887062073</text:p>
              </table:table-cell>
              <table:table-cell office:value-type="float" office:value="12148.6574405343">
                <text:p>12148.65744053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9978513717651">
                <text:p>12.9978513717651</text:p>
              </table:table-cell>
              <table:table-cell office:value-type="float" office:value="12676.5264800915">
                <text:p>12676.52648009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493264198303">
                <text:p>13.0493264198303</text:p>
              </table:table-cell>
              <table:table-cell office:value-type="float" office:value="11811.5479801021">
                <text:p>11811.5479801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0977799892426">
                <text:p>13.0977799892426</text:p>
              </table:table-cell>
              <table:table-cell office:value-type="float" office:value="12548.0951635839">
                <text:p>12548.09516358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481115818024">
                <text:p>13.1481115818024</text:p>
              </table:table-cell>
              <table:table-cell office:value-type="float" office:value="12079.8879804458">
                <text:p>12079.88798044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02432346344">
                <text:p>13.2002432346344</text:p>
              </table:table-cell>
              <table:table-cell office:value-type="float" office:value="11662.7800380506">
                <text:p>11662.78003805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492685317993">
                <text:p>13.2492685317993</text:p>
              </table:table-cell>
              <table:table-cell office:value-type="float" office:value="12401.7606248207">
                <text:p>12401.76062482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299733877182">
                <text:p>13.299733877182</text:p>
              </table:table-cell>
              <table:table-cell office:value-type="float" office:value="12047.8715718558">
                <text:p>12047.87157185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02187728882">
                <text:p>13.3502187728882</text:p>
              </table:table-cell>
              <table:table-cell office:value-type="float" office:value="12043.2060222244">
                <text:p>12043.20602222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3989043235779">
                <text:p>13.3989043235779</text:p>
              </table:table-cell>
              <table:table-cell office:value-type="float" office:value="12488.304874585">
                <text:p>12488.3048745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482951164246">
                <text:p>13.4482951164246</text:p>
              </table:table-cell>
              <table:table-cell office:value-type="float" office:value="12309.9866383472">
                <text:p>12309.98663834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4981322288513">
                <text:p>13.4981322288513</text:p>
              </table:table-cell>
              <table:table-cell office:value-type="float" office:value="12199.743733017">
                <text:p>12199.7437330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494499206543">
                <text:p>13.5494499206543</text:p>
              </table:table-cell>
              <table:table-cell office:value-type="float" office:value="11847.7659192908">
                <text:p>11847.76591929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5988597869873">
                <text:p>13.5988597869873</text:p>
              </table:table-cell>
              <table:table-cell office:value-type="float" office:value="12305.2346651226">
                <text:p>12305.23466512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499736309052">
                <text:p>13.6499736309052</text:p>
              </table:table-cell>
              <table:table-cell office:value-type="float" office:value="11738.5028010094">
                <text:p>11738.50280100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698579788208">
                <text:p>13.698579788208</text:p>
              </table:table-cell>
              <table:table-cell office:value-type="float" office:value="12344.1150935159">
                <text:p>12344.11509351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479009628296">
                <text:p>13.7479009628296</text:p>
              </table:table-cell>
              <table:table-cell office:value-type="float" office:value="12165.1603921341">
                <text:p>12165.16039213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7990505695343">
                <text:p>13.7990505695343</text:p>
              </table:table-cell>
              <table:table-cell office:value-type="float" office:value="11573.8915338613">
                <text:p>11573.8915338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477652072907">
                <text:p>13.8477652072907</text:p>
              </table:table-cell>
              <table:table-cell office:value-type="float" office:value="12152.4048472035">
                <text:p>12152.40484720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8981420993805">
                <text:p>13.8981420993805</text:p>
              </table:table-cell>
              <table:table-cell office:value-type="float" office:value="11592.6166893836">
                <text:p>11592.61668938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481785297394">
                <text:p>13.9481785297394</text:p>
              </table:table-cell>
              <table:table-cell office:value-type="float" office:value="11671.4960641927">
                <text:p>11671.49606419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9985194206238">
                <text:p>13.9985194206238</text:p>
              </table:table-cell>
              <table:table-cell office:value-type="float" office:value="11441.9905941415">
                <text:p>11441.99059414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486912727356">
                <text:p>14.0486912727356</text:p>
              </table:table-cell>
              <table:table-cell office:value-type="float" office:value="11480.5408960444">
                <text:p>11480.54089604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0995173454285">
                <text:p>14.0995173454285</text:p>
              </table:table-cell>
              <table:table-cell office:value-type="float" office:value="11175.3666948119">
                <text:p>11175.36669481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00208377838">
                <text:p>14.1500208377838</text:p>
              </table:table-cell>
              <table:table-cell office:value-type="float" office:value="11246.7469774863">
                <text:p>11246.74697748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197783946991">
                <text:p>14.197783946991</text:p>
              </table:table-cell>
              <table:table-cell office:value-type="float" office:value="11724.5298577868">
                <text:p>11724.52985778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02770423889">
                <text:p>14.2502770423889</text:p>
              </table:table-cell>
              <table:table-cell office:value-type="float" office:value="10668.0696909689">
                <text:p>10668.06969096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2981569766998">
                <text:p>14.2981569766998</text:p>
              </table:table-cell>
              <table:table-cell office:value-type="float" office:value="11528.8378721561">
                <text:p>11528.83787215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01114845276">
                <text:p>14.3501114845276</text:p>
              </table:table-cell>
              <table:table-cell office:value-type="float" office:value="10470.6987467476">
                <text:p>10470.69874674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3996875286102">
                <text:p>14.3996875286102</text:p>
              </table:table-cell>
              <table:table-cell office:value-type="float" office:value="10004.8321558934">
                <text:p>10004.83215589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02859115601">
                <text:p>14.4502859115601</text:p>
              </table:table-cell>
              <table:table-cell office:value-type="float" office:value="9802.68481093179">
                <text:p>9802.684810931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4998631477356">
                <text:p>14.4998631477356</text:p>
              </table:table-cell>
              <table:table-cell office:value-type="float" office:value="10165.9559684912">
                <text:p>10165.95596849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48623085022">
                <text:p>14.548623085022</text:p>
              </table:table-cell>
              <table:table-cell office:value-type="float" office:value="10500.4236775966">
                <text:p>10500.42367759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5979721546173">
                <text:p>14.5979721546173</text:p>
              </table:table-cell>
              <table:table-cell office:value-type="float" office:value="10537.1794091359">
                <text:p>10537.17940913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482200622559">
                <text:p>14.6482200622559</text:p>
              </table:table-cell>
              <table:table-cell office:value-type="float" office:value="10348.6896159047">
                <text:p>10348.68961590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6981153488159">
                <text:p>14.6981153488159</text:p>
              </table:table-cell>
              <table:table-cell office:value-type="float" office:value="10582.1618914735">
                <text:p>10582.16189147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00557899475">
                <text:p>14.7500557899475</text:p>
              </table:table-cell>
              <table:table-cell office:value-type="float" office:value="10319.5118932863">
                <text:p>10319.51189328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7993559837341">
                <text:p>14.7993559837341</text:p>
              </table:table-cell>
              <table:table-cell office:value-type="float" office:value="10872.1682174292">
                <text:p>10872.16821742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490164279938">
                <text:p>14.8490164279938</text:p>
              </table:table-cell>
              <table:table-cell office:value-type="float" office:value="10954.3925373636">
                <text:p>10954.39253736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8975880146027">
                <text:p>14.8975880146027</text:p>
              </table:table-cell>
              <table:table-cell office:value-type="float" office:value="11364.6689049891">
                <text:p>11364.66890498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488298892975">
                <text:p>14.9488298892975</text:p>
              </table:table-cell>
              <table:table-cell office:value-type="float" office:value="10772.439597253">
                <text:p>10772.4395972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04756450653">
                <text:p>15.0004756450653</text:p>
              </table:table-cell>
              <table:table-cell office:value-type="float" office:value="10843.0981728204">
                <text:p>10843.09817282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498831272125">
                <text:p>15.0498831272125</text:p>
              </table:table-cell>
              <table:table-cell office:value-type="float" office:value="11496.2344834242">
                <text:p>11496.23448342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0990409851074">
                <text:p>15.0990409851074</text:p>
              </table:table-cell>
              <table:table-cell office:value-type="float" office:value="11554.6125141258">
                <text:p>11554.61251412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480197906494">
                <text:p>15.1480197906494</text:p>
              </table:table-cell>
              <table:table-cell office:value-type="float" office:value="11760.1887923985">
                <text:p>11760.1887923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1979792118073">
                <text:p>15.1979792118073</text:p>
              </table:table-cell>
              <table:table-cell office:value-type="float" office:value="11529.3569591257">
                <text:p>11529.35695912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482602596283">
                <text:p>15.2482602596283</text:p>
              </table:table-cell>
              <table:table-cell office:value-type="float" office:value="11614.7141976538">
                <text:p>11614.71419765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2981510162354">
                <text:p>15.2981510162354</text:p>
              </table:table-cell>
              <table:table-cell office:value-type="float" office:value="11705.575134882">
                <text:p>11705.5751348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489215373993">
                <text:p>15.3489215373993</text:p>
              </table:table-cell>
              <table:table-cell office:value-type="float" office:value="11660.309692083">
                <text:p>11660.3096920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3981640338898">
                <text:p>15.3981640338898</text:p>
              </table:table-cell>
              <table:table-cell office:value-type="float" office:value="12022.1362073807">
                <text:p>12022.13620738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481148719788">
                <text:p>15.4481148719788</text:p>
              </table:table-cell>
              <table:table-cell office:value-type="float" office:value="12011.8104711492">
                <text:p>12011.81047114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4982717037201">
                <text:p>15.4982717037201</text:p>
              </table:table-cell>
              <table:table-cell office:value-type="float" office:value="11962.4780746579">
                <text:p>11962.47807465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486464500427">
                <text:p>15.5486464500427</text:p>
              </table:table-cell>
              <table:table-cell office:value-type="float" office:value="11910.7299549901">
                <text:p>11910.72995499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598349571228">
                <text:p>15.598349571228</text:p>
              </table:table-cell>
              <table:table-cell office:value-type="float" office:value="12232.6321868854">
                <text:p>12232.63218688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479108333588">
                <text:p>15.6479108333588</text:p>
              </table:table-cell>
              <table:table-cell office:value-type="float" office:value="12267.6456139507">
                <text:p>12267.64561395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6981630325317">
                <text:p>15.6981630325317</text:p>
              </table:table-cell>
              <table:table-cell office:value-type="float" office:value="12098.9729804102">
                <text:p>12098.97298041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484819889069">
                <text:p>15.7484819889069</text:p>
              </table:table-cell>
              <table:table-cell office:value-type="float" office:value="12082.9215031295">
                <text:p>12082.92150312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04648685455">
                <text:p>15.8004648685455</text:p>
              </table:table-cell>
              <table:table-cell office:value-type="float" office:value="11696.1585088427">
                <text:p>11696.15850884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487253189087">
                <text:p>15.8487253189087</text:p>
              </table:table-cell>
              <table:table-cell office:value-type="float" office:value="12598.3076292245">
                <text:p>12598.30762922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8985226154327">
                <text:p>15.8985226154327</text:p>
              </table:table-cell>
              <table:table-cell office:value-type="float" office:value="12209.4981543102">
                <text:p>12209.49815431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485261440277">
                <text:p>15.9485261440277</text:p>
              </table:table-cell>
              <table:table-cell office:value-type="float" office:value="12159.1419062604">
                <text:p>12159.14190626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9981982707977">
                <text:p>15.9981982707977</text:p>
              </table:table-cell>
              <table:table-cell office:value-type="float" office:value="12240.2651051166">
                <text:p>12240.26510511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0481612682343">
                <text:p>16.0481612682343</text:p>
              </table:table-cell>
              <table:table-cell office:value-type="float" office:value="12169.0056881084">
                <text:p>12169.00568810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097681760788">
                <text:p>16.097681760788</text:p>
              </table:table-cell>
              <table:table-cell office:value-type="float" office:value="12277.7454069252">
                <text:p>12277.74540692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1496686935425">
                <text:p>16.1496686935425</text:p>
              </table:table-cell>
              <table:table-cell office:value-type="float" office:value="11695.2466280515">
                <text:p>11695.24662805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.1984992027283">
                <text:p>16.1984992027283</text:p>
              </table:table-cell>
              <table:table-cell office:value-type="float" office:value="12451.2320296861">
                <text:p>12451.23202968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2484753131866">
                <text:p>16.2484753131866</text:p>
              </table:table-cell>
              <table:table-cell office:value-type="float" office:value="12165.8127137848">
                <text:p>12165.81271378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2976257801056">
                <text:p>16.2976257801056</text:p>
              </table:table-cell>
              <table:table-cell office:value-type="float" office:value="12370.177500097">
                <text:p>12370.1775000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.3495090007782">
                <text:p>16.3495090007782</text:p>
              </table:table-cell>
              <table:table-cell office:value-type="float" office:value="11564.4324354132">
                <text:p>11564.43243541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.3993670940399">
                <text:p>16.3993670940399</text:p>
              </table:table-cell>
              <table:table-cell office:value-type="float" office:value="12034.1545524101">
                <text:p>12034.15455241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.4484429359436">
                <text:p>16.4484429359436</text:p>
              </table:table-cell>
              <table:table-cell office:value-type="float" office:value="12225.9746695233">
                <text:p>12225.97466952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.4986290931702">
                <text:p>16.4986290931702</text:p>
              </table:table-cell>
              <table:table-cell office:value-type="float" office:value="11796.0814837337">
                <text:p>11796.08148373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54873919487">
                <text:p>16.54873919487</text:p>
              </table:table-cell>
              <table:table-cell office:value-type="float" office:value="11813.985202948">
                <text:p>11813.9852029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5979723930359">
                <text:p>16.5979723930359</text:p>
              </table:table-cell>
              <table:table-cell office:value-type="float" office:value="12024.4067428898">
                <text:p>12024.40674288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6488265991211">
                <text:p>16.6488265991211</text:p>
              </table:table-cell>
              <table:table-cell office:value-type="float" office:value="11483.8092058997">
                <text:p>11483.80920589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6993274688721">
                <text:p>16.6993274688721</text:p>
              </table:table-cell>
              <table:table-cell office:value-type="float" office:value="11564.1572685727">
                <text:p>11564.15726857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7487134933472">
                <text:p>16.7487134933472</text:p>
              </table:table-cell>
              <table:table-cell office:value-type="float" office:value="11663.2186154292">
                <text:p>11663.21861542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7986235618591">
                <text:p>16.7986235618591</text:p>
              </table:table-cell>
              <table:table-cell office:value-type="float" office:value="11540.7575499909">
                <text:p>11540.75754999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8475606441498">
                <text:p>16.8475606441498</text:p>
              </table:table-cell>
              <table:table-cell office:value-type="float" office:value="11606.7401940007">
                <text:p>11606.7401940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8985517024994">
                <text:p>16.8985517024994</text:p>
              </table:table-cell>
              <table:table-cell office:value-type="float" office:value="10982.317647939">
                <text:p>10982.3176479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9481165409088">
                <text:p>16.9481165409088</text:p>
              </table:table-cell>
              <table:table-cell office:value-type="float" office:value="11298.3320025013">
                <text:p>11298.33200250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.9978456497192">
                <text:p>16.9978456497192</text:p>
              </table:table-cell>
              <table:table-cell office:value-type="float" office:value="11100.1385949688">
                <text:p>11100.13859496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.0481038093567">
                <text:p>17.0481038093567</text:p>
              </table:table-cell>
              <table:table-cell office:value-type="float" office:value="10824.1130181501">
                <text:p>10824.11301815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0983998775482">
                <text:p>17.0983998775482</text:p>
              </table:table-cell>
              <table:table-cell office:value-type="float" office:value="10815.9547964751">
                <text:p>10815.95479647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.1486220359802">
                <text:p>17.1486220359802</text:p>
              </table:table-cell>
              <table:table-cell office:value-type="float" office:value="10672.5799275565">
                <text:p>10672.57992755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.1985120773315">
                <text:p>17.1985120773315</text:p>
              </table:table-cell>
              <table:table-cell office:value-type="float" office:value="10583.2744511455">
                <text:p>10583.27445114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2477676868439">
                <text:p>17.2477676868439</text:p>
              </table:table-cell>
              <table:table-cell office:value-type="float" office:value="10719.5912349402">
                <text:p>10719.59123494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.297837972641">
                <text:p>17.297837972641</text:p>
              </table:table-cell>
              <table:table-cell office:value-type="float" office:value="10385.4010761392">
                <text:p>10385.40107613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.3490850925446">
                <text:p>17.3490850925446</text:p>
              </table:table-cell>
              <table:table-cell office:value-type="float" office:value="9990.80535576377">
                <text:p>9990.805355763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.3981952667236">
                <text:p>17.3981952667236</text:p>
              </table:table-cell>
              <table:table-cell office:value-type="float" office:value="10262.6392275091">
                <text:p>10262.63922750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448539018631">
                <text:p>17.448539018631</text:p>
              </table:table-cell>
              <table:table-cell office:value-type="float" office:value="10011.1728050692">
                <text:p>10011.17280506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.4985883235931">
                <text:p>17.4985883235931</text:p>
              </table:table-cell>
              <table:table-cell office:value-type="float" office:value="9910.22753213098">
                <text:p>9910.227532130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.548609495163">
                <text:p>17.548609495163</text:p>
              </table:table-cell>
              <table:table-cell office:value-type="float" office:value="9755.86905874054">
                <text:p>9755.869058740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.5994155406952">
                <text:p>17.5994155406952</text:p>
              </table:table-cell>
              <table:table-cell office:value-type="float" office:value="9605.15613620152">
                <text:p>9605.156136201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.6479616165161">
                <text:p>17.6479616165161</text:p>
              </table:table-cell>
              <table:table-cell office:value-type="float" office:value="9887.51391092099">
                <text:p>9887.513910920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.7004635334015">
                <text:p>17.7004635334015</text:p>
              </table:table-cell>
              <table:table-cell office:value-type="float" office:value="8990.14794127397">
                <text:p>8990.147941273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.7502915859222">
                <text:p>17.7502915859222</text:p>
              </table:table-cell>
              <table:table-cell office:value-type="float" office:value="9312.0235796243">
                <text:p>9312.02357962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7994980812073">
                <text:p>17.7994980812073</text:p>
              </table:table-cell>
              <table:table-cell office:value-type="float" office:value="9429.64942559367">
                <text:p>9429.649425593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.8500819206238">
                <text:p>17.8500819206238</text:p>
              </table:table-cell>
              <table:table-cell office:value-type="float" office:value="9014.73682622877">
                <text:p>9014.736826228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.8984246253967">
                <text:p>17.8984246253967</text:p>
              </table:table-cell>
              <table:table-cell office:value-type="float" office:value="9267.16868872186">
                <text:p>9267.16868872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.9496350288391">
                <text:p>17.9496350288391</text:p>
              </table:table-cell>
              <table:table-cell office:value-type="float" office:value="8592.00417147752">
                <text:p>8592.004171477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.9984776973724">
                <text:p>17.9984776973724</text:p>
              </table:table-cell>
              <table:table-cell office:value-type="float" office:value="9008.51679919555">
                <text:p>9008.516799195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.0485825538635">
                <text:p>18.0485825538635</text:p>
              </table:table-cell>
              <table:table-cell office:value-type="float" office:value="8621.91871713735">
                <text:p>8621.91871713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.0988230705261">
                <text:p>18.0988230705261</text:p>
              </table:table-cell>
              <table:table-cell office:value-type="float" office:value="8439.40365596705">
                <text:p>8439.403655967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.1489193439484">
                <text:p>18.1489193439484</text:p>
              </table:table-cell>
              <table:table-cell office:value-type="float" office:value="8463.70340616508">
                <text:p>8463.703406165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.1979372501373">
                <text:p>18.1979372501373</text:p>
              </table:table-cell>
              <table:table-cell office:value-type="float" office:value="8486.6946049534">
                <text:p>8486.69460495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.2478301525116">
                <text:p>18.2478301525116</text:p>
              </table:table-cell>
              <table:table-cell office:value-type="float" office:value="8337.85929869162">
                <text:p>8337.859298691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.2980880737305">
                <text:p>18.2980880737305</text:p>
              </table:table-cell>
              <table:table-cell office:value-type="float" office:value="8118.12327499917">
                <text:p>8118.123274999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.3486745357513">
                <text:p>18.3486745357513</text:p>
              </table:table-cell>
              <table:table-cell office:value-type="float" office:value="8065.3989961117">
                <text:p>8065.39899611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.3978662490845">
                <text:p>18.3978662490845</text:p>
              </table:table-cell>
              <table:table-cell office:value-type="float" office:value="8131.45086635163">
                <text:p>8131.450866351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.4483108520508">
                <text:p>18.4483108520508</text:p>
              </table:table-cell>
              <table:table-cell office:value-type="float" office:value="7929.49050004726">
                <text:p>7929.490500047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.4986977577209">
                <text:p>18.4986977577209</text:p>
              </table:table-cell>
              <table:table-cell office:value-type="float" office:value="7779.79903282893">
                <text:p>7779.799032828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.5488538742065">
                <text:p>18.5488538742065</text:p>
              </table:table-cell>
              <table:table-cell office:value-type="float" office:value="7815.59712886819">
                <text:p>7815.597128868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.599250793457">
                <text:p>18.599250793457</text:p>
              </table:table-cell>
              <table:table-cell office:value-type="float" office:value="7619.51336928754">
                <text:p>7619.513369287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.64985704422">
                <text:p>18.64985704422</text:p>
              </table:table-cell>
              <table:table-cell office:value-type="float" office:value="7587.99543951229">
                <text:p>7587.995439512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.6982307434082">
                <text:p>18.6982307434082</text:p>
              </table:table-cell>
              <table:table-cell office:value-type="float" office:value="7938.19795558272">
                <text:p>7938.197955582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.7483646869659">
                <text:p>18.7483646869659</text:p>
              </table:table-cell>
              <table:table-cell office:value-type="float" office:value="7499.90871089087">
                <text:p>7499.908710890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.7982685565948">
                <text:p>18.7982685565948</text:p>
              </table:table-cell>
              <table:table-cell office:value-type="float" office:value="7534.48585843143">
                <text:p>7534.485858431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.8484590053558">
                <text:p>18.8484590053558</text:p>
              </table:table-cell>
              <table:table-cell office:value-type="float" office:value="7491.46519471389">
                <text:p>7491.465194713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899671792984">
                <text:p>18.899671792984</text:p>
              </table:table-cell>
              <table:table-cell office:value-type="float" office:value="7341.91629500656">
                <text:p>7341.916295006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.9490759372711">
                <text:p>18.9490759372711</text:p>
              </table:table-cell>
              <table:table-cell office:value-type="float" office:value="7610.69755231256">
                <text:p>7610.697552312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.9983108043671">
                <text:p>18.9983108043671</text:p>
              </table:table-cell>
              <table:table-cell office:value-type="float" office:value="7636.86432355476">
                <text:p>7636.864323554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.0483510494232">
                <text:p>19.0483510494232</text:p>
              </table:table-cell>
              <table:table-cell office:value-type="float" office:value="7513.95201158735">
                <text:p>7513.952011587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.1000473499298">
                <text:p>19.1000473499298</text:p>
              </table:table-cell>
              <table:table-cell office:value-type="float" office:value="7273.24772402343">
                <text:p>7273.247724023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.1486263275146">
                <text:p>19.1486263275146</text:p>
              </table:table-cell>
              <table:table-cell office:value-type="float" office:value="7739.9735172143">
                <text:p>7739.97351721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.1981821060181">
                <text:p>19.1981821060181</text:p>
              </table:table-cell>
              <table:table-cell office:value-type="float" office:value="7587.40981082693">
                <text:p>7587.409810826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.2477705478668">
                <text:p>19.2477705478668</text:p>
              </table:table-cell>
              <table:table-cell office:value-type="float" office:value="7582.41206986908">
                <text:p>7582.412069869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.2980763912201">
                <text:p>19.2980763912201</text:p>
              </table:table-cell>
              <table:table-cell office:value-type="float" office:value="7474.28081782766">
                <text:p>7474.280817827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.3478302955627">
                <text:p>19.3478302955627</text:p>
              </table:table-cell>
              <table:table-cell office:value-type="float" office:value="7557.19586166578">
                <text:p>7557.195861665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3982651233673">
                <text:p>19.3982651233673</text:p>
              </table:table-cell>
              <table:table-cell office:value-type="float" office:value="7455.16573303268">
                <text:p>7455.165733032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.4483370780945">
                <text:p>19.4483370780945</text:p>
              </table:table-cell>
              <table:table-cell office:value-type="float" office:value="7509.19356052129">
                <text:p>7509.193560521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.4997146129608">
                <text:p>19.4997146129608</text:p>
              </table:table-cell>
              <table:table-cell office:value-type="float" office:value="7474.08377998357">
                <text:p>7474.083779983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549525976181">
                <text:p>19.549525976181</text:p>
              </table:table-cell>
              <table:table-cell office:value-type="float" office:value="7709.08433688806">
                <text:p>7709.084336888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5987005233765">
                <text:p>19.5987005233765</text:p>
              </table:table-cell>
              <table:table-cell office:value-type="float" office:value="7808.9178630129">
                <text:p>7808.91786301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6492321491241">
                <text:p>19.6492321491241</text:p>
              </table:table-cell>
              <table:table-cell office:value-type="float" office:value="7757.518073085">
                <text:p>7757.5180730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6980555057526">
                <text:p>19.6980555057526</text:p>
              </table:table-cell>
              <table:table-cell office:value-type="float" office:value="8028.94407656998">
                <text:p>8028.944076569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7477986812592">
                <text:p>19.7477986812592</text:p>
              </table:table-cell>
              <table:table-cell office:value-type="float" office:value="8041.30407691792">
                <text:p>8041.304076917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7987444400787">
                <text:p>19.7987444400787</text:p>
              </table:table-cell>
              <table:table-cell office:value-type="float" office:value="7851.48772474986">
                <text:p>7851.487724749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8499085903168">
                <text:p>19.8499085903168</text:p>
              </table:table-cell>
              <table:table-cell office:value-type="float" office:value="7817.97407245175">
                <text:p>7817.974072451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987274169922">
                <text:p>19.8987274169922</text:p>
              </table:table-cell>
              <table:table-cell office:value-type="float" office:value="8357.43150306943">
                <text:p>8357.431503069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49814081192">
                <text:p>19.949814081192</text:p>
              </table:table-cell>
              <table:table-cell office:value-type="float" office:value="8143.02531816888">
                <text:p>8143.025318168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.9984340667725">
                <text:p>19.9984340667725</text:p>
              </table:table-cell>
              <table:table-cell office:value-type="float" office:value="8556.15227017511">
                <text:p>8556.152270175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.0487298965454">
                <text:p>20.0487298965454</text:p>
              </table:table-cell>
              <table:table-cell office:value-type="float" office:value="8430.12237623011">
                <text:p>8430.122376230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.1000874042511">
                <text:p>20.1000874042511</text:p>
              </table:table-cell>
              <table:table-cell office:value-type="float" office:value="8255.85233671759">
                <text:p>8255.852336717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.148690700531">
                <text:p>20.148690700531</text:p>
              </table:table-cell>
              <table:table-cell office:value-type="float" office:value="8888.28604364825">
                <text:p>8888.286043648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.1986813545227">
                <text:p>20.1986813545227</text:p>
              </table:table-cell>
              <table:table-cell office:value-type="float" office:value="8801.64520498293">
                <text:p>8801.645204982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.2502512931824">
                <text:p>20.2502512931824</text:p>
              </table:table-cell>
              <table:table-cell office:value-type="float" office:value="8532.10245030051">
                <text:p>8532.102450300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.2983870506287">
                <text:p>20.2983870506287</text:p>
              </table:table-cell>
              <table:table-cell office:value-type="float" office:value="9307.01050045568">
                <text:p>9307.010500455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.3482964038849">
                <text:p>20.3482964038849</text:p>
              </table:table-cell>
              <table:table-cell office:value-type="float" office:value="9136.56399550959">
                <text:p>9136.563995509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.399792432785">
                <text:p>20.399792432785</text:p>
              </table:table-cell>
              <table:table-cell office:value-type="float" office:value="8855.05173387657">
                <text:p>8855.051733876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.4502339363098">
                <text:p>20.4502339363098</text:p>
              </table:table-cell>
              <table:table-cell office:value-type="float" office:value="9198.77417555668">
                <text:p>9198.774175556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.4984407424927">
                <text:p>20.4984407424927</text:p>
              </table:table-cell>
              <table:table-cell office:value-type="float" office:value="9791.1485405106">
                <text:p>9791.14854051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.5498790740967">
                <text:p>20.5498790740967</text:p>
              </table:table-cell>
              <table:table-cell office:value-type="float" office:value="9331.56237833027">
                <text:p>9331.562378330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.5985898971558">
                <text:p>20.5985898971558</text:p>
              </table:table-cell>
              <table:table-cell office:value-type="float" office:value="9854.07287037218">
                <text:p>9854.072870372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.6499626636505">
                <text:p>20.6499626636505</text:p>
              </table:table-cell>
              <table:table-cell office:value-type="float" office:value="9499.19642832281">
                <text:p>9499.196428322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.6987488269806">
                <text:p>20.6987488269806</text:p>
              </table:table-cell>
              <table:table-cell office:value-type="float" office:value="10166.8171084526">
                <text:p>10166.81710845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.7477238178253">
                <text:p>20.7477238178253</text:p>
              </table:table-cell>
              <table:table-cell office:value-type="float" office:value="10290.9667017175">
                <text:p>10290.96670171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.797883272171">
                <text:p>20.797883272171</text:p>
              </table:table-cell>
              <table:table-cell office:value-type="float" office:value="10047.9561943874">
                <text:p>10047.95619438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.8479173183441">
                <text:p>20.8479173183441</text:p>
              </table:table-cell>
              <table:table-cell office:value-type="float" office:value="10233.0320883645">
                <text:p>10233.03208836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.8979828357697">
                <text:p>20.8979828357697</text:p>
              </table:table-cell>
              <table:table-cell office:value-type="float" office:value="10386.3902090576">
                <text:p>10386.39020905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.9501373767853">
                <text:p>20.9501373767853</text:p>
              </table:table-cell>
              <table:table-cell office:value-type="float" office:value="10123.758923347">
                <text:p>10123.7589233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.0001306533813">
                <text:p>21.0001306533813</text:p>
              </table:table-cell>
              <table:table-cell office:value-type="float" office:value="10561.4201738782">
                <text:p>10561.42017387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.0478622913361">
                <text:p>21.0478622913361</text:p>
              </table:table-cell>
              <table:table-cell office:value-type="float" office:value="11229.4491236308">
                <text:p>11229.44912363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.0982213020325">
                <text:p>21.0982213020325</text:p>
              </table:table-cell>
              <table:table-cell office:value-type="float" office:value="10802.4361971584">
                <text:p>10802.43619715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.1499588489532">
                <text:p>21.1499588489532</text:p>
              </table:table-cell>
              <table:table-cell office:value-type="float" office:value="10514.607521555">
                <text:p>10514.6075215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.198047876358">
                <text:p>21.198047876358</text:p>
              </table:table-cell>
              <table:table-cell office:value-type="float" office:value="11478.7100049579">
                <text:p>11478.71000495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.249587059021">
                <text:p>21.249587059021</text:p>
              </table:table-cell>
              <table:table-cell office:value-type="float" office:value="10865.5196117888">
                <text:p>10865.51961178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.2978718280792">
                <text:p>21.2978718280792</text:p>
              </table:table-cell>
              <table:table-cell office:value-type="float" office:value="11597.8601725253">
                <text:p>11597.86017252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.3482313156128">
                <text:p>21.3482313156128</text:p>
              </table:table-cell>
              <table:table-cell office:value-type="float" office:value="11278.9074674633">
                <text:p>11278.90746746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.3979167938232">
                <text:p>21.3979167938232</text:p>
              </table:table-cell>
              <table:table-cell office:value-type="float" office:value="11431.9117065587">
                <text:p>11431.91170655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.4479949474335">
                <text:p>21.4479949474335</text:p>
              </table:table-cell>
              <table:table-cell office:value-type="float" office:value="11502.0215098813">
                <text:p>11502.02150988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.4983668327332">
                <text:p>21.4983668327332</text:p>
              </table:table-cell>
              <table:table-cell office:value-type="float" office:value="11593.7689551532">
                <text:p>11593.76895515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.5487053394318">
                <text:p>21.5487053394318</text:p>
              </table:table-cell>
              <table:table-cell office:value-type="float" office:value="11601.4565846496">
                <text:p>11601.45658464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.5979654788971">
                <text:p>21.5979654788971</text:p>
              </table:table-cell>
              <table:table-cell office:value-type="float" office:value="11855.4272549513">
                <text:p>11855.42725495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.6486208438873">
                <text:p>21.6486208438873</text:p>
              </table:table-cell>
              <table:table-cell office:value-type="float" office:value="11686.8173808269">
                <text:p>11686.81738082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.6977226734161">
                <text:p>21.6977226734161</text:p>
              </table:table-cell>
              <table:table-cell office:value-type="float" office:value="12056.577233088">
                <text:p>12056.5772330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.7483143806457">
                <text:p>21.7483143806457</text:p>
              </table:table-cell>
              <table:table-cell office:value-type="float" office:value="11859.6511732023">
                <text:p>11859.65117320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.7975859642029">
                <text:p>21.7975859642029</text:p>
              </table:table-cell>
              <table:table-cell office:value-type="float" office:value="12177.404432401">
                <text:p>12177.4044324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.8487589359283">
                <text:p>21.8487589359283</text:p>
              </table:table-cell>
              <table:table-cell office:value-type="float" office:value="11724.9395485359">
                <text:p>11724.93954853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.8982050418854">
                <text:p>21.8982050418854</text:p>
              </table:table-cell>
              <table:table-cell office:value-type="float" office:value="12296.2160160469">
                <text:p>12296.21601604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.9483647346497">
                <text:p>21.9483647346497</text:p>
              </table:table-cell>
              <table:table-cell office:value-type="float" office:value="12121.2863654728">
                <text:p>12121.28636547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.9988107681274">
                <text:p>21.9988107681274</text:p>
              </table:table-cell>
              <table:table-cell office:value-type="float" office:value="12052.4837749189">
                <text:p>12052.48377491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.0482578277588">
                <text:p>22.0482578277588</text:p>
              </table:table-cell>
              <table:table-cell office:value-type="float" office:value="12295.9788616945">
                <text:p>12295.97886169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.0977187156677">
                <text:p>22.0977187156677</text:p>
              </table:table-cell>
              <table:table-cell office:value-type="float" office:value="12292.5411512914">
                <text:p>12292.54115129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.1488502025604">
                <text:p>22.1488502025604</text:p>
              </table:table-cell>
              <table:table-cell office:value-type="float" office:value="11890.9117834944">
                <text:p>11890.91178349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.1977472305298">
                <text:p>22.1977472305298</text:p>
              </table:table-cell>
              <table:table-cell office:value-type="float" office:value="12434.2935603567">
                <text:p>12434.29356035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.2483644485474">
                <text:p>22.2483644485474</text:p>
              </table:table-cell>
              <table:table-cell office:value-type="float" office:value="12011.7229632979">
                <text:p>12011.72296329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.2978553771973">
                <text:p>22.2978553771973</text:p>
              </table:table-cell>
              <table:table-cell office:value-type="float" office:value="12285.079641584">
                <text:p>12285.0796415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.3483390808105">
                <text:p>22.3483390808105</text:p>
              </table:table-cell>
              <table:table-cell office:value-type="float" office:value="12043.4904035061">
                <text:p>12043.49040350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.398558139801">
                <text:p>22.398558139801</text:p>
              </table:table-cell>
              <table:table-cell office:value-type="float" office:value="12106.95724337">
                <text:p>12106.957243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.4487626552582">
                <text:p>22.4487626552582</text:p>
              </table:table-cell>
              <table:table-cell office:value-type="float" office:value="12110.4644565068">
                <text:p>12110.46445650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.4980654716492">
                <text:p>22.4980654716492</text:p>
              </table:table-cell>
              <table:table-cell office:value-type="float" office:value="12331.9527058721">
                <text:p>12331.95270587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5478234291077">
                <text:p>22.5478234291077</text:p>
              </table:table-cell>
              <table:table-cell office:value-type="float" office:value="12219.1510876857">
                <text:p>12219.15108768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.5982508659363">
                <text:p>22.5982508659363</text:p>
              </table:table-cell>
              <table:table-cell office:value-type="float" office:value="12056.9284944305">
                <text:p>12056.92849443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.6476583480835">
                <text:p>22.6476583480835</text:p>
              </table:table-cell>
              <table:table-cell office:value-type="float" office:value="12143.909665589">
                <text:p>12143.9096655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.6980848312378">
                <text:p>22.6980848312378</text:p>
              </table:table-cell>
              <table:table-cell office:value-type="float" office:value="11898.5097208563">
                <text:p>11898.50972085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.7484471797943">
                <text:p>22.7484471797943</text:p>
              </table:table-cell>
              <table:table-cell office:value-type="float" office:value="11913.6620351741">
                <text:p>11913.66203517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.7988135814667">
                <text:p>22.7988135814667</text:p>
              </table:table-cell>
              <table:table-cell office:value-type="float" office:value="11753.8672675288">
                <text:p>11753.86726752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.8493032455444">
                <text:p>22.8493032455444</text:p>
              </table:table-cell>
              <table:table-cell office:value-type="float" office:value="11725.1720884549">
                <text:p>11725.17208845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.8978555202484">
                <text:p>22.8978555202484</text:p>
              </table:table-cell>
              <table:table-cell office:value-type="float" office:value="12028.2726928988">
                <text:p>12028.27269289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.9480650424957">
                <text:p>22.9480650424957</text:p>
              </table:table-cell>
              <table:table-cell office:value-type="float" office:value="11631.2598459595">
                <text:p>11631.25984595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.999208688736">
                <text:p>22.999208688736</text:p>
              </table:table-cell>
              <table:table-cell office:value-type="float" office:value="11262.3960617588">
                <text:p>11262.39606175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0488083362579">
                <text:p>23.0488083362579</text:p>
              </table:table-cell>
              <table:table-cell office:value-type="float" office:value="11612.9857524659">
                <text:p>11612.98575246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097686290741">
                <text:p>23.097686290741</text:p>
              </table:table-cell>
              <table:table-cell office:value-type="float" office:value="11620.7809023019">
                <text:p>11620.78090230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.1493647098541">
                <text:p>23.1493647098541</text:p>
              </table:table-cell>
              <table:table-cell office:value-type="float" office:value="10991.0482895435">
                <text:p>10991.04828954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1979851722717">
                <text:p>23.1979851722717</text:p>
              </table:table-cell>
              <table:table-cell office:value-type="float" office:value="11517.7843268981">
                <text:p>11517.78432689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.2500703334808">
                <text:p>23.2500703334808</text:p>
              </table:table-cell>
              <table:table-cell office:value-type="float" office:value="10751.6226694925">
                <text:p>10751.62266949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.2996642589569">
                <text:p>23.2996642589569</text:p>
              </table:table-cell>
              <table:table-cell office:value-type="float" office:value="11130.3954002654">
                <text:p>11130.39540026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.3487439155579">
                <text:p>23.3487439155579</text:p>
              </table:table-cell>
              <table:table-cell office:value-type="float" office:value="11084.0221320833">
                <text:p>11084.02213208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.3993096351624">
                <text:p>23.3993096351624</text:p>
              </table:table-cell>
              <table:table-cell office:value-type="float" office:value="9809.01693636604">
                <text:p>9809.016936366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.4499506950378">
                <text:p>23.4499506950378</text:p>
              </table:table-cell>
              <table:table-cell office:value-type="float" office:value="9794.42375849796">
                <text:p>9794.423758497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.4983460903168">
                <text:p>23.4983460903168</text:p>
              </table:table-cell>
              <table:table-cell office:value-type="float" office:value="10414.2139369904">
                <text:p>10414.21393699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.5506632328033">
                <text:p>23.5506632328033</text:p>
              </table:table-cell>
              <table:table-cell office:value-type="float" office:value="9786.467220212">
                <text:p>9786.4672202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.5981886386871">
                <text:p>23.5981886386871</text:p>
              </table:table-cell>
              <table:table-cell office:value-type="float" office:value="10941.5162338965">
                <text:p>10941.51623389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.6485579013824">
                <text:p>23.6485579013824</text:p>
              </table:table-cell>
              <table:table-cell office:value-type="float" office:value="10323.7564374432">
                <text:p>10323.75643744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.6994421482086">
                <text:p>23.6994421482086</text:p>
              </table:table-cell>
              <table:table-cell office:value-type="float" office:value="10376.4923907339">
                <text:p>10376.49239073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.7503488063812">
                <text:p>23.7503488063812</text:p>
              </table:table-cell>
              <table:table-cell office:value-type="float" office:value="10529.0745698255">
                <text:p>10529.07456982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.7985844612122">
                <text:p>23.7985844612122</text:p>
              </table:table-cell>
              <table:table-cell office:value-type="float" office:value="11112.11202333">
                <text:p>11112.11202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.8499593734741">
                <text:p>23.8499593734741</text:p>
              </table:table-cell>
              <table:table-cell office:value-type="float" office:value="10588.8258694462">
                <text:p>10588.82586944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.8985915184021">
                <text:p>23.8985915184021</text:p>
              </table:table-cell>
              <table:table-cell office:value-type="float" office:value="11350.5172518605">
                <text:p>11350.51725186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.9498293399811">
                <text:p>23.9498293399811</text:p>
              </table:table-cell>
              <table:table-cell office:value-type="float" office:value="10773.2917401481">
                <text:p>10773.29174014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.9997129440308">
                <text:p>23.9997129440308</text:p>
              </table:table-cell>
              <table:table-cell office:value-type="float" office:value="11226.1335296114">
                <text:p>11226.13352961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047990322113">
                <text:p>24.047990322113</text:p>
              </table:table-cell>
              <table:table-cell office:value-type="float" office:value="11765.344817028">
                <text:p>11765.3448170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.0988125801086">
                <text:p>24.0988125801086</text:p>
              </table:table-cell>
              <table:table-cell office:value-type="float" office:value="11176.205513126">
                <text:p>11176.2055131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.1476464271545">
                <text:p>24.1476464271545</text:p>
              </table:table-cell>
              <table:table-cell office:value-type="float" office:value="11795.097761981">
                <text:p>11795.0977619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.1982567310333">
                <text:p>24.1982567310333</text:p>
              </table:table-cell>
              <table:table-cell office:value-type="float" office:value="11381.081634672">
                <text:p>11381.0816346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.2482981681824">
                <text:p>24.2482981681824</text:p>
              </table:table-cell>
              <table:table-cell office:value-type="float" office:value="11670.3282973381">
                <text:p>11670.32829733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.2983915805817">
                <text:p>24.2983915805817</text:p>
              </table:table-cell>
              <table:table-cell office:value-type="float" office:value="11658.2195547983">
                <text:p>11658.21955479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.3487277030945">
                <text:p>24.3487277030945</text:p>
              </table:table-cell>
              <table:table-cell office:value-type="float" office:value="11760.9376814683">
                <text:p>11760.93768146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.3978459835052">
                <text:p>24.3978459835052</text:p>
              </table:table-cell>
              <table:table-cell office:value-type="float" office:value="12052.5391982215">
                <text:p>12052.53919822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.4484858512878">
                <text:p>24.4484858512878</text:p>
              </table:table-cell>
              <table:table-cell office:value-type="float" office:value="11848.3721674772">
                <text:p>11848.37216747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.498514175415">
                <text:p>24.498514175415</text:p>
              </table:table-cell>
              <table:table-cell office:value-type="float" office:value="11993.2060581221">
                <text:p>11993.20605812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5483219623566">
                <text:p>24.5483219623566</text:p>
              </table:table-cell>
              <table:table-cell office:value-type="float" office:value="12046.3091585331">
                <text:p>12046.30915853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5985150337219">
                <text:p>24.5985150337219</text:p>
              </table:table-cell>
              <table:table-cell office:value-type="float" office:value="12113.2256596604">
                <text:p>12113.22565966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.6478509902954">
                <text:p>24.6478509902954</text:p>
              </table:table-cell>
              <table:table-cell office:value-type="float" office:value="12323.6690281738">
                <text:p>12323.66902817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.6979265213013">
                <text:p>24.6979265213013</text:p>
              </table:table-cell>
              <table:table-cell office:value-type="float" office:value="12141.6585663137">
                <text:p>12141.65856631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.7482190132141">
                <text:p>24.7482190132141</text:p>
              </table:table-cell>
              <table:table-cell office:value-type="float" office:value="12089.279669293">
                <text:p>12089.2796692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.7985620498657">
                <text:p>24.7985620498657</text:p>
              </table:table-cell>
              <table:table-cell office:value-type="float" office:value="12077.1419532663">
                <text:p>12077.14195326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.8487148284912">
                <text:p>24.8487148284912</text:p>
              </table:table-cell>
              <table:table-cell office:value-type="float" office:value="12122.9574245565">
                <text:p>12122.95742455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.8988518714905">
                <text:p>24.8988518714905</text:p>
              </table:table-cell>
              <table:table-cell office:value-type="float" office:value="12126.7622426173">
                <text:p>12126.76224261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.949684381485">
                <text:p>24.949684381485</text:p>
              </table:table-cell>
              <table:table-cell office:value-type="float" office:value="11960.8494655429">
                <text:p>11960.84946554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.9976668357849">
                <text:p>24.9976668357849</text:p>
              </table:table-cell>
              <table:table-cell office:value-type="float" office:value="12671.2984750538">
                <text:p>12671.29847505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.0483479499817">
                <text:p>25.0483479499817</text:p>
              </table:table-cell>
              <table:table-cell office:value-type="float" office:value="11996.5791919914">
                <text:p>11996.57919199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.0983760356903">
                <text:p>25.0983760356903</text:p>
              </table:table-cell>
              <table:table-cell office:value-type="float" office:value="12153.1733902675">
                <text:p>12153.17339026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149564743042">
                <text:p>25.149564743042</text:p>
              </table:table-cell>
              <table:table-cell office:value-type="float" office:value="11877.6197223115">
                <text:p>11877.61972231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.1979389190674">
                <text:p>25.1979389190674</text:p>
              </table:table-cell>
              <table:table-cell office:value-type="float" office:value="12568.6895355256">
                <text:p>12568.68953552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2484531402588">
                <text:p>25.2484531402588</text:p>
              </table:table-cell>
              <table:table-cell office:value-type="float" office:value="12036.2144691134">
                <text:p>12036.21446911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2983536720276">
                <text:p>25.2983536720276</text:p>
              </table:table-cell>
              <table:table-cell office:value-type="float" office:value="12184.238893826">
                <text:p>12184.2388938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.3489036560059">
                <text:p>25.3489036560059</text:p>
              </table:table-cell>
              <table:table-cell office:value-type="float" office:value="11869.4399637773">
                <text:p>11869.43996377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.3978960514069">
                <text:p>25.3978960514069</text:p>
              </table:table-cell>
              <table:table-cell office:value-type="float" office:value="12246.7986120912">
                <text:p>12246.79861209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.4494426250458">
                <text:p>25.4494426250458</text:p>
              </table:table-cell>
              <table:table-cell office:value-type="float" office:value="11639.9589272995">
                <text:p>11639.95892729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.4985773563385">
                <text:p>25.4985773563385</text:p>
              </table:table-cell>
              <table:table-cell office:value-type="float" office:value="12048.5038673175">
                <text:p>12048.50386731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5485651493073">
                <text:p>25.5485651493073</text:p>
              </table:table-cell>
              <table:table-cell office:value-type="float" office:value="11842.8913308913">
                <text:p>11842.89133089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.5983474254608">
                <text:p>25.5983474254608</text:p>
              </table:table-cell>
              <table:table-cell office:value-type="float" office:value="11891.7824925049">
                <text:p>11891.78249250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6484799385071">
                <text:p>25.6484799385071</text:p>
              </table:table-cell>
              <table:table-cell office:value-type="float" office:value="11649.1267744958">
                <text:p>11649.12677449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6985549926758">
                <text:p>25.6985549926758</text:p>
              </table:table-cell>
              <table:table-cell office:value-type="float" office:value="11662.4936247203">
                <text:p>11662.49362472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.7487716674805">
                <text:p>25.7487716674805</text:p>
              </table:table-cell>
              <table:table-cell office:value-type="float" office:value="11470.2935278031">
                <text:p>11470.29352780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.797581911087">
                <text:p>25.797581911087</text:p>
              </table:table-cell>
              <table:table-cell office:value-type="float" office:value="11800.8015826108">
                <text:p>11800.80158261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.8487899303436">
                <text:p>25.8487899303436</text:p>
              </table:table-cell>
              <table:table-cell office:value-type="float" office:value="11092.0127012506">
                <text:p>11092.01270125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8986413478851">
                <text:p>25.8986413478851</text:p>
              </table:table-cell>
              <table:table-cell office:value-type="float" office:value="11233.381669313">
                <text:p>11233.3816693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.948810338974">
                <text:p>25.948810338974</text:p>
              </table:table-cell>
              <table:table-cell office:value-type="float" office:value="11162.2735049234">
                <text:p>11162.27350492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.9977660179138">
                <text:p>25.9977660179138</text:p>
              </table:table-cell>
              <table:table-cell office:value-type="float" office:value="11275.5049455767">
                <text:p>11275.50494557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047826051712">
                <text:p>26.047826051712</text:p>
              </table:table-cell>
              <table:table-cell office:value-type="float" office:value="10866.9523115537">
                <text:p>10866.95231155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.0982036590576">
                <text:p>26.0982036590576</text:p>
              </table:table-cell>
              <table:table-cell office:value-type="float" office:value="10798.4485302817">
                <text:p>10798.44853028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.1488201618195">
                <text:p>26.1488201618195</text:p>
              </table:table-cell>
              <table:table-cell office:value-type="float" office:value="10589.431721942">
                <text:p>10589.4317219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.1985220909119">
                <text:p>26.1985220909119</text:p>
              </table:table-cell>
              <table:table-cell office:value-type="float" office:value="10623.3301129686">
                <text:p>10623.33011296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.2479486465454">
                <text:p>26.2479486465454</text:p>
              </table:table-cell>
              <table:table-cell office:value-type="float" office:value="10682.5165790362">
                <text:p>10682.51657903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.2982687950134">
                <text:p>26.2982687950134</text:p>
              </table:table-cell>
              <table:table-cell office:value-type="float" office:value="10333.8327853007">
                <text:p>10333.83278530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.3489346504211">
                <text:p>26.3489346504211</text:p>
              </table:table-cell>
              <table:table-cell office:value-type="float" office:value="10105.4249628249">
                <text:p>10105.42496282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.3982961177826">
                <text:p>26.3982961177826</text:p>
              </table:table-cell>
              <table:table-cell office:value-type="float" office:value="10210.3933886214">
                <text:p>10210.39338862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.4501175880432">
                <text:p>26.4501175880432</text:p>
              </table:table-cell>
              <table:table-cell office:value-type="float" office:value="9725.69858526374">
                <text:p>9725.698585263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.4984841346741">
                <text:p>26.4984841346741</text:p>
              </table:table-cell>
              <table:table-cell office:value-type="float" office:value="10255.02200489">
                <text:p>10255.022004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.5482642650604">
                <text:p>26.5482642650604</text:p>
              </table:table-cell>
              <table:table-cell office:value-type="float" office:value="9803.10811186199">
                <text:p>9803.108111861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.5978050231934">
                <text:p>26.5978050231934</text:p>
              </table:table-cell>
              <table:table-cell office:value-type="float" office:value="9850.47501070798">
                <text:p>9850.475010707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.6487019062042">
                <text:p>26.6487019062042</text:p>
              </table:table-cell>
              <table:table-cell office:value-type="float" office:value="9430.83292345311">
                <text:p>9430.832923453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.6978640556335">
                <text:p>26.6978640556335</text:p>
              </table:table-cell>
              <table:table-cell office:value-type="float" office:value="9600.88209077551">
                <text:p>9600.882090775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.7498779296875">
                <text:p>26.7498779296875</text:p>
              </table:table-cell>
              <table:table-cell office:value-type="float" office:value="8920.69680329297">
                <text:p>8920.69680329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.7982044219971">
                <text:p>26.7982044219971</text:p>
              </table:table-cell>
              <table:table-cell office:value-type="float" office:value="9601.35896120299">
                <text:p>9601.358961202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.8492884635925">
                <text:p>26.8492884635925</text:p>
              </table:table-cell>
              <table:table-cell office:value-type="float" office:value="8926.46677432303">
                <text:p>8926.466774323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.8997230529785">
                <text:p>26.8997230529785</text:p>
              </table:table-cell>
              <table:table-cell office:value-type="float" office:value="8882.79265191124">
                <text:p>8882.792651911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.948734998703">
                <text:p>26.948734998703</text:p>
              </table:table-cell>
              <table:table-cell office:value-type="float" office:value="8977.40323294628">
                <text:p>8977.403232946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.0003216266632">
                <text:p>27.0003216266632</text:p>
              </table:table-cell>
              <table:table-cell office:value-type="float" office:value="8529.34214539908">
                <text:p>8529.342145399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.0480329990387">
                <text:p>27.0480329990387</text:p>
              </table:table-cell>
              <table:table-cell office:value-type="float" office:value="9054.44506186412">
                <text:p>9054.445061864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.0982077121735">
                <text:p>27.0982077121735</text:p>
              </table:table-cell>
              <table:table-cell office:value-type="float" office:value="8450.47183152133">
                <text:p>8450.471831521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.1490170955658">
                <text:p>27.1490170955658</text:p>
              </table:table-cell>
              <table:table-cell office:value-type="float" office:value="8344.91528318709">
                <text:p>8344.915283187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1976130008697">
                <text:p>27.1976130008697</text:p>
              </table:table-cell>
              <table:table-cell office:value-type="float" office:value="8560.39202064506">
                <text:p>8560.392020645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.2490284442902">
                <text:p>27.2490284442902</text:p>
              </table:table-cell>
              <table:table-cell office:value-type="float" office:value="8090.95424109213">
                <text:p>8090.954241092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.297641992569">
                <text:p>27.297641992569</text:p>
              </table:table-cell>
              <table:table-cell office:value-type="float" office:value="8392.72207945071">
                <text:p>8392.722079450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.3487367630005">
                <text:p>27.3487367630005</text:p>
              </table:table-cell>
              <table:table-cell office:value-type="float" office:value="7985.16162327875">
                <text:p>7985.161623278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.3986785411835">
                <text:p>27.3986785411835</text:p>
              </table:table-cell>
              <table:table-cell office:value-type="float" office:value="8009.32635066429">
                <text:p>8009.326350664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.4482192993164">
                <text:p>27.4482192993164</text:p>
              </table:table-cell>
              <table:table-cell office:value-type="float" office:value="8074.1598448426">
                <text:p>8074.15984484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.4980826377869">
                <text:p>27.4980826377869</text:p>
              </table:table-cell>
              <table:table-cell office:value-type="float" office:value="7861.48725746144">
                <text:p>7861.487257461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.5486464500427">
                <text:p>27.5486464500427</text:p>
              </table:table-cell>
              <table:table-cell office:value-type="float" office:value="7752.58000754432">
                <text:p>7752.580007544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.6004407405853">
                <text:p>27.6004407405853</text:p>
              </table:table-cell>
              <table:table-cell office:value-type="float" office:value="7413.94458688737">
                <text:p>7413.944586887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.6496262550354">
                <text:p>27.6496262550354</text:p>
              </table:table-cell>
              <table:table-cell office:value-type="float" office:value="7807.17665136525">
                <text:p>7807.176651365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.6979446411133">
                <text:p>27.6979446411133</text:p>
              </table:table-cell>
              <table:table-cell office:value-type="float" office:value="7947.28531249075">
                <text:p>7947.285312490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.7479224205017">
                <text:p>27.7479224205017</text:p>
              </table:table-cell>
              <table:table-cell office:value-type="float" office:value="7523.34346585759">
                <text:p>7523.343465857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.7978317737579">
                <text:p>27.7978317737579</text:p>
              </table:table-cell>
              <table:table-cell office:value-type="float" office:value="7533.6580313851">
                <text:p>7533.65803138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.8486866950989">
                <text:p>27.8486866950989</text:p>
              </table:table-cell>
              <table:table-cell office:value-type="float" office:value="7393.58138967937">
                <text:p>7393.581389679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.8977243900299">
                <text:p>27.8977243900299</text:p>
              </table:table-cell>
              <table:table-cell office:value-type="float" office:value="7667.57084583258">
                <text:p>7667.57084583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.9506132602692">
                <text:p>27.9506132602692</text:p>
              </table:table-cell>
              <table:table-cell office:value-type="float" office:value="7109.24620433481">
                <text:p>7109.246204334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.998307466507">
                <text:p>27.998307466507</text:p>
              </table:table-cell>
              <table:table-cell office:value-type="float" office:value="7883.55713742977">
                <text:p>7883.557137429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.0496032238007">
                <text:p>28.0496032238007</text:p>
              </table:table-cell>
              <table:table-cell office:value-type="float" office:value="7330.04092028817">
                <text:p>7330.040920288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.0985291004181">
                <text:p>28.0985291004181</text:p>
              </table:table-cell>
              <table:table-cell office:value-type="float" office:value="7685.09480044832">
                <text:p>7685.094800448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.1482081413269">
                <text:p>28.1482081413269</text:p>
              </table:table-cell>
              <table:table-cell office:value-type="float" office:value="7568.58411759907">
                <text:p>7568.584117599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.1983737945557">
                <text:p>28.1983737945557</text:p>
              </table:table-cell>
              <table:table-cell office:value-type="float" office:value="7495.16802433344">
                <text:p>7495.168024333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.2491590976715">
                <text:p>28.2491590976715</text:p>
              </table:table-cell>
              <table:table-cell office:value-type="float" office:value="7403.71676314146">
                <text:p>7403.716763141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.2987983226776">
                <text:p>28.2987983226776</text:p>
              </table:table-cell>
              <table:table-cell office:value-type="float" office:value="7574.65492166262">
                <text:p>7574.654921662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.3491976261139">
                <text:p>28.3491976261139</text:p>
              </table:table-cell>
              <table:table-cell office:value-type="float" office:value="7460.42056861725">
                <text:p>7460.420568617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.3985340595245">
                <text:p>28.3985340595245</text:p>
              </table:table-cell>
              <table:table-cell office:value-type="float" office:value="7621.14271354841">
                <text:p>7621.142713548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.4478569030762">
                <text:p>28.4478569030762</text:p>
              </table:table-cell>
              <table:table-cell office:value-type="float" office:value="7623.2425570997">
                <text:p>7623.24255709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.4996371269226">
                <text:p>28.4996371269226</text:p>
              </table:table-cell>
              <table:table-cell office:value-type="float" office:value="7415.95867060806">
                <text:p>7415.958670608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.5482358932495">
                <text:p>28.5482358932495</text:p>
              </table:table-cell>
              <table:table-cell office:value-type="float" office:value="7901.43513966974">
                <text:p>7901.435139669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.5977356433868">
                <text:p>28.5977356433868</text:p>
              </table:table-cell>
              <table:table-cell office:value-type="float" office:value="7757.61491592692">
                <text:p>7757.614915926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.6498775482178">
                <text:p>28.6498775482178</text:p>
              </table:table-cell>
              <table:table-cell office:value-type="float" office:value="7517.94552329915">
                <text:p>7517.945523299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.6986336708069">
                <text:p>28.6986336708069</text:p>
              </table:table-cell>
              <table:table-cell office:value-type="float" office:value="8040.01588279592">
                <text:p>8040.015882795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.7485008239746">
                <text:p>28.7485008239746</text:p>
              </table:table-cell>
              <table:table-cell office:value-type="float" office:value="8021.31211811167">
                <text:p>8021.312118111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.799635887146">
                <text:p>28.799635887146</text:p>
              </table:table-cell>
              <table:table-cell office:value-type="float" office:value="7822.42115667954">
                <text:p>7822.421156679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.8499567508698">
                <text:p>28.8499567508698</text:p>
              </table:table-cell>
              <table:table-cell office:value-type="float" office:value="7948.98915479411">
                <text:p>7948.989154794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.8980214595795">
                <text:p>28.8980214595795</text:p>
              </table:table-cell>
              <table:table-cell office:value-type="float" office:value="8488.55659282334">
                <text:p>8488.556592823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.949117898941">
                <text:p>28.949117898941</text:p>
              </table:table-cell>
              <table:table-cell office:value-type="float" office:value="8141.46749162444">
                <text:p>8141.467491624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.9977903366089">
                <text:p>28.9977903366089</text:p>
              </table:table-cell>
              <table:table-cell office:value-type="float" office:value="8546.93169137925">
                <text:p>8546.931691379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.0499603748322">
                <text:p>29.0499603748322</text:p>
              </table:table-cell>
              <table:table-cell office:value-type="float" office:value="8127.27025779533">
                <text:p>8127.270257795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.0984363555908">
                <text:p>29.0984363555908</text:p>
              </table:table-cell>
              <table:table-cell office:value-type="float" office:value="8746.59972555982">
                <text:p>8746.599725559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.1501235961914">
                <text:p>29.1501235961914</text:p>
              </table:table-cell>
              <table:table-cell office:value-type="float" office:value="8357.96213882431">
                <text:p>8357.962138824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.1983621120453">
                <text:p>29.1983621120453</text:p>
              </table:table-cell>
              <table:table-cell office:value-type="float" office:value="9121.34198599297">
                <text:p>9121.341985992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.247777223587">
                <text:p>29.247777223587</text:p>
              </table:table-cell>
              <table:table-cell office:value-type="float" office:value="8904.15879418321">
                <text:p>8904.158794183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.2976677417755">
                <text:p>29.2976677417755</text:p>
              </table:table-cell>
              <table:table-cell office:value-type="float" office:value="8979.66219367664">
                <text:p>8979.662193676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.3488602638245">
                <text:p>29.3488602638245</text:p>
              </table:table-cell>
              <table:table-cell office:value-type="float" office:value="8907.55098105879">
                <text:p>8907.550981058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.3989820480347">
                <text:p>29.3989820480347</text:p>
              </table:table-cell>
              <table:table-cell office:value-type="float" office:value="9097.84053352107">
                <text:p>9097.840533521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.4490976333618">
                <text:p>29.4490976333618</text:p>
              </table:table-cell>
              <table:table-cell office:value-type="float" office:value="9258.59684110371">
                <text:p>9258.596841103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.4984335899353">
                <text:p>29.4984335899353</text:p>
              </table:table-cell>
              <table:table-cell office:value-type="float" office:value="9567.05885081912">
                <text:p>9567.058850819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.5476944446564">
                <text:p>29.5476944446564</text:p>
              </table:table-cell>
              <table:table-cell office:value-type="float" office:value="9744.04530164799">
                <text:p>9744.045301647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.5976507663727">
                <text:p>29.5976507663727</text:p>
              </table:table-cell>
              <table:table-cell office:value-type="float" office:value="9608.39356279709">
                <text:p>9608.393562797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.6484315395355">
                <text:p>29.6484315395355</text:p>
              </table:table-cell>
              <table:table-cell office:value-type="float" office:value="9609.93639137988">
                <text:p>9609.936391379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.7000875473022">
                <text:p>29.7000875473022</text:p>
              </table:table-cell>
              <table:table-cell office:value-type="float" office:value="9601.98090103895">
                <text:p>9601.980901038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.7504923343658">
                <text:p>29.7504923343658</text:p>
              </table:table-cell>
              <table:table-cell office:value-type="float" office:value="9999.05027600006">
                <text:p>9999.050276000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.7984104156494">
                <text:p>29.7984104156494</text:p>
              </table:table-cell>
              <table:table-cell office:value-type="float" office:value="10517.95035401">
                <text:p>10517.950354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.8500773906708">
                <text:p>29.8500773906708</text:p>
              </table:table-cell>
              <table:table-cell office:value-type="float" office:value="9909.61827721301">
                <text:p>9909.618277213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.8985352516174">
                <text:p>29.8985352516174</text:p>
              </table:table-cell>
              <table:table-cell office:value-type="float" office:value="10730.9730524928">
                <text:p>10730.97305249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.9488852024078">
                <text:p>29.9488852024078</text:p>
              </table:table-cell>
              <table:table-cell office:value-type="float" office:value="10486.6040921855">
                <text:p>10486.60409218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.0002090930939">
                <text:p>30.0002090930939</text:p>
              </table:table-cell>
              <table:table-cell office:value-type="float" office:value="10287.6066670383">
                <text:p>10287.60666703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.050454378128">
                <text:p>30.050454378128</text:p>
              </table:table-cell>
              <table:table-cell office:value-type="float" office:value="10667.6676156854">
                <text:p>10667.66761568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.0977489948273">
                <text:p>30.0977489948273</text:p>
              </table:table-cell>
              <table:table-cell office:value-type="float" office:value="11502.3661880949">
                <text:p>11502.36618809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.1501252651215">
                <text:p>30.1501252651215</text:p>
              </table:table-cell>
              <table:table-cell office:value-type="float" office:value="10386.3829353338">
                <text:p>10386.38293533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.199923992157">
                <text:p>30.199923992157</text:p>
              </table:table-cell>
              <table:table-cell office:value-type="float" office:value="11084.620689325">
                <text:p>11084.6206893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.2503514289856">
                <text:p>30.2503514289856</text:p>
              </table:table-cell>
              <table:table-cell office:value-type="float" office:value="11105.0657185544">
                <text:p>11105.06571855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.2985320091248">
                <text:p>30.2985320091248</text:p>
              </table:table-cell>
              <table:table-cell office:value-type="float" office:value="11622.9401634964">
                <text:p>11622.94016349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.3497965335846">
                <text:p>30.3497965335846</text:p>
              </table:table-cell>
              <table:table-cell office:value-type="float" office:value="11079.7867723317">
                <text:p>11079.78677233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.3978614807129">
                <text:p>30.3978614807129</text:p>
              </table:table-cell>
              <table:table-cell office:value-type="float" office:value="11817.3436971414">
                <text:p>11817.34369714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.4500522613525">
                <text:p>30.4500522613525</text:p>
              </table:table-cell>
              <table:table-cell office:value-type="float" office:value="11036.4319701787">
                <text:p>11036.43197017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.4983975887299">
                <text:p>30.4983975887299</text:p>
              </table:table-cell>
              <table:table-cell office:value-type="float" office:value="12079.760996178">
                <text:p>12079.7609961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.5503544807434">
                <text:p>30.5503544807434</text:p>
              </table:table-cell>
              <table:table-cell office:value-type="float" office:value="11240.0872601791">
                <text:p>11240.08726017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.5978350639343">
                <text:p>30.5978350639343</text:p>
              </table:table-cell>
              <table:table-cell office:value-type="float" office:value="12299.7646775263">
                <text:p>12299.76467752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.6477715969086">
                <text:p>30.6477715969086</text:p>
              </table:table-cell>
              <table:table-cell office:value-type="float" office:value="11855.0480928532">
                <text:p>11855.04809285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.6986231803894">
                <text:p>30.6986231803894</text:p>
              </table:table-cell>
              <table:table-cell office:value-type="float" office:value="11641.7220365048">
                <text:p>11641.72203650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.750324010849">
                <text:p>30.750324010849</text:p>
              </table:table-cell>
              <table:table-cell office:value-type="float" office:value="11605.2294453744">
                <text:p>11605.22944537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.7978098392487">
                <text:p>30.7978098392487</text:p>
              </table:table-cell>
              <table:table-cell office:value-type="float" office:value="12635.3486970929">
                <text:p>12635.34869709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.850270986557">
                <text:p>30.850270986557</text:p>
              </table:table-cell>
              <table:table-cell office:value-type="float" office:value="11437.0354211545">
                <text:p>11437.03542115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.8998279571533">
                <text:p>30.8998279571533</text:p>
              </table:table-cell>
              <table:table-cell office:value-type="float" office:value="12268.7079674969">
                <text:p>12268.70796749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.9494347572327">
                <text:p>30.9494347572327</text:p>
              </table:table-cell>
              <table:table-cell office:value-type="float" office:value="12256.3841857872">
                <text:p>12256.384185787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0.9977869987488">
                <text:p>30.9977869987488</text:p>
              </table:table-cell>
              <table:table-cell office:value-type="float" office:value="12574.3911954399">
                <text:p>12574.39119543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.049218416214">
                <text:p>31.049218416214</text:p>
              </table:table-cell>
              <table:table-cell office:value-type="float" office:value="11821.5680213611">
                <text:p>11821.56802136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.0985715389252">
                <text:p>31.0985715389252</text:p>
              </table:table-cell>
              <table:table-cell office:value-type="float" office:value="12319.3825760138">
                <text:p>12319.38257601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.1502177715302">
                <text:p>31.1502177715302</text:p>
              </table:table-cell>
              <table:table-cell office:value-type="float" office:value="11772.3978949312">
                <text:p>11772.39789493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.2005171775818">
                <text:p>31.2005171775818</text:p>
              </table:table-cell>
              <table:table-cell office:value-type="float" office:value="12087.6178811306">
                <text:p>12087.61788113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.2484309673309">
                <text:p>31.2484309673309</text:p>
              </table:table-cell>
              <table:table-cell office:value-type="float" office:value="12689.4575274302">
                <text:p>12689.4575274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.2983071804047">
                <text:p>31.2983071804047</text:p>
              </table:table-cell>
              <table:table-cell office:value-type="float" office:value="12190.1796975086">
                <text:p>12190.17969750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.3479142189026">
                <text:p>31.3479142189026</text:p>
              </table:table-cell>
              <table:table-cell office:value-type="float" office:value="12256.3252798377">
                <text:p>12256.32527983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.3985002040863">
                <text:p>31.3985002040863</text:p>
              </table:table-cell>
              <table:table-cell office:value-type="float" office:value="12019.1392495746">
                <text:p>12019.13924957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.448810338974">
                <text:p>31.448810338974</text:p>
              </table:table-cell>
              <table:table-cell office:value-type="float" office:value="12085.0401486143">
                <text:p>12085.04014861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.4977087974548">
                <text:p>31.4977087974548</text:p>
              </table:table-cell>
              <table:table-cell office:value-type="float" office:value="12433.9297983861">
                <text:p>12433.92979838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.5482432842255">
                <text:p>31.5482432842255</text:p>
              </table:table-cell>
              <table:table-cell office:value-type="float" office:value="12031.3876493817">
                <text:p>12031.38764938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.5986223220825">
                <text:p>31.5986223220825</text:p>
              </table:table-cell>
              <table:table-cell office:value-type="float" office:value="12068.5115449232">
                <text:p>12068.51154492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.6475956439972">
                <text:p>31.6475956439972</text:p>
              </table:table-cell>
              <table:table-cell office:value-type="float" office:value="12251.5683343963">
                <text:p>12251.5683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.6979241371155">
                <text:p>31.6979241371155</text:p>
              </table:table-cell>
              <table:table-cell office:value-type="float" office:value="11921.6762280132">
                <text:p>11921.67622801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.7486257553101">
                <text:p>31.7486257553101</text:p>
              </table:table-cell>
              <table:table-cell office:value-type="float" office:value="11833.9418220805">
                <text:p>11833.94182208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.7983150482178">
                <text:p>31.7983150482178</text:p>
              </table:table-cell>
              <table:table-cell office:value-type="float" office:value="11914.0355065927">
                <text:p>11914.03550659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.8485143184662">
                <text:p>31.8485143184662</text:p>
              </table:table-cell>
              <table:table-cell office:value-type="float" office:value="11793.0001187361">
                <text:p>11793.000118736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.8976972103119">
                <text:p>31.8976972103119</text:p>
              </table:table-cell>
              <table:table-cell office:value-type="float" office:value="11874.047622741">
                <text:p>11874.04762274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.9476311206818">
                <text:p>31.9476311206818</text:p>
              </table:table-cell>
              <table:table-cell office:value-type="float" office:value="11695.4589711514">
                <text:p>11695.45897115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.9975917339325">
                <text:p>31.9975917339325</text:p>
              </table:table-cell>
              <table:table-cell office:value-type="float" office:value="11529.081861131">
                <text:p>11529.0818611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.0485906600952">
                <text:p>32.0485906600952</text:p>
              </table:table-cell>
              <table:table-cell office:value-type="float" office:value="11294.3554568617">
                <text:p>11294.35545686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.0979635715485">
                <text:p>32.0979635715485</text:p>
              </table:table-cell>
              <table:table-cell office:value-type="float" office:value="11504.2840959026">
                <text:p>11504.28409590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.2763020992279">
                <text:p>32.2763020992279</text:p>
              </table:table-cell>
              <table:table-cell office:value-type="float" office:value="3184.95396026235">
                <text:p>3184.953960262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.2871124744415">
                <text:p>32.2871124744415</text:p>
              </table:table-cell>
              <table:table-cell office:value-type="float" office:value="51062.0574301972">
                <text:p>51062.05743019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.3281483650207">
                <text:p>32.3281483650207</text:p>
              </table:table-cell>
              <table:table-cell office:value-type="float" office:value="13256.6880435983">
                <text:p>13256.68804359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.3797409534454">
                <text:p>32.3797409534454</text:p>
              </table:table-cell>
              <table:table-cell office:value-type="float" office:value="10544.1501698283">
                <text:p>10544.15016982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.4303197860718">
                <text:p>32.4303197860718</text:p>
              </table:table-cell>
              <table:table-cell office:value-type="float" office:value="9806.47385961356">
                <text:p>9806.473859613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.4799454212189">
                <text:p>32.4799454212189</text:p>
              </table:table-cell>
              <table:table-cell office:value-type="float" office:value="10156.0412981335">
                <text:p>10156.04129813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.5304408073425">
                <text:p>32.5304408073425</text:p>
              </table:table-cell>
              <table:table-cell office:value-type="float" office:value="10139.5402492056">
                <text:p>10139.54024920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.5802233219147">
                <text:p>32.5802233219147</text:p>
              </table:table-cell>
              <table:table-cell office:value-type="float" office:value="10284.7356024578">
                <text:p>10284.73560245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.6285080909729">
                <text:p>32.6285080909729</text:p>
              </table:table-cell>
              <table:table-cell office:value-type="float" office:value="10769.4415887735">
                <text:p>10769.44158877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.679126739502">
                <text:p>32.679126739502</text:p>
              </table:table-cell>
              <table:table-cell office:value-type="float" office:value="10430.9383071923">
                <text:p>10430.93830719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.7299942970276">
                <text:p>32.7299942970276</text:p>
              </table:table-cell>
              <table:table-cell office:value-type="float" office:value="10379.8968474929">
                <text:p>10379.89684749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.7784223556519">
                <text:p>32.7784223556519</text:p>
              </table:table-cell>
              <table:table-cell office:value-type="float" office:value="11067.9638050039">
                <text:p>11067.963805003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.8285455703735">
                <text:p>32.8285455703735</text:p>
              </table:table-cell>
              <table:table-cell office:value-type="float" office:value="10853.2543856311">
                <text:p>10853.25438563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.8780641555786">
                <text:p>32.8780641555786</text:p>
              </table:table-cell>
              <table:table-cell office:value-type="float" office:value="11147.3297896926">
                <text:p>11147.32978969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.929185628891">
                <text:p>32.929185628891</text:p>
              </table:table-cell>
              <table:table-cell office:value-type="float" office:value="10797.8108656416">
                <text:p>10797.81086564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.9795351028442">
                <text:p>32.9795351028442</text:p>
              </table:table-cell>
              <table:table-cell office:value-type="float" office:value="11122.2611882698">
                <text:p>11122.26118826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.0293784141541">
                <text:p>33.0293784141541</text:p>
              </table:table-cell>
              <table:table-cell office:value-type="float" office:value="11235.2086023974">
                <text:p>11235.20860239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.0786662101746">
                <text:p>33.0786662101746</text:p>
              </table:table-cell>
              <table:table-cell office:value-type="float" office:value="11524.1509229519">
                <text:p>11524.15092295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.1291632652283">
                <text:p>33.1291632652283</text:p>
              </table:table-cell>
              <table:table-cell office:value-type="float" office:value="11406.6057790368">
                <text:p>11406.60577903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.1787476539612">
                <text:p>33.1787476539612</text:p>
              </table:table-cell>
              <table:table-cell office:value-type="float" office:value="11616.5594599273">
                <text:p>11616.55945992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.22833943367">
                <text:p>33.22833943367</text:p>
              </table:table-cell>
              <table:table-cell office:value-type="float" office:value="11776.1452286746">
                <text:p>11776.14522867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.2779183387756">
                <text:p>33.2779183387756</text:p>
              </table:table-cell>
              <table:table-cell office:value-type="float" office:value="11779.20324695">
                <text:p>11779.203246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.3283457756042">
                <text:p>33.3283457756042</text:p>
              </table:table-cell>
              <table:table-cell office:value-type="float" office:value="11739.6409024718">
                <text:p>11739.64090247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.3781659603119">
                <text:p>33.3781659603119</text:p>
              </table:table-cell>
              <table:table-cell office:value-type="float" office:value="11882.7339455688">
                <text:p>11882.73394556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.4282002449036">
                <text:p>33.4282002449036</text:p>
              </table:table-cell>
              <table:table-cell office:value-type="float" office:value="11831.8869717286">
                <text:p>11831.88697172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.4783520698547">
                <text:p>33.4783520698547</text:p>
              </table:table-cell>
              <table:table-cell office:value-type="float" office:value="11963.6723206815">
                <text:p>11963.67232068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.5279314517975">
                <text:p>33.5279314517975</text:p>
              </table:table-cell>
              <table:table-cell office:value-type="float" office:value="12101.804752081">
                <text:p>12101.8047520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.5780122280121">
                <text:p>33.5780122280121</text:p>
              </table:table-cell>
              <table:table-cell office:value-type="float" office:value="11980.6449770059">
                <text:p>11980.64497700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.6290066242218">
                <text:p>33.6290066242218</text:p>
              </table:table-cell>
              <table:table-cell office:value-type="float" office:value="11922.8786923875">
                <text:p>11922.8786923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.6786000728607">
                <text:p>33.6786000728607</text:p>
              </table:table-cell>
              <table:table-cell office:value-type="float" office:value="12259.6838228931">
                <text:p>12259.68382289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.7281241416931">
                <text:p>33.7281241416931</text:p>
              </table:table-cell>
              <table:table-cell office:value-type="float" office:value="12276.8587948142">
                <text:p>12276.85879481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.7779183387756">
                <text:p>33.7779183387756</text:p>
              </table:table-cell>
              <table:table-cell office:value-type="float" office:value="12210.2581349472">
                <text:p>12210.258134947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.8285479545593">
                <text:p>33.8285479545593</text:p>
              </table:table-cell>
              <table:table-cell office:value-type="float" office:value="12008.7816308463">
                <text:p>12008.78163084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.8781549930572">
                <text:p>33.8781549930572</text:p>
              </table:table-cell>
              <table:table-cell office:value-type="float" office:value="12256.3252798377">
                <text:p>12256.32527983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.9280633926392">
                <text:p>33.9280633926392</text:p>
              </table:table-cell>
              <table:table-cell office:value-type="float" office:value="12182.3181086413">
                <text:p>12182.31810864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.9782390594482">
                <text:p>33.9782390594482</text:p>
              </table:table-cell>
              <table:table-cell office:value-type="float" office:value="12117.4274038736">
                <text:p>12117.42740387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.0283794403076">
                <text:p>34.0283794403076</text:p>
              </table:table-cell>
              <table:table-cell office:value-type="float" office:value="12125.9549604382">
                <text:p>12125.95496043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.0784256458282">
                <text:p>34.0784256458282</text:p>
              </table:table-cell>
              <table:table-cell office:value-type="float" office:value="12148.7731921928">
                <text:p>12148.77319219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.1298122406006">
                <text:p>34.1298122406006</text:p>
              </table:table-cell>
              <table:table-cell office:value-type="float" office:value="11831.8795532893">
                <text:p>11831.87955328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.1780850887299">
                <text:p>34.1780850887299</text:p>
              </table:table-cell>
              <table:table-cell office:value-type="float" office:value="12595.0720448854">
                <text:p>12595.07204488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.228768825531">
                <text:p>34.228768825531</text:p>
              </table:table-cell>
              <table:table-cell office:value-type="float" office:value="11995.9584350583">
                <text:p>11995.95843505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.2785561084747">
                <text:p>34.2785561084747</text:p>
              </table:table-cell>
              <table:table-cell office:value-type="float" office:value="12211.9538173477">
                <text:p>12211.95381734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.3287525177002">
                <text:p>34.3287525177002</text:p>
              </table:table-cell>
              <table:table-cell office:value-type="float" office:value="12112.4201786842">
                <text:p>12112.42017868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.3779640197754">
                <text:p>34.3779640197754</text:p>
              </table:table-cell>
              <table:table-cell office:value-type="float" office:value="12192.2716173792">
                <text:p>12192.27161737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.4282879829407">
                <text:p>34.4282879829407</text:p>
              </table:table-cell>
              <table:table-cell office:value-type="float" office:value="11922.7493675204">
                <text:p>11922.74936752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.4780030250549">
                <text:p>34.4780030250549</text:p>
              </table:table-cell>
              <table:table-cell office:value-type="float" office:value="12068.7818914253">
                <text:p>12068.78189142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.5305511951447">
                <text:p>34.5305511951447</text:p>
              </table:table-cell>
              <table:table-cell office:value-type="float" office:value="11265.8537678707">
                <text:p>11265.85376787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.5783858299255">
                <text:p>34.5783858299255</text:p>
              </table:table-cell>
              <table:table-cell office:value-type="float" office:value="12375.9698952814">
                <text:p>12375.96989528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.6290552616119">
                <text:p>34.6290552616119</text:p>
              </table:table-cell>
              <table:table-cell office:value-type="float" office:value="11525.686800958">
                <text:p>11525.68680095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.6781833171844">
                <text:p>34.6781833171844</text:p>
              </table:table-cell>
              <table:table-cell office:value-type="float" office:value="11887.3013229285">
                <text:p>11887.30132292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.728125333786">
                <text:p>34.728125333786</text:p>
              </table:table-cell>
              <table:table-cell office:value-type="float" office:value="11533.3748854262">
                <text:p>11533.37488542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.7780606746674">
                <text:p>34.7780606746674</text:p>
              </table:table-cell>
              <table:table-cell office:value-type="float" office:value="11534.916751017">
                <text:p>11534.9167510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.8287131786346">
                <text:p>34.8287131786346</text:p>
              </table:table-cell>
              <table:table-cell office:value-type="float" office:value="11213.6608363301">
                <text:p>11213.66083633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.8784873485565">
                <text:p>34.8784873485565</text:p>
              </table:table-cell>
              <table:table-cell office:value-type="float" office:value="11411.541385653">
                <text:p>11411.5413856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.9286873340607">
                <text:p>34.9286873340607</text:p>
              </table:table-cell>
              <table:table-cell office:value-type="float" office:value="11155.3817073055">
                <text:p>11155.38170730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.9786343574524">
                <text:p>34.9786343574524</text:p>
              </table:table-cell>
              <table:table-cell office:value-type="float" office:value="11051.7096418496">
                <text:p>11051.709641849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.0285148620605">
                <text:p>35.0285148620605</text:p>
              </table:table-cell>
              <table:table-cell office:value-type="float" office:value="11066.4477903008">
                <text:p>11066.44779030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.0782346725464">
                <text:p>35.0782346725464</text:p>
              </table:table-cell>
              <table:table-cell office:value-type="float" office:value="10941.3128224801">
                <text:p>10941.31282248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.1283888816833">
                <text:p>35.1283888816833</text:p>
              </table:table-cell>
              <table:table-cell office:value-type="float" office:value="10687.0392181097">
                <text:p>10687.03921810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.1781125068665">
                <text:p>35.1781125068665</text:p>
              </table:table-cell>
              <table:table-cell office:value-type="float" office:value="10779.5841117014">
                <text:p>10779.58411170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.2285075187683">
                <text:p>35.2285075187683</text:p>
              </table:table-cell>
              <table:table-cell office:value-type="float" office:value="10477.2274094961">
                <text:p>10477.22740949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.2781689167023">
                <text:p>35.2781689167023</text:p>
              </table:table-cell>
              <table:table-cell office:value-type="float" office:value="10470.9094313354">
                <text:p>10470.90943133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.3279922008514">
                <text:p>35.3279922008514</text:p>
              </table:table-cell>
              <table:table-cell office:value-type="float" office:value="10436.8872682726">
                <text:p>10436.88726827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.3780117034912">
                <text:p>35.3780117034912</text:p>
              </table:table-cell>
              <table:table-cell office:value-type="float" office:value="10236.0074166933">
                <text:p>10236.00741669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.4283173084259">
                <text:p>35.4283173084259</text:p>
              </table:table-cell>
              <table:table-cell office:value-type="float" office:value="10018.7643236634">
                <text:p>10018.76432366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.4787590503693">
                <text:p>35.4787590503693</text:p>
              </table:table-cell>
              <table:table-cell office:value-type="float" office:value="9833.12591696287">
                <text:p>9833.125916962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.5283715724945">
                <text:p>35.5283715724945</text:p>
              </table:table-cell>
              <table:table-cell office:value-type="float" office:value="9997.47601518574">
                <text:p>9997.476015185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.5786380767822">
                <text:p>35.5786380767822</text:p>
              </table:table-cell>
              <table:table-cell office:value-type="float" office:value="9708.25417273387">
                <text:p>9708.254172733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.6286528110504">
                <text:p>35.6286528110504</text:p>
              </table:table-cell>
              <table:table-cell office:value-type="float" office:value="9597.17185392107">
                <text:p>9597.171853921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.6794567108154">
                <text:p>35.6794567108154</text:p>
              </table:table-cell>
              <table:table-cell office:value-type="float" office:value="9290.62536898075">
                <text:p>9290.625368980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.7292490005493">
                <text:p>35.7292490005493</text:p>
              </table:table-cell>
              <table:table-cell office:value-type="float" office:value="9479.37928788953">
                <text:p>9479.379287889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.7795975208282">
                <text:p>35.7795975208282</text:p>
              </table:table-cell>
              <table:table-cell office:value-type="float" office:value="9215.76239836725">
                <text:p>9215.762398367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.8292846679687">
                <text:p>35.8292846679687</text:p>
              </table:table-cell>
              <table:table-cell office:value-type="float" office:value="9177.42366472652">
                <text:p>9177.423664726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.8778600692749">
                <text:p>35.8778600692749</text:p>
              </table:table-cell>
              <table:table-cell office:value-type="float" office:value="9222.77506626092">
                <text:p>9222.775066260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.9288468360901">
                <text:p>35.9288468360901</text:p>
              </table:table-cell>
              <table:table-cell office:value-type="float" office:value="8786.59361994632">
                <text:p>8786.593619946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.9781563282013">
                <text:p>35.9781563282013</text:p>
              </table:table-cell>
              <table:table-cell office:value-type="float" office:value="8923.23123117315">
                <text:p>8923.231231173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.0276527404785">
                <text:p>36.0276527404785</text:p>
              </table:table-cell>
              <table:table-cell office:value-type="float" office:value="8727.9053192873">
                <text:p>8727.90531928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.0788292884827">
                <text:p>36.0788292884827</text:p>
              </table:table-cell>
              <table:table-cell office:value-type="float" office:value="8441.3665408805">
                <text:p>8441.36654088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.1281096935272">
                <text:p>36.1281096935272</text:p>
              </table:table-cell>
              <table:table-cell office:value-type="float" office:value="8603.82538691902">
                <text:p>8603.825386919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.1780598163605">
                <text:p>36.1780598163605</text:p>
              </table:table-cell>
              <table:table-cell office:value-type="float" office:value="8328.30784798526">
                <text:p>8328.307847985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.2285268306732">
                <text:p>36.2285268306732</text:p>
              </table:table-cell>
              <table:table-cell office:value-type="float" office:value="8243.00794618139">
                <text:p>8243.007946181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.2785422801971">
                <text:p>36.2785422801971</text:p>
              </table:table-cell>
              <table:table-cell office:value-type="float" office:value="8157.4794165316">
                <text:p>8157.47941653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.3283710479736">
                <text:p>36.3283710479736</text:p>
              </table:table-cell>
              <table:table-cell office:value-type="float" office:value="8188.04112977698">
                <text:p>8188.0411297769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.3797068595886">
                <text:p>36.3797068595886</text:p>
              </table:table-cell>
              <table:table-cell office:value-type="float" office:value="7791.83161649282">
                <text:p>7791.8316164928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.428302526474">
                <text:p>36.428302526474</text:p>
              </table:table-cell>
              <table:table-cell office:value-type="float" office:value="8231.18655709555">
                <text:p>8231.186557095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.4782476425171">
                <text:p>36.4782476425171</text:p>
              </table:table-cell>
              <table:table-cell office:value-type="float" office:value="7848.61526123589">
                <text:p>7848.615261235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.5285222530365">
                <text:p>36.5285222530365</text:p>
              </table:table-cell>
              <table:table-cell office:value-type="float" office:value="7797.17626750511">
                <text:p>7797.176267505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.578403711319">
                <text:p>36.578403711319</text:p>
              </table:table-cell>
              <table:table-cell office:value-type="float" office:value="7858.6315135409">
                <text:p>7858.63151354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.6279234886169">
                <text:p>36.6279234886169</text:p>
              </table:table-cell>
              <table:table-cell office:value-type="float" office:value="7754.47752297774">
                <text:p>7754.4775229777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.6781675815582">
                <text:p>36.6781675815582</text:p>
              </table:table-cell>
              <table:table-cell office:value-type="float" office:value="7642.68946896398">
                <text:p>7642.689468963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.7281985282898">
                <text:p>36.7281985282898</text:p>
              </table:table-cell>
              <table:table-cell office:value-type="float" office:value="7675.24952226643">
                <text:p>7675.2495222664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.7788970470428">
                <text:p>36.7788970470428</text:p>
              </table:table-cell>
              <table:table-cell office:value-type="float" office:value="7416.39024665522">
                <text:p>7416.390246655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.8290338516235">
                <text:p>36.8290338516235</text:p>
              </table:table-cell>
              <table:table-cell office:value-type="float" office:value="7499.48073365701">
                <text:p>7499.480733657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.8802778720856">
                <text:p>36.8802778720856</text:p>
              </table:table-cell>
              <table:table-cell office:value-type="float" office:value="7337.44145384841">
                <text:p>7337.441453848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.9299449920654">
                <text:p>36.9299449920654</text:p>
              </table:table-cell>
              <table:table-cell office:value-type="float" office:value="7570.40070276835">
                <text:p>7570.400702768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.9779164791107">
                <text:p>36.9779164791107</text:p>
              </table:table-cell>
              <table:table-cell office:value-type="float" office:value="7837.989254847">
                <text:p>7837.9892548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.0279085636139">
                <text:p>37.0279085636139</text:p>
              </table:table-cell>
              <table:table-cell office:value-type="float" office:value="7521.19067921901">
                <text:p>7521.1906792190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.0784003734589">
                <text:p>37.0784003734589</text:p>
              </table:table-cell>
              <table:table-cell office:value-type="float" office:value="7446.75227832919">
                <text:p>7446.752278329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.1286163330078">
                <text:p>37.1286163330078</text:p>
              </table:table-cell>
              <table:table-cell office:value-type="float" office:value="7487.6593691987">
                <text:p>7487.65936919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.178407907486">
                <text:p>37.178407907486</text:p>
              </table:table-cell>
              <table:table-cell office:value-type="float" office:value="7551.47841659444">
                <text:p>7551.478416594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.2287249565125">
                <text:p>37.2287249565125</text:p>
              </table:table-cell>
              <table:table-cell office:value-type="float" office:value="7472.61628562629">
                <text:p>7472.616285626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.2800848484039">
                <text:p>37.2800848484039</text:p>
              </table:table-cell>
              <table:table-cell office:value-type="float" office:value="7320.88768400188">
                <text:p>7320.8876840018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.3289184570312">
                <text:p>37.3289184570312</text:p>
              </table:table-cell>
              <table:table-cell office:value-type="float" office:value="7699.61529711019">
                <text:p>7699.615297110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.3802380561829">
                <text:p>37.3802380561829</text:p>
              </table:table-cell>
              <table:table-cell office:value-type="float" office:value="7326.63555865273">
                <text:p>7326.6355586527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.4279088973999">
                <text:p>37.4279088973999</text:p>
              </table:table-cell>
              <table:table-cell office:value-type="float" office:value="7887.4211237034">
                <text:p>7887.42112370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.4796352386475">
                <text:p>37.4796352386475</text:p>
              </table:table-cell>
              <table:table-cell office:value-type="float" office:value="7423.68376998101">
                <text:p>7423.683769981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.5294671058655">
                <text:p>37.5294671058655</text:p>
              </table:table-cell>
              <table:table-cell office:value-type="float" office:value="7705.91232955361">
                <text:p>7705.912329553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.5786247253418">
                <text:p>37.5786247253418</text:p>
              </table:table-cell>
              <table:table-cell office:value-type="float" office:value="7811.60691039955">
                <text:p>7811.606910399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.6289734840393">
                <text:p>37.6289734840393</text:p>
              </table:table-cell>
              <table:table-cell office:value-type="float" office:value="7785.69343397513">
                <text:p>7785.693433975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.6802606582642">
                <text:p>37.6802606582642</text:p>
              </table:table-cell>
              <table:table-cell office:value-type="float" office:value="7643.23646066737">
                <text:p>7643.236460667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.7295198440552">
                <text:p>37.7295198440552</text:p>
              </table:table-cell>
              <table:table-cell office:value-type="float" office:value="7957.90660574615">
                <text:p>7957.906605746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.7793419361114">
                <text:p>37.7793419361114</text:p>
              </table:table-cell>
              <table:table-cell office:value-type="float" office:value="8028.566916624">
                <text:p>8028.5669166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.8286764621735">
                <text:p>37.8286764621735</text:p>
              </table:table-cell>
              <table:table-cell office:value-type="float" office:value="8107.91208366357">
                <text:p>8107.912083663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.8802216053009">
                <text:p>37.8802216053009</text:p>
              </table:table-cell>
              <table:table-cell office:value-type="float" office:value="7915.39173712742">
                <text:p>7915.391737127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.9300708770752">
                <text:p>37.9300708770752</text:p>
              </table:table-cell>
              <table:table-cell office:value-type="float" office:value="8184.67322546548">
                <text:p>8184.673225465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.979469537735">
                <text:p>37.979469537735</text:p>
              </table:table-cell>
              <table:table-cell office:value-type="float" office:value="8421.28095061127">
                <text:p>8421.280950611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.0281267166138">
                <text:p>38.0281267166138</text:p>
              </table:table-cell>
              <table:table-cell office:value-type="float" office:value="8549.61199119966">
                <text:p>8549.611991199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.0781278610229">
                <text:p>38.0781278610229</text:p>
              </table:table-cell>
              <table:table-cell office:value-type="float" office:value="8479.80591264543">
                <text:p>8479.805912645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.1301929950714">
                <text:p>38.1301929950714</text:p>
              </table:table-cell>
              <table:table-cell office:value-type="float" office:value="8297.29929433961">
                <text:p>8297.299294339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.1790659427643">
                <text:p>38.1790659427643</text:p>
              </table:table-cell>
              <table:table-cell office:value-type="float" office:value="8839.24584853748">
                <text:p>8839.245848537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.2278492450714">
                <text:p>38.2278492450714</text:p>
              </table:table-cell>
              <table:table-cell office:value-type="float" office:value="9019.47960041444">
                <text:p>9019.479600414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.2794716358185">
                <text:p>38.2794716358185</text:p>
              </table:table-cell>
              <table:table-cell office:value-type="float" office:value="8678.40472935526">
                <text:p>8678.404729355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.3287184238434">
                <text:p>38.3287184238434</text:p>
              </table:table-cell>
              <table:table-cell office:value-type="float" office:value="9097.03998915548">
                <text:p>9097.039989155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.3798749446869">
                <text:p>38.3798749446869</text:p>
              </table:table-cell>
              <table:table-cell office:value-type="float" office:value="8913.81963591622">
                <text:p>8913.819635916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.4295554161072">
                <text:p>38.4295554161072</text:p>
              </table:table-cell>
              <table:table-cell office:value-type="float" office:value="9339.68593161368">
                <text:p>9339.685931613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.4785134792328">
                <text:p>38.4785134792328</text:p>
              </table:table-cell>
              <table:table-cell office:value-type="float" office:value="9640.90427329616">
                <text:p>9640.904273296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.5295660495758">
                <text:p>38.5295660495758</text:p>
              </table:table-cell>
              <table:table-cell office:value-type="float" office:value="9245.37191425769">
                <text:p>9245.371914257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.5799896717072">
                <text:p>38.5799896717072</text:p>
              </table:table-cell>
              <table:table-cell office:value-type="float" office:value="9519.34787131428">
                <text:p>9519.347871314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.6283037662506">
                <text:p>38.6283037662506</text:p>
              </table:table-cell>
              <table:table-cell office:value-type="float" office:value="10100.5721955745">
                <text:p>10100.57219557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.6801693439484">
                <text:p>38.6801693439484</text:p>
              </table:table-cell>
              <table:table-cell office:value-type="float" office:value="9563.18278937207">
                <text:p>9563.182789372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.729954957962">
                <text:p>38.729954957962</text:p>
              </table:table-cell>
              <table:table-cell office:value-type="float" office:value="9962.71733966746">
                <text:p>9962.717339667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.7785756587982">
                <text:p>38.7785756587982</text:p>
              </table:table-cell>
              <table:table-cell office:value-type="float" office:value="10365.9550630118">
                <text:p>10365.95506301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.8280262947082">
                <text:p>38.8280262947082</text:p>
              </table:table-cell>
              <table:table-cell office:value-type="float" office:value="10353.7596752342">
                <text:p>10353.75967523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.8799459934235">
                <text:p>38.8799459934235</text:p>
              </table:table-cell>
              <table:table-cell office:value-type="float" office:value="10015.4664389003">
                <text:p>10015.46643890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.9282646179199">
                <text:p>38.9282646179199</text:p>
              </table:table-cell>
              <table:table-cell office:value-type="float" office:value="10761.8957579825">
                <text:p>10761.89575798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.9800820350647">
                <text:p>38.9800820350647</text:p>
              </table:table-cell>
              <table:table-cell office:value-type="float" office:value="10189.6240510173">
                <text:p>10189.62405101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.0294032096863">
                <text:p>39.0294032096863</text:p>
              </table:table-cell>
              <table:table-cell office:value-type="float" office:value="10867.5432836398">
                <text:p>10867.54328363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.0794682502747">
                <text:p>39.0794682502747</text:p>
              </table:table-cell>
              <table:table-cell office:value-type="float" office:value="10706.0734137189">
                <text:p>10706.07341371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.1304743289948">
                <text:p>39.1304743289948</text:p>
              </table:table-cell>
              <table:table-cell office:value-type="float" office:value="10665.3954518896">
                <text:p>10665.39545188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.1798055171967">
                <text:p>39.1798055171967</text:p>
              </table:table-cell>
              <table:table-cell office:value-type="float" office:value="11189.6757430767">
                <text:p>11189.67574307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.2283453941345">
                <text:p>39.2283453941345</text:p>
              </table:table-cell>
              <table:table-cell office:value-type="float" office:value="11372.0931082415">
                <text:p>11372.09310824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.2796683311462">
                <text:p>39.2796683311462</text:p>
              </table:table-cell>
              <table:table-cell office:value-type="float" office:value="10911.3007284079">
                <text:p>10911.30072840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.329585313797">
                <text:p>39.329585313797</text:p>
              </table:table-cell>
              <table:table-cell office:value-type="float" office:value="11378.8929105351">
                <text:p>11378.89291053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.379998922348">
                <text:p>39.379998922348</text:p>
              </table:table-cell>
              <table:table-cell office:value-type="float" office:value="11266.7991109009">
                <text:p>11266.79911090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.428697347641">
                <text:p>39.428697347641</text:p>
              </table:table-cell>
              <table:table-cell office:value-type="float" office:value="11827.8978536738">
                <text:p>11827.897853673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.4802186489105">
                <text:p>39.4802186489105</text:p>
              </table:table-cell>
              <table:table-cell office:value-type="float" office:value="11179.8418480675">
                <text:p>11179.84184806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.5276954174042">
                <text:p>39.5276954174042</text:p>
              </table:table-cell>
              <table:table-cell office:value-type="float" office:value="12300.7529477934">
                <text:p>12300.75294779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.5794529914856">
                <text:p>39.5794529914856</text:p>
              </table:table-cell>
              <table:table-cell office:value-type="float" office:value="11283.3727307485">
                <text:p>11283.37273074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.6301076412201">
                <text:p>39.6301076412201</text:p>
              </table:table-cell>
              <table:table-cell office:value-type="float" office:value="11686.982401476">
                <text:p>11686.9824014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.680139541626">
                <text:p>39.680139541626</text:p>
              </table:table-cell>
              <table:table-cell office:value-type="float" office:value="11832.4508003374">
                <text:p>11832.45080033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.7296483516693">
                <text:p>39.7296483516693</text:p>
              </table:table-cell>
              <table:table-cell office:value-type="float" office:value="12119.0551636127">
                <text:p>12119.05516361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.7790122032166">
                <text:p>39.7790122032166</text:p>
              </table:table-cell>
              <table:table-cell office:value-type="float" office:value="12154.6431486571">
                <text:p>12154.64314865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.8278210163116">
                <text:p>39.8278210163116</text:p>
              </table:table-cell>
              <table:table-cell office:value-type="float" office:value="12292.8619229285">
                <text:p>12292.861922928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.8800339698791">
                <text:p>39.8800339698791</text:p>
              </table:table-cell>
              <table:table-cell office:value-type="float" office:value="11644.6199354329">
                <text:p>11644.61993543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.9294798374176">
                <text:p>39.9294798374176</text:p>
              </table:table-cell>
              <table:table-cell office:value-type="float" office:value="12296.2753060644">
                <text:p>12296.27530606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.9781324863434">
                <text:p>39.9781324863434</text:p>
              </table:table-cell>
              <table:table-cell office:value-type="float" office:value="12496.7501960169">
                <text:p>12496.75019601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.0298175811768">
                <text:p>40.0298175811768</text:p>
              </table:table-cell>
              <table:table-cell office:value-type="float" office:value="11763.5461821268">
                <text:p>11763.54618212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.0789220333099">
                <text:p>40.0789220333099</text:p>
              </table:table-cell>
              <table:table-cell office:value-type="float" office:value="12381.7693424419">
                <text:p>12381.76934244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.1282479763031">
                <text:p>40.1282479763031</text:p>
              </table:table-cell>
              <table:table-cell office:value-type="float" office:value="12326.1708363946">
                <text:p>12326.17083639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.1799156665802">
                <text:p>40.1799156665802</text:p>
              </table:table-cell>
              <table:table-cell office:value-type="float" office:value="11767.5087997785">
                <text:p>11767.50879977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.2279217243195">
                <text:p>40.2279217243195</text:p>
              </table:table-cell>
              <table:table-cell office:value-type="float" office:value="12665.0682983035">
                <text:p>12665.06829830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.2788999080658">
                <text:p>40.2788999080658</text:p>
              </table:table-cell>
              <table:table-cell office:value-type="float" office:value="11926.6704954681">
                <text:p>11926.67049546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.3293902873993">
                <text:p>40.3293902873993</text:p>
              </table:table-cell>
              <table:table-cell office:value-type="float" office:value="12041.8980412897">
                <text:p>12041.89804128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.3802206516266">
                <text:p>40.3802206516266</text:p>
              </table:table-cell>
              <table:table-cell office:value-type="float" office:value="11961.3543841875">
                <text:p>11961.35438418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.4286596775055">
                <text:p>40.4286596775055</text:p>
              </table:table-cell>
              <table:table-cell office:value-type="float" office:value="12551.8626555363">
                <text:p>12551.86265553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.4789936542511">
                <text:p>40.4789936542511</text:p>
              </table:table-cell>
              <table:table-cell office:value-type="float" office:value="12079.3157884765">
                <text:p>12079.315788476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.5301418304443">
                <text:p>40.5301418304443</text:p>
              </table:table-cell>
              <table:table-cell office:value-type="float" office:value="11887.0318601974">
                <text:p>11887.03186019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.5790884494782">
                <text:p>40.5790884494782</text:p>
              </table:table-cell>
              <table:table-cell office:value-type="float" office:value="12421.6955532716">
                <text:p>12421.69555327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.629655122757">
                <text:p>40.629655122757</text:p>
              </table:table-cell>
              <table:table-cell office:value-type="float" office:value="11865.5225090998">
                <text:p>11865.522509099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.6801233291626">
                <text:p>40.6801233291626</text:p>
              </table:table-cell>
              <table:table-cell office:value-type="float" office:value="11888.6729434663">
                <text:p>11888.672943466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.7297785282135">
                <text:p>40.7297785282135</text:p>
              </table:table-cell>
              <table:table-cell office:value-type="float" office:value="12083.3268513317">
                <text:p>12083.32685133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.7799699306488">
                <text:p>40.7799699306488</text:p>
              </table:table-cell>
              <table:table-cell office:value-type="float" office:value="11794.8487445254">
                <text:p>11794.848744525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.830376625061">
                <text:p>40.830376625061</text:p>
              </table:table-cell>
              <table:table-cell office:value-type="float" office:value="11744.471779057">
                <text:p>11744.4717790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.8799817562103">
                <text:p>40.8799817562103</text:p>
              </table:table-cell>
              <table:table-cell office:value-type="float" office:value="11934.2492658332">
                <text:p>11934.24926583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.9304461479187">
                <text:p>40.9304461479187</text:p>
              </table:table-cell>
              <table:table-cell office:value-type="float" office:value="11572.516386898">
                <text:p>11572.5163868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.9788484573364">
                <text:p>40.9788484573364</text:p>
              </table:table-cell>
              <table:table-cell office:value-type="float" office:value="12065.5399923158">
                <text:p>12065.53999231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.0278663635254">
                <text:p>41.0278663635254</text:p>
              </table:table-cell>
              <table:table-cell office:value-type="float" office:value="11750.8079145509">
                <text:p>11750.807914550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.0796024799347">
                <text:p>41.0796024799347</text:p>
              </table:table-cell>
              <table:table-cell office:value-type="float" office:value="11133.4216786407">
                <text:p>11133.42167864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.1296684741974">
                <text:p>41.1296684741974</text:p>
              </table:table-cell>
              <table:table-cell office:value-type="float" office:value="11345.0258676521">
                <text:p>11345.02586765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.1803939342499">
                <text:p>41.1803939342499</text:p>
              </table:table-cell>
              <table:table-cell office:value-type="float" office:value="11039.821017306">
                <text:p>11039.8210173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.361908197403">
                <text:p>41.361908197403</text:p>
              </table:table-cell>
              <table:table-cell office:value-type="float" office:value="3085.15700238794">
                <text:p>3085.1570023879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.4437665939331">
                <text:p>41.4437665939331</text:p>
              </table:table-cell>
              <table:table-cell office:value-type="float" office:value="6059.24402412776">
                <text:p>6059.244024127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.4542872905731">
                <text:p>41.4542872905731</text:p>
              </table:table-cell>
              <table:table-cell office:value-type="float" office:value="47905.5729145421">
                <text:p>47905.57291454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.4643359184265">
                <text:p>41.4643359184265</text:p>
              </table:table-cell>
              <table:table-cell office:value-type="float" office:value="50156.1016442451">
                <text:p>50156.10164424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.5145604610443">
                <text:p>41.5145604610443</text:p>
              </table:table-cell>
              <table:table-cell office:value-type="float" office:value="10034.934590353">
                <text:p>10034.9345903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.564047574997">
                <text:p>41.564047574997</text:p>
              </table:table-cell>
              <table:table-cell office:value-type="float" office:value="10346.1276907364">
                <text:p>10346.127690736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.6141474246979">
                <text:p>41.6141474246979</text:p>
              </table:table-cell>
              <table:table-cell office:value-type="float" office:value="10379.2726545918">
                <text:p>10379.27265459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.6631667613983">
                <text:p>41.6631667613983</text:p>
              </table:table-cell>
              <table:table-cell office:value-type="float" office:value="10771.259579187">
                <text:p>10771.25957918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.7141740322113">
                <text:p>41.7141740322113</text:p>
              </table:table-cell>
              <table:table-cell office:value-type="float" office:value="10351.4654202113">
                <text:p>10351.46542021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.7640960216522">
                <text:p>41.7640960216522</text:p>
              </table:table-cell>
              <table:table-cell office:value-type="float" office:value="10736.7515999007">
                <text:p>10736.75159990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.8141558170319">
                <text:p>41.8141558170319</text:p>
              </table:table-cell>
              <table:table-cell office:value-type="float" office:value="10867.0040673252">
                <text:p>10867.00406732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.8631846904755">
                <text:p>41.8631846904755</text:p>
              </table:table-cell>
              <table:table-cell office:value-type="float" office:value="11095.5027474932">
                <text:p>11095.50274749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.9136972427368">
                <text:p>41.9136972427368</text:p>
              </table:table-cell>
              <table:table-cell office:value-type="float" office:value="10927.9768154249">
                <text:p>10927.97681542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.9641981124878">
                <text:p>41.9641981124878</text:p>
              </table:table-cell>
              <table:table-cell office:value-type="float" office:value="11088.9179287684">
                <text:p>11088.91792876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2.0133054256439">
                <text:p>42.0133054256439</text:p>
              </table:table-cell>
              <table:table-cell office:value-type="float" office:value="11403.5968170276">
                <text:p>11403.59681702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2.0639069080353">
                <text:p>42.0639069080353</text:p>
              </table:table-cell>
              <table:table-cell office:value-type="float" office:value="11224.9675929852">
                <text:p>11224.96759298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2.1137173175812">
                <text:p>42.1137173175812</text:p>
              </table:table-cell>
              <table:table-cell office:value-type="float" office:value="11403.238904844">
                <text:p>11403.23890484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.163537979126">
                <text:p>42.163537979126</text:p>
              </table:table-cell>
              <table:table-cell office:value-type="float" office:value="11561.4683173576">
                <text:p>11561.46831735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.2135138511658">
                <text:p>42.2135138511658</text:p>
              </table:table-cell>
              <table:table-cell office:value-type="float" office:value="11525.5617659126">
                <text:p>11525.56176591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.2643985748291">
                <text:p>42.2643985748291</text:p>
              </table:table-cell>
              <table:table-cell office:value-type="float" office:value="11476.9219120445">
                <text:p>11476.92191204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.3141045570374">
                <text:p>42.3141045570374</text:p>
              </table:table-cell>
              <table:table-cell office:value-type="float" office:value="11749.0888230159">
                <text:p>11749.088823015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.3636932373047">
                <text:p>42.3636932373047</text:p>
              </table:table-cell>
              <table:table-cell office:value-type="float" office:value="11938.2084138661">
                <text:p>11938.20841386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.4141552448273">
                <text:p>42.4141552448273</text:p>
              </table:table-cell>
              <table:table-cell office:value-type="float" office:value="11731.5982669747">
                <text:p>11731.59826697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.4640619754791">
                <text:p>42.4640619754791</text:p>
              </table:table-cell>
              <table:table-cell office:value-type="float" office:value="12022.4264776137">
                <text:p>12022.426477613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.51420545578">
                <text:p>42.51420545578</text:p>
              </table:table-cell>
              <table:table-cell office:value-type="float" office:value="11965.6632606969">
                <text:p>11965.66326069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.5631518363953">
                <text:p>42.5631518363953</text:p>
              </table:table-cell>
              <table:table-cell office:value-type="float" office:value="12258.3119008651">
                <text:p>12258.31190086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.6137218475342">
                <text:p>42.6137218475342</text:p>
              </table:table-cell>
              <table:table-cell office:value-type="float" office:value="12022.9358528283">
                <text:p>12022.935852828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.6636190414429">
                <text:p>42.6636190414429</text:p>
              </table:table-cell>
              <table:table-cell office:value-type="float" office:value="12185.0539553908">
                <text:p>12185.05395539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.7133600711823">
                <text:p>42.7133600711823</text:p>
              </table:table-cell>
              <table:table-cell office:value-type="float" office:value="12223.3094727962">
                <text:p>12223.30947279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.7640442848206">
                <text:p>42.7640442848206</text:p>
              </table:table-cell>
              <table:table-cell office:value-type="float" office:value="11995.8455770633">
                <text:p>11995.84557706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.8140373229981">
                <text:p>42.8140373229981</text:p>
              </table:table-cell>
              <table:table-cell office:value-type="float" office:value="12161.6933510106">
                <text:p>12161.693351010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.8631899356842">
                <text:p>42.8631899356842</text:p>
              </table:table-cell>
              <table:table-cell office:value-type="float" office:value="12369.6374775054">
                <text:p>12369.63747750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.9141993522644">
                <text:p>42.9141993522644</text:p>
              </table:table-cell>
              <table:table-cell office:value-type="float" office:value="11919.3678493473">
                <text:p>11919.36784934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.9632654190064">
                <text:p>42.9632654190064</text:p>
              </table:table-cell>
              <table:table-cell office:value-type="float" office:value="12391.4558547702">
                <text:p>12391.45585477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3.0137984752655">
                <text:p>43.0137984752655</text:p>
              </table:table-cell>
              <table:table-cell office:value-type="float" office:value="12031.7282390741">
                <text:p>12031.72823907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3.0635840892792">
                <text:p>43.0635840892792</text:p>
              </table:table-cell>
              <table:table-cell office:value-type="float" office:value="12212.3631905601">
                <text:p>12212.36319056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3.1144013404846">
                <text:p>43.1144013404846</text:p>
              </table:table-cell>
              <table:table-cell office:value-type="float" office:value="11964.4409246375">
                <text:p>11964.44092463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.1642780303955">
                <text:p>43.1642780303955</text:p>
              </table:table-cell>
              <table:table-cell office:value-type="float" office:value="12190.0631554795">
                <text:p>12190.06315547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.2139120101929">
                <text:p>43.2139120101929</text:p>
              </table:table-cell>
              <table:table-cell office:value-type="float" office:value="12249.6725525987">
                <text:p>12249.67255259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.2648546695709">
                <text:p>43.2648546695709</text:p>
              </table:table-cell>
              <table:table-cell office:value-type="float" office:value="11934.9874431948">
                <text:p>11934.98744319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.3135623931885">
                <text:p>43.3135623931885</text:p>
              </table:table-cell>
              <table:table-cell office:value-type="float" office:value="12482.619897697">
                <text:p>12482.6198976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.3635454177856">
                <text:p>43.3635454177856</text:p>
              </table:table-cell>
              <table:table-cell office:value-type="float" office:value="12004.0754803381">
                <text:p>12004.075480338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.4138309955597">
                <text:p>43.4138309955597</text:p>
              </table:table-cell>
              <table:table-cell office:value-type="float" office:value="11931.8505734592">
                <text:p>11931.85057345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.4635071754456">
                <text:p>43.4635071754456</text:p>
              </table:table-cell>
              <table:table-cell office:value-type="float" office:value="12078.2234338179">
                <text:p>12078.22343381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.5131559371948">
                <text:p>43.5131559371948</text:p>
              </table:table-cell>
              <table:table-cell office:value-type="float" office:value="11923.7616234957">
                <text:p>11923.76162349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.5638871192932">
                <text:p>43.5638871192932</text:p>
              </table:table-cell>
              <table:table-cell office:value-type="float" office:value="11669.3515804908">
                <text:p>11669.35158049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.6134626865387">
                <text:p>43.6134626865387</text:p>
              </table:table-cell>
              <table:table-cell office:value-type="float" office:value="11779.9963257749">
                <text:p>11779.99632577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.6639270782471">
                <text:p>43.6639270782471</text:p>
              </table:table-cell>
              <table:table-cell office:value-type="float" office:value="11572.516386898">
                <text:p>11572.5163868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.7135121822357">
                <text:p>43.7135121822357</text:p>
              </table:table-cell>
              <table:table-cell office:value-type="float" office:value="11616.3918932564">
                <text:p>11616.39189325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.7634990215302">
                <text:p>43.7634990215302</text:p>
              </table:table-cell>
              <table:table-cell office:value-type="float" office:value="11523.0330248975">
                <text:p>11523.03302489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.8132307529449">
                <text:p>43.8132307529449</text:p>
              </table:table-cell>
              <table:table-cell office:value-type="float" office:value="11421.2794093677">
                <text:p>11421.27940936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.8631510734558">
                <text:p>43.8631510734558</text:p>
              </table:table-cell>
              <table:table-cell office:value-type="float" office:value="11378.1320750211">
                <text:p>11378.13207502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.913526058197">
                <text:p>43.913526058197</text:p>
              </table:table-cell>
              <table:table-cell office:value-type="float" office:value="11116.628677445">
                <text:p>11116.6286774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.9634737968445">
                <text:p>43.9634737968445</text:p>
              </table:table-cell>
              <table:table-cell office:value-type="float" office:value="11211.7187917669">
                <text:p>11211.71879176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4.0137882232666">
                <text:p>44.0137882232666</text:p>
              </table:table-cell>
              <table:table-cell office:value-type="float" office:value="10971.0085009998">
                <text:p>10971.00850099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4.0639319419861">
                <text:p>44.0639319419861</text:p>
              </table:table-cell>
              <table:table-cell office:value-type="float" office:value="10848.8164398672">
                <text:p>10848.81643986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4.113981962204">
                <text:p>44.113981962204</text:p>
              </table:table-cell>
              <table:table-cell office:value-type="float" office:value="10869.1264785042">
                <text:p>10869.12647850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.1642663478851">
                <text:p>44.1642663478851</text:p>
              </table:table-cell>
              <table:table-cell office:value-type="float" office:value="10659.3725415821">
                <text:p>10659.37254158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.2135150432587">
                <text:p>44.2135150432587</text:p>
              </table:table-cell>
              <table:table-cell office:value-type="float" office:value="10721.0961832652">
                <text:p>10721.096183265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.2632231712341">
                <text:p>44.2632231712341</text:p>
              </table:table-cell>
              <table:table-cell office:value-type="float" office:value="10461.0658493652">
                <text:p>10461.06584936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.3141098022461">
                <text:p>44.3141098022461</text:p>
              </table:table-cell>
              <table:table-cell office:value-type="float" office:value="10218.7940065781">
                <text:p>10218.79400657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.364054441452">
                <text:p>44.364054441452</text:p>
              </table:table-cell>
              <table:table-cell office:value-type="float" office:value="10251.3504580324">
                <text:p>10251.35045803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.413215637207">
                <text:p>44.413215637207</text:p>
              </table:table-cell>
              <table:table-cell office:value-type="float" office:value="10251.9882248529">
                <text:p>10251.98822485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.4637577533722">
                <text:p>44.4637577533722</text:p>
              </table:table-cell>
              <table:table-cell office:value-type="float" office:value="9971.88163536787">
                <text:p>9971.881635367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.514178276062">
                <text:p>44.514178276062</text:p>
              </table:table-cell>
              <table:table-cell office:value-type="float" office:value="9837.26414443042">
                <text:p>9837.2641444304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.5639541149139">
                <text:p>44.5639541149139</text:p>
              </table:table-cell>
              <table:table-cell office:value-type="float" office:value="9803.9533085858">
                <text:p>9803.953308585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.6134407520294">
                <text:p>44.6134407520294</text:p>
              </table:table-cell>
              <table:table-cell office:value-type="float" office:value="9699.58817124522">
                <text:p>9699.5881712452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.6634073257446">
                <text:p>44.6634073257446</text:p>
              </table:table-cell>
              <table:table-cell office:value-type="float" office:value="9606.42214004533">
                <text:p>9606.422140045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.7137079238892">
                <text:p>44.7137079238892</text:p>
              </table:table-cell>
              <table:table-cell office:value-type="float" office:value="9383.58622781738">
                <text:p>9383.5862278173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.7642817497253">
                <text:p>44.7642817497253</text:p>
              </table:table-cell>
              <table:table-cell office:value-type="float" office:value="9174.70632937649">
                <text:p>9174.706329376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.8135502338409">
                <text:p>44.8135502338409</text:p>
              </table:table-cell>
              <table:table-cell office:value-type="float" office:value="9255.40958252479">
                <text:p>9255.4095825247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.8640353679657">
                <text:p>44.8640353679657</text:p>
              </table:table-cell>
              <table:table-cell office:value-type="float" office:value="9032.36186068477">
                <text:p>9032.3618606847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.9141788482666">
                <text:p>44.9141788482666</text:p>
              </table:table-cell>
              <table:table-cell office:value-type="float" office:value="8934.36190132039">
                <text:p>8934.361901320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.9643046855927">
                <text:p>44.9643046855927</text:p>
              </table:table-cell>
              <table:table-cell office:value-type="float" office:value="8777.90823000052">
                <text:p>8777.908230000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5.0138299465179">
                <text:p>45.0138299465179</text:p>
              </table:table-cell>
              <table:table-cell office:value-type="float" office:value="8884.35500953188">
                <text:p>8884.3550095318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5.0633034706116">
                <text:p>45.0633034706116</text:p>
              </table:table-cell>
              <table:table-cell office:value-type="float" office:value="8731.94315372493">
                <text:p>8731.943153724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5.1133785247803">
                <text:p>45.1133785247803</text:p>
              </table:table-cell>
              <table:table-cell office:value-type="float" office:value="8467.2898919202">
                <text:p>8467.289891920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.1638915538788">
                <text:p>45.1638915538788</text:p>
              </table:table-cell>
              <table:table-cell office:value-type="float" office:value="8393.87396810263">
                <text:p>8393.873968102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.2137713432312">
                <text:p>45.2137713432312</text:p>
              </table:table-cell>
              <table:table-cell office:value-type="float" office:value="8340.05125925501">
                <text:p>8340.051259255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.2641322612763">
                <text:p>45.2641322612763</text:p>
              </table:table-cell>
              <table:table-cell office:value-type="float" office:value="8101.52030260996">
                <text:p>8101.5203026099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.3132836818695">
                <text:p>45.3132836818695</text:p>
              </table:table-cell>
              <table:table-cell office:value-type="float" office:value="8300.87910126312">
                <text:p>8300.879101263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.3636317253113">
                <text:p>45.3636317253113</text:p>
              </table:table-cell>
              <table:table-cell office:value-type="float" office:value="7944.69799928969">
                <text:p>7944.697999289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.4132175445557">
                <text:p>45.4132175445557</text:p>
              </table:table-cell>
              <table:table-cell office:value-type="float" office:value="8066.82245237477">
                <text:p>8066.8224523747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.4641132354736">
                <text:p>45.4641132354736</text:p>
              </table:table-cell>
              <table:table-cell office:value-type="float" office:value="7702.02728226653">
                <text:p>7702.027282266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.5132002830505">
                <text:p>45.5132002830505</text:p>
              </table:table-cell>
              <table:table-cell office:value-type="float" office:value="7985.8133530206">
                <text:p>7985.81335302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.563175201416">
                <text:p>45.563175201416</text:p>
              </table:table-cell>
              <table:table-cell office:value-type="float" office:value="7843.93477410429">
                <text:p>7843.934774104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.613144159317">
                <text:p>45.613144159317</text:p>
              </table:table-cell>
              <table:table-cell office:value-type="float" office:value="7684.77102846101">
                <text:p>7684.7710284610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.664055109024">
                <text:p>45.664055109024</text:p>
              </table:table-cell>
              <table:table-cell office:value-type="float" office:value="7542.58174734003">
                <text:p>7542.5817473400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.7133271694183">
                <text:p>45.7133271694183</text:p>
              </table:table-cell>
              <table:table-cell office:value-type="float" office:value="7793.46341368999">
                <text:p>7793.463413689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.7639086246491">
                <text:p>45.7639086246491</text:p>
              </table:table-cell>
              <table:table-cell office:value-type="float" office:value="7433.5544180171">
                <text:p>7433.55441801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.8134846687317">
                <text:p>45.8134846687317</text:p>
              </table:table-cell>
              <table:table-cell office:value-type="float" office:value="7584.30824720949">
                <text:p>7584.308247209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.8635392189026">
                <text:p>45.8635392189026</text:p>
              </table:table-cell>
              <table:table-cell office:value-type="float" office:value="7511.80459551118">
                <text:p>7511.8045955111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.9137003421783">
                <text:p>45.9137003421783</text:p>
              </table:table-cell>
              <table:table-cell office:value-type="float" office:value="7495.84489830839">
                <text:p>7495.844898308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.963819026947">
                <text:p>45.963819026947</text:p>
              </table:table-cell>
              <table:table-cell office:value-type="float" office:value="7502.19208136509">
                <text:p>7502.192081365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6.0140511989594">
                <text:p>46.0140511989594</text:p>
              </table:table-cell>
              <table:table-cell office:value-type="float" office:value="7485.24272268605">
                <text:p>7485.242722686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6.0636804103851">
                <text:p>46.0636804103851</text:p>
              </table:table-cell>
              <table:table-cell office:value-type="float" office:value="7576.18324365872">
                <text:p>7576.183243658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6.1140007972717">
                <text:p>46.1140007972717</text:p>
              </table:table-cell>
              <table:table-cell office:value-type="float" office:value="7472.12061082446">
                <text:p>7472.1206108244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.1643640995026">
                <text:p>46.1643640995026</text:p>
              </table:table-cell>
              <table:table-cell office:value-type="float" office:value="7465.7535019575">
                <text:p>7465.75350195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.2137339115143">
                <text:p>46.2137339115143</text:p>
              </table:table-cell>
              <table:table-cell office:value-type="float" office:value="7615.99010972029">
                <text:p>7615.9901097202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.2641372680664">
                <text:p>46.2641372680664</text:p>
              </table:table-cell>
              <table:table-cell office:value-type="float" office:value="7459.82064926895">
                <text:p>7459.820649268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.3133742809296">
                <text:p>46.3133742809296</text:p>
              </table:table-cell>
              <table:table-cell office:value-type="float" office:value="7636.53150618599">
                <text:p>7636.531506185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.3635663986206">
                <text:p>46.3635663986206</text:p>
              </table:table-cell>
              <table:table-cell office:value-type="float" office:value="7491.21609720646">
                <text:p>7491.216097206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.4139478206635">
                <text:p>46.4139478206635</text:p>
              </table:table-cell>
              <table:table-cell office:value-type="float" office:value="7463.0684239169">
                <text:p>7463.06842391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.4636473655701">
                <text:p>46.4636473655701</text:p>
              </table:table-cell>
              <table:table-cell office:value-type="float" office:value="7565.46162960831">
                <text:p>7565.461629608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.5142412185669">
                <text:p>46.5142412185669</text:p>
              </table:table-cell>
              <table:table-cell office:value-type="float" office:value="7589.85483916572">
                <text:p>7589.854839165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.5641450881958">
                <text:p>46.5641450881958</text:p>
              </table:table-cell>
              <table:table-cell office:value-type="float" office:value="7694.79406818529">
                <text:p>7694.794068185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.6141226291657">
                <text:p>46.6141226291657</text:p>
              </table:table-cell>
              <table:table-cell office:value-type="float" office:value="7683.45125726907">
                <text:p>7683.451257269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.6642282009125">
                <text:p>46.6642282009125</text:p>
              </table:table-cell>
              <table:table-cell office:value-type="float" office:value="7823.4812284091">
                <text:p>7823.48122840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.7141251564026">
                <text:p>46.7141251564026</text:p>
              </table:table-cell>
              <table:table-cell office:value-type="float" office:value="7856.19074650115">
                <text:p>7856.190746501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.7633242607117">
                <text:p>46.7633242607117</text:p>
              </table:table-cell>
              <table:table-cell office:value-type="float" office:value="8130.22931245033">
                <text:p>8130.229312450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.8136720657349">
                <text:p>46.8136720657349</text:p>
              </table:table-cell>
              <table:table-cell office:value-type="float" office:value="7944.73562086242">
                <text:p>7944.7356208624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.8632810115814">
                <text:p>46.8632810115814</text:p>
              </table:table-cell>
              <table:table-cell office:value-type="float" office:value="8224.32311426168">
                <text:p>8224.323114261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.9138214588165">
                <text:p>46.9138214588165</text:p>
              </table:table-cell>
              <table:table-cell office:value-type="float" office:value="8072.74217622251">
                <text:p>8072.742176222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.9640593528748">
                <text:p>46.9640593528748</text:p>
              </table:table-cell>
              <table:table-cell office:value-type="float" office:value="8280.60188028266">
                <text:p>8280.601880282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7.0137779712677">
                <text:p>47.0137779712677</text:p>
              </table:table-cell>
              <table:table-cell office:value-type="float" office:value="8367.08688709329">
                <text:p>8367.086887093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7.0641434192658">
                <text:p>47.0641434192658</text:p>
              </table:table-cell>
              <table:table-cell office:value-type="float" office:value="8418.46974172536">
                <text:p>8418.469741725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7.1133968830109">
                <text:p>47.1133968830109</text:p>
              </table:table-cell>
              <table:table-cell office:value-type="float" office:value="8770.95674398792">
                <text:p>8770.956743987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.1641130447388">
                <text:p>47.1641130447388</text:p>
              </table:table-cell>
              <table:table-cell office:value-type="float" office:value="8517.9947630442">
                <text:p>8517.99476304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.2132346630096">
                <text:p>47.2132346630096</text:p>
              </table:table-cell>
              <table:table-cell office:value-type="float" office:value="8957.35962063961">
                <text:p>8957.359620639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.2635514736176">
                <text:p>47.2635514736176</text:p>
              </table:table-cell>
              <table:table-cell office:value-type="float" office:value="8903.58499649362">
                <text:p>8903.584996493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.3134083747864">
                <text:p>47.3134083747864</text:p>
              </table:table-cell>
              <table:table-cell office:value-type="float" office:value="8985.71691174712">
                <text:p>8985.716911747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.3636808395386">
                <text:p>47.3636808395386</text:p>
              </table:table-cell>
              <table:table-cell office:value-type="float" office:value="9070.5717781635">
                <text:p>9070.57177816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.4141550064087">
                <text:p>47.4141550064087</text:p>
              </table:table-cell>
              <table:table-cell office:value-type="float" office:value="9192.82137323811">
                <text:p>9192.821373238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.464072227478">
                <text:p>47.464072227478</text:p>
              </table:table-cell>
              <table:table-cell office:value-type="float" office:value="9295.38924764052">
                <text:p>9295.389247640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.5135071277618">
                <text:p>47.5135071277618</text:p>
              </table:table-cell>
              <table:table-cell office:value-type="float" office:value="9547.91042947744">
                <text:p>9547.910429477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.5640659332275">
                <text:p>47.5640659332275</text:p>
              </table:table-cell>
              <table:table-cell office:value-type="float" office:value="9493.89518954631">
                <text:p>9493.8951895463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.6140291690826">
                <text:p>47.6140291690826</text:p>
              </table:table-cell>
              <table:table-cell office:value-type="float" office:value="9767.18164162225">
                <text:p>9767.181641622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.6633126735687">
                <text:p>47.6633126735687</text:p>
              </table:table-cell>
              <table:table-cell office:value-type="float" office:value="9901.89324173964">
                <text:p>9901.893241739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.713593006134">
                <text:p>47.713593006134</text:p>
              </table:table-cell>
              <table:table-cell office:value-type="float" office:value="9864.69211109056">
                <text:p>9864.692111090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.7638144493103">
                <text:p>47.7638144493103</text:p>
              </table:table-cell>
              <table:table-cell office:value-type="float" office:value="10035.5539013691">
                <text:p>10035.55390136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.8137776851654">
                <text:p>47.8137776851654</text:p>
              </table:table-cell>
              <table:table-cell office:value-type="float" office:value="10247.5348371119">
                <text:p>10247.53483711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.8636066913605">
                <text:p>47.8636066913605</text:p>
              </table:table-cell>
              <table:table-cell office:value-type="float" office:value="10275.1397046862">
                <text:p>10275.13970468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.9137735366821">
                <text:p>47.9137735366821</text:p>
              </table:table-cell>
              <table:table-cell office:value-type="float" office:value="10365.4115913789">
                <text:p>10365.41159137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.9640829563141">
                <text:p>47.9640829563141</text:p>
              </table:table-cell>
              <table:table-cell office:value-type="float" office:value="10495.0524943961">
                <text:p>10495.05249439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8.014155626297">
                <text:p>48.014155626297</text:p>
              </table:table-cell>
              <table:table-cell office:value-type="float" office:value="10704.4421674126">
                <text:p>10704.442167412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8.0632140636444">
                <text:p>48.0632140636444</text:p>
              </table:table-cell>
              <table:table-cell office:value-type="float" office:value="10925.7454778729">
                <text:p>10925.74547787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8.1140198707581">
                <text:p>48.1140198707581</text:p>
              </table:table-cell>
              <table:table-cell office:value-type="float" office:value="10707.4374152373">
                <text:p>10707.437415237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.1642394065857">
                <text:p>48.1642394065857</text:p>
              </table:table-cell>
              <table:table-cell office:value-type="float" office:value="10991.7383922976">
                <text:p>10991.73839229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.213990688324">
                <text:p>48.213990688324</text:p>
              </table:table-cell>
              <table:table-cell office:value-type="float" office:value="11095.1915350406">
                <text:p>11095.19153504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.2642364501953">
                <text:p>48.2642364501953</text:p>
              </table:table-cell>
              <table:table-cell office:value-type="float" office:value="11145.2186043863">
                <text:p>11145.218604386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.3140668869019">
                <text:p>48.3140668869019</text:p>
              </table:table-cell>
              <table:table-cell office:value-type="float" office:value="11238.1114237048">
                <text:p>11238.11142370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.3640463352203">
                <text:p>48.3640463352203</text:p>
              </table:table-cell>
              <table:table-cell office:value-type="float" office:value="11364.6712620868">
                <text:p>11364.67126208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.4139544963837">
                <text:p>48.4139544963837</text:p>
              </table:table-cell>
              <table:table-cell office:value-type="float" office:value="11541.1986050733">
                <text:p>11541.19860507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.4640395641327">
                <text:p>48.4640395641327</text:p>
              </table:table-cell>
              <table:table-cell office:value-type="float" office:value="11500.4336798812">
                <text:p>11500.43367988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.5142030715942">
                <text:p>48.5142030715942</text:p>
              </table:table-cell>
              <table:table-cell office:value-type="float" office:value="11641.9291543291">
                <text:p>11641.92915432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.5640709400177">
                <text:p>48.5640709400177</text:p>
              </table:table-cell>
              <table:table-cell office:value-type="float" office:value="11710.9477196992">
                <text:p>11710.947719699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.613448381424">
                <text:p>48.613448381424</text:p>
              </table:table-cell>
              <table:table-cell office:value-type="float" office:value="11989.2805933251">
                <text:p>11989.28059332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.6635947227478">
                <text:p>48.6635947227478</text:p>
              </table:table-cell>
              <table:table-cell office:value-type="float" office:value="11805.4475036728">
                <text:p>11805.44750367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.7137033939362">
                <text:p>48.7137033939362</text:p>
              </table:table-cell>
              <table:table-cell office:value-type="float" office:value="11814.32247075">
                <text:p>11814.322470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.7639310359955">
                <text:p>48.7639310359955</text:p>
              </table:table-cell>
              <table:table-cell office:value-type="float" office:value="11945.6135187734">
                <text:p>11945.61351877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.8137414455414">
                <text:p>48.8137414455414</text:p>
              </table:table-cell>
              <table:table-cell office:value-type="float" office:value="12045.6748994831">
                <text:p>12045.67489948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.863386631012">
                <text:p>48.863386631012</text:p>
              </table:table-cell>
              <table:table-cell office:value-type="float" office:value="12085.7640939936">
                <text:p>12085.76409399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.9131524562836">
                <text:p>48.9131524562836</text:p>
              </table:table-cell>
              <table:table-cell office:value-type="float" office:value="12217.219280133">
                <text:p>12217.2192801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.9632117748261">
                <text:p>48.9632117748261</text:p>
              </table:table-cell>
              <table:table-cell office:value-type="float" office:value="12145.5908250938">
                <text:p>12145.59082509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9.0142464637756">
                <text:p>49.0142464637756</text:p>
              </table:table-cell>
              <table:table-cell office:value-type="float" office:value="11913.4653803929">
                <text:p>11913.46538039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.063374042511">
                <text:p>49.063374042511</text:p>
              </table:table-cell>
              <table:table-cell office:value-type="float" office:value="12375.940676321">
                <text:p>12375.94067632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9.113290309906">
                <text:p>49.113290309906</text:p>
              </table:table-cell>
              <table:table-cell office:value-type="float" office:value="12180.3979289658">
                <text:p>12180.39792896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.1637613773346">
                <text:p>49.1637613773346</text:p>
              </table:table-cell>
              <table:table-cell office:value-type="float" office:value="12046.5056710016">
                <text:p>12046.50567100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.21328997612">
                <text:p>49.21328997612</text:p>
              </table:table-cell>
              <table:table-cell office:value-type="float" office:value="12275.7359366125">
                <text:p>12275.73593661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.2633509635925">
                <text:p>49.2633509635925</text:p>
              </table:table-cell>
              <table:table-cell office:value-type="float" office:value="12145.1859161503">
                <text:p>12145.18591615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.3133339881897">
                <text:p>49.3133339881897</text:p>
              </table:table-cell>
              <table:table-cell office:value-type="float" office:value="12164.1298200759">
                <text:p>12164.12982007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.3634798526764">
                <text:p>49.3634798526764</text:p>
              </table:table-cell>
              <table:table-cell office:value-type="float" office:value="12124.6289444532">
                <text:p>12124.62894445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.413188457489">
                <text:p>49.413188457489</text:p>
              </table:table-cell>
              <table:table-cell office:value-type="float" office:value="12231.2827385092">
                <text:p>12231.28273850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.4633929729462">
                <text:p>49.4633929729462</text:p>
              </table:table-cell>
              <table:table-cell office:value-type="float" office:value="12110.4644565068">
                <text:p>12110.46445650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.5139706134796">
                <text:p>49.5139706134796</text:p>
              </table:table-cell>
              <table:table-cell office:value-type="float" office:value="12021.1222506105">
                <text:p>12021.12225061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.5642642974854">
                <text:p>49.5642642974854</text:p>
              </table:table-cell>
              <table:table-cell office:value-type="float" office:value="12088.993121495">
                <text:p>12088.9931214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.6140291690826">
                <text:p>49.6140291690826</text:p>
              </table:table-cell>
              <table:table-cell office:value-type="float" office:value="12056.6974402215">
                <text:p>12056.69744022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.6641728878021">
                <text:p>49.6641728878021</text:p>
              </table:table-cell>
              <table:table-cell office:value-type="float" office:value="11965.6063675006">
                <text:p>11965.606367500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.7141051292419">
                <text:p>49.7141051292419</text:p>
              </table:table-cell>
              <table:table-cell office:value-type="float" office:value="12016.2841222169">
                <text:p>12016.28412221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.7640314102173">
                <text:p>49.7640314102173</text:p>
              </table:table-cell>
              <table:table-cell office:value-type="float" office:value="12017.7186900089">
                <text:p>12017.71869000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.8132843971252">
                <text:p>49.8132843971252</text:p>
              </table:table-cell>
              <table:table-cell office:value-type="float" office:value="12019.5756067808">
                <text:p>12019.575606780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.8637065887451">
                <text:p>49.8637065887451</text:p>
              </table:table-cell>
              <table:table-cell office:value-type="float" office:value="11740.8621279896">
                <text:p>11740.86212798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.9136080741882">
                <text:p>49.9136080741882</text:p>
              </table:table-cell>
              <table:table-cell office:value-type="float" office:value="11703.0584323131">
                <text:p>11703.058432313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.9637722969055">
                <text:p>49.9637722969055</text:p>
              </table:table-cell>
              <table:table-cell office:value-type="float" office:value="11641.7631603962">
                <text:p>11641.7631603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